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21cm" svg:height="9.861cm" svg:x="0.148cm" svg:y="9.051cm">
            <draw:object draw:notify-on-update-of-ranges="Sheet1.A2:Sheet1.HF2 Sheet1.A6:Sheet1.LQ6 Sheet1.A10:Sheet1.JS10 Sheet1.A14:Sheet1.HE14 Sheet1.A18:Sheet1.J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19cm" svg:height="9.827cm" svg:x="0.138cm" svg:y="19.444cm">
            <draw:object draw:notify-on-update-of-ranges="Sheet1.A3:Sheet1.HF3 Sheet1.A7:Sheet1.LQ7 Sheet1.A11:Sheet1.JS11 Sheet1.A15:Sheet1.HE15 Sheet1.A19:Sheet1.JK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82" table:default-cell-style-name="Default"/>
        <table:table-column table:style-name="co7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table:number-columns-repeated="323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table:number-columns-repeated="5" office:value-type="float" office:value="22284.7" calcext:value-type="float">
            <text:p>22284.7</text:p>
          </table:table-cell>
          <table:table-cell table:number-columns-repeated="3" office:value-type="float" office:value="22193.6" calcext:value-type="float">
            <text:p>22193.6</text:p>
          </table:table-cell>
          <table:table-cell office:value-type="float" office:value="21595" calcext:value-type="float">
            <text:p>21595</text:p>
          </table:table-cell>
          <table:table-cell office:value-type="float" office:value="21333.4" calcext:value-type="float">
            <text:p>21333.4</text:p>
          </table:table-cell>
          <table:table-cell table:number-columns-repeated="2" office:value-type="float" office:value="21000.9" calcext:value-type="float">
            <text:p>21000.9</text:p>
          </table:table-cell>
          <table:table-cell office:value-type="float" office:value="20925.3" calcext:value-type="float">
            <text:p>20925.3</text:p>
          </table:table-cell>
          <table:table-cell table:number-columns-repeated="2" office:value-type="float" office:value="20324.1" calcext:value-type="float">
            <text:p>20324.1</text:p>
          </table:table-cell>
          <table:table-cell office:value-type="float" office:value="19928.9" calcext:value-type="float">
            <text:p>19928.9</text:p>
          </table:table-cell>
          <table:table-cell office:value-type="float" office:value="19574.3" calcext:value-type="float">
            <text:p>19574.3</text:p>
          </table:table-cell>
          <table:table-cell office:value-type="float" office:value="19558.8" calcext:value-type="float">
            <text:p>19558.8</text:p>
          </table:table-cell>
          <table:table-cell office:value-type="float" office:value="19407.4" calcext:value-type="float">
            <text:p>19407.4</text:p>
          </table:table-cell>
          <table:table-cell office:value-type="float" office:value="18985" calcext:value-type="float">
            <text:p>18985</text:p>
          </table:table-cell>
          <table:table-cell office:value-type="float" office:value="18613.4" calcext:value-type="float">
            <text:p>18613.4</text:p>
          </table:table-cell>
          <table:table-cell table:number-columns-repeated="2" office:value-type="float" office:value="18356.3" calcext:value-type="float">
            <text:p>18356.3</text:p>
          </table:table-cell>
          <table:table-cell office:value-type="float" office:value="18126.5" calcext:value-type="float">
            <text:p>18126.5</text:p>
          </table:table-cell>
          <table:table-cell office:value-type="float" office:value="17961.1" calcext:value-type="float">
            <text:p>17961.1</text:p>
          </table:table-cell>
          <table:table-cell office:value-type="float" office:value="17950.5" calcext:value-type="float">
            <text:p>17950.5</text:p>
          </table:table-cell>
          <table:table-cell office:value-type="float" office:value="17813.9" calcext:value-type="float">
            <text:p>17813.9</text:p>
          </table:table-cell>
          <table:table-cell office:value-type="float" office:value="17564.5" calcext:value-type="float">
            <text:p>17564.5</text:p>
          </table:table-cell>
          <table:table-cell office:value-type="float" office:value="17553.1" calcext:value-type="float">
            <text:p>17553.1</text:p>
          </table:table-cell>
          <table:table-cell office:value-type="float" office:value="17326.1" calcext:value-type="float">
            <text:p>17326.1</text:p>
          </table:table-cell>
          <table:table-cell office:value-type="float" office:value="17274" calcext:value-type="float">
            <text:p>17274</text:p>
          </table:table-cell>
          <table:table-cell table:number-columns-repeated="4" office:value-type="float" office:value="16892" calcext:value-type="float">
            <text:p>16892</text:p>
          </table:table-cell>
          <table:table-cell office:value-type="float" office:value="16885" calcext:value-type="float">
            <text:p>16885</text:p>
          </table:table-cell>
          <table:table-cell office:value-type="float" office:value="16646.6" calcext:value-type="float">
            <text:p>16646.6</text:p>
          </table:table-cell>
          <table:table-cell office:value-type="float" office:value="16500.2" calcext:value-type="float">
            <text:p>16500.2</text:p>
          </table:table-cell>
          <table:table-cell table:number-columns-repeated="2" office:value-type="float" office:value="16177" calcext:value-type="float">
            <text:p>16177</text:p>
          </table:table-cell>
          <table:table-cell table:number-columns-repeated="2" office:value-type="float" office:value="15977.7" calcext:value-type="float">
            <text:p>15977.7</text:p>
          </table:table-cell>
          <table:table-cell table:number-columns-repeated="2" office:value-type="float" office:value="15861.9" calcext:value-type="float">
            <text:p>15861.9</text:p>
          </table:table-cell>
          <table:table-cell table:number-columns-repeated="2" office:value-type="float" office:value="15769" calcext:value-type="float">
            <text:p>15769</text:p>
          </table:table-cell>
          <table:table-cell office:value-type="float" office:value="15643.9" calcext:value-type="float">
            <text:p>15643.9</text:p>
          </table:table-cell>
          <table:table-cell table:number-columns-repeated="2" office:value-type="float" office:value="15398.9" calcext:value-type="float">
            <text:p>15398.9</text:p>
          </table:table-cell>
          <table:table-cell office:value-type="float" office:value="15332" calcext:value-type="float">
            <text:p>15332</text:p>
          </table:table-cell>
          <table:table-cell table:number-columns-repeated="6" office:value-type="float" office:value="15104.7" calcext:value-type="float">
            <text:p>15104.7</text:p>
          </table:table-cell>
          <table:table-cell office:value-type="float" office:value="14930.5" calcext:value-type="float">
            <text:p>14930.5</text:p>
          </table:table-cell>
          <table:table-cell office:value-type="float" office:value="14745.3" calcext:value-type="float">
            <text:p>14745.3</text:p>
          </table:table-cell>
          <table:table-cell office:value-type="float" office:value="14719.3" calcext:value-type="float">
            <text:p>14719.3</text:p>
          </table:table-cell>
          <table:table-cell table:number-columns-repeated="2" office:value-type="float" office:value="14422.9" calcext:value-type="float">
            <text:p>14422.9</text:p>
          </table:table-cell>
          <table:table-cell office:value-type="float" office:value="14067.8" calcext:value-type="float">
            <text:p>14067.8</text:p>
          </table:table-cell>
          <table:table-cell office:value-type="float" office:value="14025.8" calcext:value-type="float">
            <text:p>14025.8</text:p>
          </table:table-cell>
          <table:table-cell table:number-columns-repeated="2" office:value-type="float" office:value="13729.3" calcext:value-type="float">
            <text:p>13729.3</text:p>
          </table:table-cell>
          <table:table-cell table:number-columns-repeated="3" office:value-type="float" office:value="13217.1" calcext:value-type="float">
            <text:p>13217.1</text:p>
          </table:table-cell>
          <table:table-cell office:value-type="float" office:value="12914.8" calcext:value-type="float">
            <text:p>12914.8</text:p>
          </table:table-cell>
          <table:table-cell table:number-columns-repeated="3" office:value-type="float" office:value="12386.5" calcext:value-type="float">
            <text:p>12386.5</text:p>
          </table:table-cell>
          <table:table-cell table:number-columns-repeated="2" office:value-type="float" office:value="12372.8" calcext:value-type="float">
            <text:p>12372.8</text:p>
          </table:table-cell>
          <table:table-cell table:number-columns-repeated="2" office:value-type="float" office:value="12210.4" calcext:value-type="float">
            <text:p>12210.4</text:p>
          </table:table-cell>
          <table:table-cell table:number-columns-repeated="3" office:value-type="float" office:value="12181.8" calcext:value-type="float">
            <text:p>12181.8</text:p>
          </table:table-cell>
          <table:table-cell table:number-columns-repeated="7" office:value-type="float" office:value="11883.2" calcext:value-type="float">
            <text:p>11883.2</text:p>
          </table:table-cell>
          <table:table-cell office:value-type="float" office:value="11749.2" calcext:value-type="float">
            <text:p>11749.2</text:p>
          </table:table-cell>
          <table:table-cell office:value-type="float" office:value="11706.3" calcext:value-type="float">
            <text:p>11706.3</text:p>
          </table:table-cell>
          <table:table-cell table:number-columns-repeated="7" office:value-type="float" office:value="11669" calcext:value-type="float">
            <text:p>11669</text:p>
          </table:table-cell>
          <table:table-cell table:number-columns-repeated="2" office:value-type="float" office:value="11587.9" calcext:value-type="float">
            <text:p>11587.9</text:p>
          </table:table-cell>
          <table:table-cell office:value-type="float" office:value="11578.9" calcext:value-type="float">
            <text:p>11578.9</text:p>
          </table:table-cell>
          <table:table-cell office:value-type="float" office:value="11570.2" calcext:value-type="float">
            <text:p>11570.2</text:p>
          </table:table-cell>
          <table:table-cell table:number-columns-repeated="3" office:value-type="float" office:value="11457.3" calcext:value-type="float">
            <text:p>11457.3</text:p>
          </table:table-cell>
          <table:table-cell table:number-columns-repeated="2" office:value-type="float" office:value="11262.2" calcext:value-type="float">
            <text:p>11262.2</text:p>
          </table:table-cell>
          <table:table-cell table:number-columns-repeated="4" office:value-type="float" office:value="11083.7" calcext:value-type="float">
            <text:p>11083.7</text:p>
          </table:table-cell>
          <table:table-cell table:number-columns-repeated="2" office:value-type="float" office:value="11040.8" calcext:value-type="float">
            <text:p>11040.8</text:p>
          </table:table-cell>
          <table:table-cell table:number-columns-repeated="2" office:value-type="float" office:value="11008.6" calcext:value-type="float">
            <text:p>11008.6</text:p>
          </table:table-cell>
          <table:table-cell table:number-columns-repeated="2" office:value-type="float" office:value="10736.2" calcext:value-type="float">
            <text:p>10736.2</text:p>
          </table:table-cell>
          <table:table-cell office:value-type="float" office:value="10693.3" calcext:value-type="float">
            <text:p>10693.3</text:p>
          </table:table-cell>
          <table:table-cell office:value-type="float" office:value="10676.5" calcext:value-type="float">
            <text:p>10676.5</text:p>
          </table:table-cell>
          <table:table-cell office:value-type="float" office:value="10633.6" calcext:value-type="float">
            <text:p>10633.6</text:p>
          </table:table-cell>
          <table:table-cell office:value-type="float" office:value="10623.1" calcext:value-type="float">
            <text:p>10623.1</text:p>
          </table:table-cell>
          <table:table-cell office:value-type="float" office:value="10611.3" calcext:value-type="float">
            <text:p>10611.3</text:p>
          </table:table-cell>
          <table:table-cell table:number-columns-repeated="7" office:value-type="float" office:value="10574.6" calcext:value-type="float">
            <text:p>10574.6</text:p>
          </table:table-cell>
          <table:table-cell table:number-columns-repeated="7" office:value-type="float" office:value="10405.4" calcext:value-type="float">
            <text:p>10405.4</text:p>
          </table:table-cell>
          <table:table-cell office:value-type="float" office:value="10320" calcext:value-type="float">
            <text:p>10320</text:p>
          </table:table-cell>
          <table:table-cell office:value-type="float" office:value="10138.5" calcext:value-type="float">
            <text:p>10138.5</text:p>
          </table:table-cell>
          <table:table-cell office:value-type="float" office:value="10084.6" calcext:value-type="float">
            <text:p>10084.6</text:p>
          </table:table-cell>
          <table:table-cell table:number-columns-repeated="2" office:value-type="float" office:value="10047.4" calcext:value-type="float">
            <text:p>10047.4</text:p>
          </table:table-cell>
          <table:table-cell office:value-type="float" office:value="9927.48" calcext:value-type="float">
            <text:p>9927.48</text:p>
          </table:table-cell>
          <table:table-cell table:number-columns-repeated="2" office:value-type="float" office:value="9921.73" calcext:value-type="float">
            <text:p>9921.73</text:p>
          </table:table-cell>
          <table:table-cell table:number-columns-repeated="2" office:value-type="float" office:value="9900.23" calcext:value-type="float">
            <text:p>9900.23</text:p>
          </table:table-cell>
          <table:table-cell table:number-columns-repeated="7" office:value-type="float" office:value="9811.75" calcext:value-type="float">
            <text:p>9811.75</text:p>
          </table:table-cell>
          <table:table-cell table:number-columns-repeated="12" office:value-type="float" office:value="9766.71" calcext:value-type="float">
            <text:p>9766.71</text:p>
          </table:table-cell>
          <table:table-cell table:number-columns-repeated="2" office:value-type="float" office:value="9732.47" calcext:value-type="float">
            <text:p>9732.47</text:p>
          </table:table-cell>
          <table:table-cell table:number-columns-repeated="2" office:value-type="float" office:value="9625.93" calcext:value-type="float">
            <text:p>9625.93</text:p>
          </table:table-cell>
          <table:table-cell table:number-columns-repeated="2" office:value-type="float" office:value="9617.19" calcext:value-type="float">
            <text:p>9617.19</text:p>
          </table:table-cell>
          <table:table-cell table:number-columns-repeated="6" office:value-type="float" office:value="9565.25" calcext:value-type="float">
            <text:p>9565.25</text:p>
          </table:table-cell>
          <table:table-cell table:number-columns-repeated="2" office:value-type="float" office:value="9450.56" calcext:value-type="float">
            <text:p>9450.56</text:p>
          </table:table-cell>
          <table:table-cell table:number-columns-repeated="2" office:value-type="float" office:value="9423.48" calcext:value-type="float">
            <text:p>9423.48</text:p>
          </table:table-cell>
          <table:table-cell table:number-columns-repeated="6" office:value-type="float" office:value="9337.98" calcext:value-type="float">
            <text:p>9337.98</text:p>
          </table:table-cell>
          <table:table-cell office:value-type="float" office:value="9335.2" calcext:value-type="float">
            <text:p>9335.2</text:p>
          </table:table-cell>
          <table:table-cell table:number-columns-repeated="3" office:value-type="float" office:value="8584.06" calcext:value-type="float">
            <text:p>8584.06</text:p>
          </table:table-cell>
          <table:table-cell table:number-columns-repeated="9" office:value-type="float" office:value="8583.08" calcext:value-type="float">
            <text:p>8583.08</text:p>
          </table:table-cell>
          <table:table-cell table:number-columns-repeated="16" office:value-type="float" office:value="8548.14" calcext:value-type="float">
            <text:p>8548.14</text:p>
          </table:table-cell>
          <table:table-cell table:number-columns-repeated="115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8597.9" calcext:value-type="float">
            <text:p>28597.9</text:p>
          </table:table-cell>
          <table:table-cell office:value-type="float" office:value="27843.3" calcext:value-type="float">
            <text:p>27843.3</text:p>
          </table:table-cell>
          <table:table-cell office:value-type="float" office:value="27545.8" calcext:value-type="float">
            <text:p>27545.8</text:p>
          </table:table-cell>
          <table:table-cell office:value-type="float" office:value="27475.6" calcext:value-type="float">
            <text:p>27475.6</text:p>
          </table:table-cell>
          <table:table-cell office:value-type="float" office:value="27337.9" calcext:value-type="float">
            <text:p>27337.9</text:p>
          </table:table-cell>
          <table:table-cell office:value-type="float" office:value="26851.4" calcext:value-type="float">
            <text:p>26851.4</text:p>
          </table:table-cell>
          <table:table-cell office:value-type="float" office:value="25685.6" calcext:value-type="float">
            <text:p>25685.6</text:p>
          </table:table-cell>
          <table:table-cell office:value-type="float" office:value="25300.2" calcext:value-type="float">
            <text:p>25300.2</text:p>
          </table:table-cell>
          <table:table-cell office:value-type="float" office:value="24763.5" calcext:value-type="float">
            <text:p>24763.5</text:p>
          </table:table-cell>
          <table:table-cell office:value-type="float" office:value="23701.3" calcext:value-type="float">
            <text:p>23701.3</text:p>
          </table:table-cell>
          <table:table-cell office:value-type="float" office:value="22979.1" calcext:value-type="float">
            <text:p>22979.1</text:p>
          </table:table-cell>
          <table:table-cell office:value-type="float" office:value="23454.1" calcext:value-type="float">
            <text:p>23454.1</text:p>
          </table:table-cell>
          <table:table-cell office:value-type="float" office:value="23143.2" calcext:value-type="float">
            <text:p>23143.2</text:p>
          </table:table-cell>
          <table:table-cell office:value-type="float" office:value="22898.3" calcext:value-type="float">
            <text:p>22898.3</text:p>
          </table:table-cell>
          <table:table-cell office:value-type="float" office:value="22193.1" calcext:value-type="float">
            <text:p>22193.1</text:p>
          </table:table-cell>
          <table:table-cell office:value-type="float" office:value="21599.6" calcext:value-type="float">
            <text:p>21599.6</text:p>
          </table:table-cell>
          <table:table-cell office:value-type="float" office:value="21272.7" calcext:value-type="float">
            <text:p>21272.7</text:p>
          </table:table-cell>
          <table:table-cell office:value-type="float" office:value="21473.5" calcext:value-type="float">
            <text:p>21473.5</text:p>
          </table:table-cell>
          <table:table-cell office:value-type="float" office:value="20990" calcext:value-type="float">
            <text:p>20990</text:p>
          </table:table-cell>
          <table:table-cell office:value-type="float" office:value="21014.9" calcext:value-type="float">
            <text:p>21014.9</text:p>
          </table:table-cell>
          <table:table-cell office:value-type="float" office:value="20562.5" calcext:value-type="float">
            <text:p>20562.5</text:p>
          </table:table-cell>
          <table:table-cell office:value-type="float" office:value="20275.9" calcext:value-type="float">
            <text:p>20275.9</text:p>
          </table:table-cell>
          <table:table-cell office:value-type="float" office:value="19990.5" calcext:value-type="float">
            <text:p>19990.5</text:p>
          </table:table-cell>
          <table:table-cell office:value-type="float" office:value="19855.2" calcext:value-type="float">
            <text:p>19855.2</text:p>
          </table:table-cell>
          <table:table-cell office:value-type="float" office:value="19723.7" calcext:value-type="float">
            <text:p>19723.7</text:p>
          </table:table-cell>
          <table:table-cell office:value-type="float" office:value="19137.5" calcext:value-type="float">
            <text:p>19137.5</text:p>
          </table:table-cell>
          <table:table-cell office:value-type="float" office:value="19166.7" calcext:value-type="float">
            <text:p>19166.7</text:p>
          </table:table-cell>
          <table:table-cell office:value-type="float" office:value="18929.7" calcext:value-type="float">
            <text:p>18929.7</text:p>
          </table:table-cell>
          <table:table-cell office:value-type="float" office:value="18274.6" calcext:value-type="float">
            <text:p>18274.6</text:p>
          </table:table-cell>
          <table:table-cell office:value-type="float" office:value="18453.7" calcext:value-type="float">
            <text:p>18453.7</text:p>
          </table:table-cell>
          <table:table-cell office:value-type="float" office:value="18421.5" calcext:value-type="float">
            <text:p>18421.5</text:p>
          </table:table-cell>
          <table:table-cell office:value-type="float" office:value="18601.2" calcext:value-type="float">
            <text:p>18601.2</text:p>
          </table:table-cell>
          <table:table-cell office:value-type="float" office:value="18922.2" calcext:value-type="float">
            <text:p>18922.2</text:p>
          </table:table-cell>
          <table:table-cell office:value-type="float" office:value="18813.3" calcext:value-type="float">
            <text:p>18813.3</text:p>
          </table:table-cell>
          <table:table-cell office:value-type="float" office:value="19763.2" calcext:value-type="float">
            <text:p>19763.2</text:p>
          </table:table-cell>
          <table:table-cell office:value-type="float" office:value="19216.8" calcext:value-type="float">
            <text:p>19216.8</text:p>
          </table:table-cell>
          <table:table-cell office:value-type="float" office:value="17466.5" calcext:value-type="float">
            <text:p>17466.5</text:p>
          </table:table-cell>
          <table:table-cell office:value-type="float" office:value="17126.8" calcext:value-type="float">
            <text:p>17126.8</text:p>
          </table:table-cell>
          <table:table-cell office:value-type="float" office:value="17443.8" calcext:value-type="float">
            <text:p>17443.8</text:p>
          </table:table-cell>
          <table:table-cell office:value-type="float" office:value="17693.8" calcext:value-type="float">
            <text:p>17693.8</text:p>
          </table:table-cell>
          <table:table-cell office:value-type="float" office:value="17312.4" calcext:value-type="float">
            <text:p>17312.4</text:p>
          </table:table-cell>
          <table:table-cell office:value-type="float" office:value="17528.5" calcext:value-type="float">
            <text:p>17528.5</text:p>
          </table:table-cell>
          <table:table-cell office:value-type="float" office:value="17369.7" calcext:value-type="float">
            <text:p>17369.7</text:p>
          </table:table-cell>
          <table:table-cell office:value-type="float" office:value="16711.3" calcext:value-type="float">
            <text:p>16711.3</text:p>
          </table:table-cell>
          <table:table-cell office:value-type="float" office:value="16413.9" calcext:value-type="float">
            <text:p>16413.9</text:p>
          </table:table-cell>
          <table:table-cell office:value-type="float" office:value="16301.4" calcext:value-type="float">
            <text:p>16301.4</text:p>
          </table:table-cell>
          <table:table-cell office:value-type="float" office:value="16161.5" calcext:value-type="float">
            <text:p>16161.5</text:p>
          </table:table-cell>
          <table:table-cell office:value-type="float" office:value="16167" calcext:value-type="float">
            <text:p>16167</text:p>
          </table:table-cell>
          <table:table-cell office:value-type="float" office:value="16490" calcext:value-type="float">
            <text:p>16490</text:p>
          </table:table-cell>
          <table:table-cell office:value-type="float" office:value="16560.9" calcext:value-type="float">
            <text:p>16560.9</text:p>
          </table:table-cell>
          <table:table-cell office:value-type="float" office:value="16883.6" calcext:value-type="float">
            <text:p>16883.6</text:p>
          </table:table-cell>
          <table:table-cell office:value-type="float" office:value="17225.4" calcext:value-type="float">
            <text:p>17225.4</text:p>
          </table:table-cell>
          <table:table-cell office:value-type="float" office:value="17416.5" calcext:value-type="float">
            <text:p>17416.5</text:p>
          </table:table-cell>
          <table:table-cell office:value-type="float" office:value="17227.7" calcext:value-type="float">
            <text:p>17227.7</text:p>
          </table:table-cell>
          <table:table-cell office:value-type="float" office:value="16877" calcext:value-type="float">
            <text:p>16877</text:p>
          </table:table-cell>
          <table:table-cell office:value-type="float" office:value="16721.4" calcext:value-type="float">
            <text:p>16721.4</text:p>
          </table:table-cell>
          <table:table-cell office:value-type="float" office:value="15526.1" calcext:value-type="float">
            <text:p>15526.1</text:p>
          </table:table-cell>
          <table:table-cell office:value-type="float" office:value="15419.8" calcext:value-type="float">
            <text:p>15419.8</text:p>
          </table:table-cell>
          <table:table-cell office:value-type="float" office:value="15333.5" calcext:value-type="float">
            <text:p>15333.5</text:p>
          </table:table-cell>
          <table:table-cell office:value-type="float" office:value="15456.1" calcext:value-type="float">
            <text:p>15456.1</text:p>
          </table:table-cell>
          <table:table-cell office:value-type="float" office:value="15618.9" calcext:value-type="float">
            <text:p>15618.9</text:p>
          </table:table-cell>
          <table:table-cell office:value-type="float" office:value="15669.9" calcext:value-type="float">
            <text:p>15669.9</text:p>
          </table:table-cell>
          <table:table-cell office:value-type="float" office:value="15374.1" calcext:value-type="float">
            <text:p>15374.1</text:p>
          </table:table-cell>
          <table:table-cell office:value-type="float" office:value="15331" calcext:value-type="float">
            <text:p>15331</text:p>
          </table:table-cell>
          <table:table-cell office:value-type="float" office:value="15097.1" calcext:value-type="float">
            <text:p>15097.1</text:p>
          </table:table-cell>
          <table:table-cell office:value-type="float" office:value="14914.7" calcext:value-type="float">
            <text:p>14914.7</text:p>
          </table:table-cell>
          <table:table-cell office:value-type="float" office:value="14970.4" calcext:value-type="float">
            <text:p>14970.4</text:p>
          </table:table-cell>
          <table:table-cell office:value-type="float" office:value="14624.5" calcext:value-type="float">
            <text:p>14624.5</text:p>
          </table:table-cell>
          <table:table-cell office:value-type="float" office:value="14003.9" calcext:value-type="float">
            <text:p>14003.9</text:p>
          </table:table-cell>
          <table:table-cell office:value-type="float" office:value="13535.6" calcext:value-type="float">
            <text:p>13535.6</text:p>
          </table:table-cell>
          <table:table-cell office:value-type="float" office:value="14298.1" calcext:value-type="float">
            <text:p>14298.1</text:p>
          </table:table-cell>
          <table:table-cell office:value-type="float" office:value="13568.7" calcext:value-type="float">
            <text:p>13568.7</text:p>
          </table:table-cell>
          <table:table-cell office:value-type="float" office:value="13070.1" calcext:value-type="float">
            <text:p>13070.1</text:p>
          </table:table-cell>
          <table:table-cell office:value-type="float" office:value="12625.4" calcext:value-type="float">
            <text:p>12625.4</text:p>
          </table:table-cell>
          <table:table-cell office:value-type="float" office:value="12571.1" calcext:value-type="float">
            <text:p>12571.1</text:p>
          </table:table-cell>
          <table:table-cell office:value-type="float" office:value="13092.1" calcext:value-type="float">
            <text:p>13092.1</text:p>
          </table:table-cell>
          <table:table-cell office:value-type="float" office:value="14240.3" calcext:value-type="float">
            <text:p>14240.3</text:p>
          </table:table-cell>
          <table:table-cell office:value-type="float" office:value="13483.9" calcext:value-type="float">
            <text:p>13483.9</text:p>
          </table:table-cell>
          <table:table-cell office:value-type="float" office:value="15395.8" calcext:value-type="float">
            <text:p>15395.8</text:p>
          </table:table-cell>
          <table:table-cell office:value-type="float" office:value="14768.8" calcext:value-type="float">
            <text:p>14768.8</text:p>
          </table:table-cell>
          <table:table-cell office:value-type="float" office:value="13189.8" calcext:value-type="float">
            <text:p>13189.8</text:p>
          </table:table-cell>
          <table:table-cell office:value-type="float" office:value="13211.2" calcext:value-type="float">
            <text:p>13211.2</text:p>
          </table:table-cell>
          <table:table-cell office:value-type="float" office:value="13166.1" calcext:value-type="float">
            <text:p>13166.1</text:p>
          </table:table-cell>
          <table:table-cell office:value-type="float" office:value="12862.5" calcext:value-type="float">
            <text:p>12862.5</text:p>
          </table:table-cell>
          <table:table-cell office:value-type="float" office:value="13295.2" calcext:value-type="float">
            <text:p>13295.2</text:p>
          </table:table-cell>
          <table:table-cell office:value-type="float" office:value="12791.5" calcext:value-type="float">
            <text:p>12791.5</text:p>
          </table:table-cell>
          <table:table-cell office:value-type="float" office:value="12067.6" calcext:value-type="float">
            <text:p>12067.6</text:p>
          </table:table-cell>
          <table:table-cell office:value-type="float" office:value="12076.5" calcext:value-type="float">
            <text:p>12076.5</text:p>
          </table:table-cell>
          <table:table-cell office:value-type="float" office:value="11986.4" calcext:value-type="float">
            <text:p>11986.4</text:p>
          </table:table-cell>
          <table:table-cell office:value-type="float" office:value="12319.3" calcext:value-type="float">
            <text:p>12319.3</text:p>
          </table:table-cell>
          <table:table-cell office:value-type="float" office:value="12292.1" calcext:value-type="float">
            <text:p>12292.1</text:p>
          </table:table-cell>
          <table:table-cell office:value-type="float" office:value="12594.7" calcext:value-type="float">
            <text:p>12594.7</text:p>
          </table:table-cell>
          <table:table-cell office:value-type="float" office:value="12690.6" calcext:value-type="float">
            <text:p>12690.6</text:p>
          </table:table-cell>
          <table:table-cell office:value-type="float" office:value="13041.2" calcext:value-type="float">
            <text:p>13041.2</text:p>
          </table:table-cell>
          <table:table-cell office:value-type="float" office:value="13183.5" calcext:value-type="float">
            <text:p>13183.5</text:p>
          </table:table-cell>
          <table:table-cell office:value-type="float" office:value="12119.2" calcext:value-type="float">
            <text:p>12119.2</text:p>
          </table:table-cell>
          <table:table-cell office:value-type="float" office:value="11826" calcext:value-type="float">
            <text:p>11826</text:p>
          </table:table-cell>
          <table:table-cell office:value-type="float" office:value="11858.3" calcext:value-type="float">
            <text:p>11858.3</text:p>
          </table:table-cell>
          <table:table-cell office:value-type="float" office:value="11870.6" calcext:value-type="float">
            <text:p>11870.6</text:p>
          </table:table-cell>
          <table:table-cell office:value-type="float" office:value="11810.1" calcext:value-type="float">
            <text:p>11810.1</text:p>
          </table:table-cell>
          <table:table-cell office:value-type="float" office:value="12115.3" calcext:value-type="float">
            <text:p>12115.3</text:p>
          </table:table-cell>
          <table:table-cell office:value-type="float" office:value="12222.7" calcext:value-type="float">
            <text:p>12222.7</text:p>
          </table:table-cell>
          <table:table-cell office:value-type="float" office:value="12382.4" calcext:value-type="float">
            <text:p>12382.4</text:p>
          </table:table-cell>
          <table:table-cell office:value-type="float" office:value="12573.1" calcext:value-type="float">
            <text:p>12573.1</text:p>
          </table:table-cell>
          <table:table-cell office:value-type="float" office:value="11998.8" calcext:value-type="float">
            <text:p>11998.8</text:p>
          </table:table-cell>
          <table:table-cell office:value-type="float" office:value="12245.9" calcext:value-type="float">
            <text:p>12245.9</text:p>
          </table:table-cell>
          <table:table-cell office:value-type="float" office:value="12107.6" calcext:value-type="float">
            <text:p>12107.6</text:p>
          </table:table-cell>
          <table:table-cell office:value-type="float" office:value="12196.1" calcext:value-type="float">
            <text:p>12196.1</text:p>
          </table:table-cell>
          <table:table-cell office:value-type="float" office:value="11760.1" calcext:value-type="float">
            <text:p>11760.1</text:p>
          </table:table-cell>
          <table:table-cell office:value-type="float" office:value="11306.6" calcext:value-type="float">
            <text:p>11306.6</text:p>
          </table:table-cell>
          <table:table-cell office:value-type="float" office:value="11211.6" calcext:value-type="float">
            <text:p>11211.6</text:p>
          </table:table-cell>
          <table:table-cell office:value-type="float" office:value="11196.1" calcext:value-type="float">
            <text:p>11196.1</text:p>
          </table:table-cell>
          <table:table-cell office:value-type="float" office:value="11224.8" calcext:value-type="float">
            <text:p>11224.8</text:p>
          </table:table-cell>
          <table:table-cell office:value-type="float" office:value="11165" calcext:value-type="float">
            <text:p>11165</text:p>
          </table:table-cell>
          <table:table-cell office:value-type="float" office:value="11120.2" calcext:value-type="float">
            <text:p>11120.2</text:p>
          </table:table-cell>
          <table:table-cell office:value-type="float" office:value="11087.8" calcext:value-type="float">
            <text:p>11087.8</text:p>
          </table:table-cell>
          <table:table-cell office:value-type="float" office:value="10905.9" calcext:value-type="float">
            <text:p>10905.9</text:p>
          </table:table-cell>
          <table:table-cell office:value-type="float" office:value="10837.3" calcext:value-type="float">
            <text:p>10837.3</text:p>
          </table:table-cell>
          <table:table-cell office:value-type="float" office:value="10805.3" calcext:value-type="float">
            <text:p>10805.3</text:p>
          </table:table-cell>
          <table:table-cell office:value-type="float" office:value="10853" calcext:value-type="float">
            <text:p>10853</text:p>
          </table:table-cell>
          <table:table-cell office:value-type="float" office:value="10819" calcext:value-type="float">
            <text:p>10819</text:p>
          </table:table-cell>
          <table:table-cell office:value-type="float" office:value="10768.9" calcext:value-type="float">
            <text:p>10768.9</text:p>
          </table:table-cell>
          <table:table-cell office:value-type="float" office:value="10781.2" calcext:value-type="float">
            <text:p>10781.2</text:p>
          </table:table-cell>
          <table:table-cell office:value-type="float" office:value="10722.8" calcext:value-type="float">
            <text:p>10722.8</text:p>
          </table:table-cell>
          <table:table-cell office:value-type="float" office:value="10774.5" calcext:value-type="float">
            <text:p>10774.5</text:p>
          </table:table-cell>
          <table:table-cell office:value-type="float" office:value="10756.4" calcext:value-type="float">
            <text:p>10756.4</text:p>
          </table:table-cell>
          <table:table-cell office:value-type="float" office:value="10784.2" calcext:value-type="float">
            <text:p>10784.2</text:p>
          </table:table-cell>
          <table:table-cell office:value-type="float" office:value="10717.2" calcext:value-type="float">
            <text:p>10717.2</text:p>
          </table:table-cell>
          <table:table-cell office:value-type="float" office:value="10753.6" calcext:value-type="float">
            <text:p>10753.6</text:p>
          </table:table-cell>
          <table:table-cell office:value-type="float" office:value="10758.6" calcext:value-type="float">
            <text:p>10758.6</text:p>
          </table:table-cell>
          <table:table-cell office:value-type="float" office:value="10646" calcext:value-type="float">
            <text:p>10646</text:p>
          </table:table-cell>
          <table:table-cell office:value-type="float" office:value="10515.5" calcext:value-type="float">
            <text:p>10515.5</text:p>
          </table:table-cell>
          <table:table-cell office:value-type="float" office:value="10567.3" calcext:value-type="float">
            <text:p>10567.3</text:p>
          </table:table-cell>
          <table:table-cell office:value-type="float" office:value="10558.4" calcext:value-type="float">
            <text:p>10558.4</text:p>
          </table:table-cell>
          <table:table-cell office:value-type="float" office:value="10677.5" calcext:value-type="float">
            <text:p>10677.5</text:p>
          </table:table-cell>
          <table:table-cell office:value-type="float" office:value="10915" calcext:value-type="float">
            <text:p>10915</text:p>
          </table:table-cell>
          <table:table-cell office:value-type="float" office:value="10710" calcext:value-type="float">
            <text:p>10710</text:p>
          </table:table-cell>
          <table:table-cell office:value-type="float" office:value="10928.8" calcext:value-type="float">
            <text:p>10928.8</text:p>
          </table:table-cell>
          <table:table-cell office:value-type="float" office:value="10802.4" calcext:value-type="float">
            <text:p>10802.4</text:p>
          </table:table-cell>
          <table:table-cell office:value-type="float" office:value="11184.6" calcext:value-type="float">
            <text:p>11184.6</text:p>
          </table:table-cell>
          <table:table-cell office:value-type="float" office:value="11238.3" calcext:value-type="float">
            <text:p>11238.3</text:p>
          </table:table-cell>
          <table:table-cell office:value-type="float" office:value="11064.3" calcext:value-type="float">
            <text:p>11064.3</text:p>
          </table:table-cell>
          <table:table-cell office:value-type="float" office:value="10875" calcext:value-type="float">
            <text:p>10875</text:p>
          </table:table-cell>
          <table:table-cell office:value-type="float" office:value="10127.4" calcext:value-type="float">
            <text:p>10127.4</text:p>
          </table:table-cell>
          <table:table-cell office:value-type="float" office:value="10212.8" calcext:value-type="float">
            <text:p>10212.8</text:p>
          </table:table-cell>
          <table:table-cell office:value-type="float" office:value="10391.9" calcext:value-type="float">
            <text:p>10391.9</text:p>
          </table:table-cell>
          <table:table-cell office:value-type="float" office:value="10277.9" calcext:value-type="float">
            <text:p>10277.9</text:p>
          </table:table-cell>
          <table:table-cell office:value-type="float" office:value="10991.4" calcext:value-type="float">
            <text:p>10991.4</text:p>
          </table:table-cell>
          <table:table-cell office:value-type="float" office:value="10839.8" calcext:value-type="float">
            <text:p>10839.8</text:p>
          </table:table-cell>
          <table:table-cell office:value-type="float" office:value="11055" calcext:value-type="float">
            <text:p>11055</text:p>
          </table:table-cell>
          <table:table-cell office:value-type="float" office:value="10415.6" calcext:value-type="float">
            <text:p>10415.6</text:p>
          </table:table-cell>
          <table:table-cell office:value-type="float" office:value="10106.5" calcext:value-type="float">
            <text:p>10106.5</text:p>
          </table:table-cell>
          <table:table-cell office:value-type="float" office:value="10128.4" calcext:value-type="float">
            <text:p>10128.4</text:p>
          </table:table-cell>
          <table:table-cell office:value-type="float" office:value="10438.6" calcext:value-type="float">
            <text:p>10438.6</text:p>
          </table:table-cell>
          <table:table-cell office:value-type="float" office:value="10534.7" calcext:value-type="float">
            <text:p>10534.7</text:p>
          </table:table-cell>
          <table:table-cell office:value-type="float" office:value="10427.1" calcext:value-type="float">
            <text:p>10427.1</text:p>
          </table:table-cell>
          <table:table-cell office:value-type="float" office:value="10867.8" calcext:value-type="float">
            <text:p>10867.8</text:p>
          </table:table-cell>
          <table:table-cell office:value-type="float" office:value="10761.5" calcext:value-type="float">
            <text:p>10761.5</text:p>
          </table:table-cell>
          <table:table-cell office:value-type="float" office:value="10694.3" calcext:value-type="float">
            <text:p>10694.3</text:p>
          </table:table-cell>
          <table:table-cell office:value-type="float" office:value="10207.6" calcext:value-type="float">
            <text:p>10207.6</text:p>
          </table:table-cell>
          <table:table-cell office:value-type="float" office:value="9967.56" calcext:value-type="float">
            <text:p>9967.56</text:p>
          </table:table-cell>
          <table:table-cell office:value-type="float" office:value="9984.38" calcext:value-type="float">
            <text:p>9984.38</text:p>
          </table:table-cell>
          <table:table-cell office:value-type="float" office:value="9956.06" calcext:value-type="float">
            <text:p>9956.06</text:p>
          </table:table-cell>
          <table:table-cell office:value-type="float" office:value="9960.22" calcext:value-type="float">
            <text:p>9960.22</text:p>
          </table:table-cell>
          <table:table-cell office:value-type="float" office:value="9927.15" calcext:value-type="float">
            <text:p>9927.15</text:p>
          </table:table-cell>
          <table:table-cell office:value-type="float" office:value="10025.1" calcext:value-type="float">
            <text:p>10025.1</text:p>
          </table:table-cell>
          <table:table-cell office:value-type="float" office:value="10103.8" calcext:value-type="float">
            <text:p>10103.8</text:p>
          </table:table-cell>
          <table:table-cell office:value-type="float" office:value="9953.47" calcext:value-type="float">
            <text:p>9953.47</text:p>
          </table:table-cell>
          <table:table-cell office:value-type="float" office:value="9869.85" calcext:value-type="float">
            <text:p>9869.85</text:p>
          </table:table-cell>
          <table:table-cell office:value-type="float" office:value="9950.65" calcext:value-type="float">
            <text:p>9950.65</text:p>
          </table:table-cell>
          <table:table-cell office:value-type="float" office:value="9781.9" calcext:value-type="float">
            <text:p>9781.9</text:p>
          </table:table-cell>
          <table:table-cell office:value-type="float" office:value="9735.1" calcext:value-type="float">
            <text:p>9735.1</text:p>
          </table:table-cell>
          <table:table-cell office:value-type="float" office:value="9716.64" calcext:value-type="float">
            <text:p>9716.64</text:p>
          </table:table-cell>
          <table:table-cell office:value-type="float" office:value="9753.58" calcext:value-type="float">
            <text:p>9753.58</text:p>
          </table:table-cell>
          <table:table-cell office:value-type="float" office:value="9721.08" calcext:value-type="float">
            <text:p>9721.08</text:p>
          </table:table-cell>
          <table:table-cell office:value-type="float" office:value="9812.23" calcext:value-type="float">
            <text:p>9812.23</text:p>
          </table:table-cell>
          <table:table-cell office:value-type="float" office:value="9829.61" calcext:value-type="float">
            <text:p>9829.61</text:p>
          </table:table-cell>
          <table:table-cell office:value-type="float" office:value="9839.79" calcext:value-type="float">
            <text:p>9839.79</text:p>
          </table:table-cell>
          <table:table-cell office:value-type="float" office:value="9898.29" calcext:value-type="float">
            <text:p>9898.29</text:p>
          </table:table-cell>
          <table:table-cell office:value-type="float" office:value="9930.89" calcext:value-type="float">
            <text:p>9930.89</text:p>
          </table:table-cell>
          <table:table-cell office:value-type="float" office:value="9978.89" calcext:value-type="float">
            <text:p>9978.89</text:p>
          </table:table-cell>
          <table:table-cell office:value-type="float" office:value="9887.27" calcext:value-type="float">
            <text:p>9887.27</text:p>
          </table:table-cell>
          <table:table-cell office:value-type="float" office:value="9935.53" calcext:value-type="float">
            <text:p>9935.53</text:p>
          </table:table-cell>
          <table:table-cell office:value-type="float" office:value="9895.01" calcext:value-type="float">
            <text:p>9895.01</text:p>
          </table:table-cell>
          <table:table-cell office:value-type="float" office:value="9658.04" calcext:value-type="float">
            <text:p>9658.04</text:p>
          </table:table-cell>
          <table:table-cell office:value-type="float" office:value="9637.68" calcext:value-type="float">
            <text:p>9637.68</text:p>
          </table:table-cell>
          <table:table-cell office:value-type="float" office:value="10816.3" calcext:value-type="float">
            <text:p>10816.3</text:p>
          </table:table-cell>
          <table:table-cell office:value-type="float" office:value="11440.3" calcext:value-type="float">
            <text:p>11440.3</text:p>
          </table:table-cell>
          <table:table-cell office:value-type="float" office:value="12666.4" calcext:value-type="float">
            <text:p>12666.4</text:p>
          </table:table-cell>
          <table:table-cell office:value-type="float" office:value="11652" calcext:value-type="float">
            <text:p>11652</text:p>
          </table:table-cell>
          <table:table-cell office:value-type="float" office:value="10739.4" calcext:value-type="float">
            <text:p>10739.4</text:p>
          </table:table-cell>
          <table:table-cell office:value-type="float" office:value="8772.21" calcext:value-type="float">
            <text:p>8772.21</text:p>
          </table:table-cell>
          <table:table-cell office:value-type="float" office:value="8773.31" calcext:value-type="float">
            <text:p>8773.31</text:p>
          </table:table-cell>
          <table:table-cell office:value-type="float" office:value="8797.4" calcext:value-type="float">
            <text:p>8797.4</text:p>
          </table:table-cell>
          <table:table-cell office:value-type="float" office:value="8731.95" calcext:value-type="float">
            <text:p>8731.95</text:p>
          </table:table-cell>
          <table:table-cell office:value-type="float" office:value="8740.43" calcext:value-type="float">
            <text:p>8740.43</text:p>
          </table:table-cell>
          <table:table-cell office:value-type="float" office:value="8768.21" calcext:value-type="float">
            <text:p>8768.21</text:p>
          </table:table-cell>
          <table:table-cell office:value-type="float" office:value="8762.69" calcext:value-type="float">
            <text:p>8762.69</text:p>
          </table:table-cell>
          <table:table-cell office:value-type="float" office:value="8794.68" calcext:value-type="float">
            <text:p>8794.68</text:p>
          </table:table-cell>
          <table:table-cell office:value-type="float" office:value="8800.12" calcext:value-type="float">
            <text:p>8800.12</text:p>
          </table:table-cell>
          <table:table-cell office:value-type="float" office:value="8761.91" calcext:value-type="float">
            <text:p>8761.91</text:p>
          </table:table-cell>
          <table:table-cell office:value-type="float" office:value="8811.87" calcext:value-type="float">
            <text:p>8811.87</text:p>
          </table:table-cell>
          <table:table-cell office:value-type="float" office:value="8725.67" calcext:value-type="float">
            <text:p>8725.67</text:p>
          </table:table-cell>
          <table:table-cell office:value-type="float" office:value="8681.6" calcext:value-type="float">
            <text:p>8681.6</text:p>
          </table:table-cell>
          <table:table-cell office:value-type="float" office:value="8720.97" calcext:value-type="float">
            <text:p>8720.97</text:p>
          </table:table-cell>
          <table:table-cell office:value-type="float" office:value="8682.15" calcext:value-type="float">
            <text:p>8682.15</text:p>
          </table:table-cell>
          <table:table-cell office:value-type="float" office:value="8745.2" calcext:value-type="float">
            <text:p>8745.2</text:p>
          </table:table-cell>
          <table:table-cell office:value-type="float" office:value="8772.89" calcext:value-type="float">
            <text:p>8772.89</text:p>
          </table:table-cell>
          <table:table-cell office:value-type="float" office:value="8687.53" calcext:value-type="float">
            <text:p>8687.53</text:p>
          </table:table-cell>
          <table:table-cell office:value-type="float" office:value="8723.82" calcext:value-type="float">
            <text:p>8723.82</text:p>
          </table:table-cell>
          <table:table-cell office:value-type="float" office:value="8842.9" calcext:value-type="float">
            <text:p>8842.9</text:p>
          </table:table-cell>
          <table:table-cell office:value-type="float" office:value="8733.66" calcext:value-type="float">
            <text:p>8733.66</text:p>
          </table:table-cell>
          <table:table-cell office:value-type="float" office:value="8747.62" calcext:value-type="float">
            <text:p>8747.62</text:p>
          </table:table-cell>
          <table:table-cell table:number-columns-repeated="115"/>
        </table:table-row>
        <table:table-row table:style-name="ro1">
          <table:table-cell table:number-columns-repeated="32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table:number-columns-repeated="323"/>
        </table:table-row>
        <table:table-row table:style-name="ro1">
          <table:table-cell table:number-columns-repeated="2" office:value-type="float" office:value="24180.1" calcext:value-type="float">
            <text:p>24180.1</text:p>
          </table:table-cell>
          <table:table-cell office:value-type="float" office:value="23661.2" calcext:value-type="float">
            <text:p>23661.2</text:p>
          </table:table-cell>
          <table:table-cell table:number-columns-repeated="2" office:value-type="float" office:value="22934.2" calcext:value-type="float">
            <text:p>22934.2</text:p>
          </table:table-cell>
          <table:table-cell table:number-columns-repeated="3" office:value-type="float" office:value="21896.5" calcext:value-type="float">
            <text:p>21896.5</text:p>
          </table:table-cell>
          <table:table-cell table:number-columns-repeated="3" office:value-type="float" office:value="20396.1" calcext:value-type="float">
            <text:p>20396.1</text:p>
          </table:table-cell>
          <table:table-cell table:number-columns-repeated="2" office:value-type="float" office:value="19125.3" calcext:value-type="float">
            <text:p>19125.3</text:p>
          </table:table-cell>
          <table:table-cell office:value-type="float" office:value="19075.1" calcext:value-type="float">
            <text:p>19075.1</text:p>
          </table:table-cell>
          <table:table-cell table:number-columns-repeated="2" office:value-type="float" office:value="18914.6" calcext:value-type="float">
            <text:p>18914.6</text:p>
          </table:table-cell>
          <table:table-cell table:number-columns-repeated="2" office:value-type="float" office:value="18708.2" calcext:value-type="float">
            <text:p>18708.2</text:p>
          </table:table-cell>
          <table:table-cell office:value-type="float" office:value="18271.4" calcext:value-type="float">
            <text:p>18271.4</text:p>
          </table:table-cell>
          <table:table-cell office:value-type="float" office:value="18095.5" calcext:value-type="float">
            <text:p>18095.5</text:p>
          </table:table-cell>
          <table:table-cell office:value-type="float" office:value="17919" calcext:value-type="float">
            <text:p>17919</text:p>
          </table:table-cell>
          <table:table-cell office:value-type="float" office:value="17755.2" calcext:value-type="float">
            <text:p>17755.2</text:p>
          </table:table-cell>
          <table:table-cell office:value-type="float" office:value="17271.9" calcext:value-type="float">
            <text:p>17271.9</text:p>
          </table:table-cell>
          <table:table-cell office:value-type="float" office:value="17246.1" calcext:value-type="float">
            <text:p>17246.1</text:p>
          </table:table-cell>
          <table:table-cell office:value-type="float" office:value="17088.7" calcext:value-type="float">
            <text:p>17088.7</text:p>
          </table:table-cell>
          <table:table-cell table:number-columns-repeated="3" office:value-type="float" office:value="16961.3" calcext:value-type="float">
            <text:p>16961.3</text:p>
          </table:table-cell>
          <table:table-cell table:number-columns-repeated="2" office:value-type="float" office:value="16723.1" calcext:value-type="float">
            <text:p>16723.1</text:p>
          </table:table-cell>
          <table:table-cell office:value-type="float" office:value="16649.5" calcext:value-type="float">
            <text:p>16649.5</text:p>
          </table:table-cell>
          <table:table-cell office:value-type="float" office:value="16539.1" calcext:value-type="float">
            <text:p>16539.1</text:p>
          </table:table-cell>
          <table:table-cell office:value-type="float" office:value="16345.4" calcext:value-type="float">
            <text:p>16345.4</text:p>
          </table:table-cell>
          <table:table-cell office:value-type="float" office:value="16284.8" calcext:value-type="float">
            <text:p>16284.8</text:p>
          </table:table-cell>
          <table:table-cell office:value-type="float" office:value="16254.4" calcext:value-type="float">
            <text:p>16254.4</text:p>
          </table:table-cell>
          <table:table-cell table:number-columns-repeated="2" office:value-type="float" office:value="16110.3" calcext:value-type="float">
            <text:p>16110.3</text:p>
          </table:table-cell>
          <table:table-cell office:value-type="float" office:value="15995.6" calcext:value-type="float">
            <text:p>15995.6</text:p>
          </table:table-cell>
          <table:table-cell table:number-columns-repeated="2" office:value-type="float" office:value="15959.7" calcext:value-type="float">
            <text:p>15959.7</text:p>
          </table:table-cell>
          <table:table-cell office:value-type="float" office:value="15901.7" calcext:value-type="float">
            <text:p>15901.7</text:p>
          </table:table-cell>
          <table:table-cell table:number-columns-repeated="3" office:value-type="float" office:value="15871.3" calcext:value-type="float">
            <text:p>15871.3</text:p>
          </table:table-cell>
          <table:table-cell table:number-columns-repeated="4" office:value-type="float" office:value="15575.1" calcext:value-type="float">
            <text:p>15575.1</text:p>
          </table:table-cell>
          <table:table-cell office:value-type="float" office:value="15478" calcext:value-type="float">
            <text:p>15478</text:p>
          </table:table-cell>
          <table:table-cell office:value-type="float" office:value="15305.9" calcext:value-type="float">
            <text:p>15305.9</text:p>
          </table:table-cell>
          <table:table-cell table:number-columns-repeated="2" office:value-type="float" office:value="15187" calcext:value-type="float">
            <text:p>15187</text:p>
          </table:table-cell>
          <table:table-cell office:value-type="float" office:value="15153.6" calcext:value-type="float">
            <text:p>15153.6</text:p>
          </table:table-cell>
          <table:table-cell table:number-columns-repeated="2" office:value-type="float" office:value="14978" calcext:value-type="float">
            <text:p>14978</text:p>
          </table:table-cell>
          <table:table-cell table:number-columns-repeated="3" office:value-type="float" office:value="14800.2" calcext:value-type="float">
            <text:p>14800.2</text:p>
          </table:table-cell>
          <table:table-cell table:number-columns-repeated="2" office:value-type="float" office:value="14576.4" calcext:value-type="float">
            <text:p>14576.4</text:p>
          </table:table-cell>
          <table:table-cell table:number-columns-repeated="2" office:value-type="float" office:value="14546.1" calcext:value-type="float">
            <text:p>14546.1</text:p>
          </table:table-cell>
          <table:table-cell table:number-columns-repeated="2" office:value-type="float" office:value="14387.8" calcext:value-type="float">
            <text:p>14387.8</text:p>
          </table:table-cell>
          <table:table-cell office:value-type="float" office:value="14322.3" calcext:value-type="float">
            <text:p>14322.3</text:p>
          </table:table-cell>
          <table:table-cell office:value-type="float" office:value="14128.3" calcext:value-type="float">
            <text:p>14128.3</text:p>
          </table:table-cell>
          <table:table-cell table:number-columns-repeated="4" office:value-type="float" office:value="13994" calcext:value-type="float">
            <text:p>13994</text:p>
          </table:table-cell>
          <table:table-cell table:number-columns-repeated="6" office:value-type="float" office:value="13840.5" calcext:value-type="float">
            <text:p>13840.5</text:p>
          </table:table-cell>
          <table:table-cell office:value-type="float" office:value="13817.5" calcext:value-type="float">
            <text:p>13817.5</text:p>
          </table:table-cell>
          <table:table-cell table:number-columns-repeated="8" office:value-type="float" office:value="13811.4" calcext:value-type="float">
            <text:p>13811.4</text:p>
          </table:table-cell>
          <table:table-cell table:number-columns-repeated="2" office:value-type="float" office:value="13552.9" calcext:value-type="float">
            <text:p>13552.9</text:p>
          </table:table-cell>
          <table:table-cell office:value-type="float" office:value="13544.8" calcext:value-type="float">
            <text:p>13544.8</text:p>
          </table:table-cell>
          <table:table-cell office:value-type="float" office:value="13538.2" calcext:value-type="float">
            <text:p>13538.2</text:p>
          </table:table-cell>
          <table:table-cell table:number-columns-repeated="2" office:value-type="float" office:value="13500.4" calcext:value-type="float">
            <text:p>13500.4</text:p>
          </table:table-cell>
          <table:table-cell table:number-columns-repeated="3" office:value-type="float" office:value="13443.4" calcext:value-type="float">
            <text:p>13443.4</text:p>
          </table:table-cell>
          <table:table-cell table:number-columns-repeated="2" office:value-type="float" office:value="13404.8" calcext:value-type="float">
            <text:p>13404.8</text:p>
          </table:table-cell>
          <table:table-cell table:number-columns-repeated="7" office:value-type="float" office:value="13223.8" calcext:value-type="float">
            <text:p>13223.8</text:p>
          </table:table-cell>
          <table:table-cell table:number-columns-repeated="3" office:value-type="float" office:value="13213.6" calcext:value-type="float">
            <text:p>13213.6</text:p>
          </table:table-cell>
          <table:table-cell table:number-columns-repeated="7" office:value-type="float" office:value="13024.6" calcext:value-type="float">
            <text:p>13024.6</text:p>
          </table:table-cell>
          <table:table-cell office:value-type="float" office:value="13018.1" calcext:value-type="float">
            <text:p>13018.1</text:p>
          </table:table-cell>
          <table:table-cell office:value-type="float" office:value="13007.4" calcext:value-type="float">
            <text:p>13007.4</text:p>
          </table:table-cell>
          <table:table-cell office:value-type="float" office:value="12986.5" calcext:value-type="float">
            <text:p>12986.5</text:p>
          </table:table-cell>
          <table:table-cell table:number-columns-repeated="5" office:value-type="float" office:value="12666.8" calcext:value-type="float">
            <text:p>12666.8</text:p>
          </table:table-cell>
          <table:table-cell table:number-columns-repeated="6" office:value-type="float" office:value="12605.9" calcext:value-type="float">
            <text:p>12605.9</text:p>
          </table:table-cell>
          <table:table-cell table:number-columns-repeated="4" office:value-type="float" office:value="12557.8" calcext:value-type="float">
            <text:p>12557.8</text:p>
          </table:table-cell>
          <table:table-cell office:value-type="float" office:value="12543.6" calcext:value-type="float">
            <text:p>12543.6</text:p>
          </table:table-cell>
          <table:table-cell table:number-columns-repeated="3" office:value-type="float" office:value="12538.5" calcext:value-type="float">
            <text:p>12538.5</text:p>
          </table:table-cell>
          <table:table-cell table:number-columns-repeated="2" office:value-type="float" office:value="12482.7" calcext:value-type="float">
            <text:p>12482.7</text:p>
          </table:table-cell>
          <table:table-cell table:number-columns-repeated="7" office:value-type="float" office:value="12163" calcext:value-type="float">
            <text:p>12163</text:p>
          </table:table-cell>
          <table:table-cell office:value-type="float" office:value="12135.1" calcext:value-type="float">
            <text:p>12135.1</text:p>
          </table:table-cell>
          <table:table-cell table:number-columns-repeated="2" office:value-type="float" office:value="12068.9" calcext:value-type="float">
            <text:p>12068.9</text:p>
          </table:table-cell>
          <table:table-cell office:value-type="float" office:value="12014.6" calcext:value-type="float">
            <text:p>12014.6</text:p>
          </table:table-cell>
          <table:table-cell office:value-type="float" office:value="12004.6" calcext:value-type="float">
            <text:p>12004.6</text:p>
          </table:table-cell>
          <table:table-cell office:value-type="float" office:value="11881.3" calcext:value-type="float">
            <text:p>11881.3</text:p>
          </table:table-cell>
          <table:table-cell table:number-columns-repeated="3" office:value-type="float" office:value="11623.1" calcext:value-type="float">
            <text:p>11623.1</text:p>
          </table:table-cell>
          <table:table-cell office:value-type="float" office:value="11621.4" calcext:value-type="float">
            <text:p>11621.4</text:p>
          </table:table-cell>
          <table:table-cell table:number-columns-repeated="3" office:value-type="float" office:value="11562.2" calcext:value-type="float">
            <text:p>11562.2</text:p>
          </table:table-cell>
          <table:table-cell table:number-columns-repeated="10" office:value-type="float" office:value="11556.6" calcext:value-type="float">
            <text:p>11556.6</text:p>
          </table:table-cell>
          <table:table-cell table:number-columns-repeated="9" office:value-type="float" office:value="11227.6" calcext:value-type="float">
            <text:p>11227.6</text:p>
          </table:table-cell>
          <table:table-cell table:number-columns-repeated="2" office:value-type="float" office:value="11146.7" calcext:value-type="float">
            <text:p>11146.7</text:p>
          </table:table-cell>
          <table:table-cell table:number-columns-repeated="4" office:value-type="float" office:value="11085.9" calcext:value-type="float">
            <text:p>11085.9</text:p>
          </table:table-cell>
          <table:table-cell office:value-type="float" office:value="10834.6" calcext:value-type="float">
            <text:p>10834.6</text:p>
          </table:table-cell>
          <table:table-cell table:number-columns-repeated="3" office:value-type="float" office:value="10800.5" calcext:value-type="float">
            <text:p>10800.5</text:p>
          </table:table-cell>
          <table:table-cell table:number-columns-repeated="2" office:value-type="float" office:value="10711.3" calcext:value-type="float">
            <text:p>10711.3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624.4" calcext:value-type="float">
            <text:p>10624.4</text:p>
          </table:table-cell>
          <table:table-cell table:number-columns-repeated="2" office:value-type="float" office:value="10534.6" calcext:value-type="float">
            <text:p>10534.6</text:p>
          </table:table-cell>
          <table:table-cell office:value-type="float" office:value="10520.4" calcext:value-type="float">
            <text:p>10520.4</text:p>
          </table:table-cell>
          <table:table-cell table:number-columns-repeated="2" office:value-type="float" office:value="10505.5" calcext:value-type="float">
            <text:p>10505.5</text:p>
          </table:table-cell>
          <table:table-cell table:number-columns-repeated="7" office:value-type="float" office:value="10352.8" calcext:value-type="float">
            <text:p>10352.8</text:p>
          </table:table-cell>
          <table:table-cell table:number-columns-repeated="3" office:value-type="float" office:value="10252.2" calcext:value-type="float">
            <text:p>10252.2</text:p>
          </table:table-cell>
          <table:table-cell table:number-columns-repeated="3" office:value-type="float" office:value="10245.8" calcext:value-type="float">
            <text:p>10245.8</text:p>
          </table:table-cell>
          <table:table-cell table:number-columns-repeated="5" office:value-type="float" office:value="10236.1" calcext:value-type="float">
            <text:p>10236.1</text:p>
          </table:table-cell>
          <table:table-cell table:number-columns-repeated="3" office:value-type="float" office:value="10105.3" calcext:value-type="float">
            <text:p>10105.3</text:p>
          </table:table-cell>
          <table:table-cell table:number-columns-repeated="7" office:value-type="float" office:value="9994.61" calcext:value-type="float">
            <text:p>9994.61</text:p>
          </table:table-cell>
          <table:table-cell table:number-columns-repeated="2" office:value-type="float" office:value="9913.22" calcext:value-type="float">
            <text:p>9913.22</text:p>
          </table:table-cell>
          <table:table-cell table:number-columns-repeated="3" office:value-type="float" office:value="9628.66" calcext:value-type="float">
            <text:p>9628.66</text:p>
          </table:table-cell>
          <table:table-cell table:number-columns-repeated="4" office:value-type="float" office:value="9320.47" calcext:value-type="float">
            <text:p>9320.47</text:p>
          </table:table-cell>
          <table:table-cell table:number-columns-repeated="5" office:value-type="float" office:value="9223.11" calcext:value-type="float">
            <text:p>9223.11</text:p>
          </table:table-cell>
          <table:table-cell table:number-columns-repeated="12" office:value-type="float" office:value="9063.72" calcext:value-type="float">
            <text:p>9063.72</text:p>
          </table:table-cell>
          <table:table-cell office:value-type="float" office:value="8975.94" calcext:value-type="float">
            <text:p>8975.94</text:p>
          </table:table-cell>
          <table:table-cell table:number-columns-repeated="14" office:value-type="float" office:value="8929.43" calcext:value-type="float">
            <text:p>8929.43</text:p>
          </table:table-cell>
          <table:table-cell office:value-type="float" office:value="8923.33" calcext:value-type="float">
            <text:p>8923.33</text:p>
          </table:table-cell>
          <table:table-cell table:number-columns-repeated="14" office:value-type="float" office:value="8894.9" calcext:value-type="float">
            <text:p>8894.9</text:p>
          </table:table-cell>
          <table:table-cell table:number-columns-repeated="7" office:value-type="float" office:value="8737.38" calcext:value-type="float">
            <text:p>8737.38</text:p>
          </table:table-cell>
          <table:table-cell office:value-type="float" office:value="8681.76" calcext:value-type="float">
            <text:p>8681.76</text:p>
          </table:table-cell>
          <table:table-cell office:value-type="float" office:value="8640.92" calcext:value-type="float">
            <text:p>8640.92</text:p>
          </table:table-cell>
          <table:table-cell office:value-type="float" office:value="8612.4" calcext:value-type="float">
            <text:p>8612.4</text:p>
          </table:table-cell>
          <table:table-cell table:number-columns-repeated="3" office:value-type="float" office:value="8556.78" calcext:value-type="float">
            <text:p>8556.78</text:p>
          </table:table-cell>
          <table:table-cell office:value-type="float" office:value="8544.2" calcext:value-type="float">
            <text:p>8544.2</text:p>
          </table:table-cell>
          <table:table-cell table:number-columns-repeated="3" office:value-type="float" office:value="8535.61" calcext:value-type="float">
            <text:p>8535.61</text:p>
          </table:table-cell>
          <table:table-cell table:number-columns-repeated="2" office:value-type="float" office:value="8490.39" calcext:value-type="float">
            <text:p>8490.39</text:p>
          </table:table-cell>
          <table:table-cell table:number-columns-repeated="5" office:value-type="float" office:value="8413.13" calcext:value-type="float">
            <text:p>8413.13</text:p>
          </table:table-cell>
          <table:table-cell table:number-columns-repeated="3" office:value-type="float" office:value="8359.62" calcext:value-type="float">
            <text:p>8359.62</text:p>
          </table:table-cell>
          <table:table-cell table:number-columns-repeated="2" office:value-type="float" office:value="8344.32" calcext:value-type="float">
            <text:p>8344.32</text:p>
          </table:table-cell>
          <table:table-cell table:number-columns-repeated="5" office:value-type="float" office:value="8289.98" calcext:value-type="float">
            <text:p>8289.98</text:p>
          </table:table-cell>
          <table:table-cell table:number-columns-repeated="16" office:value-type="float" office:value="8281.15" calcext:value-type="float">
            <text:p>8281.15</text:p>
          </table:table-cell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8601.2" calcext:value-type="float">
            <text:p>28601.2</text:p>
          </table:table-cell>
          <table:table-cell office:value-type="float" office:value="28125.8" calcext:value-type="float">
            <text:p>28125.8</text:p>
          </table:table-cell>
          <table:table-cell office:value-type="float" office:value="27424.4" calcext:value-type="float">
            <text:p>27424.4</text:p>
          </table:table-cell>
          <table:table-cell office:value-type="float" office:value="27297.3" calcext:value-type="float">
            <text:p>27297.3</text:p>
          </table:table-cell>
          <table:table-cell office:value-type="float" office:value="27039.3" calcext:value-type="float">
            <text:p>27039.3</text:p>
          </table:table-cell>
          <table:table-cell office:value-type="float" office:value="27224.5" calcext:value-type="float">
            <text:p>27224.5</text:p>
          </table:table-cell>
          <table:table-cell office:value-type="float" office:value="26131.4" calcext:value-type="float">
            <text:p>26131.4</text:p>
          </table:table-cell>
          <table:table-cell office:value-type="float" office:value="25430.2" calcext:value-type="float">
            <text:p>25430.2</text:p>
          </table:table-cell>
          <table:table-cell office:value-type="float" office:value="23712.4" calcext:value-type="float">
            <text:p>23712.4</text:p>
          </table:table-cell>
          <table:table-cell office:value-type="float" office:value="22591.3" calcext:value-type="float">
            <text:p>22591.3</text:p>
          </table:table-cell>
          <table:table-cell office:value-type="float" office:value="22990.3" calcext:value-type="float">
            <text:p>22990.3</text:p>
          </table:table-cell>
          <table:table-cell office:value-type="float" office:value="22738.6" calcext:value-type="float">
            <text:p>22738.6</text:p>
          </table:table-cell>
          <table:table-cell office:value-type="float" office:value="22447.6" calcext:value-type="float">
            <text:p>22447.6</text:p>
          </table:table-cell>
          <table:table-cell office:value-type="float" office:value="22015.9" calcext:value-type="float">
            <text:p>22015.9</text:p>
          </table:table-cell>
          <table:table-cell office:value-type="float" office:value="22107.7" calcext:value-type="float">
            <text:p>22107.7</text:p>
          </table:table-cell>
          <table:table-cell office:value-type="float" office:value="21746.5" calcext:value-type="float">
            <text:p>21746.5</text:p>
          </table:table-cell>
          <table:table-cell office:value-type="float" office:value="21507.9" calcext:value-type="float">
            <text:p>21507.9</text:p>
          </table:table-cell>
          <table:table-cell office:value-type="float" office:value="21088.3" calcext:value-type="float">
            <text:p>21088.3</text:p>
          </table:table-cell>
          <table:table-cell office:value-type="float" office:value="20836.1" calcext:value-type="float">
            <text:p>20836.1</text:p>
          </table:table-cell>
          <table:table-cell office:value-type="float" office:value="19736.3" calcext:value-type="float">
            <text:p>19736.3</text:p>
          </table:table-cell>
          <table:table-cell office:value-type="float" office:value="19333.2" calcext:value-type="float">
            <text:p>19333.2</text:p>
          </table:table-cell>
          <table:table-cell office:value-type="float" office:value="18797.5" calcext:value-type="float">
            <text:p>18797.5</text:p>
          </table:table-cell>
          <table:table-cell office:value-type="float" office:value="18608.5" calcext:value-type="float">
            <text:p>18608.5</text:p>
          </table:table-cell>
          <table:table-cell office:value-type="float" office:value="18286.9" calcext:value-type="float">
            <text:p>18286.9</text:p>
          </table:table-cell>
          <table:table-cell office:value-type="float" office:value="18725.7" calcext:value-type="float">
            <text:p>18725.7</text:p>
          </table:table-cell>
          <table:table-cell office:value-type="float" office:value="18356.2" calcext:value-type="float">
            <text:p>18356.2</text:p>
          </table:table-cell>
          <table:table-cell office:value-type="float" office:value="17772.8" calcext:value-type="float">
            <text:p>17772.8</text:p>
          </table:table-cell>
          <table:table-cell office:value-type="float" office:value="17385.9" calcext:value-type="float">
            <text:p>17385.9</text:p>
          </table:table-cell>
          <table:table-cell office:value-type="float" office:value="17644.9" calcext:value-type="float">
            <text:p>17644.9</text:p>
          </table:table-cell>
          <table:table-cell office:value-type="float" office:value="17464.7" calcext:value-type="float">
            <text:p>17464.7</text:p>
          </table:table-cell>
          <table:table-cell office:value-type="float" office:value="17359.2" calcext:value-type="float">
            <text:p>17359.2</text:p>
          </table:table-cell>
          <table:table-cell office:value-type="float" office:value="17182.5" calcext:value-type="float">
            <text:p>17182.5</text:p>
          </table:table-cell>
          <table:table-cell office:value-type="float" office:value="17089.8" calcext:value-type="float">
            <text:p>17089.8</text:p>
          </table:table-cell>
          <table:table-cell office:value-type="float" office:value="17300.9" calcext:value-type="float">
            <text:p>17300.9</text:p>
          </table:table-cell>
          <table:table-cell office:value-type="float" office:value="17208.9" calcext:value-type="float">
            <text:p>17208.9</text:p>
          </table:table-cell>
          <table:table-cell office:value-type="float" office:value="17746.9" calcext:value-type="float">
            <text:p>17746.9</text:p>
          </table:table-cell>
          <table:table-cell office:value-type="float" office:value="16621.5" calcext:value-type="float">
            <text:p>16621.5</text:p>
          </table:table-cell>
          <table:table-cell office:value-type="float" office:value="16779.6" calcext:value-type="float">
            <text:p>16779.6</text:p>
          </table:table-cell>
          <table:table-cell office:value-type="float" office:value="16438.5" calcext:value-type="float">
            <text:p>16438.5</text:p>
          </table:table-cell>
          <table:table-cell office:value-type="float" office:value="16413.5" calcext:value-type="float">
            <text:p>16413.5</text:p>
          </table:table-cell>
          <table:table-cell office:value-type="float" office:value="16393.3" calcext:value-type="float">
            <text:p>16393.3</text:p>
          </table:table-cell>
          <table:table-cell office:value-type="float" office:value="16282.3" calcext:value-type="float">
            <text:p>16282.3</text:p>
          </table:table-cell>
          <table:table-cell office:value-type="float" office:value="16199.3" calcext:value-type="float">
            <text:p>16199.3</text:p>
          </table:table-cell>
          <table:table-cell office:value-type="float" office:value="16493.7" calcext:value-type="float">
            <text:p>16493.7</text:p>
          </table:table-cell>
          <table:table-cell office:value-type="float" office:value="16156" calcext:value-type="float">
            <text:p>16156</text:p>
          </table:table-cell>
          <table:table-cell office:value-type="float" office:value="16291.1" calcext:value-type="float">
            <text:p>16291.1</text:p>
          </table:table-cell>
          <table:table-cell office:value-type="float" office:value="16359.5" calcext:value-type="float">
            <text:p>16359.5</text:p>
          </table:table-cell>
          <table:table-cell office:value-type="float" office:value="16265.2" calcext:value-type="float">
            <text:p>16265.2</text:p>
          </table:table-cell>
          <table:table-cell office:value-type="float" office:value="16219.3" calcext:value-type="float">
            <text:p>16219.3</text:p>
          </table:table-cell>
          <table:table-cell office:value-type="float" office:value="15994.3" calcext:value-type="float">
            <text:p>15994.3</text:p>
          </table:table-cell>
          <table:table-cell office:value-type="float" office:value="16407.8" calcext:value-type="float">
            <text:p>16407.8</text:p>
          </table:table-cell>
          <table:table-cell office:value-type="float" office:value="16550.8" calcext:value-type="float">
            <text:p>16550.8</text:p>
          </table:table-cell>
          <table:table-cell office:value-type="float" office:value="16138.9" calcext:value-type="float">
            <text:p>16138.9</text:p>
          </table:table-cell>
          <table:table-cell office:value-type="float" office:value="15940.9" calcext:value-type="float">
            <text:p>15940.9</text:p>
          </table:table-cell>
          <table:table-cell office:value-type="float" office:value="15555.7" calcext:value-type="float">
            <text:p>15555.7</text:p>
          </table:table-cell>
          <table:table-cell office:value-type="float" office:value="15649.4" calcext:value-type="float">
            <text:p>15649.4</text:p>
          </table:table-cell>
          <table:table-cell office:value-type="float" office:value="15490" calcext:value-type="float">
            <text:p>15490</text:p>
          </table:table-cell>
          <table:table-cell office:value-type="float" office:value="15575.3" calcext:value-type="float">
            <text:p>15575.3</text:p>
          </table:table-cell>
          <table:table-cell office:value-type="float" office:value="15127.6" calcext:value-type="float">
            <text:p>15127.6</text:p>
          </table:table-cell>
          <table:table-cell office:value-type="float" office:value="15254.2" calcext:value-type="float">
            <text:p>15254.2</text:p>
          </table:table-cell>
          <table:table-cell office:value-type="float" office:value="15911.8" calcext:value-type="float">
            <text:p>15911.8</text:p>
          </table:table-cell>
          <table:table-cell office:value-type="float" office:value="15578.5" calcext:value-type="float">
            <text:p>15578.5</text:p>
          </table:table-cell>
          <table:table-cell office:value-type="float" office:value="15242.9" calcext:value-type="float">
            <text:p>15242.9</text:p>
          </table:table-cell>
          <table:table-cell office:value-type="float" office:value="15155.8" calcext:value-type="float">
            <text:p>15155.8</text:p>
          </table:table-cell>
          <table:table-cell office:value-type="float" office:value="15357.1" calcext:value-type="float">
            <text:p>15357.1</text:p>
          </table:table-cell>
          <table:table-cell office:value-type="float" office:value="15210.9" calcext:value-type="float">
            <text:p>15210.9</text:p>
          </table:table-cell>
          <table:table-cell office:value-type="float" office:value="15582.6" calcext:value-type="float">
            <text:p>15582.6</text:p>
          </table:table-cell>
          <table:table-cell office:value-type="float" office:value="16666.5" calcext:value-type="float">
            <text:p>16666.5</text:p>
          </table:table-cell>
          <table:table-cell office:value-type="float" office:value="16746.1" calcext:value-type="float">
            <text:p>16746.1</text:p>
          </table:table-cell>
          <table:table-cell office:value-type="float" office:value="16195.3" calcext:value-type="float">
            <text:p>16195.3</text:p>
          </table:table-cell>
          <table:table-cell office:value-type="float" office:value="15877.7" calcext:value-type="float">
            <text:p>15877.7</text:p>
          </table:table-cell>
          <table:table-cell office:value-type="float" office:value="15899.2" calcext:value-type="float">
            <text:p>15899.2</text:p>
          </table:table-cell>
          <table:table-cell office:value-type="float" office:value="15914.3" calcext:value-type="float">
            <text:p>15914.3</text:p>
          </table:table-cell>
          <table:table-cell office:value-type="float" office:value="15464.8" calcext:value-type="float">
            <text:p>15464.8</text:p>
          </table:table-cell>
          <table:table-cell office:value-type="float" office:value="14910" calcext:value-type="float">
            <text:p>14910</text:p>
          </table:table-cell>
          <table:table-cell office:value-type="float" office:value="14016.8" calcext:value-type="float">
            <text:p>14016.8</text:p>
          </table:table-cell>
          <table:table-cell office:value-type="float" office:value="14284.1" calcext:value-type="float">
            <text:p>14284.1</text:p>
          </table:table-cell>
          <table:table-cell office:value-type="float" office:value="14491.9" calcext:value-type="float">
            <text:p>14491.9</text:p>
          </table:table-cell>
          <table:table-cell office:value-type="float" office:value="14491.7" calcext:value-type="float">
            <text:p>14491.7</text:p>
          </table:table-cell>
          <table:table-cell office:value-type="float" office:value="14818.3" calcext:value-type="float">
            <text:p>14818.3</text:p>
          </table:table-cell>
          <table:table-cell office:value-type="float" office:value="15021.7" calcext:value-type="float">
            <text:p>15021.7</text:p>
          </table:table-cell>
          <table:table-cell office:value-type="float" office:value="14737.2" calcext:value-type="float">
            <text:p>14737.2</text:p>
          </table:table-cell>
          <table:table-cell office:value-type="float" office:value="14755.4" calcext:value-type="float">
            <text:p>14755.4</text:p>
          </table:table-cell>
          <table:table-cell office:value-type="float" office:value="14341.4" calcext:value-type="float">
            <text:p>14341.4</text:p>
          </table:table-cell>
          <table:table-cell office:value-type="float" office:value="13977.1" calcext:value-type="float">
            <text:p>13977.1</text:p>
          </table:table-cell>
          <table:table-cell office:value-type="float" office:value="14216.3" calcext:value-type="float">
            <text:p>14216.3</text:p>
          </table:table-cell>
          <table:table-cell office:value-type="float" office:value="14508.6" calcext:value-type="float">
            <text:p>14508.6</text:p>
          </table:table-cell>
          <table:table-cell office:value-type="float" office:value="14838" calcext:value-type="float">
            <text:p>14838</text:p>
          </table:table-cell>
          <table:table-cell office:value-type="float" office:value="14281.3" calcext:value-type="float">
            <text:p>14281.3</text:p>
          </table:table-cell>
          <table:table-cell office:value-type="float" office:value="14057.1" calcext:value-type="float">
            <text:p>14057.1</text:p>
          </table:table-cell>
          <table:table-cell office:value-type="float" office:value="13798.4" calcext:value-type="float">
            <text:p>13798.4</text:p>
          </table:table-cell>
          <table:table-cell office:value-type="float" office:value="13851.7" calcext:value-type="float">
            <text:p>13851.7</text:p>
          </table:table-cell>
          <table:table-cell office:value-type="float" office:value="14039.4" calcext:value-type="float">
            <text:p>14039.4</text:p>
          </table:table-cell>
          <table:table-cell office:value-type="float" office:value="13750.2" calcext:value-type="float">
            <text:p>13750.2</text:p>
          </table:table-cell>
          <table:table-cell office:value-type="float" office:value="14072" calcext:value-type="float">
            <text:p>14072</text:p>
          </table:table-cell>
          <table:table-cell office:value-type="float" office:value="14220" calcext:value-type="float">
            <text:p>14220</text:p>
          </table:table-cell>
          <table:table-cell office:value-type="float" office:value="14630.6" calcext:value-type="float">
            <text:p>14630.6</text:p>
          </table:table-cell>
          <table:table-cell office:value-type="float" office:value="14955.5" calcext:value-type="float">
            <text:p>14955.5</text:p>
          </table:table-cell>
          <table:table-cell office:value-type="float" office:value="15184.5" calcext:value-type="float">
            <text:p>15184.5</text:p>
          </table:table-cell>
          <table:table-cell office:value-type="float" office:value="14784.7" calcext:value-type="float">
            <text:p>14784.7</text:p>
          </table:table-cell>
          <table:table-cell office:value-type="float" office:value="14233.4" calcext:value-type="float">
            <text:p>14233.4</text:p>
          </table:table-cell>
          <table:table-cell office:value-type="float" office:value="13417.7" calcext:value-type="float">
            <text:p>13417.7</text:p>
          </table:table-cell>
          <table:table-cell office:value-type="float" office:value="13459.6" calcext:value-type="float">
            <text:p>13459.6</text:p>
          </table:table-cell>
          <table:table-cell office:value-type="float" office:value="13463.9" calcext:value-type="float">
            <text:p>13463.9</text:p>
          </table:table-cell>
          <table:table-cell office:value-type="float" office:value="13519.6" calcext:value-type="float">
            <text:p>13519.6</text:p>
          </table:table-cell>
          <table:table-cell office:value-type="float" office:value="13518.8" calcext:value-type="float">
            <text:p>13518.8</text:p>
          </table:table-cell>
          <table:table-cell office:value-type="float" office:value="13891.8" calcext:value-type="float">
            <text:p>13891.8</text:p>
          </table:table-cell>
          <table:table-cell office:value-type="float" office:value="14021.7" calcext:value-type="float">
            <text:p>14021.7</text:p>
          </table:table-cell>
          <table:table-cell office:value-type="float" office:value="14312.8" calcext:value-type="float">
            <text:p>14312.8</text:p>
          </table:table-cell>
          <table:table-cell office:value-type="float" office:value="14471.2" calcext:value-type="float">
            <text:p>14471.2</text:p>
          </table:table-cell>
          <table:table-cell office:value-type="float" office:value="14694.6" calcext:value-type="float">
            <text:p>14694.6</text:p>
          </table:table-cell>
          <table:table-cell office:value-type="float" office:value="14357.6" calcext:value-type="float">
            <text:p>14357.6</text:p>
          </table:table-cell>
          <table:table-cell office:value-type="float" office:value="13482.5" calcext:value-type="float">
            <text:p>13482.5</text:p>
          </table:table-cell>
          <table:table-cell office:value-type="float" office:value="13530.2" calcext:value-type="float">
            <text:p>13530.2</text:p>
          </table:table-cell>
          <table:table-cell office:value-type="float" office:value="13366.7" calcext:value-type="float">
            <text:p>13366.7</text:p>
          </table:table-cell>
          <table:table-cell office:value-type="float" office:value="13270.6" calcext:value-type="float">
            <text:p>13270.6</text:p>
          </table:table-cell>
          <table:table-cell office:value-type="float" office:value="13489.9" calcext:value-type="float">
            <text:p>13489.9</text:p>
          </table:table-cell>
          <table:table-cell office:value-type="float" office:value="13876.7" calcext:value-type="float">
            <text:p>13876.7</text:p>
          </table:table-cell>
          <table:table-cell office:value-type="float" office:value="14239.7" calcext:value-type="float">
            <text:p>14239.7</text:p>
          </table:table-cell>
          <table:table-cell office:value-type="float" office:value="14006.4" calcext:value-type="float">
            <text:p>14006.4</text:p>
          </table:table-cell>
          <table:table-cell office:value-type="float" office:value="13801.9" calcext:value-type="float">
            <text:p>13801.9</text:p>
          </table:table-cell>
          <table:table-cell office:value-type="float" office:value="13838.8" calcext:value-type="float">
            <text:p>13838.8</text:p>
          </table:table-cell>
          <table:table-cell office:value-type="float" office:value="13333.5" calcext:value-type="float">
            <text:p>13333.5</text:p>
          </table:table-cell>
          <table:table-cell office:value-type="float" office:value="13122.6" calcext:value-type="float">
            <text:p>13122.6</text:p>
          </table:table-cell>
          <table:table-cell office:value-type="float" office:value="13056.4" calcext:value-type="float">
            <text:p>13056.4</text:p>
          </table:table-cell>
          <table:table-cell office:value-type="float" office:value="13222.3" calcext:value-type="float">
            <text:p>13222.3</text:p>
          </table:table-cell>
          <table:table-cell office:value-type="float" office:value="13222.8" calcext:value-type="float">
            <text:p>13222.8</text:p>
          </table:table-cell>
          <table:table-cell office:value-type="float" office:value="13698.2" calcext:value-type="float">
            <text:p>13698.2</text:p>
          </table:table-cell>
          <table:table-cell office:value-type="float" office:value="13440.3" calcext:value-type="float">
            <text:p>13440.3</text:p>
          </table:table-cell>
          <table:table-cell office:value-type="float" office:value="13576.9" calcext:value-type="float">
            <text:p>13576.9</text:p>
          </table:table-cell>
          <table:table-cell office:value-type="float" office:value="13792.2" calcext:value-type="float">
            <text:p>13792.2</text:p>
          </table:table-cell>
          <table:table-cell office:value-type="float" office:value="14453.8" calcext:value-type="float">
            <text:p>14453.8</text:p>
          </table:table-cell>
          <table:table-cell office:value-type="float" office:value="14689.1" calcext:value-type="float">
            <text:p>14689.1</text:p>
          </table:table-cell>
          <table:table-cell office:value-type="float" office:value="13718" calcext:value-type="float">
            <text:p>13718</text:p>
          </table:table-cell>
          <table:table-cell office:value-type="float" office:value="12915.3" calcext:value-type="float">
            <text:p>12915.3</text:p>
          </table:table-cell>
          <table:table-cell office:value-type="float" office:value="12937.7" calcext:value-type="float">
            <text:p>12937.7</text:p>
          </table:table-cell>
          <table:table-cell office:value-type="float" office:value="12986.9" calcext:value-type="float">
            <text:p>12986.9</text:p>
          </table:table-cell>
          <table:table-cell office:value-type="float" office:value="13309.3" calcext:value-type="float">
            <text:p>13309.3</text:p>
          </table:table-cell>
          <table:table-cell office:value-type="float" office:value="13193.8" calcext:value-type="float">
            <text:p>13193.8</text:p>
          </table:table-cell>
          <table:table-cell office:value-type="float" office:value="13453.1" calcext:value-type="float">
            <text:p>13453.1</text:p>
          </table:table-cell>
          <table:table-cell office:value-type="float" office:value="13491.1" calcext:value-type="float">
            <text:p>13491.1</text:p>
          </table:table-cell>
          <table:table-cell office:value-type="float" office:value="13523.5" calcext:value-type="float">
            <text:p>13523.5</text:p>
          </table:table-cell>
          <table:table-cell office:value-type="float" office:value="12844.1" calcext:value-type="float">
            <text:p>12844.1</text:p>
          </table:table-cell>
          <table:table-cell office:value-type="float" office:value="12426.7" calcext:value-type="float">
            <text:p>12426.7</text:p>
          </table:table-cell>
          <table:table-cell office:value-type="float" office:value="12590.7" calcext:value-type="float">
            <text:p>12590.7</text:p>
          </table:table-cell>
          <table:table-cell office:value-type="float" office:value="12580.9" calcext:value-type="float">
            <text:p>12580.9</text:p>
          </table:table-cell>
          <table:table-cell office:value-type="float" office:value="13018.3" calcext:value-type="float">
            <text:p>13018.3</text:p>
          </table:table-cell>
          <table:table-cell office:value-type="float" office:value="12983.8" calcext:value-type="float">
            <text:p>12983.8</text:p>
          </table:table-cell>
          <table:table-cell office:value-type="float" office:value="12686.4" calcext:value-type="float">
            <text:p>12686.4</text:p>
          </table:table-cell>
          <table:table-cell office:value-type="float" office:value="12812.7" calcext:value-type="float">
            <text:p>12812.7</text:p>
          </table:table-cell>
          <table:table-cell office:value-type="float" office:value="12761" calcext:value-type="float">
            <text:p>12761</text:p>
          </table:table-cell>
          <table:table-cell office:value-type="float" office:value="12784.2" calcext:value-type="float">
            <text:p>12784.2</text:p>
          </table:table-cell>
          <table:table-cell office:value-type="float" office:value="13322.9" calcext:value-type="float">
            <text:p>13322.9</text:p>
          </table:table-cell>
          <table:table-cell office:value-type="float" office:value="13121.8" calcext:value-type="float">
            <text:p>13121.8</text:p>
          </table:table-cell>
          <table:table-cell office:value-type="float" office:value="13618.1" calcext:value-type="float">
            <text:p>13618.1</text:p>
          </table:table-cell>
          <table:table-cell office:value-type="float" office:value="13560.3" calcext:value-type="float">
            <text:p>13560.3</text:p>
          </table:table-cell>
          <table:table-cell office:value-type="float" office:value="13854.3" calcext:value-type="float">
            <text:p>13854.3</text:p>
          </table:table-cell>
          <table:table-cell office:value-type="float" office:value="14444.7" calcext:value-type="float">
            <text:p>14444.7</text:p>
          </table:table-cell>
          <table:table-cell office:value-type="float" office:value="14279" calcext:value-type="float">
            <text:p>14279</text:p>
          </table:table-cell>
          <table:table-cell office:value-type="float" office:value="14341.9" calcext:value-type="float">
            <text:p>14341.9</text:p>
          </table:table-cell>
          <table:table-cell office:value-type="float" office:value="15427.5" calcext:value-type="float">
            <text:p>15427.5</text:p>
          </table:table-cell>
          <table:table-cell office:value-type="float" office:value="14196.4" calcext:value-type="float">
            <text:p>14196.4</text:p>
          </table:table-cell>
          <table:table-cell office:value-type="float" office:value="12074.2" calcext:value-type="float">
            <text:p>12074.2</text:p>
          </table:table-cell>
          <table:table-cell office:value-type="float" office:value="11751.7" calcext:value-type="float">
            <text:p>11751.7</text:p>
          </table:table-cell>
          <table:table-cell office:value-type="float" office:value="11727" calcext:value-type="float">
            <text:p>11727</text:p>
          </table:table-cell>
          <table:table-cell office:value-type="float" office:value="11710.5" calcext:value-type="float">
            <text:p>11710.5</text:p>
          </table:table-cell>
          <table:table-cell office:value-type="float" office:value="11720.2" calcext:value-type="float">
            <text:p>11720.2</text:p>
          </table:table-cell>
          <table:table-cell office:value-type="float" office:value="11837.4" calcext:value-type="float">
            <text:p>11837.4</text:p>
          </table:table-cell>
          <table:table-cell office:value-type="float" office:value="12676" calcext:value-type="float">
            <text:p>12676</text:p>
          </table:table-cell>
          <table:table-cell office:value-type="float" office:value="12651.9" calcext:value-type="float">
            <text:p>12651.9</text:p>
          </table:table-cell>
          <table:table-cell office:value-type="float" office:value="12556" calcext:value-type="float">
            <text:p>12556</text:p>
          </table:table-cell>
          <table:table-cell office:value-type="float" office:value="11583.8" calcext:value-type="float">
            <text:p>11583.8</text:p>
          </table:table-cell>
          <table:table-cell office:value-type="float" office:value="11372.5" calcext:value-type="float">
            <text:p>11372.5</text:p>
          </table:table-cell>
          <table:table-cell office:value-type="float" office:value="11427.7" calcext:value-type="float">
            <text:p>11427.7</text:p>
          </table:table-cell>
          <table:table-cell office:value-type="float" office:value="11401.2" calcext:value-type="float">
            <text:p>11401.2</text:p>
          </table:table-cell>
          <table:table-cell office:value-type="float" office:value="11363.9" calcext:value-type="float">
            <text:p>11363.9</text:p>
          </table:table-cell>
          <table:table-cell office:value-type="float" office:value="11476.1" calcext:value-type="float">
            <text:p>11476.1</text:p>
          </table:table-cell>
          <table:table-cell office:value-type="float" office:value="11581.5" calcext:value-type="float">
            <text:p>11581.5</text:p>
          </table:table-cell>
          <table:table-cell office:value-type="float" office:value="11923.1" calcext:value-type="float">
            <text:p>11923.1</text:p>
          </table:table-cell>
          <table:table-cell office:value-type="float" office:value="11793" calcext:value-type="float">
            <text:p>11793</text:p>
          </table:table-cell>
          <table:table-cell office:value-type="float" office:value="11833.1" calcext:value-type="float">
            <text:p>11833.1</text:p>
          </table:table-cell>
          <table:table-cell office:value-type="float" office:value="11307.3" calcext:value-type="float">
            <text:p>11307.3</text:p>
          </table:table-cell>
          <table:table-cell office:value-type="float" office:value="11231" calcext:value-type="float">
            <text:p>11231</text:p>
          </table:table-cell>
          <table:table-cell office:value-type="float" office:value="11260.7" calcext:value-type="float">
            <text:p>11260.7</text:p>
          </table:table-cell>
          <table:table-cell office:value-type="float" office:value="11210.6" calcext:value-type="float">
            <text:p>11210.6</text:p>
          </table:table-cell>
          <table:table-cell office:value-type="float" office:value="11041" calcext:value-type="float">
            <text:p>11041</text:p>
          </table:table-cell>
          <table:table-cell office:value-type="float" office:value="10974.3" calcext:value-type="float">
            <text:p>10974.3</text:p>
          </table:table-cell>
          <table:table-cell office:value-type="float" office:value="11063.5" calcext:value-type="float">
            <text:p>11063.5</text:p>
          </table:table-cell>
          <table:table-cell office:value-type="float" office:value="10907.5" calcext:value-type="float">
            <text:p>10907.5</text:p>
          </table:table-cell>
          <table:table-cell office:value-type="float" office:value="11011.4" calcext:value-type="float">
            <text:p>11011.4</text:p>
          </table:table-cell>
          <table:table-cell office:value-type="float" office:value="10866.6" calcext:value-type="float">
            <text:p>10866.6</text:p>
          </table:table-cell>
          <table:table-cell office:value-type="float" office:value="10824.1" calcext:value-type="float">
            <text:p>10824.1</text:p>
          </table:table-cell>
          <table:table-cell office:value-type="float" office:value="10695.7" calcext:value-type="float">
            <text:p>10695.7</text:p>
          </table:table-cell>
          <table:table-cell office:value-type="float" office:value="10836.7" calcext:value-type="float">
            <text:p>10836.7</text:p>
          </table:table-cell>
          <table:table-cell office:value-type="float" office:value="11063.3" calcext:value-type="float">
            <text:p>11063.3</text:p>
          </table:table-cell>
          <table:table-cell office:value-type="float" office:value="11537.8" calcext:value-type="float">
            <text:p>11537.8</text:p>
          </table:table-cell>
          <table:table-cell office:value-type="float" office:value="11576.9" calcext:value-type="float">
            <text:p>11576.9</text:p>
          </table:table-cell>
          <table:table-cell office:value-type="float" office:value="11601" calcext:value-type="float">
            <text:p>11601</text:p>
          </table:table-cell>
          <table:table-cell office:value-type="float" office:value="11665.2" calcext:value-type="float">
            <text:p>11665.2</text:p>
          </table:table-cell>
          <table:table-cell office:value-type="float" office:value="10863.2" calcext:value-type="float">
            <text:p>10863.2</text:p>
          </table:table-cell>
          <table:table-cell office:value-type="float" office:value="10547.2" calcext:value-type="float">
            <text:p>10547.2</text:p>
          </table:table-cell>
          <table:table-cell office:value-type="float" office:value="10541.3" calcext:value-type="float">
            <text:p>10541.3</text:p>
          </table:table-cell>
          <table:table-cell office:value-type="float" office:value="10649" calcext:value-type="float">
            <text:p>10649</text:p>
          </table:table-cell>
          <table:table-cell office:value-type="float" office:value="11067.7" calcext:value-type="float">
            <text:p>11067.7</text:p>
          </table:table-cell>
          <table:table-cell office:value-type="float" office:value="11081.6" calcext:value-type="float">
            <text:p>11081.6</text:p>
          </table:table-cell>
          <table:table-cell office:value-type="float" office:value="11520" calcext:value-type="float">
            <text:p>11520</text:p>
          </table:table-cell>
          <table:table-cell office:value-type="float" office:value="11518.4" calcext:value-type="float">
            <text:p>11518.4</text:p>
          </table:table-cell>
          <table:table-cell office:value-type="float" office:value="10856.7" calcext:value-type="float">
            <text:p>10856.7</text:p>
          </table:table-cell>
          <table:table-cell office:value-type="float" office:value="10816.3" calcext:value-type="float">
            <text:p>10816.3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187.9" calcext:value-type="float">
            <text:p>11187.9</text:p>
          </table:table-cell>
          <table:table-cell office:value-type="float" office:value="11363.2" calcext:value-type="float">
            <text:p>11363.2</text:p>
          </table:table-cell>
          <table:table-cell office:value-type="float" office:value="11644" calcext:value-type="float">
            <text:p>11644</text:p>
          </table:table-cell>
          <table:table-cell office:value-type="float" office:value="11557.9" calcext:value-type="float">
            <text:p>11557.9</text:p>
          </table:table-cell>
          <table:table-cell office:value-type="float" office:value="10934" calcext:value-type="float">
            <text:p>10934</text:p>
          </table:table-cell>
          <table:table-cell office:value-type="float" office:value="10973.9" calcext:value-type="float">
            <text:p>10973.9</text:p>
          </table:table-cell>
          <table:table-cell office:value-type="float" office:value="11009.5" calcext:value-type="float">
            <text:p>11009.5</text:p>
          </table:table-cell>
          <table:table-cell office:value-type="float" office:value="10529" calcext:value-type="float">
            <text:p>10529</text:p>
          </table:table-cell>
          <table:table-cell office:value-type="float" office:value="10241.8" calcext:value-type="float">
            <text:p>10241.8</text:p>
          </table:table-cell>
          <table:table-cell office:value-type="float" office:value="10171.9" calcext:value-type="float">
            <text:p>10171.9</text:p>
          </table:table-cell>
          <table:table-cell office:value-type="float" office:value="10192.6" calcext:value-type="float">
            <text:p>10192.6</text:p>
          </table:table-cell>
          <table:table-cell office:value-type="float" office:value="10181.9" calcext:value-type="float">
            <text:p>10181.9</text:p>
          </table:table-cell>
          <table:table-cell office:value-type="float" office:value="10159.3" calcext:value-type="float">
            <text:p>10159.3</text:p>
          </table:table-cell>
          <table:table-cell office:value-type="float" office:value="10232.1" calcext:value-type="float">
            <text:p>10232.1</text:p>
          </table:table-cell>
          <table:table-cell office:value-type="float" office:value="10215.8" calcext:value-type="float">
            <text:p>10215.8</text:p>
          </table:table-cell>
          <table:table-cell office:value-type="float" office:value="10488.2" calcext:value-type="float">
            <text:p>10488.2</text:p>
          </table:table-cell>
          <table:table-cell office:value-type="float" office:value="10314.1" calcext:value-type="float">
            <text:p>10314.1</text:p>
          </table:table-cell>
          <table:table-cell office:value-type="float" office:value="10172.7" calcext:value-type="float">
            <text:p>10172.7</text:p>
          </table:table-cell>
          <table:table-cell office:value-type="float" office:value="9935.83" calcext:value-type="float">
            <text:p>9935.83</text:p>
          </table:table-cell>
          <table:table-cell office:value-type="float" office:value="10300.5" calcext:value-type="float">
            <text:p>10300.5</text:p>
          </table:table-cell>
          <table:table-cell office:value-type="float" office:value="10158.2" calcext:value-type="float">
            <text:p>10158.2</text:p>
          </table:table-cell>
          <table:table-cell office:value-type="float" office:value="10225.1" calcext:value-type="float">
            <text:p>10225.1</text:p>
          </table:table-cell>
          <table:table-cell office:value-type="float" office:value="9528.94" calcext:value-type="float">
            <text:p>9528.94</text:p>
          </table:table-cell>
          <table:table-cell office:value-type="float" office:value="9460.62" calcext:value-type="float">
            <text:p>9460.62</text:p>
          </table:table-cell>
          <table:table-cell office:value-type="float" office:value="9392.75" calcext:value-type="float">
            <text:p>9392.75</text:p>
          </table:table-cell>
          <table:table-cell office:value-type="float" office:value="9409.3" calcext:value-type="float">
            <text:p>9409.3</text:p>
          </table:table-cell>
          <table:table-cell office:value-type="float" office:value="9389.23" calcext:value-type="float">
            <text:p>9389.23</text:p>
          </table:table-cell>
          <table:table-cell office:value-type="float" office:value="9429.35" calcext:value-type="float">
            <text:p>9429.35</text:p>
          </table:table-cell>
          <table:table-cell office:value-type="float" office:value="9697.94" calcext:value-type="float">
            <text:p>9697.94</text:p>
          </table:table-cell>
          <table:table-cell office:value-type="float" office:value="9400.66" calcext:value-type="float">
            <text:p>9400.66</text:p>
          </table:table-cell>
          <table:table-cell office:value-type="float" office:value="9336.63" calcext:value-type="float">
            <text:p>9336.63</text:p>
          </table:table-cell>
          <table:table-cell office:value-type="float" office:value="9221.36" calcext:value-type="float">
            <text:p>9221.36</text:p>
          </table:table-cell>
          <table:table-cell office:value-type="float" office:value="9242.25" calcext:value-type="float">
            <text:p>9242.25</text:p>
          </table:table-cell>
          <table:table-cell office:value-type="float" office:value="9224.18" calcext:value-type="float">
            <text:p>9224.18</text:p>
          </table:table-cell>
          <table:table-cell office:value-type="float" office:value="9203.55" calcext:value-type="float">
            <text:p>9203.55</text:p>
          </table:table-cell>
          <table:table-cell office:value-type="float" office:value="9232.92" calcext:value-type="float">
            <text:p>9232.92</text:p>
          </table:table-cell>
          <table:table-cell office:value-type="float" office:value="9251.9" calcext:value-type="float">
            <text:p>9251.9</text:p>
          </table:table-cell>
          <table:table-cell office:value-type="float" office:value="9192.25" calcext:value-type="float">
            <text:p>9192.25</text:p>
          </table:table-cell>
          <table:table-cell office:value-type="float" office:value="9251.11" calcext:value-type="float">
            <text:p>9251.11</text:p>
          </table:table-cell>
          <table:table-cell office:value-type="float" office:value="9336.14" calcext:value-type="float">
            <text:p>9336.14</text:p>
          </table:table-cell>
          <table:table-cell office:value-type="float" office:value="9644.67" calcext:value-type="float">
            <text:p>9644.67</text:p>
          </table:table-cell>
          <table:table-cell office:value-type="float" office:value="9871.3" calcext:value-type="float">
            <text:p>9871.3</text:p>
          </table:table-cell>
          <table:table-cell office:value-type="float" office:value="9929.63" calcext:value-type="float">
            <text:p>9929.63</text:p>
          </table:table-cell>
          <table:table-cell office:value-type="float" office:value="9911.14" calcext:value-type="float">
            <text:p>9911.14</text:p>
          </table:table-cell>
          <table:table-cell office:value-type="float" office:value="9313.11" calcext:value-type="float">
            <text:p>9313.11</text:p>
          </table:table-cell>
          <table:table-cell office:value-type="float" office:value="9157.3" calcext:value-type="float">
            <text:p>9157.3</text:p>
          </table:table-cell>
          <table:table-cell office:value-type="float" office:value="9095.95" calcext:value-type="float">
            <text:p>9095.95</text:p>
          </table:table-cell>
          <table:table-cell office:value-type="float" office:value="9086.95" calcext:value-type="float">
            <text:p>9086.95</text:p>
          </table:table-cell>
          <table:table-cell office:value-type="float" office:value="9077.56" calcext:value-type="float">
            <text:p>9077.56</text:p>
          </table:table-cell>
          <table:table-cell office:value-type="float" office:value="9108.82" calcext:value-type="float">
            <text:p>9108.82</text:p>
          </table:table-cell>
          <table:table-cell office:value-type="float" office:value="9059.05" calcext:value-type="float">
            <text:p>9059.05</text:p>
          </table:table-cell>
          <table:table-cell office:value-type="float" office:value="9077.63" calcext:value-type="float">
            <text:p>9077.63</text:p>
          </table:table-cell>
          <table:table-cell office:value-type="float" office:value="9098.84" calcext:value-type="float">
            <text:p>9098.84</text:p>
          </table:table-cell>
          <table:table-cell office:value-type="float" office:value="9054.37" calcext:value-type="float">
            <text:p>9054.37</text:p>
          </table:table-cell>
          <table:table-cell office:value-type="float" office:value="9197.1" calcext:value-type="float">
            <text:p>9197.1</text:p>
          </table:table-cell>
          <table:table-cell office:value-type="float" office:value="9278.89" calcext:value-type="float">
            <text:p>9278.89</text:p>
          </table:table-cell>
          <table:table-cell office:value-type="float" office:value="9899.23" calcext:value-type="float">
            <text:p>9899.23</text:p>
          </table:table-cell>
          <table:table-cell office:value-type="float" office:value="10498.9" calcext:value-type="float">
            <text:p>10498.9</text:p>
          </table:table-cell>
          <table:table-cell office:value-type="float" office:value="10838" calcext:value-type="float">
            <text:p>10838</text:p>
          </table:table-cell>
          <table:table-cell office:value-type="float" office:value="9723.65" calcext:value-type="float">
            <text:p>9723.65</text:p>
          </table:table-cell>
          <table:table-cell office:value-type="float" office:value="9048.13" calcext:value-type="float">
            <text:p>9048.13</text:p>
          </table:table-cell>
          <table:table-cell office:value-type="float" office:value="9079.73" calcext:value-type="float">
            <text:p>9079.73</text:p>
          </table:table-cell>
          <table:table-cell office:value-type="float" office:value="9008.3" calcext:value-type="float">
            <text:p>9008.3</text:p>
          </table:table-cell>
          <table:table-cell office:value-type="float" office:value="9060.08" calcext:value-type="float">
            <text:p>9060.08</text:p>
          </table:table-cell>
          <table:table-cell office:value-type="float" office:value="9060.4" calcext:value-type="float">
            <text:p>9060.4</text:p>
          </table:table-cell>
          <table:table-cell office:value-type="float" office:value="9081.49" calcext:value-type="float">
            <text:p>9081.49</text:p>
          </table:table-cell>
          <table:table-cell office:value-type="float" office:value="9059.35" calcext:value-type="float">
            <text:p>9059.35</text:p>
          </table:table-cell>
          <table:table-cell office:value-type="float" office:value="9014.9" calcext:value-type="float">
            <text:p>9014.9</text:p>
          </table:table-cell>
          <table:table-cell office:value-type="float" office:value="9008" calcext:value-type="float">
            <text:p>9008</text:p>
          </table:table-cell>
          <table:table-cell office:value-type="float" office:value="9038.67" calcext:value-type="float">
            <text:p>9038.67</text:p>
          </table:table-cell>
          <table:table-cell office:value-type="float" office:value="8979.56" calcext:value-type="float">
            <text:p>8979.56</text:p>
          </table:table-cell>
          <table:table-cell office:value-type="float" office:value="8905.07" calcext:value-type="float">
            <text:p>8905.07</text:p>
          </table:table-cell>
          <table:table-cell office:value-type="float" office:value="8869.83" calcext:value-type="float">
            <text:p>8869.83</text:p>
          </table:table-cell>
          <table:table-cell office:value-type="float" office:value="8894.55" calcext:value-type="float">
            <text:p>8894.55</text:p>
          </table:table-cell>
          <table:table-cell office:value-type="float" office:value="8851.55" calcext:value-type="float">
            <text:p>8851.55</text:p>
          </table:table-cell>
          <table:table-cell office:value-type="float" office:value="8869.68" calcext:value-type="float">
            <text:p>8869.68</text:p>
          </table:table-cell>
          <table:table-cell office:value-type="float" office:value="8886.23" calcext:value-type="float">
            <text:p>8886.23</text:p>
          </table:table-cell>
          <table:table-cell office:value-type="float" office:value="8856.8" calcext:value-type="float">
            <text:p>8856.8</text:p>
          </table:table-cell>
          <table:table-cell office:value-type="float" office:value="8811.11" calcext:value-type="float">
            <text:p>8811.11</text:p>
          </table:table-cell>
          <table:table-cell office:value-type="float" office:value="8811.03" calcext:value-type="float">
            <text:p>8811.03</text:p>
          </table:table-cell>
          <table:table-cell office:value-type="float" office:value="8734.1" calcext:value-type="float">
            <text:p>8734.1</text:p>
          </table:table-cell>
          <table:table-cell office:value-type="float" office:value="8704.25" calcext:value-type="float">
            <text:p>8704.25</text:p>
          </table:table-cell>
          <table:table-cell office:value-type="float" office:value="8674.68" calcext:value-type="float">
            <text:p>8674.68</text:p>
          </table:table-cell>
          <table:table-cell office:value-type="float" office:value="8720.14" calcext:value-type="float">
            <text:p>8720.14</text:p>
          </table:table-cell>
          <table:table-cell office:value-type="float" office:value="8752.05" calcext:value-type="float">
            <text:p>8752.05</text:p>
          </table:table-cell>
          <table:table-cell office:value-type="float" office:value="8787.2" calcext:value-type="float">
            <text:p>8787.2</text:p>
          </table:table-cell>
          <table:table-cell office:value-type="float" office:value="8847.17" calcext:value-type="float">
            <text:p>8847.17</text:p>
          </table:table-cell>
          <table:table-cell office:value-type="float" office:value="8809.03" calcext:value-type="float">
            <text:p>8809.03</text:p>
          </table:table-cell>
          <table:table-cell office:value-type="float" office:value="8785.04" calcext:value-type="float">
            <text:p>8785.04</text:p>
          </table:table-cell>
          <table:table-cell office:value-type="float" office:value="8801.37" calcext:value-type="float">
            <text:p>8801.37</text:p>
          </table:table-cell>
          <table:table-cell office:value-type="float" office:value="8843.18" calcext:value-type="float">
            <text:p>8843.18</text:p>
          </table:table-cell>
          <table:table-cell office:value-type="float" office:value="8717.51" calcext:value-type="float">
            <text:p>8717.51</text:p>
          </table:table-cell>
          <table:table-cell office:value-type="float" office:value="8571.95" calcext:value-type="float">
            <text:p>8571.95</text:p>
          </table:table-cell>
          <table:table-cell office:value-type="float" office:value="8580.74" calcext:value-type="float">
            <text:p>8580.74</text:p>
          </table:table-cell>
          <table:table-cell office:value-type="float" office:value="8529.84" calcext:value-type="float">
            <text:p>8529.84</text:p>
          </table:table-cell>
          <table:table-cell office:value-type="float" office:value="8630.66" calcext:value-type="float">
            <text:p>8630.66</text:p>
          </table:table-cell>
          <table:table-cell office:value-type="float" office:value="8559.79" calcext:value-type="float">
            <text:p>8559.79</text:p>
          </table:table-cell>
          <table:table-cell office:value-type="float" office:value="8525.14" calcext:value-type="float">
            <text:p>8525.14</text:p>
          </table:table-cell>
          <table:table-cell office:value-type="float" office:value="8519.92" calcext:value-type="float">
            <text:p>8519.92</text:p>
          </table:table-cell>
          <table:table-cell office:value-type="float" office:value="8526.57" calcext:value-type="float">
            <text:p>8526.57</text:p>
          </table:table-cell>
          <table:table-cell office:value-type="float" office:value="8492.66" calcext:value-type="float">
            <text:p>8492.66</text:p>
          </table:table-cell>
          <table:table-cell office:value-type="float" office:value="8480.3" calcext:value-type="float">
            <text:p>8480.3</text:p>
          </table:table-cell>
          <table:table-cell office:value-type="float" office:value="8421.92" calcext:value-type="float">
            <text:p>8421.92</text:p>
          </table:table-cell>
          <table:table-cell office:value-type="float" office:value="8438.28" calcext:value-type="float">
            <text:p>8438.28</text:p>
          </table:table-cell>
          <table:table-cell office:value-type="float" office:value="8456.45" calcext:value-type="float">
            <text:p>8456.45</text:p>
          </table:table-cell>
          <table:table-cell office:value-type="float" office:value="8418.6" calcext:value-type="float">
            <text:p>8418.6</text:p>
          </table:table-cell>
          <table:table-cell office:value-type="float" office:value="8450.17" calcext:value-type="float">
            <text:p>8450.17</text:p>
          </table:table-cell>
          <table:table-cell office:value-type="float" office:value="8484.1" calcext:value-type="float">
            <text:p>8484.1</text:p>
          </table:table-cell>
          <table:table-cell office:value-type="float" office:value="8496.39" calcext:value-type="float">
            <text:p>8496.39</text:p>
          </table:table-cell>
          <table:table-cell office:value-type="float" office:value="8518.98" calcext:value-type="float">
            <text:p>8518.98</text:p>
          </table:table-cell>
          <table:table-cell office:value-type="float" office:value="8441.89" calcext:value-type="float">
            <text:p>8441.89</text:p>
          </table:table-cell>
          <table:table-cell office:value-type="float" office:value="8563.56" calcext:value-type="float">
            <text:p>8563.56</text:p>
          </table:table-cell>
          <table:table-cell office:value-type="float" office:value="8432.4" calcext:value-type="float">
            <text:p>8432.4</text:p>
          </table:table-cell>
          <table:table-cell office:value-type="float" office:value="8403.09" calcext:value-type="float">
            <text:p>8403.09</text:p>
          </table:table-cell>
          <table:table-cell office:value-type="float" office:value="8497.74" calcext:value-type="float">
            <text:p>8497.74</text:p>
          </table:table-cell>
          <table:table-cell office:value-type="float" office:value="8416.21" calcext:value-type="float">
            <text:p>8416.21</text:p>
          </table:table-cell>
          <table:table-cell office:value-type="float" office:value="8409.3" calcext:value-type="float">
            <text:p>8409.3</text:p>
          </table:table-cell>
          <table:table-cell office:value-type="float" office:value="8449.88" calcext:value-type="float">
            <text:p>8449.88</text:p>
          </table:table-cell>
        </table:table-row>
        <table:table-row table:style-name="ro1">
          <table:table-cell table:number-columns-repeated="32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table:number-columns-repeated="323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4691" calcext:value-type="float">
            <text:p>24691</text:p>
          </table:table-cell>
          <table:table-cell office:value-type="float" office:value="24550.5" calcext:value-type="float">
            <text:p>24550.5</text:p>
          </table:table-cell>
          <table:table-cell office:value-type="float" office:value="22782.7" calcext:value-type="float">
            <text:p>22782.7</text:p>
          </table:table-cell>
          <table:table-cell table:number-columns-repeated="4" office:value-type="float" office:value="21857.5" calcext:value-type="float">
            <text:p>21857.5</text:p>
          </table:table-cell>
          <table:table-cell office:value-type="float" office:value="21271.1" calcext:value-type="float">
            <text:p>21271.1</text:p>
          </table:table-cell>
          <table:table-cell office:value-type="float" office:value="20952.4" calcext:value-type="float">
            <text:p>20952.4</text:p>
          </table:table-cell>
          <table:table-cell office:value-type="float" office:value="20607.8" calcext:value-type="float">
            <text:p>20607.8</text:p>
          </table:table-cell>
          <table:table-cell table:number-columns-repeated="2" office:value-type="float" office:value="19905" calcext:value-type="float">
            <text:p>19905</text:p>
          </table:table-cell>
          <table:table-cell table:number-columns-repeated="2" office:value-type="float" office:value="19590" calcext:value-type="float">
            <text:p>19590</text:p>
          </table:table-cell>
          <table:table-cell office:value-type="float" office:value="18987.9" calcext:value-type="float">
            <text:p>18987.9</text:p>
          </table:table-cell>
          <table:table-cell table:number-columns-repeated="2" office:value-type="float" office:value="18710" calcext:value-type="float">
            <text:p>18710</text:p>
          </table:table-cell>
          <table:table-cell office:value-type="float" office:value="18333.4" calcext:value-type="float">
            <text:p>18333.4</text:p>
          </table:table-cell>
          <table:table-cell office:value-type="float" office:value="18146.9" calcext:value-type="float">
            <text:p>18146.9</text:p>
          </table:table-cell>
          <table:table-cell office:value-type="float" office:value="18117.8" calcext:value-type="float">
            <text:p>18117.8</text:p>
          </table:table-cell>
          <table:table-cell office:value-type="float" office:value="17859.6" calcext:value-type="float">
            <text:p>17859.6</text:p>
          </table:table-cell>
          <table:table-cell office:value-type="float" office:value="17808.4" calcext:value-type="float">
            <text:p>17808.4</text:p>
          </table:table-cell>
          <table:table-cell office:value-type="float" office:value="17510.5" calcext:value-type="float">
            <text:p>17510.5</text:p>
          </table:table-cell>
          <table:table-cell office:value-type="float" office:value="17091.7" calcext:value-type="float">
            <text:p>17091.7</text:p>
          </table:table-cell>
          <table:table-cell office:value-type="float" office:value="16855.6" calcext:value-type="float">
            <text:p>16855.6</text:p>
          </table:table-cell>
          <table:table-cell office:value-type="float" office:value="16803.2" calcext:value-type="float">
            <text:p>16803.2</text:p>
          </table:table-cell>
          <table:table-cell table:number-columns-repeated="2" office:value-type="float" office:value="16252.7" calcext:value-type="float">
            <text:p>16252.7</text:p>
          </table:table-cell>
          <table:table-cell office:value-type="float" office:value="16248.8" calcext:value-type="float">
            <text:p>16248.8</text:p>
          </table:table-cell>
          <table:table-cell table:number-columns-repeated="2" office:value-type="float" office:value="16056.9" calcext:value-type="float">
            <text:p>16056.9</text:p>
          </table:table-cell>
          <table:table-cell office:value-type="float" office:value="16009.4" calcext:value-type="float">
            <text:p>16009.4</text:p>
          </table:table-cell>
          <table:table-cell office:value-type="float" office:value="16000.7" calcext:value-type="float">
            <text:p>16000.7</text:p>
          </table:table-cell>
          <table:table-cell office:value-type="float" office:value="16000.6" calcext:value-type="float">
            <text:p>16000.6</text:p>
          </table:table-cell>
          <table:table-cell office:value-type="float" office:value="15779" calcext:value-type="float">
            <text:p>15779</text:p>
          </table:table-cell>
          <table:table-cell table:number-columns-repeated="2" office:value-type="float" office:value="15761.4" calcext:value-type="float">
            <text:p>15761.4</text:p>
          </table:table-cell>
          <table:table-cell table:number-columns-repeated="2" office:value-type="float" office:value="15690.8" calcext:value-type="float">
            <text:p>15690.8</text:p>
          </table:table-cell>
          <table:table-cell office:value-type="float" office:value="15460.3" calcext:value-type="float">
            <text:p>15460.3</text:p>
          </table:table-cell>
          <table:table-cell table:number-columns-repeated="5" office:value-type="float" office:value="15090.9" calcext:value-type="float">
            <text:p>15090.9</text:p>
          </table:table-cell>
          <table:table-cell office:value-type="float" office:value="15003.5" calcext:value-type="float">
            <text:p>15003.5</text:p>
          </table:table-cell>
          <table:table-cell office:value-type="float" office:value="14998.9" calcext:value-type="float">
            <text:p>14998.9</text:p>
          </table:table-cell>
          <table:table-cell table:number-columns-repeated="3" office:value-type="float" office:value="14672.9" calcext:value-type="float">
            <text:p>14672.9</text:p>
          </table:table-cell>
          <table:table-cell table:number-columns-repeated="6" office:value-type="float" office:value="14514.4" calcext:value-type="float">
            <text:p>14514.4</text:p>
          </table:table-cell>
          <table:table-cell office:value-type="float" office:value="14351.5" calcext:value-type="float">
            <text:p>14351.5</text:p>
          </table:table-cell>
          <table:table-cell table:number-columns-repeated="5" office:value-type="float" office:value="14281.9" calcext:value-type="float">
            <text:p>14281.9</text:p>
          </table:table-cell>
          <table:table-cell table:number-columns-repeated="13" office:value-type="float" office:value="13671" calcext:value-type="float">
            <text:p>13671</text:p>
          </table:table-cell>
          <table:table-cell table:number-columns-repeated="5" office:value-type="float" office:value="13258.1" calcext:value-type="float">
            <text:p>13258.1</text:p>
          </table:table-cell>
          <table:table-cell office:value-type="float" office:value="13173" calcext:value-type="float">
            <text:p>13173</text:p>
          </table:table-cell>
          <table:table-cell table:number-columns-repeated="9" office:value-type="float" office:value="13157.8" calcext:value-type="float">
            <text:p>13157.8</text:p>
          </table:table-cell>
          <table:table-cell table:number-columns-repeated="2" office:value-type="float" office:value="13139.6" calcext:value-type="float">
            <text:p>13139.6</text:p>
          </table:table-cell>
          <table:table-cell table:number-columns-repeated="2" office:value-type="float" office:value="13133.3" calcext:value-type="float">
            <text:p>13133.3</text:p>
          </table:table-cell>
          <table:table-cell table:number-columns-repeated="6" office:value-type="float" office:value="13065.5" calcext:value-type="float">
            <text:p>13065.5</text:p>
          </table:table-cell>
          <table:table-cell table:number-columns-repeated="3" office:value-type="float" office:value="12711.9" calcext:value-type="float">
            <text:p>12711.9</text:p>
          </table:table-cell>
          <table:table-cell office:value-type="float" office:value="12647.6" calcext:value-type="float">
            <text:p>12647.6</text:p>
          </table:table-cell>
          <table:table-cell table:number-columns-repeated="8" office:value-type="float" office:value="12588.6" calcext:value-type="float">
            <text:p>12588.6</text:p>
          </table:table-cell>
          <table:table-cell office:value-type="float" office:value="12582.7" calcext:value-type="float">
            <text:p>12582.7</text:p>
          </table:table-cell>
          <table:table-cell table:number-columns-repeated="4" office:value-type="float" office:value="12511.6" calcext:value-type="float">
            <text:p>12511.6</text:p>
          </table:table-cell>
          <table:table-cell table:number-columns-repeated="2" office:value-type="float" office:value="12396.2" calcext:value-type="float">
            <text:p>12396.2</text:p>
          </table:table-cell>
          <table:table-cell table:number-columns-repeated="4" office:value-type="float" office:value="12329.6" calcext:value-type="float">
            <text:p>12329.6</text:p>
          </table:table-cell>
          <table:table-cell table:number-columns-repeated="2" office:value-type="float" office:value="12224.2" calcext:value-type="float">
            <text:p>12224.2</text:p>
          </table:table-cell>
          <table:table-cell office:value-type="float" office:value="11999" calcext:value-type="float">
            <text:p>11999</text:p>
          </table:table-cell>
          <table:table-cell table:number-columns-repeated="3" office:value-type="float" office:value="11993.1" calcext:value-type="float">
            <text:p>11993.1</text:p>
          </table:table-cell>
          <table:table-cell office:value-type="float" office:value="11963.5" calcext:value-type="float">
            <text:p>11963.5</text:p>
          </table:table-cell>
          <table:table-cell table:number-columns-repeated="3" office:value-type="float" office:value="11957.6" calcext:value-type="float">
            <text:p>11957.6</text:p>
          </table:table-cell>
          <table:table-cell table:number-columns-repeated="3" office:value-type="float" office:value="11813.6" calcext:value-type="float">
            <text:p>11813.6</text:p>
          </table:table-cell>
          <table:table-cell table:number-columns-repeated="4" office:value-type="float" office:value="11779.4" calcext:value-type="float">
            <text:p>11779.4</text:p>
          </table:table-cell>
          <table:table-cell table:number-columns-repeated="8" office:value-type="float" office:value="11386.8" calcext:value-type="float">
            <text:p>11386.8</text:p>
          </table:table-cell>
          <table:table-cell office:value-type="float" office:value="11194.7" calcext:value-type="float">
            <text:p>11194.7</text:p>
          </table:table-cell>
          <table:table-cell table:number-columns-repeated="4" office:value-type="float" office:value="11159.9" calcext:value-type="float">
            <text:p>11159.9</text:p>
          </table:table-cell>
          <table:table-cell table:number-columns-repeated="3" office:value-type="float" office:value="11055.5" calcext:value-type="float">
            <text:p>11055.5</text:p>
          </table:table-cell>
          <table:table-cell table:number-columns-repeated="6" office:value-type="float" office:value="11004.7" calcext:value-type="float">
            <text:p>11004.7</text:p>
          </table:table-cell>
          <table:table-cell office:value-type="float" office:value="10951.9" calcext:value-type="float">
            <text:p>10951.9</text:p>
          </table:table-cell>
          <table:table-cell office:value-type="float" office:value="10925.9" calcext:value-type="float">
            <text:p>10925.9</text:p>
          </table:table-cell>
          <table:table-cell table:number-columns-repeated="6" office:value-type="float" office:value="10885.1" calcext:value-type="float">
            <text:p>10885.1</text:p>
          </table:table-cell>
          <table:table-cell table:number-columns-repeated="5" office:value-type="float" office:value="10841.4" calcext:value-type="float">
            <text:p>10841.4</text:p>
          </table:table-cell>
          <table:table-cell table:number-columns-repeated="8" office:value-type="float" office:value="10743.8" calcext:value-type="float">
            <text:p>10743.8</text:p>
          </table:table-cell>
          <table:table-cell table:number-columns-repeated="2" office:value-type="float" office:value="10673.6" calcext:value-type="float">
            <text:p>10673.6</text:p>
          </table:table-cell>
          <table:table-cell office:value-type="float" office:value="10577.9" calcext:value-type="float">
            <text:p>10577.9</text:p>
          </table:table-cell>
          <table:table-cell office:value-type="float" office:value="10518.3" calcext:value-type="float">
            <text:p>10518.3</text:p>
          </table:table-cell>
          <table:table-cell table:number-columns-repeated="2" office:value-type="float" office:value="10476.1" calcext:value-type="float">
            <text:p>10476.1</text:p>
          </table:table-cell>
          <table:table-cell office:value-type="float" office:value="10431.4" calcext:value-type="float">
            <text:p>10431.4</text:p>
          </table:table-cell>
          <table:table-cell table:number-columns-repeated="3" office:value-type="float" office:value="10321.9" calcext:value-type="float">
            <text:p>10321.9</text:p>
          </table:table-cell>
          <table:table-cell office:value-type="float" office:value="10316.5" calcext:value-type="float">
            <text:p>10316.5</text:p>
          </table:table-cell>
          <table:table-cell office:value-type="float" office:value="10269.8" calcext:value-type="float">
            <text:p>10269.8</text:p>
          </table:table-cell>
          <table:table-cell office:value-type="float" office:value="10264.5" calcext:value-type="float">
            <text:p>10264.5</text:p>
          </table:table-cell>
          <table:table-cell table:number-columns-repeated="4" office:value-type="float" office:value="10245.9" calcext:value-type="float">
            <text:p>10245.9</text:p>
          </table:table-cell>
          <table:table-cell office:value-type="float" office:value="10230.8" calcext:value-type="float">
            <text:p>10230.8</text:p>
          </table:table-cell>
          <table:table-cell table:number-columns-repeated="5" office:value-type="float" office:value="10122.4" calcext:value-type="float">
            <text:p>10122.4</text:p>
          </table:table-cell>
          <table:table-cell table:number-columns-repeated="8" office:value-type="float" office:value="9981.35" calcext:value-type="float">
            <text:p>9981.35</text:p>
          </table:table-cell>
          <table:table-cell table:number-columns-repeated="3" office:value-type="float" office:value="9949.51" calcext:value-type="float">
            <text:p>9949.51</text:p>
          </table:table-cell>
          <table:table-cell table:number-columns-repeated="4" office:value-type="float" office:value="9742.08" calcext:value-type="float">
            <text:p>9742.08</text:p>
          </table:table-cell>
          <table:table-cell table:number-columns-repeated="3" office:value-type="float" office:value="9705.06" calcext:value-type="float">
            <text:p>9705.06</text:p>
          </table:table-cell>
          <table:table-cell table:number-columns-repeated="8" office:value-type="float" office:value="9603.62" calcext:value-type="float">
            <text:p>9603.62</text:p>
          </table:table-cell>
          <table:table-cell table:number-columns-repeated="4" office:value-type="float" office:value="9566.67" calcext:value-type="float">
            <text:p>9566.67</text:p>
          </table:table-cell>
          <table:table-cell table:number-columns-repeated="6" office:value-type="float" office:value="9556.34" calcext:value-type="float">
            <text:p>9556.34</text:p>
          </table:table-cell>
          <table:table-cell table:number-columns-repeated="11" office:value-type="float" office:value="9526.16" calcext:value-type="float">
            <text:p>9526.16</text:p>
          </table:table-cell>
          <table:table-cell table:number-columns-repeated="7" office:value-type="float" office:value="9501.64" calcext:value-type="float">
            <text:p>9501.64</text:p>
          </table:table-cell>
          <table:table-cell table:number-columns-repeated="2" office:value-type="float" office:value="9491.7" calcext:value-type="float">
            <text:p>9491.7</text:p>
          </table:table-cell>
          <table:table-cell table:number-columns-repeated="16" office:value-type="float" office:value="9486.71" calcext:value-type="float">
            <text:p>9486.71</text:p>
          </table:table-cell>
          <table:table-cell table:number-columns-repeated="50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8380.7" calcext:value-type="float">
            <text:p>28380.7</text:p>
          </table:table-cell>
          <table:table-cell office:value-type="float" office:value="27964.8" calcext:value-type="float">
            <text:p>27964.8</text:p>
          </table:table-cell>
          <table:table-cell office:value-type="float" office:value="27479.3" calcext:value-type="float">
            <text:p>27479.3</text:p>
          </table:table-cell>
          <table:table-cell office:value-type="float" office:value="27308.5" calcext:value-type="float">
            <text:p>27308.5</text:p>
          </table:table-cell>
          <table:table-cell office:value-type="float" office:value="26870.1" calcext:value-type="float">
            <text:p>26870.1</text:p>
          </table:table-cell>
          <table:table-cell office:value-type="float" office:value="26599.9" calcext:value-type="float">
            <text:p>26599.9</text:p>
          </table:table-cell>
          <table:table-cell office:value-type="float" office:value="26110.6" calcext:value-type="float">
            <text:p>26110.6</text:p>
          </table:table-cell>
          <table:table-cell office:value-type="float" office:value="25815.3" calcext:value-type="float">
            <text:p>25815.3</text:p>
          </table:table-cell>
          <table:table-cell office:value-type="float" office:value="24562" calcext:value-type="float">
            <text:p>24562</text:p>
          </table:table-cell>
          <table:table-cell office:value-type="float" office:value="22790.6" calcext:value-type="float">
            <text:p>22790.6</text:p>
          </table:table-cell>
          <table:table-cell office:value-type="float" office:value="21946" calcext:value-type="float">
            <text:p>21946</text:p>
          </table:table-cell>
          <table:table-cell office:value-type="float" office:value="21984.4" calcext:value-type="float">
            <text:p>21984.4</text:p>
          </table:table-cell>
          <table:table-cell office:value-type="float" office:value="21585.7" calcext:value-type="float">
            <text:p>21585.7</text:p>
          </table:table-cell>
          <table:table-cell office:value-type="float" office:value="21283.2" calcext:value-type="float">
            <text:p>21283.2</text:p>
          </table:table-cell>
          <table:table-cell office:value-type="float" office:value="21133.2" calcext:value-type="float">
            <text:p>21133.2</text:p>
          </table:table-cell>
          <table:table-cell office:value-type="float" office:value="20799.7" calcext:value-type="float">
            <text:p>20799.7</text:p>
          </table:table-cell>
          <table:table-cell office:value-type="float" office:value="20787.9" calcext:value-type="float">
            <text:p>20787.9</text:p>
          </table:table-cell>
          <table:table-cell office:value-type="float" office:value="20372.5" calcext:value-type="float">
            <text:p>20372.5</text:p>
          </table:table-cell>
          <table:table-cell office:value-type="float" office:value="19815.8" calcext:value-type="float">
            <text:p>19815.8</text:p>
          </table:table-cell>
          <table:table-cell office:value-type="float" office:value="19542.9" calcext:value-type="float">
            <text:p>19542.9</text:p>
          </table:table-cell>
          <table:table-cell office:value-type="float" office:value="19188.4" calcext:value-type="float">
            <text:p>19188.4</text:p>
          </table:table-cell>
          <table:table-cell office:value-type="float" office:value="18760.5" calcext:value-type="float">
            <text:p>18760.5</text:p>
          </table:table-cell>
          <table:table-cell office:value-type="float" office:value="18466.7" calcext:value-type="float">
            <text:p>18466.7</text:p>
          </table:table-cell>
          <table:table-cell office:value-type="float" office:value="18246.6" calcext:value-type="float">
            <text:p>18246.6</text:p>
          </table:table-cell>
          <table:table-cell office:value-type="float" office:value="18440.7" calcext:value-type="float">
            <text:p>18440.7</text:p>
          </table:table-cell>
          <table:table-cell office:value-type="float" office:value="18197.6" calcext:value-type="float">
            <text:p>18197.6</text:p>
          </table:table-cell>
          <table:table-cell office:value-type="float" office:value="17985" calcext:value-type="float">
            <text:p>17985</text:p>
          </table:table-cell>
          <table:table-cell office:value-type="float" office:value="17267.3" calcext:value-type="float">
            <text:p>17267.3</text:p>
          </table:table-cell>
          <table:table-cell office:value-type="float" office:value="17123.9" calcext:value-type="float">
            <text:p>17123.9</text:p>
          </table:table-cell>
          <table:table-cell office:value-type="float" office:value="16829.8" calcext:value-type="float">
            <text:p>16829.8</text:p>
          </table:table-cell>
          <table:table-cell office:value-type="float" office:value="16676.3" calcext:value-type="float">
            <text:p>16676.3</text:p>
          </table:table-cell>
          <table:table-cell office:value-type="float" office:value="16711.1" calcext:value-type="float">
            <text:p>16711.1</text:p>
          </table:table-cell>
          <table:table-cell office:value-type="float" office:value="16663.3" calcext:value-type="float">
            <text:p>16663.3</text:p>
          </table:table-cell>
          <table:table-cell office:value-type="float" office:value="16530.3" calcext:value-type="float">
            <text:p>16530.3</text:p>
          </table:table-cell>
          <table:table-cell office:value-type="float" office:value="16399.5" calcext:value-type="float">
            <text:p>16399.5</text:p>
          </table:table-cell>
          <table:table-cell office:value-type="float" office:value="16297" calcext:value-type="float">
            <text:p>16297</text:p>
          </table:table-cell>
          <table:table-cell office:value-type="float" office:value="16154.4" calcext:value-type="float">
            <text:p>16154.4</text:p>
          </table:table-cell>
          <table:table-cell office:value-type="float" office:value="16340.3" calcext:value-type="float">
            <text:p>16340.3</text:p>
          </table:table-cell>
          <table:table-cell office:value-type="float" office:value="16043.4" calcext:value-type="float">
            <text:p>16043.4</text:p>
          </table:table-cell>
          <table:table-cell office:value-type="float" office:value="16323" calcext:value-type="float">
            <text:p>16323</text:p>
          </table:table-cell>
          <table:table-cell office:value-type="float" office:value="16439.7" calcext:value-type="float">
            <text:p>16439.7</text:p>
          </table:table-cell>
          <table:table-cell office:value-type="float" office:value="16065.1" calcext:value-type="float">
            <text:p>16065.1</text:p>
          </table:table-cell>
          <table:table-cell office:value-type="float" office:value="16178.3" calcext:value-type="float">
            <text:p>16178.3</text:p>
          </table:table-cell>
          <table:table-cell office:value-type="float" office:value="16045.7" calcext:value-type="float">
            <text:p>16045.7</text:p>
          </table:table-cell>
          <table:table-cell office:value-type="float" office:value="16738.6" calcext:value-type="float">
            <text:p>16738.6</text:p>
          </table:table-cell>
          <table:table-cell office:value-type="float" office:value="16562.3" calcext:value-type="float">
            <text:p>16562.3</text:p>
          </table:table-cell>
          <table:table-cell office:value-type="float" office:value="16656.5" calcext:value-type="float">
            <text:p>16656.5</text:p>
          </table:table-cell>
          <table:table-cell office:value-type="float" office:value="16036.4" calcext:value-type="float">
            <text:p>16036.4</text:p>
          </table:table-cell>
          <table:table-cell office:value-type="float" office:value="16125.1" calcext:value-type="float">
            <text:p>16125.1</text:p>
          </table:table-cell>
          <table:table-cell office:value-type="float" office:value="15871.5" calcext:value-type="float">
            <text:p>15871.5</text:p>
          </table:table-cell>
          <table:table-cell office:value-type="float" office:value="15160.7" calcext:value-type="float">
            <text:p>15160.7</text:p>
          </table:table-cell>
          <table:table-cell office:value-type="float" office:value="15664.1" calcext:value-type="float">
            <text:p>15664.1</text:p>
          </table:table-cell>
          <table:table-cell office:value-type="float" office:value="15351" calcext:value-type="float">
            <text:p>15351</text:p>
          </table:table-cell>
          <table:table-cell office:value-type="float" office:value="15640.8" calcext:value-type="float">
            <text:p>15640.8</text:p>
          </table:table-cell>
          <table:table-cell office:value-type="float" office:value="15731" calcext:value-type="float">
            <text:p>15731</text:p>
          </table:table-cell>
          <table:table-cell office:value-type="float" office:value="15572.3" calcext:value-type="float">
            <text:p>15572.3</text:p>
          </table:table-cell>
          <table:table-cell office:value-type="float" office:value="15175" calcext:value-type="float">
            <text:p>15175</text:p>
          </table:table-cell>
          <table:table-cell office:value-type="float" office:value="14752.6" calcext:value-type="float">
            <text:p>14752.6</text:p>
          </table:table-cell>
          <table:table-cell office:value-type="float" office:value="15130.5" calcext:value-type="float">
            <text:p>15130.5</text:p>
          </table:table-cell>
          <table:table-cell office:value-type="float" office:value="15131" calcext:value-type="float">
            <text:p>15131</text:p>
          </table:table-cell>
          <table:table-cell office:value-type="float" office:value="15622.7" calcext:value-type="float">
            <text:p>15622.7</text:p>
          </table:table-cell>
          <table:table-cell office:value-type="float" office:value="15281.8" calcext:value-type="float">
            <text:p>15281.8</text:p>
          </table:table-cell>
          <table:table-cell office:value-type="float" office:value="15687.6" calcext:value-type="float">
            <text:p>15687.6</text:p>
          </table:table-cell>
          <table:table-cell office:value-type="float" office:value="15146.5" calcext:value-type="float">
            <text:p>15146.5</text:p>
          </table:table-cell>
          <table:table-cell office:value-type="float" office:value="14963.6" calcext:value-type="float">
            <text:p>14963.6</text:p>
          </table:table-cell>
          <table:table-cell office:value-type="float" office:value="14506.1" calcext:value-type="float">
            <text:p>14506.1</text:p>
          </table:table-cell>
          <table:table-cell office:value-type="float" office:value="14558.3" calcext:value-type="float">
            <text:p>14558.3</text:p>
          </table:table-cell>
          <table:table-cell office:value-type="float" office:value="14875.8" calcext:value-type="float">
            <text:p>14875.8</text:p>
          </table:table-cell>
          <table:table-cell office:value-type="float" office:value="15124.9" calcext:value-type="float">
            <text:p>15124.9</text:p>
          </table:table-cell>
          <table:table-cell office:value-type="float" office:value="15015.8" calcext:value-type="float">
            <text:p>15015.8</text:p>
          </table:table-cell>
          <table:table-cell office:value-type="float" office:value="15563.8" calcext:value-type="float">
            <text:p>15563.8</text:p>
          </table:table-cell>
          <table:table-cell office:value-type="float" office:value="14604.7" calcext:value-type="float">
            <text:p>14604.7</text:p>
          </table:table-cell>
          <table:table-cell office:value-type="float" office:value="14246.1" calcext:value-type="float">
            <text:p>14246.1</text:p>
          </table:table-cell>
          <table:table-cell office:value-type="float" office:value="13966" calcext:value-type="float">
            <text:p>13966</text:p>
          </table:table-cell>
          <table:table-cell office:value-type="float" office:value="13860.5" calcext:value-type="float">
            <text:p>13860.5</text:p>
          </table:table-cell>
          <table:table-cell office:value-type="float" office:value="13822.1" calcext:value-type="float">
            <text:p>13822.1</text:p>
          </table:table-cell>
          <table:table-cell office:value-type="float" office:value="14487.3" calcext:value-type="float">
            <text:p>14487.3</text:p>
          </table:table-cell>
          <table:table-cell office:value-type="float" office:value="14107" calcext:value-type="float">
            <text:p>14107</text:p>
          </table:table-cell>
          <table:table-cell office:value-type="float" office:value="14856.9" calcext:value-type="float">
            <text:p>14856.9</text:p>
          </table:table-cell>
          <table:table-cell office:value-type="float" office:value="14493.3" calcext:value-type="float">
            <text:p>14493.3</text:p>
          </table:table-cell>
          <table:table-cell office:value-type="float" office:value="13612" calcext:value-type="float">
            <text:p>13612</text:p>
          </table:table-cell>
          <table:table-cell office:value-type="float" office:value="13629" calcext:value-type="float">
            <text:p>13629</text:p>
          </table:table-cell>
          <table:table-cell office:value-type="float" office:value="13775.9" calcext:value-type="float">
            <text:p>13775.9</text:p>
          </table:table-cell>
          <table:table-cell office:value-type="float" office:value="13792.7" calcext:value-type="float">
            <text:p>13792.7</text:p>
          </table:table-cell>
          <table:table-cell office:value-type="float" office:value="13630.2" calcext:value-type="float">
            <text:p>13630.2</text:p>
          </table:table-cell>
          <table:table-cell office:value-type="float" office:value="13874.1" calcext:value-type="float">
            <text:p>13874.1</text:p>
          </table:table-cell>
          <table:table-cell office:value-type="float" office:value="14246.7" calcext:value-type="float">
            <text:p>14246.7</text:p>
          </table:table-cell>
          <table:table-cell office:value-type="float" office:value="14184.1" calcext:value-type="float">
            <text:p>14184.1</text:p>
          </table:table-cell>
          <table:table-cell office:value-type="float" office:value="14270.3" calcext:value-type="float">
            <text:p>14270.3</text:p>
          </table:table-cell>
          <table:table-cell office:value-type="float" office:value="13530.5" calcext:value-type="float">
            <text:p>13530.5</text:p>
          </table:table-cell>
          <table:table-cell office:value-type="float" office:value="13383.9" calcext:value-type="float">
            <text:p>13383.9</text:p>
          </table:table-cell>
          <table:table-cell office:value-type="float" office:value="13370.7" calcext:value-type="float">
            <text:p>13370.7</text:p>
          </table:table-cell>
          <table:table-cell office:value-type="float" office:value="13537.1" calcext:value-type="float">
            <text:p>13537.1</text:p>
          </table:table-cell>
          <table:table-cell office:value-type="float" office:value="13984.1" calcext:value-type="float">
            <text:p>13984.1</text:p>
          </table:table-cell>
          <table:table-cell office:value-type="float" office:value="13850.8" calcext:value-type="float">
            <text:p>13850.8</text:p>
          </table:table-cell>
          <table:table-cell office:value-type="float" office:value="13738.8" calcext:value-type="float">
            <text:p>13738.8</text:p>
          </table:table-cell>
          <table:table-cell office:value-type="float" office:value="13993.1" calcext:value-type="float">
            <text:p>13993.1</text:p>
          </table:table-cell>
          <table:table-cell office:value-type="float" office:value="14079.4" calcext:value-type="float">
            <text:p>14079.4</text:p>
          </table:table-cell>
          <table:table-cell office:value-type="float" office:value="14277.2" calcext:value-type="float">
            <text:p>14277.2</text:p>
          </table:table-cell>
          <table:table-cell office:value-type="float" office:value="13702" calcext:value-type="float">
            <text:p>13702</text:p>
          </table:table-cell>
          <table:table-cell office:value-type="float" office:value="13362.1" calcext:value-type="float">
            <text:p>13362.1</text:p>
          </table:table-cell>
          <table:table-cell office:value-type="float" office:value="13202.6" calcext:value-type="float">
            <text:p>13202.6</text:p>
          </table:table-cell>
          <table:table-cell office:value-type="float" office:value="13501.7" calcext:value-type="float">
            <text:p>13501.7</text:p>
          </table:table-cell>
          <table:table-cell office:value-type="float" office:value="13129.9" calcext:value-type="float">
            <text:p>13129.9</text:p>
          </table:table-cell>
          <table:table-cell office:value-type="float" office:value="13063.2" calcext:value-type="float">
            <text:p>13063.2</text:p>
          </table:table-cell>
          <table:table-cell office:value-type="float" office:value="13411" calcext:value-type="float">
            <text:p>13411</text:p>
          </table:table-cell>
          <table:table-cell office:value-type="float" office:value="13815.1" calcext:value-type="float">
            <text:p>13815.1</text:p>
          </table:table-cell>
          <table:table-cell office:value-type="float" office:value="13675.5" calcext:value-type="float">
            <text:p>13675.5</text:p>
          </table:table-cell>
          <table:table-cell office:value-type="float" office:value="13460.8" calcext:value-type="float">
            <text:p>13460.8</text:p>
          </table:table-cell>
          <table:table-cell office:value-type="float" office:value="12954.5" calcext:value-type="float">
            <text:p>12954.5</text:p>
          </table:table-cell>
          <table:table-cell office:value-type="float" office:value="12810.9" calcext:value-type="float">
            <text:p>12810.9</text:p>
          </table:table-cell>
          <table:table-cell office:value-type="float" office:value="12827.3" calcext:value-type="float">
            <text:p>12827.3</text:p>
          </table:table-cell>
          <table:table-cell office:value-type="float" office:value="12810.7" calcext:value-type="float">
            <text:p>12810.7</text:p>
          </table:table-cell>
          <table:table-cell office:value-type="float" office:value="12791.5" calcext:value-type="float">
            <text:p>12791.5</text:p>
          </table:table-cell>
          <table:table-cell office:value-type="float" office:value="12981.9" calcext:value-type="float">
            <text:p>12981.9</text:p>
          </table:table-cell>
          <table:table-cell office:value-type="float" office:value="13860.7" calcext:value-type="float">
            <text:p>13860.7</text:p>
          </table:table-cell>
          <table:table-cell office:value-type="float" office:value="14368.9" calcext:value-type="float">
            <text:p>14368.9</text:p>
          </table:table-cell>
          <table:table-cell office:value-type="float" office:value="13808.3" calcext:value-type="float">
            <text:p>13808.3</text:p>
          </table:table-cell>
          <table:table-cell office:value-type="float" office:value="12821.1" calcext:value-type="float">
            <text:p>12821.1</text:p>
          </table:table-cell>
          <table:table-cell office:value-type="float" office:value="12815" calcext:value-type="float">
            <text:p>12815</text:p>
          </table:table-cell>
          <table:table-cell office:value-type="float" office:value="13069.1" calcext:value-type="float">
            <text:p>13069.1</text:p>
          </table:table-cell>
          <table:table-cell office:value-type="float" office:value="13575.7" calcext:value-type="float">
            <text:p>13575.7</text:p>
          </table:table-cell>
          <table:table-cell office:value-type="float" office:value="13608.6" calcext:value-type="float">
            <text:p>13608.6</text:p>
          </table:table-cell>
          <table:table-cell office:value-type="float" office:value="13557.7" calcext:value-type="float">
            <text:p>13557.7</text:p>
          </table:table-cell>
          <table:table-cell office:value-type="float" office:value="13847.1" calcext:value-type="float">
            <text:p>13847.1</text:p>
          </table:table-cell>
          <table:table-cell office:value-type="float" office:value="13835.4" calcext:value-type="float">
            <text:p>13835.4</text:p>
          </table:table-cell>
          <table:table-cell office:value-type="float" office:value="13763.5" calcext:value-type="float">
            <text:p>13763.5</text:p>
          </table:table-cell>
          <table:table-cell office:value-type="float" office:value="12893.2" calcext:value-type="float">
            <text:p>12893.2</text:p>
          </table:table-cell>
          <table:table-cell office:value-type="float" office:value="12799.8" calcext:value-type="float">
            <text:p>12799.8</text:p>
          </table:table-cell>
          <table:table-cell office:value-type="float" office:value="12360.7" calcext:value-type="float">
            <text:p>12360.7</text:p>
          </table:table-cell>
          <table:table-cell office:value-type="float" office:value="12209.8" calcext:value-type="float">
            <text:p>12209.8</text:p>
          </table:table-cell>
          <table:table-cell office:value-type="float" office:value="12183.7" calcext:value-type="float">
            <text:p>12183.7</text:p>
          </table:table-cell>
          <table:table-cell office:value-type="float" office:value="12142.4" calcext:value-type="float">
            <text:p>12142.4</text:p>
          </table:table-cell>
          <table:table-cell office:value-type="float" office:value="12148.4" calcext:value-type="float">
            <text:p>12148.4</text:p>
          </table:table-cell>
          <table:table-cell office:value-type="float" office:value="12199.6" calcext:value-type="float">
            <text:p>12199.6</text:p>
          </table:table-cell>
          <table:table-cell office:value-type="float" office:value="12627" calcext:value-type="float">
            <text:p>12627</text:p>
          </table:table-cell>
          <table:table-cell office:value-type="float" office:value="12648.2" calcext:value-type="float">
            <text:p>12648.2</text:p>
          </table:table-cell>
          <table:table-cell office:value-type="float" office:value="12463" calcext:value-type="float">
            <text:p>12463</text:p>
          </table:table-cell>
          <table:table-cell office:value-type="float" office:value="12830.3" calcext:value-type="float">
            <text:p>12830.3</text:p>
          </table:table-cell>
          <table:table-cell office:value-type="float" office:value="12651.3" calcext:value-type="float">
            <text:p>12651.3</text:p>
          </table:table-cell>
          <table:table-cell office:value-type="float" office:value="12549.6" calcext:value-type="float">
            <text:p>12549.6</text:p>
          </table:table-cell>
          <table:table-cell office:value-type="float" office:value="13326" calcext:value-type="float">
            <text:p>13326</text:p>
          </table:table-cell>
          <table:table-cell office:value-type="float" office:value="13348.9" calcext:value-type="float">
            <text:p>13348.9</text:p>
          </table:table-cell>
          <table:table-cell office:value-type="float" office:value="13314.3" calcext:value-type="float">
            <text:p>13314.3</text:p>
          </table:table-cell>
          <table:table-cell office:value-type="float" office:value="13379.8" calcext:value-type="float">
            <text:p>13379.8</text:p>
          </table:table-cell>
          <table:table-cell office:value-type="float" office:value="13406.5" calcext:value-type="float">
            <text:p>13406.5</text:p>
          </table:table-cell>
          <table:table-cell office:value-type="float" office:value="13674.5" calcext:value-type="float">
            <text:p>13674.5</text:p>
          </table:table-cell>
          <table:table-cell office:value-type="float" office:value="13662.9" calcext:value-type="float">
            <text:p>13662.9</text:p>
          </table:table-cell>
          <table:table-cell office:value-type="float" office:value="13227.2" calcext:value-type="float">
            <text:p>13227.2</text:p>
          </table:table-cell>
          <table:table-cell office:value-type="float" office:value="12051.2" calcext:value-type="float">
            <text:p>12051.2</text:p>
          </table:table-cell>
          <table:table-cell office:value-type="float" office:value="11921.4" calcext:value-type="float">
            <text:p>11921.4</text:p>
          </table:table-cell>
          <table:table-cell office:value-type="float" office:value="12162.5" calcext:value-type="float">
            <text:p>12162.5</text:p>
          </table:table-cell>
          <table:table-cell office:value-type="float" office:value="12857.7" calcext:value-type="float">
            <text:p>12857.7</text:p>
          </table:table-cell>
          <table:table-cell office:value-type="float" office:value="12990.3" calcext:value-type="float">
            <text:p>12990.3</text:p>
          </table:table-cell>
          <table:table-cell office:value-type="float" office:value="12946.5" calcext:value-type="float">
            <text:p>12946.5</text:p>
          </table:table-cell>
          <table:table-cell office:value-type="float" office:value="13157.2" calcext:value-type="float">
            <text:p>13157.2</text:p>
          </table:table-cell>
          <table:table-cell office:value-type="float" office:value="12746.8" calcext:value-type="float">
            <text:p>12746.8</text:p>
          </table:table-cell>
          <table:table-cell office:value-type="float" office:value="13345.9" calcext:value-type="float">
            <text:p>13345.9</text:p>
          </table:table-cell>
          <table:table-cell office:value-type="float" office:value="13049.9" calcext:value-type="float">
            <text:p>13049.9</text:p>
          </table:table-cell>
          <table:table-cell office:value-type="float" office:value="12679.5" calcext:value-type="float">
            <text:p>12679.5</text:p>
          </table:table-cell>
          <table:table-cell office:value-type="float" office:value="12134.6" calcext:value-type="float">
            <text:p>12134.6</text:p>
          </table:table-cell>
          <table:table-cell office:value-type="float" office:value="11195.5" calcext:value-type="float">
            <text:p>11195.5</text:p>
          </table:table-cell>
          <table:table-cell office:value-type="float" office:value="11153.1" calcext:value-type="float">
            <text:p>11153.1</text:p>
          </table:table-cell>
          <table:table-cell office:value-type="float" office:value="11401.5" calcext:value-type="float">
            <text:p>11401.5</text:p>
          </table:table-cell>
          <table:table-cell office:value-type="float" office:value="11321.9" calcext:value-type="float">
            <text:p>11321.9</text:p>
          </table:table-cell>
          <table:table-cell office:value-type="float" office:value="12240.5" calcext:value-type="float">
            <text:p>12240.5</text:p>
          </table:table-cell>
          <table:table-cell office:value-type="float" office:value="12349.7" calcext:value-type="float">
            <text:p>12349.7</text:p>
          </table:table-cell>
          <table:table-cell office:value-type="float" office:value="12597.7" calcext:value-type="float">
            <text:p>12597.7</text:p>
          </table:table-cell>
          <table:table-cell office:value-type="float" office:value="12078.2" calcext:value-type="float">
            <text:p>12078.2</text:p>
          </table:table-cell>
          <table:table-cell office:value-type="float" office:value="12384.5" calcext:value-type="float">
            <text:p>12384.5</text:p>
          </table:table-cell>
          <table:table-cell office:value-type="float" office:value="12456.9" calcext:value-type="float">
            <text:p>12456.9</text:p>
          </table:table-cell>
          <table:table-cell office:value-type="float" office:value="12647.5" calcext:value-type="float">
            <text:p>12647.5</text:p>
          </table:table-cell>
          <table:table-cell office:value-type="float" office:value="12281.3" calcext:value-type="float">
            <text:p>12281.3</text:p>
          </table:table-cell>
          <table:table-cell office:value-type="float" office:value="12029" calcext:value-type="float">
            <text:p>12029</text:p>
          </table:table-cell>
          <table:table-cell office:value-type="float" office:value="11611.1" calcext:value-type="float">
            <text:p>11611.1</text:p>
          </table:table-cell>
          <table:table-cell office:value-type="float" office:value="12006.7" calcext:value-type="float">
            <text:p>12006.7</text:p>
          </table:table-cell>
          <table:table-cell office:value-type="float" office:value="11844.3" calcext:value-type="float">
            <text:p>11844.3</text:p>
          </table:table-cell>
          <table:table-cell office:value-type="float" office:value="12111" calcext:value-type="float">
            <text:p>12111</text:p>
          </table:table-cell>
          <table:table-cell office:value-type="float" office:value="12953.5" calcext:value-type="float">
            <text:p>12953.5</text:p>
          </table:table-cell>
          <table:table-cell office:value-type="float" office:value="13267.9" calcext:value-type="float">
            <text:p>13267.9</text:p>
          </table:table-cell>
          <table:table-cell office:value-type="float" office:value="12952.9" calcext:value-type="float">
            <text:p>12952.9</text:p>
          </table:table-cell>
          <table:table-cell office:value-type="float" office:value="12652.6" calcext:value-type="float">
            <text:p>12652.6</text:p>
          </table:table-cell>
          <table:table-cell office:value-type="float" office:value="12468" calcext:value-type="float">
            <text:p>12468</text:p>
          </table:table-cell>
          <table:table-cell office:value-type="float" office:value="11469.6" calcext:value-type="float">
            <text:p>11469.6</text:p>
          </table:table-cell>
          <table:table-cell office:value-type="float" office:value="11005.8" calcext:value-type="float">
            <text:p>11005.8</text:p>
          </table:table-cell>
          <table:table-cell office:value-type="float" office:value="11445.9" calcext:value-type="float">
            <text:p>11445.9</text:p>
          </table:table-cell>
          <table:table-cell office:value-type="float" office:value="11214.7" calcext:value-type="float">
            <text:p>11214.7</text:p>
          </table:table-cell>
          <table:table-cell office:value-type="float" office:value="11728.6" calcext:value-type="float">
            <text:p>11728.6</text:p>
          </table:table-cell>
          <table:table-cell office:value-type="float" office:value="11735.8" calcext:value-type="float">
            <text:p>11735.8</text:p>
          </table:table-cell>
          <table:table-cell office:value-type="float" office:value="11607.9" calcext:value-type="float">
            <text:p>11607.9</text:p>
          </table:table-cell>
          <table:table-cell office:value-type="float" office:value="12279.5" calcext:value-type="float">
            <text:p>12279.5</text:p>
          </table:table-cell>
          <table:table-cell office:value-type="float" office:value="12373.9" calcext:value-type="float">
            <text:p>12373.9</text:p>
          </table:table-cell>
          <table:table-cell office:value-type="float" office:value="12314.6" calcext:value-type="float">
            <text:p>12314.6</text:p>
          </table:table-cell>
          <table:table-cell office:value-type="float" office:value="11331.1" calcext:value-type="float">
            <text:p>11331.1</text:p>
          </table:table-cell>
          <table:table-cell office:value-type="float" office:value="10551.7" calcext:value-type="float">
            <text:p>10551.7</text:p>
          </table:table-cell>
          <table:table-cell office:value-type="float" office:value="10455.9" calcext:value-type="float">
            <text:p>10455.9</text:p>
          </table:table-cell>
          <table:table-cell office:value-type="float" office:value="10533.9" calcext:value-type="float">
            <text:p>10533.9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10451.4" calcext:value-type="float">
            <text:p>10451.4</text:p>
          </table:table-cell>
          <table:table-cell office:value-type="float" office:value="10417.3" calcext:value-type="float">
            <text:p>10417.3</text:p>
          </table:table-cell>
          <table:table-cell office:value-type="float" office:value="10427.3" calcext:value-type="float">
            <text:p>10427.3</text:p>
          </table:table-cell>
          <table:table-cell office:value-type="float" office:value="10510.8" calcext:value-type="float">
            <text:p>10510.8</text:p>
          </table:table-cell>
          <table:table-cell office:value-type="float" office:value="10919.7" calcext:value-type="float">
            <text:p>10919.7</text:p>
          </table:table-cell>
          <table:table-cell office:value-type="float" office:value="11014.8" calcext:value-type="float">
            <text:p>11014.8</text:p>
          </table:table-cell>
          <table:table-cell office:value-type="float" office:value="10829" calcext:value-type="float">
            <text:p>10829</text:p>
          </table:table-cell>
          <table:table-cell office:value-type="float" office:value="11079.8" calcext:value-type="float">
            <text:p>11079.8</text:p>
          </table:table-cell>
          <table:table-cell office:value-type="float" office:value="11048.4" calcext:value-type="float">
            <text:p>11048.4</text:p>
          </table:table-cell>
          <table:table-cell office:value-type="float" office:value="11176" calcext:value-type="float">
            <text:p>11176</text:p>
          </table:table-cell>
          <table:table-cell office:value-type="float" office:value="10771.8" calcext:value-type="float">
            <text:p>10771.8</text:p>
          </table:table-cell>
          <table:table-cell office:value-type="float" office:value="10907.9" calcext:value-type="float">
            <text:p>10907.9</text:p>
          </table:table-cell>
          <table:table-cell office:value-type="float" office:value="11053" calcext:value-type="float">
            <text:p>11053</text:p>
          </table:table-cell>
          <table:table-cell office:value-type="float" office:value="11321.9" calcext:value-type="float">
            <text:p>11321.9</text:p>
          </table:table-cell>
          <table:table-cell office:value-type="float" office:value="11517.6" calcext:value-type="float">
            <text:p>11517.6</text:p>
          </table:table-cell>
          <table:table-cell office:value-type="float" office:value="11193.1" calcext:value-type="float">
            <text:p>11193.1</text:p>
          </table:table-cell>
          <table:table-cell office:value-type="float" office:value="10421.4" calcext:value-type="float">
            <text:p>10421.4</text:p>
          </table:table-cell>
          <table:table-cell office:value-type="float" office:value="10248.3" calcext:value-type="float">
            <text:p>10248.3</text:p>
          </table:table-cell>
          <table:table-cell office:value-type="float" office:value="10379.9" calcext:value-type="float">
            <text:p>10379.9</text:p>
          </table:table-cell>
          <table:table-cell office:value-type="float" office:value="10291.5" calcext:value-type="float">
            <text:p>10291.5</text:p>
          </table:table-cell>
          <table:table-cell office:value-type="float" office:value="10194.6" calcext:value-type="float">
            <text:p>10194.6</text:p>
          </table:table-cell>
          <table:table-cell office:value-type="float" office:value="10115.9" calcext:value-type="float">
            <text:p>10115.9</text:p>
          </table:table-cell>
          <table:table-cell office:value-type="float" office:value="10003.7" calcext:value-type="float">
            <text:p>10003.7</text:p>
          </table:table-cell>
          <table:table-cell office:value-type="float" office:value="9882.23" calcext:value-type="float">
            <text:p>9882.23</text:p>
          </table:table-cell>
          <table:table-cell office:value-type="float" office:value="10223.1" calcext:value-type="float">
            <text:p>10223.1</text:p>
          </table:table-cell>
          <table:table-cell office:value-type="float" office:value="10849.8" calcext:value-type="float">
            <text:p>10849.8</text:p>
          </table:table-cell>
          <table:table-cell office:value-type="float" office:value="10772.6" calcext:value-type="float">
            <text:p>10772.6</text:p>
          </table:table-cell>
          <table:table-cell office:value-type="float" office:value="11672.1" calcext:value-type="float">
            <text:p>11672.1</text:p>
          </table:table-cell>
          <table:table-cell office:value-type="float" office:value="10756.8" calcext:value-type="float">
            <text:p>10756.8</text:p>
          </table:table-cell>
          <table:table-cell office:value-type="float" office:value="10005.1" calcext:value-type="float">
            <text:p>10005.1</text:p>
          </table:table-cell>
          <table:table-cell office:value-type="float" office:value="10097.6" calcext:value-type="float">
            <text:p>10097.6</text:p>
          </table:table-cell>
          <table:table-cell office:value-type="float" office:value="10985.3" calcext:value-type="float">
            <text:p>10985.3</text:p>
          </table:table-cell>
          <table:table-cell office:value-type="float" office:value="11192.6" calcext:value-type="float">
            <text:p>11192.6</text:p>
          </table:table-cell>
          <table:table-cell office:value-type="float" office:value="10436.4" calcext:value-type="float">
            <text:p>10436.4</text:p>
          </table:table-cell>
          <table:table-cell office:value-type="float" office:value="9757.38" calcext:value-type="float">
            <text:p>9757.38</text:p>
          </table:table-cell>
          <table:table-cell office:value-type="float" office:value="9773.81" calcext:value-type="float">
            <text:p>9773.81</text:p>
          </table:table-cell>
          <table:table-cell office:value-type="float" office:value="9816.15" calcext:value-type="float">
            <text:p>9816.15</text:p>
          </table:table-cell>
          <table:table-cell office:value-type="float" office:value="9739.77" calcext:value-type="float">
            <text:p>9739.77</text:p>
          </table:table-cell>
          <table:table-cell office:value-type="float" office:value="9740.13" calcext:value-type="float">
            <text:p>9740.13</text:p>
          </table:table-cell>
          <table:table-cell office:value-type="float" office:value="9882.96" calcext:value-type="float">
            <text:p>9882.96</text:p>
          </table:table-cell>
          <table:table-cell office:value-type="float" office:value="10412" calcext:value-type="float">
            <text:p>10412</text:p>
          </table:table-cell>
          <table:table-cell office:value-type="float" office:value="10951" calcext:value-type="float">
            <text:p>10951</text:p>
          </table:table-cell>
          <table:table-cell office:value-type="float" office:value="11509" calcext:value-type="float">
            <text:p>11509</text:p>
          </table:table-cell>
          <table:table-cell office:value-type="float" office:value="11568.4" calcext:value-type="float">
            <text:p>11568.4</text:p>
          </table:table-cell>
          <table:table-cell office:value-type="float" office:value="10159.4" calcext:value-type="float">
            <text:p>10159.4</text:p>
          </table:table-cell>
          <table:table-cell office:value-type="float" office:value="9974.47" calcext:value-type="float">
            <text:p>9974.47</text:p>
          </table:table-cell>
          <table:table-cell office:value-type="float" office:value="10155.1" calcext:value-type="float">
            <text:p>10155.1</text:p>
          </table:table-cell>
          <table:table-cell office:value-type="float" office:value="10791" calcext:value-type="float">
            <text:p>10791</text:p>
          </table:table-cell>
          <table:table-cell office:value-type="float" office:value="11141" calcext:value-type="float">
            <text:p>11141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9701.44" calcext:value-type="float">
            <text:p>9701.44</text:p>
          </table:table-cell>
          <table:table-cell office:value-type="float" office:value="9645.58" calcext:value-type="float">
            <text:p>9645.58</text:p>
          </table:table-cell>
          <table:table-cell office:value-type="float" office:value="9734.54" calcext:value-type="float">
            <text:p>9734.54</text:p>
          </table:table-cell>
          <table:table-cell office:value-type="float" office:value="9699.15" calcext:value-type="float">
            <text:p>9699.15</text:p>
          </table:table-cell>
          <table:table-cell office:value-type="float" office:value="9712.93" calcext:value-type="float">
            <text:p>9712.93</text:p>
          </table:table-cell>
          <table:table-cell office:value-type="float" office:value="9708.24" calcext:value-type="float">
            <text:p>9708.24</text:p>
          </table:table-cell>
          <table:table-cell office:value-type="float" office:value="9727.86" calcext:value-type="float">
            <text:p>9727.86</text:p>
          </table:table-cell>
          <table:table-cell office:value-type="float" office:value="9725.26" calcext:value-type="float">
            <text:p>9725.26</text:p>
          </table:table-cell>
          <table:table-cell office:value-type="float" office:value="9781.32" calcext:value-type="float">
            <text:p>9781.32</text:p>
          </table:table-cell>
          <table:table-cell office:value-type="float" office:value="9787.11" calcext:value-type="float">
            <text:p>9787.11</text:p>
          </table:table-cell>
          <table:table-cell office:value-type="float" office:value="9956.61" calcext:value-type="float">
            <text:p>9956.61</text:p>
          </table:table-cell>
          <table:table-cell office:value-type="float" office:value="9896.57" calcext:value-type="float">
            <text:p>9896.57</text:p>
          </table:table-cell>
          <table:table-cell office:value-type="float" office:value="9874.28" calcext:value-type="float">
            <text:p>9874.28</text:p>
          </table:table-cell>
          <table:table-cell office:value-type="float" office:value="9629.33" calcext:value-type="float">
            <text:p>9629.33</text:p>
          </table:table-cell>
          <table:table-cell office:value-type="float" office:value="9675.61" calcext:value-type="float">
            <text:p>9675.61</text:p>
          </table:table-cell>
          <table:table-cell office:value-type="float" office:value="9779.58" calcext:value-type="float">
            <text:p>9779.58</text:p>
          </table:table-cell>
          <table:table-cell office:value-type="float" office:value="9669.74" calcext:value-type="float">
            <text:p>9669.74</text:p>
          </table:table-cell>
          <table:table-cell office:value-type="float" office:value="9637.33" calcext:value-type="float">
            <text:p>9637.33</text:p>
          </table:table-cell>
          <table:table-cell office:value-type="float" office:value="9683.94" calcext:value-type="float">
            <text:p>9683.94</text:p>
          </table:table-cell>
          <table:table-cell office:value-type="float" office:value="9625.91" calcext:value-type="float">
            <text:p>9625.91</text:p>
          </table:table-cell>
          <table:table-cell office:value-type="float" office:value="9678.24" calcext:value-type="float">
            <text:p>9678.24</text:p>
          </table:table-cell>
          <table:table-cell office:value-type="float" office:value="9625.77" calcext:value-type="float">
            <text:p>9625.77</text:p>
          </table:table-cell>
          <table:table-cell office:value-type="float" office:value="9646.17" calcext:value-type="float">
            <text:p>9646.17</text:p>
          </table:table-cell>
          <table:table-cell office:value-type="float" office:value="9653.08" calcext:value-type="float">
            <text:p>9653.08</text:p>
          </table:table-cell>
          <table:table-cell office:value-type="float" office:value="9674.95" calcext:value-type="float">
            <text:p>9674.95</text:p>
          </table:table-cell>
          <table:table-cell office:value-type="float" office:value="9669" calcext:value-type="float">
            <text:p>9669</text:p>
          </table:table-cell>
          <table:table-cell office:value-type="float" office:value="9672.27" calcext:value-type="float">
            <text:p>9672.27</text:p>
          </table:table-cell>
          <table:table-cell office:value-type="float" office:value="9667.59" calcext:value-type="float">
            <text:p>9667.59</text:p>
          </table:table-cell>
          <table:table-cell office:value-type="float" office:value="9685.13" calcext:value-type="float">
            <text:p>9685.13</text:p>
          </table:table-cell>
          <table:table-cell office:value-type="float" office:value="9660.09" calcext:value-type="float">
            <text:p>9660.09</text:p>
          </table:table-cell>
          <table:table-cell table:number-columns-repeated="50"/>
        </table:table-row>
        <table:table-row table:style-name="ro1">
          <table:table-cell table:number-columns-repeated="32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table:number-columns-repeated="323"/>
        </table:table-row>
        <table:table-row table:style-name="ro1">
          <table:table-cell table:number-columns-repeated="3" office:value-type="float" office:value="24928.9" calcext:value-type="float">
            <text:p>24928.9</text:p>
          </table:table-cell>
          <table:table-cell office:value-type="float" office:value="24507.3" calcext:value-type="float">
            <text:p>24507.3</text:p>
          </table:table-cell>
          <table:table-cell table:number-columns-repeated="2" office:value-type="float" office:value="22283.2" calcext:value-type="float">
            <text:p>22283.2</text:p>
          </table:table-cell>
          <table:table-cell table:number-columns-repeated="2" office:value-type="float" office:value="21403.2" calcext:value-type="float">
            <text:p>21403.2</text:p>
          </table:table-cell>
          <table:table-cell office:value-type="float" office:value="21385.2" calcext:value-type="float">
            <text:p>21385.2</text:p>
          </table:table-cell>
          <table:table-cell office:value-type="float" office:value="21230.4" calcext:value-type="float">
            <text:p>21230.4</text:p>
          </table:table-cell>
          <table:table-cell table:number-columns-repeated="2" office:value-type="float" office:value="20811.6" calcext:value-type="float">
            <text:p>20811.6</text:p>
          </table:table-cell>
          <table:table-cell office:value-type="float" office:value="20356.3" calcext:value-type="float">
            <text:p>20356.3</text:p>
          </table:table-cell>
          <table:table-cell office:value-type="float" office:value="20201.6" calcext:value-type="float">
            <text:p>20201.6</text:p>
          </table:table-cell>
          <table:table-cell table:number-columns-repeated="2" office:value-type="float" office:value="19870.7" calcext:value-type="float">
            <text:p>19870.7</text:p>
          </table:table-cell>
          <table:table-cell table:number-columns-repeated="2" office:value-type="float" office:value="19160.7" calcext:value-type="float">
            <text:p>19160.7</text:p>
          </table:table-cell>
          <table:table-cell office:value-type="float" office:value="18640.9" calcext:value-type="float">
            <text:p>18640.9</text:p>
          </table:table-cell>
          <table:table-cell office:value-type="float" office:value="18519.4" calcext:value-type="float">
            <text:p>18519.4</text:p>
          </table:table-cell>
          <table:table-cell table:number-columns-repeated="2" office:value-type="float" office:value="17712.1" calcext:value-type="float">
            <text:p>17712.1</text:p>
          </table:table-cell>
          <table:table-cell table:number-columns-repeated="2" office:value-type="float" office:value="16927" calcext:value-type="float">
            <text:p>16927</text:p>
          </table:table-cell>
          <table:table-cell office:value-type="float" office:value="16837.9" calcext:value-type="float">
            <text:p>16837.9</text:p>
          </table:table-cell>
          <table:table-cell office:value-type="float" office:value="16679" calcext:value-type="float">
            <text:p>16679</text:p>
          </table:table-cell>
          <table:table-cell office:value-type="float" office:value="16626.2" calcext:value-type="float">
            <text:p>16626.2</text:p>
          </table:table-cell>
          <table:table-cell table:number-columns-repeated="2" office:value-type="float" office:value="16507" calcext:value-type="float">
            <text:p>16507</text:p>
          </table:table-cell>
          <table:table-cell office:value-type="float" office:value="16367.2" calcext:value-type="float">
            <text:p>16367.2</text:p>
          </table:table-cell>
          <table:table-cell table:number-columns-repeated="2" office:value-type="float" office:value="16358.3" calcext:value-type="float">
            <text:p>16358.3</text:p>
          </table:table-cell>
          <table:table-cell table:number-columns-repeated="6" office:value-type="float" office:value="15836.5" calcext:value-type="float">
            <text:p>15836.5</text:p>
          </table:table-cell>
          <table:table-cell table:number-columns-repeated="5" office:value-type="float" office:value="15616.9" calcext:value-type="float">
            <text:p>15616.9</text:p>
          </table:table-cell>
          <table:table-cell office:value-type="float" office:value="15470.8" calcext:value-type="float">
            <text:p>15470.8</text:p>
          </table:table-cell>
          <table:table-cell office:value-type="float" office:value="15335.5" calcext:value-type="float">
            <text:p>15335.5</text:p>
          </table:table-cell>
          <table:table-cell office:value-type="float" office:value="15183.4" calcext:value-type="float">
            <text:p>15183.4</text:p>
          </table:table-cell>
          <table:table-cell office:value-type="float" office:value="15141.9" calcext:value-type="float">
            <text:p>15141.9</text:p>
          </table:table-cell>
          <table:table-cell office:value-type="float" office:value="15113.2" calcext:value-type="float">
            <text:p>15113.2</text:p>
          </table:table-cell>
          <table:table-cell table:number-columns-repeated="3" office:value-type="float" office:value="14950" calcext:value-type="float">
            <text:p>14950</text:p>
          </table:table-cell>
          <table:table-cell office:value-type="float" office:value="14873.9" calcext:value-type="float">
            <text:p>14873.9</text:p>
          </table:table-cell>
          <table:table-cell table:number-columns-repeated="2" office:value-type="float" office:value="14783" calcext:value-type="float">
            <text:p>14783</text:p>
          </table:table-cell>
          <table:table-cell table:number-columns-repeated="2" office:value-type="float" office:value="14768" calcext:value-type="float">
            <text:p>14768</text:p>
          </table:table-cell>
          <table:table-cell office:value-type="float" office:value="14717" calcext:value-type="float">
            <text:p>14717</text:p>
          </table:table-cell>
          <table:table-cell office:value-type="float" office:value="14662.9" calcext:value-type="float">
            <text:p>14662.9</text:p>
          </table:table-cell>
          <table:table-cell office:value-type="float" office:value="14647.9" calcext:value-type="float">
            <text:p>14647.9</text:p>
          </table:table-cell>
          <table:table-cell office:value-type="float" office:value="14630.4" calcext:value-type="float">
            <text:p>14630.4</text:p>
          </table:table-cell>
          <table:table-cell office:value-type="float" office:value="14611.3" calcext:value-type="float">
            <text:p>14611.3</text:p>
          </table:table-cell>
          <table:table-cell office:value-type="float" office:value="14593.8" calcext:value-type="float">
            <text:p>14593.8</text:p>
          </table:table-cell>
          <table:table-cell office:value-type="float" office:value="14460.7" calcext:value-type="float">
            <text:p>14460.7</text:p>
          </table:table-cell>
          <table:table-cell table:number-columns-repeated="3" office:value-type="float" office:value="14358.4" calcext:value-type="float">
            <text:p>14358.4</text:p>
          </table:table-cell>
          <table:table-cell office:value-type="float" office:value="14298.3" calcext:value-type="float">
            <text:p>14298.3</text:p>
          </table:table-cell>
          <table:table-cell table:number-columns-repeated="3" office:value-type="float" office:value="13433" calcext:value-type="float">
            <text:p>13433</text:p>
          </table:table-cell>
          <table:table-cell office:value-type="float" office:value="13411.9" calcext:value-type="float">
            <text:p>13411.9</text:p>
          </table:table-cell>
          <table:table-cell table:number-columns-repeated="2" office:value-type="float" office:value="13103.1" calcext:value-type="float">
            <text:p>13103.1</text:p>
          </table:table-cell>
          <table:table-cell office:value-type="float" office:value="13018.7" calcext:value-type="float">
            <text:p>13018.7</text:p>
          </table:table-cell>
          <table:table-cell office:value-type="float" office:value="12740.5" calcext:value-type="float">
            <text:p>12740.5</text:p>
          </table:table-cell>
          <table:table-cell office:value-type="float" office:value="12697.2" calcext:value-type="float">
            <text:p>12697.2</text:p>
          </table:table-cell>
          <table:table-cell table:number-columns-repeated="2" office:value-type="float" office:value="12688.8" calcext:value-type="float">
            <text:p>12688.8</text:p>
          </table:table-cell>
          <table:table-cell office:value-type="float" office:value="12607.8" calcext:value-type="float">
            <text:p>12607.8</text:p>
          </table:table-cell>
          <table:table-cell office:value-type="float" office:value="12550.1" calcext:value-type="float">
            <text:p>12550.1</text:p>
          </table:table-cell>
          <table:table-cell table:number-columns-repeated="2" office:value-type="float" office:value="12540" calcext:value-type="float">
            <text:p>12540</text:p>
          </table:table-cell>
          <table:table-cell table:number-columns-repeated="2" office:value-type="float" office:value="12475.8" calcext:value-type="float">
            <text:p>12475.8</text:p>
          </table:table-cell>
          <table:table-cell table:number-columns-repeated="10" office:value-type="float" office:value="12292.5" calcext:value-type="float">
            <text:p>12292.5</text:p>
          </table:table-cell>
          <table:table-cell office:value-type="float" office:value="12175.5" calcext:value-type="float">
            <text:p>12175.5</text:p>
          </table:table-cell>
          <table:table-cell table:number-columns-repeated="3" office:value-type="float" office:value="12151.1" calcext:value-type="float">
            <text:p>12151.1</text:p>
          </table:table-cell>
          <table:table-cell office:value-type="float" office:value="12133.3" calcext:value-type="float">
            <text:p>12133.3</text:p>
          </table:table-cell>
          <table:table-cell office:value-type="float" office:value="12002.6" calcext:value-type="float">
            <text:p>12002.6</text:p>
          </table:table-cell>
          <table:table-cell table:number-columns-repeated="6" office:value-type="float" office:value="11965.8" calcext:value-type="float">
            <text:p>11965.8</text:p>
          </table:table-cell>
          <table:table-cell office:value-type="float" office:value="11947.1" calcext:value-type="float">
            <text:p>11947.1</text:p>
          </table:table-cell>
          <table:table-cell table:number-columns-repeated="2" office:value-type="float" office:value="11924.8" calcext:value-type="float">
            <text:p>11924.8</text:p>
          </table:table-cell>
          <table:table-cell office:value-type="float" office:value="11876.8" calcext:value-type="float">
            <text:p>11876.8</text:p>
          </table:table-cell>
          <table:table-cell table:number-columns-repeated="3" office:value-type="float" office:value="11836.4" calcext:value-type="float">
            <text:p>11836.4</text:p>
          </table:table-cell>
          <table:table-cell office:value-type="float" office:value="11834.3" calcext:value-type="float">
            <text:p>11834.3</text:p>
          </table:table-cell>
          <table:table-cell office:value-type="float" office:value="11811.6" calcext:value-type="float">
            <text:p>11811.6</text:p>
          </table:table-cell>
          <table:table-cell table:number-columns-repeated="7" office:value-type="float" office:value="11634.6" calcext:value-type="float">
            <text:p>11634.6</text:p>
          </table:table-cell>
          <table:table-cell office:value-type="float" office:value="11595.7" calcext:value-type="float">
            <text:p>11595.7</text:p>
          </table:table-cell>
          <table:table-cell table:number-columns-repeated="3" office:value-type="float" office:value="11586.2" calcext:value-type="float">
            <text:p>11586.2</text:p>
          </table:table-cell>
          <table:table-cell table:number-columns-repeated="13" office:value-type="float" office:value="11370.6" calcext:value-type="float">
            <text:p>11370.6</text:p>
          </table:table-cell>
          <table:table-cell table:number-columns-repeated="8" office:value-type="float" office:value="11319.8" calcext:value-type="float">
            <text:p>11319.8</text:p>
          </table:table-cell>
          <table:table-cell table:number-columns-repeated="3" office:value-type="float" office:value="11230.2" calcext:value-type="float">
            <text:p>11230.2</text:p>
          </table:table-cell>
          <table:table-cell office:value-type="float" office:value="11179.2" calcext:value-type="float">
            <text:p>11179.2</text:p>
          </table:table-cell>
          <table:table-cell office:value-type="float" office:value="11109.2" calcext:value-type="float">
            <text:p>11109.2</text:p>
          </table:table-cell>
          <table:table-cell table:number-columns-repeated="9" office:value-type="float" office:value="11098.1" calcext:value-type="float">
            <text:p>11098.1</text:p>
          </table:table-cell>
          <table:table-cell table:number-columns-repeated="4" office:value-type="float" office:value="10966.5" calcext:value-type="float">
            <text:p>10966.5</text:p>
          </table:table-cell>
          <table:table-cell office:value-type="float" office:value="10955.5" calcext:value-type="float">
            <text:p>10955.5</text:p>
          </table:table-cell>
          <table:table-cell table:number-columns-repeated="6" office:value-type="float" office:value="10904.3" calcext:value-type="float">
            <text:p>10904.3</text:p>
          </table:table-cell>
          <table:table-cell table:number-columns-repeated="3" office:value-type="float" office:value="10844.2" calcext:value-type="float">
            <text:p>10844.2</text:p>
          </table:table-cell>
          <table:table-cell office:value-type="float" office:value="10842.7" calcext:value-type="float">
            <text:p>10842.7</text:p>
          </table:table-cell>
          <table:table-cell table:number-columns-repeated="7" office:value-type="float" office:value="10802.9" calcext:value-type="float">
            <text:p>10802.9</text:p>
          </table:table-cell>
          <table:table-cell table:number-columns-repeated="14" office:value-type="float" office:value="10798.2" calcext:value-type="float">
            <text:p>10798.2</text:p>
          </table:table-cell>
          <table:table-cell table:number-columns-repeated="16" office:value-type="float" office:value="10692.7" calcext:value-type="float">
            <text:p>10692.7</text:p>
          </table:table-cell>
          <table:table-cell table:number-columns-repeated="116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8428.2" calcext:value-type="float">
            <text:p>28428.2</text:p>
          </table:table-cell>
          <table:table-cell office:value-type="float" office:value="27978.2" calcext:value-type="float">
            <text:p>27978.2</text:p>
          </table:table-cell>
          <table:table-cell office:value-type="float" office:value="27633.9" calcext:value-type="float">
            <text:p>27633.9</text:p>
          </table:table-cell>
          <table:table-cell office:value-type="float" office:value="26980.5" calcext:value-type="float">
            <text:p>26980.5</text:p>
          </table:table-cell>
          <table:table-cell office:value-type="float" office:value="26271.3" calcext:value-type="float">
            <text:p>26271.3</text:p>
          </table:table-cell>
          <table:table-cell office:value-type="float" office:value="25760.4" calcext:value-type="float">
            <text:p>25760.4</text:p>
          </table:table-cell>
          <table:table-cell office:value-type="float" office:value="24907.7" calcext:value-type="float">
            <text:p>24907.7</text:p>
          </table:table-cell>
          <table:table-cell office:value-type="float" office:value="24776" calcext:value-type="float">
            <text:p>24776</text:p>
          </table:table-cell>
          <table:table-cell office:value-type="float" office:value="24530.5" calcext:value-type="float">
            <text:p>24530.5</text:p>
          </table:table-cell>
          <table:table-cell office:value-type="float" office:value="24405.1" calcext:value-type="float">
            <text:p>24405.1</text:p>
          </table:table-cell>
          <table:table-cell office:value-type="float" office:value="24184.1" calcext:value-type="float">
            <text:p>24184.1</text:p>
          </table:table-cell>
          <table:table-cell office:value-type="float" office:value="23635.4" calcext:value-type="float">
            <text:p>23635.4</text:p>
          </table:table-cell>
          <table:table-cell office:value-type="float" office:value="22847.2" calcext:value-type="float">
            <text:p>22847.2</text:p>
          </table:table-cell>
          <table:table-cell office:value-type="float" office:value="22340.7" calcext:value-type="float">
            <text:p>22340.7</text:p>
          </table:table-cell>
          <table:table-cell office:value-type="float" office:value="21799.4" calcext:value-type="float">
            <text:p>21799.4</text:p>
          </table:table-cell>
          <table:table-cell office:value-type="float" office:value="21854.7" calcext:value-type="float">
            <text:p>21854.7</text:p>
          </table:table-cell>
          <table:table-cell office:value-type="float" office:value="21710.3" calcext:value-type="float">
            <text:p>21710.3</text:p>
          </table:table-cell>
          <table:table-cell office:value-type="float" office:value="21515.1" calcext:value-type="float">
            <text:p>21515.1</text:p>
          </table:table-cell>
          <table:table-cell office:value-type="float" office:value="21319.7" calcext:value-type="float">
            <text:p>21319.7</text:p>
          </table:table-cell>
          <table:table-cell office:value-type="float" office:value="21092.1" calcext:value-type="float">
            <text:p>21092.1</text:p>
          </table:table-cell>
          <table:table-cell office:value-type="float" office:value="20675.9" calcext:value-type="float">
            <text:p>20675.9</text:p>
          </table:table-cell>
          <table:table-cell office:value-type="float" office:value="19685.5" calcext:value-type="float">
            <text:p>19685.5</text:p>
          </table:table-cell>
          <table:table-cell office:value-type="float" office:value="18747.1" calcext:value-type="float">
            <text:p>18747.1</text:p>
          </table:table-cell>
          <table:table-cell office:value-type="float" office:value="18464.9" calcext:value-type="float">
            <text:p>18464.9</text:p>
          </table:table-cell>
          <table:table-cell office:value-type="float" office:value="17814.3" calcext:value-type="float">
            <text:p>17814.3</text:p>
          </table:table-cell>
          <table:table-cell office:value-type="float" office:value="17307.2" calcext:value-type="float">
            <text:p>17307.2</text:p>
          </table:table-cell>
          <table:table-cell office:value-type="float" office:value="17228.9" calcext:value-type="float">
            <text:p>17228.9</text:p>
          </table:table-cell>
          <table:table-cell office:value-type="float" office:value="17226.4" calcext:value-type="float">
            <text:p>17226.4</text:p>
          </table:table-cell>
          <table:table-cell office:value-type="float" office:value="17046.5" calcext:value-type="float">
            <text:p>17046.5</text:p>
          </table:table-cell>
          <table:table-cell office:value-type="float" office:value="16894" calcext:value-type="float">
            <text:p>16894</text:p>
          </table:table-cell>
          <table:table-cell office:value-type="float" office:value="16957.9" calcext:value-type="float">
            <text:p>16957.9</text:p>
          </table:table-cell>
          <table:table-cell office:value-type="float" office:value="17320.9" calcext:value-type="float">
            <text:p>17320.9</text:p>
          </table:table-cell>
          <table:table-cell office:value-type="float" office:value="17618.4" calcext:value-type="float">
            <text:p>17618.4</text:p>
          </table:table-cell>
          <table:table-cell office:value-type="float" office:value="18082.3" calcext:value-type="float">
            <text:p>18082.3</text:p>
          </table:table-cell>
          <table:table-cell office:value-type="float" office:value="18983.4" calcext:value-type="float">
            <text:p>18983.4</text:p>
          </table:table-cell>
          <table:table-cell office:value-type="float" office:value="18368.8" calcext:value-type="float">
            <text:p>18368.8</text:p>
          </table:table-cell>
          <table:table-cell office:value-type="float" office:value="18014.8" calcext:value-type="float">
            <text:p>18014.8</text:p>
          </table:table-cell>
          <table:table-cell office:value-type="float" office:value="17489.3" calcext:value-type="float">
            <text:p>17489.3</text:p>
          </table:table-cell>
          <table:table-cell office:value-type="float" office:value="16428.2" calcext:value-type="float">
            <text:p>16428.2</text:p>
          </table:table-cell>
          <table:table-cell office:value-type="float" office:value="17218.6" calcext:value-type="float">
            <text:p>17218.6</text:p>
          </table:table-cell>
          <table:table-cell office:value-type="float" office:value="17259.5" calcext:value-type="float">
            <text:p>17259.5</text:p>
          </table:table-cell>
          <table:table-cell office:value-type="float" office:value="16864.8" calcext:value-type="float">
            <text:p>16864.8</text:p>
          </table:table-cell>
          <table:table-cell office:value-type="float" office:value="15864.4" calcext:value-type="float">
            <text:p>15864.4</text:p>
          </table:table-cell>
          <table:table-cell office:value-type="float" office:value="15823.7" calcext:value-type="float">
            <text:p>15823.7</text:p>
          </table:table-cell>
          <table:table-cell office:value-type="float" office:value="15778.4" calcext:value-type="float">
            <text:p>15778.4</text:p>
          </table:table-cell>
          <table:table-cell office:value-type="float" office:value="15663.5" calcext:value-type="float">
            <text:p>15663.5</text:p>
          </table:table-cell>
          <table:table-cell office:value-type="float" office:value="15527.6" calcext:value-type="float">
            <text:p>15527.6</text:p>
          </table:table-cell>
          <table:table-cell office:value-type="float" office:value="15632.1" calcext:value-type="float">
            <text:p>15632.1</text:p>
          </table:table-cell>
          <table:table-cell office:value-type="float" office:value="15349.8" calcext:value-type="float">
            <text:p>15349.8</text:p>
          </table:table-cell>
          <table:table-cell office:value-type="float" office:value="15780.8" calcext:value-type="float">
            <text:p>15780.8</text:p>
          </table:table-cell>
          <table:table-cell office:value-type="float" office:value="15872.7" calcext:value-type="float">
            <text:p>15872.7</text:p>
          </table:table-cell>
          <table:table-cell office:value-type="float" office:value="15491.4" calcext:value-type="float">
            <text:p>15491.4</text:p>
          </table:table-cell>
          <table:table-cell office:value-type="float" office:value="15282.3" calcext:value-type="float">
            <text:p>15282.3</text:p>
          </table:table-cell>
          <table:table-cell office:value-type="float" office:value="15582.9" calcext:value-type="float">
            <text:p>15582.9</text:p>
          </table:table-cell>
          <table:table-cell office:value-type="float" office:value="15658.2" calcext:value-type="float">
            <text:p>15658.2</text:p>
          </table:table-cell>
          <table:table-cell office:value-type="float" office:value="15398.9" calcext:value-type="float">
            <text:p>15398.9</text:p>
          </table:table-cell>
          <table:table-cell office:value-type="float" office:value="15222.8" calcext:value-type="float">
            <text:p>15222.8</text:p>
          </table:table-cell>
          <table:table-cell office:value-type="float" office:value="15175.6" calcext:value-type="float">
            <text:p>15175.6</text:p>
          </table:table-cell>
          <table:table-cell office:value-type="float" office:value="14891" calcext:value-type="float">
            <text:p>14891</text:p>
          </table:table-cell>
          <table:table-cell office:value-type="float" office:value="14860.1" calcext:value-type="float">
            <text:p>14860.1</text:p>
          </table:table-cell>
          <table:table-cell office:value-type="float" office:value="14843.5" calcext:value-type="float">
            <text:p>14843.5</text:p>
          </table:table-cell>
          <table:table-cell office:value-type="float" office:value="14837.8" calcext:value-type="float">
            <text:p>14837.8</text:p>
          </table:table-cell>
          <table:table-cell office:value-type="float" office:value="15441.6" calcext:value-type="float">
            <text:p>15441.6</text:p>
          </table:table-cell>
          <table:table-cell office:value-type="float" office:value="15535" calcext:value-type="float">
            <text:p>15535</text:p>
          </table:table-cell>
          <table:table-cell office:value-type="float" office:value="15480.3" calcext:value-type="float">
            <text:p>15480.3</text:p>
          </table:table-cell>
          <table:table-cell office:value-type="float" office:value="15373.9" calcext:value-type="float">
            <text:p>15373.9</text:p>
          </table:table-cell>
          <table:table-cell office:value-type="float" office:value="15427.9" calcext:value-type="float">
            <text:p>15427.9</text:p>
          </table:table-cell>
          <table:table-cell office:value-type="float" office:value="15768.5" calcext:value-type="float">
            <text:p>15768.5</text:p>
          </table:table-cell>
          <table:table-cell office:value-type="float" office:value="15246.6" calcext:value-type="float">
            <text:p>15246.6</text:p>
          </table:table-cell>
          <table:table-cell office:value-type="float" office:value="14383.3" calcext:value-type="float">
            <text:p>14383.3</text:p>
          </table:table-cell>
          <table:table-cell office:value-type="float" office:value="13977.5" calcext:value-type="float">
            <text:p>13977.5</text:p>
          </table:table-cell>
          <table:table-cell office:value-type="float" office:value="13676.3" calcext:value-type="float">
            <text:p>13676.3</text:p>
          </table:table-cell>
          <table:table-cell office:value-type="float" office:value="13633.1" calcext:value-type="float">
            <text:p>13633.1</text:p>
          </table:table-cell>
          <table:table-cell office:value-type="float" office:value="13735.2" calcext:value-type="float">
            <text:p>13735.2</text:p>
          </table:table-cell>
          <table:table-cell office:value-type="float" office:value="13656.5" calcext:value-type="float">
            <text:p>13656.5</text:p>
          </table:table-cell>
          <table:table-cell office:value-type="float" office:value="13985.3" calcext:value-type="float">
            <text:p>13985.3</text:p>
          </table:table-cell>
          <table:table-cell office:value-type="float" office:value="14278.3" calcext:value-type="float">
            <text:p>14278.3</text:p>
          </table:table-cell>
          <table:table-cell office:value-type="float" office:value="14281.3" calcext:value-type="float">
            <text:p>14281.3</text:p>
          </table:table-cell>
          <table:table-cell office:value-type="float" office:value="14031.1" calcext:value-type="float">
            <text:p>14031.1</text:p>
          </table:table-cell>
          <table:table-cell office:value-type="float" office:value="13258.3" calcext:value-type="float">
            <text:p>13258.3</text:p>
          </table:table-cell>
          <table:table-cell office:value-type="float" office:value="13206.4" calcext:value-type="float">
            <text:p>13206.4</text:p>
          </table:table-cell>
          <table:table-cell office:value-type="float" office:value="13371.6" calcext:value-type="float">
            <text:p>13371.6</text:p>
          </table:table-cell>
          <table:table-cell office:value-type="float" office:value="13883.2" calcext:value-type="float">
            <text:p>13883.2</text:p>
          </table:table-cell>
          <table:table-cell office:value-type="float" office:value="14017.4" calcext:value-type="float">
            <text:p>14017.4</text:p>
          </table:table-cell>
          <table:table-cell office:value-type="float" office:value="14006.9" calcext:value-type="float">
            <text:p>14006.9</text:p>
          </table:table-cell>
          <table:table-cell office:value-type="float" office:value="13525.2" calcext:value-type="float">
            <text:p>13525.2</text:p>
          </table:table-cell>
          <table:table-cell office:value-type="float" office:value="13682.2" calcext:value-type="float">
            <text:p>13682.2</text:p>
          </table:table-cell>
          <table:table-cell office:value-type="float" office:value="13269" calcext:value-type="float">
            <text:p>13269</text:p>
          </table:table-cell>
          <table:table-cell office:value-type="float" office:value="13458.8" calcext:value-type="float">
            <text:p>13458.8</text:p>
          </table:table-cell>
          <table:table-cell office:value-type="float" office:value="13503.3" calcext:value-type="float">
            <text:p>13503.3</text:p>
          </table:table-cell>
          <table:table-cell office:value-type="float" office:value="13187.4" calcext:value-type="float">
            <text:p>13187.4</text:p>
          </table:table-cell>
          <table:table-cell office:value-type="float" office:value="12859.5" calcext:value-type="float">
            <text:p>12859.5</text:p>
          </table:table-cell>
          <table:table-cell office:value-type="float" office:value="12496.5" calcext:value-type="float">
            <text:p>12496.5</text:p>
          </table:table-cell>
          <table:table-cell office:value-type="float" office:value="12487.4" calcext:value-type="float">
            <text:p>12487.4</text:p>
          </table:table-cell>
          <table:table-cell office:value-type="float" office:value="12709.7" calcext:value-type="float">
            <text:p>12709.7</text:p>
          </table:table-cell>
          <table:table-cell office:value-type="float" office:value="12749.6" calcext:value-type="float">
            <text:p>12749.6</text:p>
          </table:table-cell>
          <table:table-cell office:value-type="float" office:value="12616.4" calcext:value-type="float">
            <text:p>12616.4</text:p>
          </table:table-cell>
          <table:table-cell office:value-type="float" office:value="12473.8" calcext:value-type="float">
            <text:p>12473.8</text:p>
          </table:table-cell>
          <table:table-cell office:value-type="float" office:value="12371" calcext:value-type="float">
            <text:p>12371</text:p>
          </table:table-cell>
          <table:table-cell office:value-type="float" office:value="12446.5" calcext:value-type="float">
            <text:p>12446.5</text:p>
          </table:table-cell>
          <table:table-cell office:value-type="float" office:value="12838.9" calcext:value-type="float">
            <text:p>12838.9</text:p>
          </table:table-cell>
          <table:table-cell office:value-type="float" office:value="13819.5" calcext:value-type="float">
            <text:p>13819.5</text:p>
          </table:table-cell>
          <table:table-cell office:value-type="float" office:value="13536.5" calcext:value-type="float">
            <text:p>13536.5</text:p>
          </table:table-cell>
          <table:table-cell office:value-type="float" office:value="13758.9" calcext:value-type="float">
            <text:p>13758.9</text:p>
          </table:table-cell>
          <table:table-cell office:value-type="float" office:value="13344.5" calcext:value-type="float">
            <text:p>13344.5</text:p>
          </table:table-cell>
          <table:table-cell office:value-type="float" office:value="12216.6" calcext:value-type="float">
            <text:p>12216.6</text:p>
          </table:table-cell>
          <table:table-cell office:value-type="float" office:value="12174.3" calcext:value-type="float">
            <text:p>12174.3</text:p>
          </table:table-cell>
          <table:table-cell office:value-type="float" office:value="12236.3" calcext:value-type="float">
            <text:p>12236.3</text:p>
          </table:table-cell>
          <table:table-cell office:value-type="float" office:value="12159.6" calcext:value-type="float">
            <text:p>12159.6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12278.4" calcext:value-type="float">
            <text:p>12278.4</text:p>
          </table:table-cell>
          <table:table-cell office:value-type="float" office:value="12516.9" calcext:value-type="float">
            <text:p>12516.9</text:p>
          </table:table-cell>
          <table:table-cell office:value-type="float" office:value="12719.1" calcext:value-type="float">
            <text:p>12719.1</text:p>
          </table:table-cell>
          <table:table-cell office:value-type="float" office:value="12712.4" calcext:value-type="float">
            <text:p>12712.4</text:p>
          </table:table-cell>
          <table:table-cell office:value-type="float" office:value="12876.2" calcext:value-type="float">
            <text:p>12876.2</text:p>
          </table:table-cell>
          <table:table-cell office:value-type="float" office:value="12947.8" calcext:value-type="float">
            <text:p>12947.8</text:p>
          </table:table-cell>
          <table:table-cell office:value-type="float" office:value="12888.9" calcext:value-type="float">
            <text:p>12888.9</text:p>
          </table:table-cell>
          <table:table-cell office:value-type="float" office:value="12916.8" calcext:value-type="float">
            <text:p>12916.8</text:p>
          </table:table-cell>
          <table:table-cell office:value-type="float" office:value="13167.8" calcext:value-type="float">
            <text:p>13167.8</text:p>
          </table:table-cell>
          <table:table-cell office:value-type="float" office:value="12951.4" calcext:value-type="float">
            <text:p>12951.4</text:p>
          </table:table-cell>
          <table:table-cell office:value-type="float" office:value="12598.6" calcext:value-type="float">
            <text:p>12598.6</text:p>
          </table:table-cell>
          <table:table-cell office:value-type="float" office:value="11848" calcext:value-type="float">
            <text:p>11848</text:p>
          </table:table-cell>
          <table:table-cell office:value-type="float" office:value="11779.5" calcext:value-type="float">
            <text:p>11779.5</text:p>
          </table:table-cell>
          <table:table-cell office:value-type="float" office:value="11869.5" calcext:value-type="float">
            <text:p>11869.5</text:p>
          </table:table-cell>
          <table:table-cell office:value-type="float" office:value="11891.1" calcext:value-type="float">
            <text:p>11891.1</text:p>
          </table:table-cell>
          <table:table-cell office:value-type="float" office:value="12001.7" calcext:value-type="float">
            <text:p>12001.7</text:p>
          </table:table-cell>
          <table:table-cell office:value-type="float" office:value="12702.7" calcext:value-type="float">
            <text:p>12702.7</text:p>
          </table:table-cell>
          <table:table-cell office:value-type="float" office:value="12323.3" calcext:value-type="float">
            <text:p>12323.3</text:p>
          </table:table-cell>
          <table:table-cell office:value-type="float" office:value="12754.6" calcext:value-type="float">
            <text:p>12754.6</text:p>
          </table:table-cell>
          <table:table-cell office:value-type="float" office:value="12966.7" calcext:value-type="float">
            <text:p>12966.7</text:p>
          </table:table-cell>
          <table:table-cell office:value-type="float" office:value="12902" calcext:value-type="float">
            <text:p>12902</text:p>
          </table:table-cell>
          <table:table-cell office:value-type="float" office:value="12984.1" calcext:value-type="float">
            <text:p>12984.1</text:p>
          </table:table-cell>
          <table:table-cell office:value-type="float" office:value="13114.3" calcext:value-type="float">
            <text:p>13114.3</text:p>
          </table:table-cell>
          <table:table-cell office:value-type="float" office:value="13560.2" calcext:value-type="float">
            <text:p>13560.2</text:p>
          </table:table-cell>
          <table:table-cell office:value-type="float" office:value="14043" calcext:value-type="float">
            <text:p>14043</text:p>
          </table:table-cell>
          <table:table-cell office:value-type="float" office:value="13832.2" calcext:value-type="float">
            <text:p>13832.2</text:p>
          </table:table-cell>
          <table:table-cell office:value-type="float" office:value="11980.7" calcext:value-type="float">
            <text:p>11980.7</text:p>
          </table:table-cell>
          <table:table-cell office:value-type="float" office:value="11567.9" calcext:value-type="float">
            <text:p>11567.9</text:p>
          </table:table-cell>
          <table:table-cell office:value-type="float" office:value="11567.6" calcext:value-type="float">
            <text:p>11567.6</text:p>
          </table:table-cell>
          <table:table-cell office:value-type="float" office:value="11544.6" calcext:value-type="float">
            <text:p>11544.6</text:p>
          </table:table-cell>
          <table:table-cell office:value-type="float" office:value="11600" calcext:value-type="float">
            <text:p>11600</text:p>
          </table:table-cell>
          <table:table-cell office:value-type="float" office:value="11574.5" calcext:value-type="float">
            <text:p>11574.5</text:p>
          </table:table-cell>
          <table:table-cell office:value-type="float" office:value="11617" calcext:value-type="float">
            <text:p>11617</text:p>
          </table:table-cell>
          <table:table-cell office:value-type="float" office:value="11549.2" calcext:value-type="float">
            <text:p>11549.2</text:p>
          </table:table-cell>
          <table:table-cell office:value-type="float" office:value="11596.4" calcext:value-type="float">
            <text:p>11596.4</text:p>
          </table:table-cell>
          <table:table-cell office:value-type="float" office:value="11628.3" calcext:value-type="float">
            <text:p>11628.3</text:p>
          </table:table-cell>
          <table:table-cell office:value-type="float" office:value="11495.7" calcext:value-type="float">
            <text:p>11495.7</text:p>
          </table:table-cell>
          <table:table-cell office:value-type="float" office:value="11499.1" calcext:value-type="float">
            <text:p>11499.1</text:p>
          </table:table-cell>
          <table:table-cell office:value-type="float" office:value="11712.6" calcext:value-type="float">
            <text:p>11712.6</text:p>
          </table:table-cell>
          <table:table-cell office:value-type="float" office:value="11481.7" calcext:value-type="float">
            <text:p>11481.7</text:p>
          </table:table-cell>
          <table:table-cell office:value-type="float" office:value="11430.7" calcext:value-type="float">
            <text:p>11430.7</text:p>
          </table:table-cell>
          <table:table-cell office:value-type="float" office:value="11446.3" calcext:value-type="float">
            <text:p>11446.3</text:p>
          </table:table-cell>
          <table:table-cell office:value-type="float" office:value="11438.7" calcext:value-type="float">
            <text:p>11438.7</text:p>
          </table:table-cell>
          <table:table-cell office:value-type="float" office:value="11350.5" calcext:value-type="float">
            <text:p>11350.5</text:p>
          </table:table-cell>
          <table:table-cell office:value-type="float" office:value="11306.3" calcext:value-type="float">
            <text:p>11306.3</text:p>
          </table:table-cell>
          <table:table-cell office:value-type="float" office:value="11303.8" calcext:value-type="float">
            <text:p>11303.8</text:p>
          </table:table-cell>
          <table:table-cell office:value-type="float" office:value="11304.8" calcext:value-type="float">
            <text:p>11304.8</text:p>
          </table:table-cell>
          <table:table-cell office:value-type="float" office:value="11259.4" calcext:value-type="float">
            <text:p>11259.4</text:p>
          </table:table-cell>
          <table:table-cell office:value-type="float" office:value="11236.3" calcext:value-type="float">
            <text:p>11236.3</text:p>
          </table:table-cell>
          <table:table-cell office:value-type="float" office:value="11273.9" calcext:value-type="float">
            <text:p>11273.9</text:p>
          </table:table-cell>
          <table:table-cell office:value-type="float" office:value="11380.2" calcext:value-type="float">
            <text:p>11380.2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11223.3" calcext:value-type="float">
            <text:p>11223.3</text:p>
          </table:table-cell>
          <table:table-cell office:value-type="float" office:value="11198.7" calcext:value-type="float">
            <text:p>11198.7</text:p>
          </table:table-cell>
          <table:table-cell office:value-type="float" office:value="11160.2" calcext:value-type="float">
            <text:p>11160.2</text:p>
          </table:table-cell>
          <table:table-cell office:value-type="float" office:value="11154.4" calcext:value-type="float">
            <text:p>11154.4</text:p>
          </table:table-cell>
          <table:table-cell office:value-type="float" office:value="11148.9" calcext:value-type="float">
            <text:p>11148.9</text:p>
          </table:table-cell>
          <table:table-cell office:value-type="float" office:value="11185.2" calcext:value-type="float">
            <text:p>11185.2</text:p>
          </table:table-cell>
          <table:table-cell office:value-type="float" office:value="11080.9" calcext:value-type="float">
            <text:p>11080.9</text:p>
          </table:table-cell>
          <table:table-cell office:value-type="float" office:value="11092.8" calcext:value-type="float">
            <text:p>11092.8</text:p>
          </table:table-cell>
          <table:table-cell office:value-type="float" office:value="11092.6" calcext:value-type="float">
            <text:p>11092.6</text:p>
          </table:table-cell>
          <table:table-cell office:value-type="float" office:value="11080.7" calcext:value-type="float">
            <text:p>11080.7</text:p>
          </table:table-cell>
          <table:table-cell office:value-type="float" office:value="11092.4" calcext:value-type="float">
            <text:p>11092.4</text:p>
          </table:table-cell>
          <table:table-cell office:value-type="float" office:value="11215.7" calcext:value-type="float">
            <text:p>11215.7</text:p>
          </table:table-cell>
          <table:table-cell office:value-type="float" office:value="11185.2" calcext:value-type="float">
            <text:p>11185.2</text:p>
          </table:table-cell>
          <table:table-cell office:value-type="float" office:value="11016.3" calcext:value-type="float">
            <text:p>11016.3</text:p>
          </table:table-cell>
          <table:table-cell office:value-type="float" office:value="11036.9" calcext:value-type="float">
            <text:p>11036.9</text:p>
          </table:table-cell>
          <table:table-cell office:value-type="float" office:value="11046.1" calcext:value-type="float">
            <text:p>11046.1</text:p>
          </table:table-cell>
          <table:table-cell office:value-type="float" office:value="11077" calcext:value-type="float">
            <text:p>11077</text:p>
          </table:table-cell>
          <table:table-cell office:value-type="float" office:value="10975.2" calcext:value-type="float">
            <text:p>10975.2</text:p>
          </table:table-cell>
          <table:table-cell office:value-type="float" office:value="11000.3" calcext:value-type="float">
            <text:p>11000.3</text:p>
          </table:table-cell>
          <table:table-cell office:value-type="float" office:value="10974.7" calcext:value-type="float">
            <text:p>10974.7</text:p>
          </table:table-cell>
          <table:table-cell office:value-type="float" office:value="10941.2" calcext:value-type="float">
            <text:p>10941.2</text:p>
          </table:table-cell>
          <table:table-cell office:value-type="float" office:value="11140.5" calcext:value-type="float">
            <text:p>11140.5</text:p>
          </table:table-cell>
          <table:table-cell office:value-type="float" office:value="11814.2" calcext:value-type="float">
            <text:p>11814.2</text:p>
          </table:table-cell>
          <table:table-cell office:value-type="float" office:value="13172.3" calcext:value-type="float">
            <text:p>13172.3</text:p>
          </table:table-cell>
          <table:table-cell office:value-type="float" office:value="13112.2" calcext:value-type="float">
            <text:p>13112.2</text:p>
          </table:table-cell>
          <table:table-cell office:value-type="float" office:value="12227.8" calcext:value-type="float">
            <text:p>12227.8</text:p>
          </table:table-cell>
          <table:table-cell office:value-type="float" office:value="13133" calcext:value-type="float">
            <text:p>13133</text:p>
          </table:table-cell>
          <table:table-cell office:value-type="float" office:value="12623.2" calcext:value-type="float">
            <text:p>12623.2</text:p>
          </table:table-cell>
          <table:table-cell office:value-type="float" office:value="13820.3" calcext:value-type="float">
            <text:p>13820.3</text:p>
          </table:table-cell>
          <table:table-cell office:value-type="float" office:value="13760.5" calcext:value-type="float">
            <text:p>13760.5</text:p>
          </table:table-cell>
          <table:table-cell office:value-type="float" office:value="11433.2" calcext:value-type="float">
            <text:p>11433.2</text:p>
          </table:table-cell>
          <table:table-cell office:value-type="float" office:value="10997.1" calcext:value-type="float">
            <text:p>10997.1</text:p>
          </table:table-cell>
          <table:table-cell office:value-type="float" office:value="11013.9" calcext:value-type="float">
            <text:p>11013.9</text:p>
          </table:table-cell>
          <table:table-cell office:value-type="float" office:value="10945.9" calcext:value-type="float">
            <text:p>10945.9</text:p>
          </table:table-cell>
          <table:table-cell office:value-type="float" office:value="10988.7" calcext:value-type="float">
            <text:p>10988.7</text:p>
          </table:table-cell>
          <table:table-cell office:value-type="float" office:value="11298.2" calcext:value-type="float">
            <text:p>11298.2</text:p>
          </table:table-cell>
          <table:table-cell office:value-type="float" office:value="11629" calcext:value-type="float">
            <text:p>11629</text:p>
          </table:table-cell>
          <table:table-cell office:value-type="float" office:value="12151.5" calcext:value-type="float">
            <text:p>12151.5</text:p>
          </table:table-cell>
          <table:table-cell office:value-type="float" office:value="12060.6" calcext:value-type="float">
            <text:p>12060.6</text:p>
          </table:table-cell>
          <table:table-cell office:value-type="float" office:value="10997.9" calcext:value-type="float">
            <text:p>10997.9</text:p>
          </table:table-cell>
          <table:table-cell office:value-type="float" office:value="10862.2" calcext:value-type="float">
            <text:p>10862.2</text:p>
          </table:table-cell>
          <table:table-cell office:value-type="float" office:value="10915" calcext:value-type="float">
            <text:p>10915</text:p>
          </table:table-cell>
          <table:table-cell office:value-type="float" office:value="10928.7" calcext:value-type="float">
            <text:p>10928.7</text:p>
          </table:table-cell>
          <table:table-cell office:value-type="float" office:value="10874.3" calcext:value-type="float">
            <text:p>10874.3</text:p>
          </table:table-cell>
          <table:table-cell office:value-type="float" office:value="10860.4" calcext:value-type="float">
            <text:p>10860.4</text:p>
          </table:table-cell>
          <table:table-cell office:value-type="float" office:value="10918.7" calcext:value-type="float">
            <text:p>10918.7</text:p>
          </table:table-cell>
          <table:table-cell office:value-type="float" office:value="10850.2" calcext:value-type="float">
            <text:p>10850.2</text:p>
          </table:table-cell>
          <table:table-cell office:value-type="float" office:value="10851.5" calcext:value-type="float">
            <text:p>10851.5</text:p>
          </table:table-cell>
          <table:table-cell office:value-type="float" office:value="10864.3" calcext:value-type="float">
            <text:p>10864.3</text:p>
          </table:table-cell>
          <table:table-cell office:value-type="float" office:value="10926.1" calcext:value-type="float">
            <text:p>10926.1</text:p>
          </table:table-cell>
          <table:table-cell table:number-columns-repeated="116"/>
        </table:table-row>
        <table:table-row table:style-name="ro1">
          <table:table-cell table:number-columns-repeated="329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table:number-columns-repeated="323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table:number-columns-repeated="3" office:value-type="float" office:value="23531.4" calcext:value-type="float">
            <text:p>23531.4</text:p>
          </table:table-cell>
          <table:table-cell table:number-columns-repeated="2" office:value-type="float" office:value="22277" calcext:value-type="float">
            <text:p>22277</text:p>
          </table:table-cell>
          <table:table-cell table:number-columns-repeated="2" office:value-type="float" office:value="20548.7" calcext:value-type="float">
            <text:p>20548.7</text:p>
          </table:table-cell>
          <table:table-cell office:value-type="float" office:value="20324.4" calcext:value-type="float">
            <text:p>20324.4</text:p>
          </table:table-cell>
          <table:table-cell office:value-type="float" office:value="20243.5" calcext:value-type="float">
            <text:p>20243.5</text:p>
          </table:table-cell>
          <table:table-cell office:value-type="float" office:value="19746.1" calcext:value-type="float">
            <text:p>19746.1</text:p>
          </table:table-cell>
          <table:table-cell table:number-columns-repeated="2" office:value-type="float" office:value="19555.1" calcext:value-type="float">
            <text:p>19555.1</text:p>
          </table:table-cell>
          <table:table-cell office:value-type="float" office:value="19284.8" calcext:value-type="float">
            <text:p>19284.8</text:p>
          </table:table-cell>
          <table:table-cell table:number-columns-repeated="2" office:value-type="float" office:value="17863.2" calcext:value-type="float">
            <text:p>17863.2</text:p>
          </table:table-cell>
          <table:table-cell table:number-columns-repeated="2" office:value-type="float" office:value="17278.5" calcext:value-type="float">
            <text:p>17278.5</text:p>
          </table:table-cell>
          <table:table-cell office:value-type="float" office:value="17122.2" calcext:value-type="float">
            <text:p>17122.2</text:p>
          </table:table-cell>
          <table:table-cell office:value-type="float" office:value="16980.1" calcext:value-type="float">
            <text:p>16980.1</text:p>
          </table:table-cell>
          <table:table-cell office:value-type="float" office:value="16736.4" calcext:value-type="float">
            <text:p>16736.4</text:p>
          </table:table-cell>
          <table:table-cell office:value-type="float" office:value="16212.6" calcext:value-type="float">
            <text:p>16212.6</text:p>
          </table:table-cell>
          <table:table-cell table:number-columns-repeated="2" office:value-type="float" office:value="16129.2" calcext:value-type="float">
            <text:p>16129.2</text:p>
          </table:table-cell>
          <table:table-cell office:value-type="float" office:value="15883" calcext:value-type="float">
            <text:p>15883</text:p>
          </table:table-cell>
          <table:table-cell office:value-type="float" office:value="15615.5" calcext:value-type="float">
            <text:p>15615.5</text:p>
          </table:table-cell>
          <table:table-cell office:value-type="float" office:value="15100.2" calcext:value-type="float">
            <text:p>15100.2</text:p>
          </table:table-cell>
          <table:table-cell office:value-type="float" office:value="14874.2" calcext:value-type="float">
            <text:p>14874.2</text:p>
          </table:table-cell>
          <table:table-cell table:number-columns-repeated="3" office:value-type="float" office:value="14752.4" calcext:value-type="float">
            <text:p>14752.4</text:p>
          </table:table-cell>
          <table:table-cell table:number-columns-repeated="2" office:value-type="float" office:value="14720.5" calcext:value-type="float">
            <text:p>14720.5</text:p>
          </table:table-cell>
          <table:table-cell table:number-columns-repeated="4" office:value-type="float" office:value="14716.8" calcext:value-type="float">
            <text:p>14716.8</text:p>
          </table:table-cell>
          <table:table-cell table:number-columns-repeated="2" office:value-type="float" office:value="14637.2" calcext:value-type="float">
            <text:p>14637.2</text:p>
          </table:table-cell>
          <table:table-cell office:value-type="float" office:value="14603.4" calcext:value-type="float">
            <text:p>14603.4</text:p>
          </table:table-cell>
          <table:table-cell table:number-columns-repeated="2" office:value-type="float" office:value="14263.3" calcext:value-type="float">
            <text:p>14263.3</text:p>
          </table:table-cell>
          <table:table-cell table:number-columns-repeated="2" office:value-type="float" office:value="14229.5" calcext:value-type="float">
            <text:p>14229.5</text:p>
          </table:table-cell>
          <table:table-cell office:value-type="float" office:value="14165.8" calcext:value-type="float">
            <text:p>14165.8</text:p>
          </table:table-cell>
          <table:table-cell table:number-columns-repeated="2" office:value-type="float" office:value="14118.3" calcext:value-type="float">
            <text:p>14118.3</text:p>
          </table:table-cell>
          <table:table-cell table:number-columns-repeated="7" office:value-type="float" office:value="14081.8" calcext:value-type="float">
            <text:p>14081.8</text:p>
          </table:table-cell>
          <table:table-cell table:number-columns-repeated="4" office:value-type="float" office:value="14005.9" calcext:value-type="float">
            <text:p>14005.9</text:p>
          </table:table-cell>
          <table:table-cell table:number-columns-repeated="2" office:value-type="float" office:value="13886.9" calcext:value-type="float">
            <text:p>13886.9</text:p>
          </table:table-cell>
          <table:table-cell table:number-columns-repeated="2" office:value-type="float" office:value="13754.8" calcext:value-type="float">
            <text:p>13754.8</text:p>
          </table:table-cell>
          <table:table-cell office:value-type="float" office:value="13616" calcext:value-type="float">
            <text:p>13616</text:p>
          </table:table-cell>
          <table:table-cell table:number-columns-repeated="5" office:value-type="float" office:value="13505.2" calcext:value-type="float">
            <text:p>13505.2</text:p>
          </table:table-cell>
          <table:table-cell table:number-columns-repeated="4" office:value-type="float" office:value="13477.2" calcext:value-type="float">
            <text:p>13477.2</text:p>
          </table:table-cell>
          <table:table-cell office:value-type="float" office:value="13458.6" calcext:value-type="float">
            <text:p>13458.6</text:p>
          </table:table-cell>
          <table:table-cell table:number-columns-repeated="4" office:value-type="float" office:value="13430.9" calcext:value-type="float">
            <text:p>13430.9</text:p>
          </table:table-cell>
          <table:table-cell office:value-type="float" office:value="13412.9" calcext:value-type="float">
            <text:p>13412.9</text:p>
          </table:table-cell>
          <table:table-cell table:number-columns-repeated="3" office:value-type="float" office:value="13393.5" calcext:value-type="float">
            <text:p>13393.5</text:p>
          </table:table-cell>
          <table:table-cell office:value-type="float" office:value="13302.1" calcext:value-type="float">
            <text:p>13302.1</text:p>
          </table:table-cell>
          <table:table-cell table:number-columns-repeated="3" office:value-type="float" office:value="13063.5" calcext:value-type="float">
            <text:p>13063.5</text:p>
          </table:table-cell>
          <table:table-cell office:value-type="float" office:value="12831.7" calcext:value-type="float">
            <text:p>12831.7</text:p>
          </table:table-cell>
          <table:table-cell table:number-columns-repeated="4" office:value-type="float" office:value="12549.9" calcext:value-type="float">
            <text:p>12549.9</text:p>
          </table:table-cell>
          <table:table-cell office:value-type="float" office:value="12457.8" calcext:value-type="float">
            <text:p>12457.8</text:p>
          </table:table-cell>
          <table:table-cell table:number-columns-repeated="2" office:value-type="float" office:value="12234.8" calcext:value-type="float">
            <text:p>12234.8</text:p>
          </table:table-cell>
          <table:table-cell table:number-columns-repeated="2" office:value-type="float" office:value="11857.7" calcext:value-type="float">
            <text:p>11857.7</text:p>
          </table:table-cell>
          <table:table-cell table:number-columns-repeated="4" office:value-type="float" office:value="11615.8" calcext:value-type="float">
            <text:p>11615.8</text:p>
          </table:table-cell>
          <table:table-cell office:value-type="float" office:value="11583" calcext:value-type="float">
            <text:p>11583</text:p>
          </table:table-cell>
          <table:table-cell table:number-columns-repeated="3" office:value-type="float" office:value="11514.1" calcext:value-type="float">
            <text:p>11514.1</text:p>
          </table:table-cell>
          <table:table-cell office:value-type="float" office:value="11478.6" calcext:value-type="float">
            <text:p>11478.6</text:p>
          </table:table-cell>
          <table:table-cell table:number-columns-repeated="3" office:value-type="float" office:value="11319.4" calcext:value-type="float">
            <text:p>11319.4</text:p>
          </table:table-cell>
          <table:table-cell table:number-columns-repeated="6" office:value-type="float" office:value="11271" calcext:value-type="float">
            <text:p>11271</text:p>
          </table:table-cell>
          <table:table-cell table:number-columns-repeated="2" office:value-type="float" office:value="11269.4" calcext:value-type="float">
            <text:p>11269.4</text:p>
          </table:table-cell>
          <table:table-cell office:value-type="float" office:value="11257.8" calcext:value-type="float">
            <text:p>11257.8</text:p>
          </table:table-cell>
          <table:table-cell table:number-columns-repeated="8" office:value-type="float" office:value="11252.9" calcext:value-type="float">
            <text:p>11252.9</text:p>
          </table:table-cell>
          <table:table-cell table:number-columns-repeated="5" office:value-type="float" office:value="11189.4" calcext:value-type="float">
            <text:p>11189.4</text:p>
          </table:table-cell>
          <table:table-cell table:number-columns-repeated="8" office:value-type="float" office:value="10995.8" calcext:value-type="float">
            <text:p>10995.8</text:p>
          </table:table-cell>
          <table:table-cell table:number-columns-repeated="2" office:value-type="float" office:value="10985.5" calcext:value-type="float">
            <text:p>10985.5</text:p>
          </table:table-cell>
          <table:table-cell office:value-type="float" office:value="10937.1" calcext:value-type="float">
            <text:p>10937.1</text:p>
          </table:table-cell>
          <table:table-cell office:value-type="float" office:value="10884.3" calcext:value-type="float">
            <text:p>10884.3</text:p>
          </table:table-cell>
          <table:table-cell table:number-columns-repeated="8" office:value-type="float" office:value="10824.8" calcext:value-type="float">
            <text:p>10824.8</text:p>
          </table:table-cell>
          <table:table-cell table:number-columns-repeated="5" office:value-type="float" office:value="10782.5" calcext:value-type="float">
            <text:p>10782.5</text:p>
          </table:table-cell>
          <table:table-cell table:number-columns-repeated="8" office:value-type="float" office:value="10650.2" calcext:value-type="float">
            <text:p>10650.2</text:p>
          </table:table-cell>
          <table:table-cell table:number-columns-repeated="4" office:value-type="float" office:value="10630.1" calcext:value-type="float">
            <text:p>10630.1</text:p>
          </table:table-cell>
          <table:table-cell table:number-columns-repeated="2" office:value-type="float" office:value="10582.9" calcext:value-type="float">
            <text:p>10582.9</text:p>
          </table:table-cell>
          <table:table-cell table:number-columns-repeated="8" office:value-type="float" office:value="10393.5" calcext:value-type="float">
            <text:p>10393.5</text:p>
          </table:table-cell>
          <table:table-cell table:number-columns-repeated="8" office:value-type="float" office:value="10292.7" calcext:value-type="float">
            <text:p>10292.7</text:p>
          </table:table-cell>
          <table:table-cell table:number-columns-repeated="15" office:value-type="float" office:value="10276" calcext:value-type="float">
            <text:p>10276</text:p>
          </table:table-cell>
          <table:table-cell office:value-type="float" office:value="10163.8" calcext:value-type="float">
            <text:p>10163.8</text:p>
          </table:table-cell>
          <table:table-cell table:number-columns-repeated="10" office:value-type="float" office:value="10078.4" calcext:value-type="float">
            <text:p>10078.4</text:p>
          </table:table-cell>
          <table:table-cell table:number-columns-repeated="11" office:value-type="float" office:value="10077.4" calcext:value-type="float">
            <text:p>10077.4</text:p>
          </table:table-cell>
          <table:table-cell table:number-columns-repeated="5" office:value-type="float" office:value="10071.3" calcext:value-type="float">
            <text:p>10071.3</text:p>
          </table:table-cell>
          <table:table-cell table:number-columns-repeated="5" office:value-type="float" office:value="10022.9" calcext:value-type="float">
            <text:p>10022.9</text:p>
          </table:table-cell>
          <table:table-cell table:number-columns-repeated="9" office:value-type="float" office:value="9810.97" calcext:value-type="float">
            <text:p>9810.97</text:p>
          </table:table-cell>
          <table:table-cell table:number-columns-repeated="15" office:value-type="float" office:value="9793.15" calcext:value-type="float">
            <text:p>9793.15</text:p>
          </table:table-cell>
          <table:table-cell table:number-columns-repeated="16" office:value-type="float" office:value="9678.71" calcext:value-type="float">
            <text:p>9678.71</text:p>
          </table:table-cell>
          <table:table-cell table:number-columns-repeated="58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8411.7" calcext:value-type="float">
            <text:p>28411.7</text:p>
          </table:table-cell>
          <table:table-cell office:value-type="float" office:value="28021.4" calcext:value-type="float">
            <text:p>28021.4</text:p>
          </table:table-cell>
          <table:table-cell office:value-type="float" office:value="27133.6" calcext:value-type="float">
            <text:p>27133.6</text:p>
          </table:table-cell>
          <table:table-cell office:value-type="float" office:value="26864.8" calcext:value-type="float">
            <text:p>26864.8</text:p>
          </table:table-cell>
          <table:table-cell office:value-type="float" office:value="25300.5" calcext:value-type="float">
            <text:p>25300.5</text:p>
          </table:table-cell>
          <table:table-cell office:value-type="float" office:value="24456" calcext:value-type="float">
            <text:p>24456</text:p>
          </table:table-cell>
          <table:table-cell office:value-type="float" office:value="24207.2" calcext:value-type="float">
            <text:p>24207.2</text:p>
          </table:table-cell>
          <table:table-cell office:value-type="float" office:value="24072.6" calcext:value-type="float">
            <text:p>24072.6</text:p>
          </table:table-cell>
          <table:table-cell office:value-type="float" office:value="23350.7" calcext:value-type="float">
            <text:p>23350.7</text:p>
          </table:table-cell>
          <table:table-cell office:value-type="float" office:value="23120.5" calcext:value-type="float">
            <text:p>23120.5</text:p>
          </table:table-cell>
          <table:table-cell office:value-type="float" office:value="22335.1" calcext:value-type="float">
            <text:p>22335.1</text:p>
          </table:table-cell>
          <table:table-cell office:value-type="float" office:value="21670.8" calcext:value-type="float">
            <text:p>21670.8</text:p>
          </table:table-cell>
          <table:table-cell office:value-type="float" office:value="21264.9" calcext:value-type="float">
            <text:p>21264.9</text:p>
          </table:table-cell>
          <table:table-cell office:value-type="float" office:value="20416.7" calcext:value-type="float">
            <text:p>20416.7</text:p>
          </table:table-cell>
          <table:table-cell office:value-type="float" office:value="19886.3" calcext:value-type="float">
            <text:p>19886.3</text:p>
          </table:table-cell>
          <table:table-cell office:value-type="float" office:value="19892.1" calcext:value-type="float">
            <text:p>19892.1</text:p>
          </table:table-cell>
          <table:table-cell office:value-type="float" office:value="19747.1" calcext:value-type="float">
            <text:p>19747.1</text:p>
          </table:table-cell>
          <table:table-cell office:value-type="float" office:value="19484.5" calcext:value-type="float">
            <text:p>19484.5</text:p>
          </table:table-cell>
          <table:table-cell office:value-type="float" office:value="19244" calcext:value-type="float">
            <text:p>19244</text:p>
          </table:table-cell>
          <table:table-cell office:value-type="float" office:value="18081.1" calcext:value-type="float">
            <text:p>18081.1</text:p>
          </table:table-cell>
          <table:table-cell office:value-type="float" office:value="17794.6" calcext:value-type="float">
            <text:p>17794.6</text:p>
          </table:table-cell>
          <table:table-cell office:value-type="float" office:value="17557.2" calcext:value-type="float">
            <text:p>17557.2</text:p>
          </table:table-cell>
          <table:table-cell office:value-type="float" office:value="17368.8" calcext:value-type="float">
            <text:p>17368.8</text:p>
          </table:table-cell>
          <table:table-cell office:value-type="float" office:value="17027.2" calcext:value-type="float">
            <text:p>17027.2</text:p>
          </table:table-cell>
          <table:table-cell office:value-type="float" office:value="16861.1" calcext:value-type="float">
            <text:p>16861.1</text:p>
          </table:table-cell>
          <table:table-cell office:value-type="float" office:value="16380.7" calcext:value-type="float">
            <text:p>16380.7</text:p>
          </table:table-cell>
          <table:table-cell office:value-type="float" office:value="16398" calcext:value-type="float">
            <text:p>16398</text:p>
          </table:table-cell>
          <table:table-cell office:value-type="float" office:value="15580.6" calcext:value-type="float">
            <text:p>15580.6</text:p>
          </table:table-cell>
          <table:table-cell office:value-type="float" office:value="15302.9" calcext:value-type="float">
            <text:p>15302.9</text:p>
          </table:table-cell>
          <table:table-cell office:value-type="float" office:value="15153.3" calcext:value-type="float">
            <text:p>15153.3</text:p>
          </table:table-cell>
          <table:table-cell office:value-type="float" office:value="15064.3" calcext:value-type="float">
            <text:p>15064.3</text:p>
          </table:table-cell>
          <table:table-cell office:value-type="float" office:value="15153.8" calcext:value-type="float">
            <text:p>15153.8</text:p>
          </table:table-cell>
          <table:table-cell office:value-type="float" office:value="15285.6" calcext:value-type="float">
            <text:p>15285.6</text:p>
          </table:table-cell>
          <table:table-cell office:value-type="float" office:value="15450.6" calcext:value-type="float">
            <text:p>15450.6</text:p>
          </table:table-cell>
          <table:table-cell office:value-type="float" office:value="15598.2" calcext:value-type="float">
            <text:p>15598.2</text:p>
          </table:table-cell>
          <table:table-cell office:value-type="float" office:value="16362.6" calcext:value-type="float">
            <text:p>16362.6</text:p>
          </table:table-cell>
          <table:table-cell office:value-type="float" office:value="16087.7" calcext:value-type="float">
            <text:p>16087.7</text:p>
          </table:table-cell>
          <table:table-cell office:value-type="float" office:value="15138.3" calcext:value-type="float">
            <text:p>15138.3</text:p>
          </table:table-cell>
          <table:table-cell office:value-type="float" office:value="15167.7" calcext:value-type="float">
            <text:p>15167.7</text:p>
          </table:table-cell>
          <table:table-cell office:value-type="float" office:value="14852" calcext:value-type="float">
            <text:p>14852</text:p>
          </table:table-cell>
          <table:table-cell office:value-type="float" office:value="14898.5" calcext:value-type="float">
            <text:p>14898.5</text:p>
          </table:table-cell>
          <table:table-cell office:value-type="float" office:value="14748" calcext:value-type="float">
            <text:p>14748</text:p>
          </table:table-cell>
          <table:table-cell office:value-type="float" office:value="14556.9" calcext:value-type="float">
            <text:p>14556.9</text:p>
          </table:table-cell>
          <table:table-cell office:value-type="float" office:value="14422.3" calcext:value-type="float">
            <text:p>14422.3</text:p>
          </table:table-cell>
          <table:table-cell office:value-type="float" office:value="14548" calcext:value-type="float">
            <text:p>14548</text:p>
          </table:table-cell>
          <table:table-cell office:value-type="float" office:value="14739.2" calcext:value-type="float">
            <text:p>14739.2</text:p>
          </table:table-cell>
          <table:table-cell office:value-type="float" office:value="15191.4" calcext:value-type="float">
            <text:p>15191.4</text:p>
          </table:table-cell>
          <table:table-cell office:value-type="float" office:value="15465" calcext:value-type="float">
            <text:p>15465</text:p>
          </table:table-cell>
          <table:table-cell office:value-type="float" office:value="15242.4" calcext:value-type="float">
            <text:p>15242.4</text:p>
          </table:table-cell>
          <table:table-cell office:value-type="float" office:value="15649.3" calcext:value-type="float">
            <text:p>15649.3</text:p>
          </table:table-cell>
          <table:table-cell office:value-type="float" office:value="16739.6" calcext:value-type="float">
            <text:p>16739.6</text:p>
          </table:table-cell>
          <table:table-cell office:value-type="float" office:value="16930.6" calcext:value-type="float">
            <text:p>16930.6</text:p>
          </table:table-cell>
          <table:table-cell office:value-type="float" office:value="16188.7" calcext:value-type="float">
            <text:p>16188.7</text:p>
          </table:table-cell>
          <table:table-cell office:value-type="float" office:value="14657.5" calcext:value-type="float">
            <text:p>14657.5</text:p>
          </table:table-cell>
          <table:table-cell office:value-type="float" office:value="14980.8" calcext:value-type="float">
            <text:p>14980.8</text:p>
          </table:table-cell>
          <table:table-cell office:value-type="float" office:value="14578" calcext:value-type="float">
            <text:p>14578</text:p>
          </table:table-cell>
          <table:table-cell office:value-type="float" office:value="14563.3" calcext:value-type="float">
            <text:p>14563.3</text:p>
          </table:table-cell>
          <table:table-cell office:value-type="float" office:value="14811" calcext:value-type="float">
            <text:p>14811</text:p>
          </table:table-cell>
          <table:table-cell office:value-type="float" office:value="15025" calcext:value-type="float">
            <text:p>15025</text:p>
          </table:table-cell>
          <table:table-cell office:value-type="float" office:value="14630.7" calcext:value-type="float">
            <text:p>14630.7</text:p>
          </table:table-cell>
          <table:table-cell office:value-type="float" office:value="14181.3" calcext:value-type="float">
            <text:p>14181.3</text:p>
          </table:table-cell>
          <table:table-cell office:value-type="float" office:value="14013.9" calcext:value-type="float">
            <text:p>14013.9</text:p>
          </table:table-cell>
          <table:table-cell office:value-type="float" office:value="14061" calcext:value-type="float">
            <text:p>14061</text:p>
          </table:table-cell>
          <table:table-cell office:value-type="float" office:value="14508.4" calcext:value-type="float">
            <text:p>14508.4</text:p>
          </table:table-cell>
          <table:table-cell office:value-type="float" office:value="14628.7" calcext:value-type="float">
            <text:p>14628.7</text:p>
          </table:table-cell>
          <table:table-cell office:value-type="float" office:value="14177.6" calcext:value-type="float">
            <text:p>14177.6</text:p>
          </table:table-cell>
          <table:table-cell office:value-type="float" office:value="14038.2" calcext:value-type="float">
            <text:p>14038.2</text:p>
          </table:table-cell>
          <table:table-cell office:value-type="float" office:value="14594.1" calcext:value-type="float">
            <text:p>14594.1</text:p>
          </table:table-cell>
          <table:table-cell office:value-type="float" office:value="14708.4" calcext:value-type="float">
            <text:p>14708.4</text:p>
          </table:table-cell>
          <table:table-cell office:value-type="float" office:value="15114.1" calcext:value-type="float">
            <text:p>15114.1</text:p>
          </table:table-cell>
          <table:table-cell office:value-type="float" office:value="15607.4" calcext:value-type="float">
            <text:p>15607.4</text:p>
          </table:table-cell>
          <table:table-cell office:value-type="float" office:value="15097.3" calcext:value-type="float">
            <text:p>15097.3</text:p>
          </table:table-cell>
          <table:table-cell office:value-type="float" office:value="14820.3" calcext:value-type="float">
            <text:p>14820.3</text:p>
          </table:table-cell>
          <table:table-cell office:value-type="float" office:value="15320.8" calcext:value-type="float">
            <text:p>15320.8</text:p>
          </table:table-cell>
          <table:table-cell office:value-type="float" office:value="15535.4" calcext:value-type="float">
            <text:p>15535.4</text:p>
          </table:table-cell>
          <table:table-cell office:value-type="float" office:value="15380.5" calcext:value-type="float">
            <text:p>15380.5</text:p>
          </table:table-cell>
          <table:table-cell office:value-type="float" office:value="15158.4" calcext:value-type="float">
            <text:p>15158.4</text:p>
          </table:table-cell>
          <table:table-cell office:value-type="float" office:value="14199.3" calcext:value-type="float">
            <text:p>14199.3</text:p>
          </table:table-cell>
          <table:table-cell office:value-type="float" office:value="14412.7" calcext:value-type="float">
            <text:p>14412.7</text:p>
          </table:table-cell>
          <table:table-cell office:value-type="float" office:value="14451.8" calcext:value-type="float">
            <text:p>14451.8</text:p>
          </table:table-cell>
          <table:table-cell office:value-type="float" office:value="14881.8" calcext:value-type="float">
            <text:p>14881.8</text:p>
          </table:table-cell>
          <table:table-cell office:value-type="float" office:value="14287.6" calcext:value-type="float">
            <text:p>14287.6</text:p>
          </table:table-cell>
          <table:table-cell office:value-type="float" office:value="14815.9" calcext:value-type="float">
            <text:p>14815.9</text:p>
          </table:table-cell>
          <table:table-cell office:value-type="float" office:value="15092.6" calcext:value-type="float">
            <text:p>15092.6</text:p>
          </table:table-cell>
          <table:table-cell office:value-type="float" office:value="16312.8" calcext:value-type="float">
            <text:p>16312.8</text:p>
          </table:table-cell>
          <table:table-cell office:value-type="float" office:value="16913.4" calcext:value-type="float">
            <text:p>16913.4</text:p>
          </table:table-cell>
          <table:table-cell office:value-type="float" office:value="15268.4" calcext:value-type="float">
            <text:p>15268.4</text:p>
          </table:table-cell>
          <table:table-cell office:value-type="float" office:value="14856.9" calcext:value-type="float">
            <text:p>14856.9</text:p>
          </table:table-cell>
          <table:table-cell office:value-type="float" office:value="14785.5" calcext:value-type="float">
            <text:p>14785.5</text:p>
          </table:table-cell>
          <table:table-cell office:value-type="float" office:value="12968.5" calcext:value-type="float">
            <text:p>12968.5</text:p>
          </table:table-cell>
          <table:table-cell office:value-type="float" office:value="12731.6" calcext:value-type="float">
            <text:p>12731.6</text:p>
          </table:table-cell>
          <table:table-cell office:value-type="float" office:value="12683.6" calcext:value-type="float">
            <text:p>12683.6</text:p>
          </table:table-cell>
          <table:table-cell office:value-type="float" office:value="12544.7" calcext:value-type="float">
            <text:p>12544.7</text:p>
          </table:table-cell>
          <table:table-cell office:value-type="float" office:value="12561.2" calcext:value-type="float">
            <text:p>12561.2</text:p>
          </table:table-cell>
          <table:table-cell office:value-type="float" office:value="12244.4" calcext:value-type="float">
            <text:p>12244.4</text:p>
          </table:table-cell>
          <table:table-cell office:value-type="float" office:value="12129" calcext:value-type="float">
            <text:p>12129</text:p>
          </table:table-cell>
          <table:table-cell office:value-type="float" office:value="12241.3" calcext:value-type="float">
            <text:p>12241.3</text:p>
          </table:table-cell>
          <table:table-cell office:value-type="float" office:value="12302.2" calcext:value-type="float">
            <text:p>12302.2</text:p>
          </table:table-cell>
          <table:table-cell office:value-type="float" office:value="12525.5" calcext:value-type="float">
            <text:p>12525.5</text:p>
          </table:table-cell>
          <table:table-cell office:value-type="float" office:value="12496.6" calcext:value-type="float">
            <text:p>12496.6</text:p>
          </table:table-cell>
          <table:table-cell office:value-type="float" office:value="12124.8" calcext:value-type="float">
            <text:p>12124.8</text:p>
          </table:table-cell>
          <table:table-cell office:value-type="float" office:value="12359.4" calcext:value-type="float">
            <text:p>12359.4</text:p>
          </table:table-cell>
          <table:table-cell office:value-type="float" office:value="12174.2" calcext:value-type="float">
            <text:p>12174.2</text:p>
          </table:table-cell>
          <table:table-cell office:value-type="float" office:value="11829.9" calcext:value-type="float">
            <text:p>11829.9</text:p>
          </table:table-cell>
          <table:table-cell office:value-type="float" office:value="11875.4" calcext:value-type="float">
            <text:p>11875.4</text:p>
          </table:table-cell>
          <table:table-cell office:value-type="float" office:value="12195.7" calcext:value-type="float">
            <text:p>12195.7</text:p>
          </table:table-cell>
          <table:table-cell office:value-type="float" office:value="12062.9" calcext:value-type="float">
            <text:p>12062.9</text:p>
          </table:table-cell>
          <table:table-cell office:value-type="float" office:value="11908.4" calcext:value-type="float">
            <text:p>11908.4</text:p>
          </table:table-cell>
          <table:table-cell office:value-type="float" office:value="12605.4" calcext:value-type="float">
            <text:p>12605.4</text:p>
          </table:table-cell>
          <table:table-cell office:value-type="float" office:value="12487" calcext:value-type="float">
            <text:p>12487</text:p>
          </table:table-cell>
          <table:table-cell office:value-type="float" office:value="12166.4" calcext:value-type="float">
            <text:p>12166.4</text:p>
          </table:table-cell>
          <table:table-cell office:value-type="float" office:value="12176.6" calcext:value-type="float">
            <text:p>12176.6</text:p>
          </table:table-cell>
          <table:table-cell office:value-type="float" office:value="11540.9" calcext:value-type="float">
            <text:p>11540.9</text:p>
          </table:table-cell>
          <table:table-cell office:value-type="float" office:value="11447.1" calcext:value-type="float">
            <text:p>11447.1</text:p>
          </table:table-cell>
          <table:table-cell office:value-type="float" office:value="11464.8" calcext:value-type="float">
            <text:p>11464.8</text:p>
          </table:table-cell>
          <table:table-cell office:value-type="float" office:value="11473.7" calcext:value-type="float">
            <text:p>11473.7</text:p>
          </table:table-cell>
          <table:table-cell office:value-type="float" office:value="11418.8" calcext:value-type="float">
            <text:p>11418.8</text:p>
          </table:table-cell>
          <table:table-cell office:value-type="float" office:value="12093.1" calcext:value-type="float">
            <text:p>12093.1</text:p>
          </table:table-cell>
          <table:table-cell office:value-type="float" office:value="12716.2" calcext:value-type="float">
            <text:p>12716.2</text:p>
          </table:table-cell>
          <table:table-cell office:value-type="float" office:value="11997.1" calcext:value-type="float">
            <text:p>11997.1</text:p>
          </table:table-cell>
          <table:table-cell office:value-type="float" office:value="12151.3" calcext:value-type="float">
            <text:p>12151.3</text:p>
          </table:table-cell>
          <table:table-cell office:value-type="float" office:value="12743.9" calcext:value-type="float">
            <text:p>12743.9</text:p>
          </table:table-cell>
          <table:table-cell office:value-type="float" office:value="13377.8" calcext:value-type="float">
            <text:p>13377.8</text:p>
          </table:table-cell>
          <table:table-cell office:value-type="float" office:value="12433.3" calcext:value-type="float">
            <text:p>12433.3</text:p>
          </table:table-cell>
          <table:table-cell office:value-type="float" office:value="11616.7" calcext:value-type="float">
            <text:p>11616.7</text:p>
          </table:table-cell>
          <table:table-cell office:value-type="float" office:value="12183.9" calcext:value-type="float">
            <text:p>12183.9</text:p>
          </table:table-cell>
          <table:table-cell office:value-type="float" office:value="12162.4" calcext:value-type="float">
            <text:p>12162.4</text:p>
          </table:table-cell>
          <table:table-cell office:value-type="float" office:value="12752.3" calcext:value-type="float">
            <text:p>12752.3</text:p>
          </table:table-cell>
          <table:table-cell office:value-type="float" office:value="12755" calcext:value-type="float">
            <text:p>12755</text:p>
          </table:table-cell>
          <table:table-cell office:value-type="float" office:value="13383.8" calcext:value-type="float">
            <text:p>13383.8</text:p>
          </table:table-cell>
          <table:table-cell office:value-type="float" office:value="12465.7" calcext:value-type="float">
            <text:p>12465.7</text:p>
          </table:table-cell>
          <table:table-cell office:value-type="float" office:value="12564.7" calcext:value-type="float">
            <text:p>12564.7</text:p>
          </table:table-cell>
          <table:table-cell office:value-type="float" office:value="13049.9" calcext:value-type="float">
            <text:p>13049.9</text:p>
          </table:table-cell>
          <table:table-cell office:value-type="float" office:value="13494.8" calcext:value-type="float">
            <text:p>13494.8</text:p>
          </table:table-cell>
          <table:table-cell office:value-type="float" office:value="12030.6" calcext:value-type="float">
            <text:p>12030.6</text:p>
          </table:table-cell>
          <table:table-cell office:value-type="float" office:value="11180" calcext:value-type="float">
            <text:p>11180</text:p>
          </table:table-cell>
          <table:table-cell office:value-type="float" office:value="11209.6" calcext:value-type="float">
            <text:p>11209.6</text:p>
          </table:table-cell>
          <table:table-cell office:value-type="float" office:value="11260.6" calcext:value-type="float">
            <text:p>11260.6</text:p>
          </table:table-cell>
          <table:table-cell office:value-type="float" office:value="11430.2" calcext:value-type="float">
            <text:p>11430.2</text:p>
          </table:table-cell>
          <table:table-cell office:value-type="float" office:value="11341.5" calcext:value-type="float">
            <text:p>11341.5</text:p>
          </table:table-cell>
          <table:table-cell office:value-type="float" office:value="11448.4" calcext:value-type="float">
            <text:p>11448.4</text:p>
          </table:table-cell>
          <table:table-cell office:value-type="float" office:value="12033.6" calcext:value-type="float">
            <text:p>12033.6</text:p>
          </table:table-cell>
          <table:table-cell office:value-type="float" office:value="11919.8" calcext:value-type="float">
            <text:p>11919.8</text:p>
          </table:table-cell>
          <table:table-cell office:value-type="float" office:value="11491.2" calcext:value-type="float">
            <text:p>11491.2</text:p>
          </table:table-cell>
          <table:table-cell office:value-type="float" office:value="11051.8" calcext:value-type="float">
            <text:p>11051.8</text:p>
          </table:table-cell>
          <table:table-cell office:value-type="float" office:value="10982.6" calcext:value-type="float">
            <text:p>10982.6</text:p>
          </table:table-cell>
          <table:table-cell office:value-type="float" office:value="11058.1" calcext:value-type="float">
            <text:p>11058.1</text:p>
          </table:table-cell>
          <table:table-cell office:value-type="float" office:value="10995.2" calcext:value-type="float">
            <text:p>10995.2</text:p>
          </table:table-cell>
          <table:table-cell office:value-type="float" office:value="10960.9" calcext:value-type="float">
            <text:p>10960.9</text:p>
          </table:table-cell>
          <table:table-cell office:value-type="float" office:value="11338.6" calcext:value-type="float">
            <text:p>11338.6</text:p>
          </table:table-cell>
          <table:table-cell office:value-type="float" office:value="11628.5" calcext:value-type="float">
            <text:p>11628.5</text:p>
          </table:table-cell>
          <table:table-cell office:value-type="float" office:value="12035.8" calcext:value-type="float">
            <text:p>12035.8</text:p>
          </table:table-cell>
          <table:table-cell office:value-type="float" office:value="11854.6" calcext:value-type="float">
            <text:p>11854.6</text:p>
          </table:table-cell>
          <table:table-cell office:value-type="float" office:value="11929" calcext:value-type="float">
            <text:p>11929</text:p>
          </table:table-cell>
          <table:table-cell office:value-type="float" office:value="11656.5" calcext:value-type="float">
            <text:p>11656.5</text:p>
          </table:table-cell>
          <table:table-cell office:value-type="float" office:value="12592.9" calcext:value-type="float">
            <text:p>12592.9</text:p>
          </table:table-cell>
          <table:table-cell office:value-type="float" office:value="12188.2" calcext:value-type="float">
            <text:p>12188.2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2798.9" calcext:value-type="float">
            <text:p>12798.9</text:p>
          </table:table-cell>
          <table:table-cell office:value-type="float" office:value="12669.7" calcext:value-type="float">
            <text:p>12669.7</text:p>
          </table:table-cell>
          <table:table-cell office:value-type="float" office:value="12816" calcext:value-type="float">
            <text:p>12816</text:p>
          </table:table-cell>
          <table:table-cell office:value-type="float" office:value="13615" calcext:value-type="float">
            <text:p>13615</text:p>
          </table:table-cell>
          <table:table-cell office:value-type="float" office:value="13397.2" calcext:value-type="float">
            <text:p>13397.2</text:p>
          </table:table-cell>
          <table:table-cell office:value-type="float" office:value="11863.6" calcext:value-type="float">
            <text:p>11863.6</text:p>
          </table:table-cell>
          <table:table-cell office:value-type="float" office:value="11030.1" calcext:value-type="float">
            <text:p>11030.1</text:p>
          </table:table-cell>
          <table:table-cell office:value-type="float" office:value="10988.8" calcext:value-type="float">
            <text:p>10988.8</text:p>
          </table:table-cell>
          <table:table-cell office:value-type="float" office:value="11092.4" calcext:value-type="float">
            <text:p>11092.4</text:p>
          </table:table-cell>
          <table:table-cell office:value-type="float" office:value="11087.7" calcext:value-type="float">
            <text:p>11087.7</text:p>
          </table:table-cell>
          <table:table-cell office:value-type="float" office:value="11086.3" calcext:value-type="float">
            <text:p>11086.3</text:p>
          </table:table-cell>
          <table:table-cell office:value-type="float" office:value="11617" calcext:value-type="float">
            <text:p>11617</text:p>
          </table:table-cell>
          <table:table-cell office:value-type="float" office:value="11758" calcext:value-type="float">
            <text:p>11758</text:p>
          </table:table-cell>
          <table:table-cell office:value-type="float" office:value="11920.2" calcext:value-type="float">
            <text:p>11920.2</text:p>
          </table:table-cell>
          <table:table-cell office:value-type="float" office:value="11803.9" calcext:value-type="float">
            <text:p>11803.9</text:p>
          </table:table-cell>
          <table:table-cell office:value-type="float" office:value="10837.6" calcext:value-type="float">
            <text:p>10837.6</text:p>
          </table:table-cell>
          <table:table-cell office:value-type="float" office:value="10575.6" calcext:value-type="float">
            <text:p>10575.6</text:p>
          </table:table-cell>
          <table:table-cell office:value-type="float" office:value="10575.4" calcext:value-type="float">
            <text:p>10575.4</text:p>
          </table:table-cell>
          <table:table-cell office:value-type="float" office:value="11184.8" calcext:value-type="float">
            <text:p>11184.8</text:p>
          </table:table-cell>
          <table:table-cell office:value-type="float" office:value="10828.5" calcext:value-type="float">
            <text:p>10828.5</text:p>
          </table:table-cell>
          <table:table-cell office:value-type="float" office:value="11156.2" calcext:value-type="float">
            <text:p>11156.2</text:p>
          </table:table-cell>
          <table:table-cell office:value-type="float" office:value="11033.8" calcext:value-type="float">
            <text:p>11033.8</text:p>
          </table:table-cell>
          <table:table-cell office:value-type="float" office:value="12580" calcext:value-type="float">
            <text:p>12580</text:p>
          </table:table-cell>
          <table:table-cell office:value-type="float" office:value="12993.6" calcext:value-type="float">
            <text:p>12993.6</text:p>
          </table:table-cell>
          <table:table-cell office:value-type="float" office:value="12287" calcext:value-type="float">
            <text:p>12287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1486.4" calcext:value-type="float">
            <text:p>11486.4</text:p>
          </table:table-cell>
          <table:table-cell office:value-type="float" office:value="10624.4" calcext:value-type="float">
            <text:p>10624.4</text:p>
          </table:table-cell>
          <table:table-cell office:value-type="float" office:value="10801.7" calcext:value-type="float">
            <text:p>10801.7</text:p>
          </table:table-cell>
          <table:table-cell office:value-type="float" office:value="10701.6" calcext:value-type="float">
            <text:p>10701.6</text:p>
          </table:table-cell>
          <table:table-cell office:value-type="float" office:value="10685.7" calcext:value-type="float">
            <text:p>10685.7</text:p>
          </table:table-cell>
          <table:table-cell office:value-type="float" office:value="10918.2" calcext:value-type="float">
            <text:p>10918.2</text:p>
          </table:table-cell>
          <table:table-cell office:value-type="float" office:value="10833.9" calcext:value-type="float">
            <text:p>10833.9</text:p>
          </table:table-cell>
          <table:table-cell office:value-type="float" office:value="11081" calcext:value-type="float">
            <text:p>11081</text:p>
          </table:table-cell>
          <table:table-cell office:value-type="float" office:value="11108" calcext:value-type="float">
            <text:p>11108</text:p>
          </table:table-cell>
          <table:table-cell office:value-type="float" office:value="10606" calcext:value-type="float">
            <text:p>10606</text:p>
          </table:table-cell>
          <table:table-cell office:value-type="float" office:value="10450.7" calcext:value-type="float">
            <text:p>10450.7</text:p>
          </table:table-cell>
          <table:table-cell office:value-type="float" office:value="10528" calcext:value-type="float">
            <text:p>10528</text:p>
          </table:table-cell>
          <table:table-cell office:value-type="float" office:value="10457.2" calcext:value-type="float">
            <text:p>10457.2</text:p>
          </table:table-cell>
          <table:table-cell office:value-type="float" office:value="10462.9" calcext:value-type="float">
            <text:p>10462.9</text:p>
          </table:table-cell>
          <table:table-cell office:value-type="float" office:value="10486.6" calcext:value-type="float">
            <text:p>10486.6</text:p>
          </table:table-cell>
          <table:table-cell office:value-type="float" office:value="10870.8" calcext:value-type="float">
            <text:p>10870.8</text:p>
          </table:table-cell>
          <table:table-cell office:value-type="float" office:value="10647.5" calcext:value-type="float">
            <text:p>10647.5</text:p>
          </table:table-cell>
          <table:table-cell office:value-type="float" office:value="10373.8" calcext:value-type="float">
            <text:p>10373.8</text:p>
          </table:table-cell>
          <table:table-cell office:value-type="float" office:value="10282.7" calcext:value-type="float">
            <text:p>10282.7</text:p>
          </table:table-cell>
          <table:table-cell office:value-type="float" office:value="10231.2" calcext:value-type="float">
            <text:p>10231.2</text:p>
          </table:table-cell>
          <table:table-cell office:value-type="float" office:value="10275.2" calcext:value-type="float">
            <text:p>10275.2</text:p>
          </table:table-cell>
          <table:table-cell office:value-type="float" office:value="10243.2" calcext:value-type="float">
            <text:p>10243.2</text:p>
          </table:table-cell>
          <table:table-cell office:value-type="float" office:value="10215.7" calcext:value-type="float">
            <text:p>10215.7</text:p>
          </table:table-cell>
          <table:table-cell office:value-type="float" office:value="10251.1" calcext:value-type="float">
            <text:p>10251.1</text:p>
          </table:table-cell>
          <table:table-cell office:value-type="float" office:value="10265.9" calcext:value-type="float">
            <text:p>10265.9</text:p>
          </table:table-cell>
          <table:table-cell office:value-type="float" office:value="10235.5" calcext:value-type="float">
            <text:p>10235.5</text:p>
          </table:table-cell>
          <table:table-cell office:value-type="float" office:value="10201.7" calcext:value-type="float">
            <text:p>10201.7</text:p>
          </table:table-cell>
          <table:table-cell office:value-type="float" office:value="10247.4" calcext:value-type="float">
            <text:p>10247.4</text:p>
          </table:table-cell>
          <table:table-cell office:value-type="float" office:value="10291.4" calcext:value-type="float">
            <text:p>10291.4</text:p>
          </table:table-cell>
          <table:table-cell office:value-type="float" office:value="10273.1" calcext:value-type="float">
            <text:p>10273.1</text:p>
          </table:table-cell>
          <table:table-cell office:value-type="float" office:value="10255.1" calcext:value-type="float">
            <text:p>10255.1</text:p>
          </table:table-cell>
          <table:table-cell office:value-type="float" office:value="10292.7" calcext:value-type="float">
            <text:p>10292.7</text:p>
          </table:table-cell>
          <table:table-cell office:value-type="float" office:value="10223.6" calcext:value-type="float">
            <text:p>10223.6</text:p>
          </table:table-cell>
          <table:table-cell office:value-type="float" office:value="10284.2" calcext:value-type="float">
            <text:p>10284.2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.6" calcext:value-type="float">
            <text:p>10230.6</text:p>
          </table:table-cell>
          <table:table-cell office:value-type="float" office:value="10308" calcext:value-type="float">
            <text:p>10308</text:p>
          </table:table-cell>
          <table:table-cell office:value-type="float" office:value="10276.8" calcext:value-type="float">
            <text:p>10276.8</text:p>
          </table:table-cell>
          <table:table-cell office:value-type="float" office:value="10243" calcext:value-type="float">
            <text:p>10243</text:p>
          </table:table-cell>
          <table:table-cell office:value-type="float" office:value="10270.2" calcext:value-type="float">
            <text:p>10270.2</text:p>
          </table:table-cell>
          <table:table-cell office:value-type="float" office:value="10294.6" calcext:value-type="float">
            <text:p>10294.6</text:p>
          </table:table-cell>
          <table:table-cell office:value-type="float" office:value="10302.6" calcext:value-type="float">
            <text:p>10302.6</text:p>
          </table:table-cell>
          <table:table-cell office:value-type="float" office:value="10332.3" calcext:value-type="float">
            <text:p>10332.3</text:p>
          </table:table-cell>
          <table:table-cell office:value-type="float" office:value="10241.8" calcext:value-type="float">
            <text:p>10241.8</text:p>
          </table:table-cell>
          <table:table-cell office:value-type="float" office:value="10245" calcext:value-type="float">
            <text:p>10245</text:p>
          </table:table-cell>
          <table:table-cell office:value-type="float" office:value="10193.7" calcext:value-type="float">
            <text:p>10193.7</text:p>
          </table:table-cell>
          <table:table-cell office:value-type="float" office:value="10195.2" calcext:value-type="float">
            <text:p>10195.2</text:p>
          </table:table-cell>
          <table:table-cell office:value-type="float" office:value="10234.4" calcext:value-type="float">
            <text:p>10234.4</text:p>
          </table:table-cell>
          <table:table-cell office:value-type="float" office:value="10893.9" calcext:value-type="float">
            <text:p>10893.9</text:p>
          </table:table-cell>
          <table:table-cell office:value-type="float" office:value="10622.4" calcext:value-type="float">
            <text:p>10622.4</text:p>
          </table:table-cell>
          <table:table-cell office:value-type="float" office:value="10647.8" calcext:value-type="float">
            <text:p>10647.8</text:p>
          </table:table-cell>
          <table:table-cell office:value-type="float" office:value="11540.8" calcext:value-type="float">
            <text:p>11540.8</text:p>
          </table:table-cell>
          <table:table-cell office:value-type="float" office:value="11215" calcext:value-type="float">
            <text:p>11215</text:p>
          </table:table-cell>
          <table:table-cell office:value-type="float" office:value="10210" calcext:value-type="float">
            <text:p>10210</text:p>
          </table:table-cell>
          <table:table-cell office:value-type="float" office:value="9978.5" calcext:value-type="float">
            <text:p>9978.5</text:p>
          </table:table-cell>
          <table:table-cell office:value-type="float" office:value="9978.19" calcext:value-type="float">
            <text:p>9978.19</text:p>
          </table:table-cell>
          <table:table-cell office:value-type="float" office:value="10030.4" calcext:value-type="float">
            <text:p>10030.4</text:p>
          </table:table-cell>
          <table:table-cell office:value-type="float" office:value="10046.2" calcext:value-type="float">
            <text:p>10046.2</text:p>
          </table:table-cell>
          <table:table-cell office:value-type="float" office:value="10122.6" calcext:value-type="float">
            <text:p>10122.6</text:p>
          </table:table-cell>
          <table:table-cell office:value-type="float" office:value="10106.7" calcext:value-type="float">
            <text:p>10106.7</text:p>
          </table:table-cell>
          <table:table-cell office:value-type="float" office:value="10138.2" calcext:value-type="float">
            <text:p>10138.2</text:p>
          </table:table-cell>
          <table:table-cell office:value-type="float" office:value="10043.5" calcext:value-type="float">
            <text:p>10043.5</text:p>
          </table:table-cell>
          <table:table-cell office:value-type="float" office:value="10116.8" calcext:value-type="float">
            <text:p>10116.8</text:p>
          </table:table-cell>
          <table:table-cell office:value-type="float" office:value="10005.9" calcext:value-type="float">
            <text:p>10005.9</text:p>
          </table:table-cell>
          <table:table-cell office:value-type="float" office:value="10004.7" calcext:value-type="float">
            <text:p>10004.7</text:p>
          </table:table-cell>
          <table:table-cell office:value-type="float" office:value="9932.72" calcext:value-type="float">
            <text:p>9932.72</text:p>
          </table:table-cell>
          <table:table-cell office:value-type="float" office:value="9961.29" calcext:value-type="float">
            <text:p>9961.29</text:p>
          </table:table-cell>
          <table:table-cell office:value-type="float" office:value="9941.21" calcext:value-type="float">
            <text:p>9941.21</text:p>
          </table:table-cell>
          <table:table-cell office:value-type="float" office:value="9960.66" calcext:value-type="float">
            <text:p>9960.66</text:p>
          </table:table-cell>
          <table:table-cell office:value-type="float" office:value="9979.76" calcext:value-type="float">
            <text:p>9979.76</text:p>
          </table:table-cell>
          <table:table-cell office:value-type="float" office:value="9960.74" calcext:value-type="float">
            <text:p>9960.74</text:p>
          </table:table-cell>
          <table:table-cell office:value-type="float" office:value="10173.7" calcext:value-type="float">
            <text:p>10173.7</text:p>
          </table:table-cell>
          <table:table-cell office:value-type="float" office:value="10139.7" calcext:value-type="float">
            <text:p>10139.7</text:p>
          </table:table-cell>
          <table:table-cell office:value-type="float" office:value="10482" calcext:value-type="float">
            <text:p>10482</text:p>
          </table:table-cell>
          <table:table-cell office:value-type="float" office:value="10017.9" calcext:value-type="float">
            <text:p>10017.9</text:p>
          </table:table-cell>
          <table:table-cell office:value-type="float" office:value="10926.2" calcext:value-type="float">
            <text:p>10926.2</text:p>
          </table:table-cell>
          <table:table-cell office:value-type="float" office:value="11967.4" calcext:value-type="float">
            <text:p>11967.4</text:p>
          </table:table-cell>
          <table:table-cell office:value-type="float" office:value="10773.6" calcext:value-type="float">
            <text:p>10773.6</text:p>
          </table:table-cell>
          <table:table-cell office:value-type="float" office:value="9833.13" calcext:value-type="float">
            <text:p>9833.13</text:p>
          </table:table-cell>
          <table:table-cell office:value-type="float" office:value="9846.49" calcext:value-type="float">
            <text:p>9846.49</text:p>
          </table:table-cell>
          <table:table-cell office:value-type="float" office:value="9820.88" calcext:value-type="float">
            <text:p>9820.88</text:p>
          </table:table-cell>
          <table:table-cell office:value-type="float" office:value="9855.63" calcext:value-type="float">
            <text:p>9855.63</text:p>
          </table:table-cell>
          <table:table-cell office:value-type="float" office:value="9813.97" calcext:value-type="float">
            <text:p>9813.97</text:p>
          </table:table-cell>
          <table:table-cell office:value-type="float" office:value="9849.82" calcext:value-type="float">
            <text:p>9849.82</text:p>
          </table:table-cell>
          <table:table-cell office:value-type="float" office:value="9827.17" calcext:value-type="float">
            <text:p>9827.17</text:p>
          </table:table-cell>
          <table:table-cell office:value-type="float" office:value="9824.07" calcext:value-type="float">
            <text:p>9824.07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1:56:10.655250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1:58:26.303217542</dc:date>
    <dc:creator>Eric </dc:creator>
    <meta:generator>LibreOffice/4.2.7.2$Linux_X86_64 LibreOffice_project/420m0$Build-2</meta:generator>
    <meta:editing-duration>P0D</meta:editing-duration>
    <meta:editing-cycles>1</meta:editing-cycles>
    <meta:document-statistic meta:table-count="1" meta:cell-count="26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22cm" svg:height="9.862cm" xlink:href=".." xlink:type="simple" chart:class="chart:line" chart:style-name="ch1">
        <chart:title svg:x="5.273cm" svg:y="0.333cm" chart:style-name="ch2">
          <text:p>Elite Fitness for each Generation</text:p>
        </chart:title>
        <chart:subtitle svg:x="1.886cm" svg:y="1.335cm" chart:style-name="ch3">
          <text:p>Crossover: 80%, Mutation: 10%, Population: 100, K: 5, Dynamic Mutation: Off</text:p>
        </chart:subtitle>
        <chart:legend chart:legend-position="end" svg:x="14.74cm" svg:y="3.636cm" style:legend-expansion="high" chart:style-name="ch4"/>
        <chart:plot-area chart:style-name="ch5" table:cell-range-address="Sheet1.A2:Sheet1.HF2 Sheet1.A6:Sheet1.LQ6 Sheet1.A10:Sheet1.JS10 Sheet1.A14:Sheet1.HE14 Sheet1.A18:Sheet1.JK18" svg:x="1.355cm" svg:y="2.241cm" svg:width="13.041cm" svg:height="6.443cm">
          <chartooo:coordinate-region svg:x="2.532cm" svg:y="2.44cm" svg:width="11.864cm" svg:height="5.32cm"/>
          <chart:axis chart:dimension="x" chart:name="primary-x" chart:style-name="ch6">
            <chart:title svg:x="7.011cm" svg:y="8.881cm" chart:style-name="ch7">
              <text:p>Generation</text:p>
            </chart:title>
          </chart:axis>
          <chart:axis chart:dimension="y" chart:name="primary-y" chart:style-name="ch6">
            <chart:title svg:x="0.451cm" svg:y="6.035cm" chart:style-name="ch8">
              <text:p>Fitness</text:p>
            </chart:title>
            <chart:grid chart:style-name="ch9" chart:class="major"/>
          </chart:axis>
          <chart:series chart:style-name="ch10" chart:values-cell-range-address="Sheet1.A2:Sheet1.HF2" chart:class="chart:line">
            <chart:data-point chart:repeated="214"/>
          </chart:series>
          <chart:series chart:style-name="ch11" chart:values-cell-range-address="Sheet1.A6:Sheet1.LQ6" chart:class="chart:line">
            <chart:data-point chart:repeated="329"/>
          </chart:series>
          <chart:series chart:style-name="ch12" chart:values-cell-range-address="Sheet1.A10:Sheet1.JS10" chart:class="chart:line">
            <chart:data-point chart:repeated="279"/>
          </chart:series>
          <chart:series chart:style-name="ch13" chart:values-cell-range-address="Sheet1.A14:Sheet1.HE14" chart:class="chart:line">
            <chart:data-point chart:repeated="213"/>
          </chart:series>
          <chart:series chart:style-name="ch14" chart:values-cell-range-address="Sheet1.A18:Sheet1.JK18" chart:class="chart:line">
            <chart:data-point chart:repeated="2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299.9">
                <text:p>25299.9</text:p>
                <draw:g>
                  <svg:desc>Sheet1.A2:Sheet1.HF2</svg:desc>
                </draw:g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284.7">
                <text:p>22284.7</text:p>
              </table:table-cell>
              <table:table-cell office:value-type="float" office:value="22193.6">
                <text:p>22193.6</text:p>
              </table:table-cell>
              <table:table-cell office:value-type="float" office:value="22193.6">
                <text:p>22193.6</text:p>
              </table:table-cell>
              <table:table-cell office:value-type="float" office:value="22193.6">
                <text:p>22193.6</text:p>
              </table:table-cell>
              <table:table-cell office:value-type="float" office:value="21595">
                <text:p>21595</text:p>
              </table:table-cell>
              <table:table-cell office:value-type="float" office:value="21333.4">
                <text:p>21333.4</text:p>
              </table:table-cell>
              <table:table-cell office:value-type="float" office:value="21000.9">
                <text:p>21000.9</text:p>
              </table:table-cell>
              <table:table-cell office:value-type="float" office:value="21000.9">
                <text:p>21000.9</text:p>
              </table:table-cell>
              <table:table-cell office:value-type="float" office:value="20925.3">
                <text:p>20925.3</text:p>
              </table:table-cell>
              <table:table-cell office:value-type="float" office:value="20324.1">
                <text:p>20324.1</text:p>
              </table:table-cell>
              <table:table-cell office:value-type="float" office:value="20324.1">
                <text:p>20324.1</text:p>
              </table:table-cell>
              <table:table-cell office:value-type="float" office:value="19928.9">
                <text:p>19928.9</text:p>
              </table:table-cell>
              <table:table-cell office:value-type="float" office:value="19574.3">
                <text:p>19574.3</text:p>
              </table:table-cell>
              <table:table-cell office:value-type="float" office:value="19558.8">
                <text:p>19558.8</text:p>
              </table:table-cell>
              <table:table-cell office:value-type="float" office:value="19407.4">
                <text:p>19407.4</text:p>
              </table:table-cell>
              <table:table-cell office:value-type="float" office:value="18985">
                <text:p>18985</text:p>
              </table:table-cell>
              <table:table-cell office:value-type="float" office:value="18613.4">
                <text:p>18613.4</text:p>
              </table:table-cell>
              <table:table-cell office:value-type="float" office:value="18356.3">
                <text:p>18356.3</text:p>
              </table:table-cell>
              <table:table-cell office:value-type="float" office:value="18356.3">
                <text:p>18356.3</text:p>
              </table:table-cell>
              <table:table-cell office:value-type="float" office:value="18126.5">
                <text:p>18126.5</text:p>
              </table:table-cell>
              <table:table-cell office:value-type="float" office:value="17961.1">
                <text:p>17961.1</text:p>
              </table:table-cell>
              <table:table-cell office:value-type="float" office:value="17950.5">
                <text:p>17950.5</text:p>
              </table:table-cell>
              <table:table-cell office:value-type="float" office:value="17813.9">
                <text:p>17813.9</text:p>
              </table:table-cell>
              <table:table-cell office:value-type="float" office:value="17564.5">
                <text:p>17564.5</text:p>
              </table:table-cell>
              <table:table-cell office:value-type="float" office:value="17553.1">
                <text:p>17553.1</text:p>
              </table:table-cell>
              <table:table-cell office:value-type="float" office:value="17326.1">
                <text:p>17326.1</text:p>
              </table:table-cell>
              <table:table-cell office:value-type="float" office:value="17274">
                <text:p>17274</text:p>
              </table:table-cell>
              <table:table-cell office:value-type="float" office:value="16892">
                <text:p>16892</text:p>
              </table:table-cell>
              <table:table-cell office:value-type="float" office:value="16892">
                <text:p>16892</text:p>
              </table:table-cell>
              <table:table-cell office:value-type="float" office:value="16892">
                <text:p>16892</text:p>
              </table:table-cell>
              <table:table-cell office:value-type="float" office:value="16892">
                <text:p>16892</text:p>
              </table:table-cell>
              <table:table-cell office:value-type="float" office:value="16885">
                <text:p>16885</text:p>
              </table:table-cell>
              <table:table-cell office:value-type="float" office:value="16646.6">
                <text:p>16646.6</text:p>
              </table:table-cell>
              <table:table-cell office:value-type="float" office:value="16500.2">
                <text:p>16500.2</text:p>
              </table:table-cell>
              <table:table-cell office:value-type="float" office:value="16177">
                <text:p>16177</text:p>
              </table:table-cell>
              <table:table-cell office:value-type="float" office:value="16177">
                <text:p>16177</text:p>
              </table:table-cell>
              <table:table-cell office:value-type="float" office:value="15977.7">
                <text:p>15977.7</text:p>
              </table:table-cell>
              <table:table-cell office:value-type="float" office:value="15977.7">
                <text:p>15977.7</text:p>
              </table:table-cell>
              <table:table-cell office:value-type="float" office:value="15861.9">
                <text:p>15861.9</text:p>
              </table:table-cell>
              <table:table-cell office:value-type="float" office:value="15861.9">
                <text:p>15861.9</text:p>
              </table:table-cell>
              <table:table-cell office:value-type="float" office:value="15769">
                <text:p>15769</text:p>
              </table:table-cell>
              <table:table-cell office:value-type="float" office:value="15769">
                <text:p>15769</text:p>
              </table:table-cell>
              <table:table-cell office:value-type="float" office:value="15643.9">
                <text:p>15643.9</text:p>
              </table:table-cell>
              <table:table-cell office:value-type="float" office:value="15398.9">
                <text:p>15398.9</text:p>
              </table:table-cell>
              <table:table-cell office:value-type="float" office:value="15398.9">
                <text:p>15398.9</text:p>
              </table:table-cell>
              <table:table-cell office:value-type="float" office:value="15332">
                <text:p>15332</text:p>
              </table:table-cell>
              <table:table-cell office:value-type="float" office:value="15104.7">
                <text:p>15104.7</text:p>
              </table:table-cell>
              <table:table-cell office:value-type="float" office:value="15104.7">
                <text:p>15104.7</text:p>
              </table:table-cell>
              <table:table-cell office:value-type="float" office:value="15104.7">
                <text:p>15104.7</text:p>
              </table:table-cell>
              <table:table-cell office:value-type="float" office:value="15104.7">
                <text:p>15104.7</text:p>
              </table:table-cell>
              <table:table-cell office:value-type="float" office:value="15104.7">
                <text:p>15104.7</text:p>
              </table:table-cell>
              <table:table-cell office:value-type="float" office:value="15104.7">
                <text:p>15104.7</text:p>
              </table:table-cell>
              <table:table-cell office:value-type="float" office:value="14930.5">
                <text:p>14930.5</text:p>
              </table:table-cell>
              <table:table-cell office:value-type="float" office:value="14745.3">
                <text:p>14745.3</text:p>
              </table:table-cell>
              <table:table-cell office:value-type="float" office:value="14719.3">
                <text:p>14719.3</text:p>
              </table:table-cell>
              <table:table-cell office:value-type="float" office:value="14422.9">
                <text:p>14422.9</text:p>
              </table:table-cell>
              <table:table-cell office:value-type="float" office:value="14422.9">
                <text:p>14422.9</text:p>
              </table:table-cell>
              <table:table-cell office:value-type="float" office:value="14067.8">
                <text:p>14067.8</text:p>
              </table:table-cell>
              <table:table-cell office:value-type="float" office:value="14025.8">
                <text:p>14025.8</text:p>
              </table:table-cell>
              <table:table-cell office:value-type="float" office:value="13729.3">
                <text:p>13729.3</text:p>
              </table:table-cell>
              <table:table-cell office:value-type="float" office:value="13729.3">
                <text:p>13729.3</text:p>
              </table:table-cell>
              <table:table-cell office:value-type="float" office:value="13217.1">
                <text:p>13217.1</text:p>
              </table:table-cell>
              <table:table-cell office:value-type="float" office:value="13217.1">
                <text:p>13217.1</text:p>
              </table:table-cell>
              <table:table-cell office:value-type="float" office:value="13217.1">
                <text:p>13217.1</text:p>
              </table:table-cell>
              <table:table-cell office:value-type="float" office:value="12914.8">
                <text:p>12914.8</text:p>
              </table:table-cell>
              <table:table-cell office:value-type="float" office:value="12386.5">
                <text:p>12386.5</text:p>
              </table:table-cell>
              <table:table-cell office:value-type="float" office:value="12386.5">
                <text:p>12386.5</text:p>
              </table:table-cell>
              <table:table-cell office:value-type="float" office:value="12386.5">
                <text:p>12386.5</text:p>
              </table:table-cell>
              <table:table-cell office:value-type="float" office:value="12372.8">
                <text:p>12372.8</text:p>
              </table:table-cell>
              <table:table-cell office:value-type="float" office:value="12372.8">
                <text:p>12372.8</text:p>
              </table:table-cell>
              <table:table-cell office:value-type="float" office:value="12210.4">
                <text:p>12210.4</text:p>
              </table:table-cell>
              <table:table-cell office:value-type="float" office:value="12210.4">
                <text:p>12210.4</text:p>
              </table:table-cell>
              <table:table-cell office:value-type="float" office:value="12181.8">
                <text:p>12181.8</text:p>
              </table:table-cell>
              <table:table-cell office:value-type="float" office:value="12181.8">
                <text:p>12181.8</text:p>
              </table:table-cell>
              <table:table-cell office:value-type="float" office:value="12181.8">
                <text:p>12181.8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883.2">
                <text:p>11883.2</text:p>
              </table:table-cell>
              <table:table-cell office:value-type="float" office:value="11749.2">
                <text:p>11749.2</text:p>
              </table:table-cell>
              <table:table-cell office:value-type="float" office:value="11706.3">
                <text:p>11706.3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669">
                <text:p>11669</text:p>
              </table:table-cell>
              <table:table-cell office:value-type="float" office:value="11587.9">
                <text:p>11587.9</text:p>
              </table:table-cell>
              <table:table-cell office:value-type="float" office:value="11587.9">
                <text:p>11587.9</text:p>
              </table:table-cell>
              <table:table-cell office:value-type="float" office:value="11578.9">
                <text:p>11578.9</text:p>
              </table:table-cell>
              <table:table-cell office:value-type="float" office:value="11570.2">
                <text:p>11570.2</text:p>
              </table:table-cell>
              <table:table-cell office:value-type="float" office:value="11457.3">
                <text:p>11457.3</text:p>
              </table:table-cell>
              <table:table-cell office:value-type="float" office:value="11457.3">
                <text:p>11457.3</text:p>
              </table:table-cell>
              <table:table-cell office:value-type="float" office:value="11457.3">
                <text:p>11457.3</text:p>
              </table:table-cell>
              <table:table-cell office:value-type="float" office:value="11262.2">
                <text:p>11262.2</text:p>
              </table:table-cell>
              <table:table-cell office:value-type="float" office:value="11262.2">
                <text:p>11262.2</text:p>
              </table:table-cell>
              <table:table-cell office:value-type="float" office:value="11083.7">
                <text:p>11083.7</text:p>
              </table:table-cell>
              <table:table-cell office:value-type="float" office:value="11083.7">
                <text:p>11083.7</text:p>
              </table:table-cell>
              <table:table-cell office:value-type="float" office:value="11083.7">
                <text:p>11083.7</text:p>
              </table:table-cell>
              <table:table-cell office:value-type="float" office:value="11083.7">
                <text:p>11083.7</text:p>
              </table:table-cell>
              <table:table-cell office:value-type="float" office:value="11040.8">
                <text:p>11040.8</text:p>
              </table:table-cell>
              <table:table-cell office:value-type="float" office:value="11040.8">
                <text:p>11040.8</text:p>
              </table:table-cell>
              <table:table-cell office:value-type="float" office:value="11008.6">
                <text:p>11008.6</text:p>
              </table:table-cell>
              <table:table-cell office:value-type="float" office:value="11008.6">
                <text:p>11008.6</text:p>
              </table:table-cell>
              <table:table-cell office:value-type="float" office:value="10736.2">
                <text:p>10736.2</text:p>
              </table:table-cell>
              <table:table-cell office:value-type="float" office:value="10736.2">
                <text:p>10736.2</text:p>
              </table:table-cell>
              <table:table-cell office:value-type="float" office:value="10693.3">
                <text:p>10693.3</text:p>
              </table:table-cell>
              <table:table-cell office:value-type="float" office:value="10676.5">
                <text:p>10676.5</text:p>
              </table:table-cell>
              <table:table-cell office:value-type="float" office:value="10633.6">
                <text:p>10633.6</text:p>
              </table:table-cell>
              <table:table-cell office:value-type="float" office:value="10623.1">
                <text:p>10623.1</text:p>
              </table:table-cell>
              <table:table-cell office:value-type="float" office:value="10611.3">
                <text:p>10611.3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574.6">
                <text:p>10574.6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405.4">
                <text:p>10405.4</text:p>
              </table:table-cell>
              <table:table-cell office:value-type="float" office:value="10320">
                <text:p>10320</text:p>
              </table:table-cell>
              <table:table-cell office:value-type="float" office:value="10138.5">
                <text:p>10138.5</text:p>
              </table:table-cell>
              <table:table-cell office:value-type="float" office:value="10084.6">
                <text:p>10084.6</text:p>
              </table:table-cell>
              <table:table-cell office:value-type="float" office:value="10047.4">
                <text:p>10047.4</text:p>
              </table:table-cell>
              <table:table-cell office:value-type="float" office:value="10047.4">
                <text:p>10047.4</text:p>
              </table:table-cell>
              <table:table-cell office:value-type="float" office:value="9927.48">
                <text:p>9927.48</text:p>
              </table:table-cell>
              <table:table-cell office:value-type="float" office:value="9921.73">
                <text:p>9921.73</text:p>
              </table:table-cell>
              <table:table-cell office:value-type="float" office:value="9921.73">
                <text:p>9921.73</text:p>
              </table:table-cell>
              <table:table-cell office:value-type="float" office:value="9900.23">
                <text:p>9900.23</text:p>
              </table:table-cell>
              <table:table-cell office:value-type="float" office:value="9900.23">
                <text:p>9900.23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811.75">
                <text:p>9811.75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66.71">
                <text:p>9766.71</text:p>
              </table:table-cell>
              <table:table-cell office:value-type="float" office:value="9732.47">
                <text:p>9732.47</text:p>
              </table:table-cell>
              <table:table-cell office:value-type="float" office:value="9732.47">
                <text:p>9732.47</text:p>
              </table:table-cell>
              <table:table-cell office:value-type="float" office:value="9625.93">
                <text:p>9625.93</text:p>
              </table:table-cell>
              <table:table-cell office:value-type="float" office:value="9625.93">
                <text:p>9625.93</text:p>
              </table:table-cell>
              <table:table-cell office:value-type="float" office:value="9617.19">
                <text:p>9617.19</text:p>
              </table:table-cell>
              <table:table-cell office:value-type="float" office:value="9617.19">
                <text:p>9617.19</text:p>
              </table:table-cell>
              <table:table-cell office:value-type="float" office:value="9565.25">
                <text:p>9565.25</text:p>
              </table:table-cell>
              <table:table-cell office:value-type="float" office:value="9565.25">
                <text:p>9565.25</text:p>
              </table:table-cell>
              <table:table-cell office:value-type="float" office:value="9565.25">
                <text:p>9565.25</text:p>
              </table:table-cell>
              <table:table-cell office:value-type="float" office:value="9565.25">
                <text:p>9565.25</text:p>
              </table:table-cell>
              <table:table-cell office:value-type="float" office:value="9565.25">
                <text:p>9565.25</text:p>
              </table:table-cell>
              <table:table-cell office:value-type="float" office:value="9565.25">
                <text:p>9565.25</text:p>
              </table:table-cell>
              <table:table-cell office:value-type="float" office:value="9450.56">
                <text:p>9450.56</text:p>
              </table:table-cell>
              <table:table-cell office:value-type="float" office:value="9450.56">
                <text:p>9450.56</text:p>
              </table:table-cell>
              <table:table-cell office:value-type="float" office:value="9423.48">
                <text:p>9423.48</text:p>
              </table:table-cell>
              <table:table-cell office:value-type="float" office:value="9423.48">
                <text:p>9423.48</text:p>
              </table:table-cell>
              <table:table-cell office:value-type="float" office:value="9337.98">
                <text:p>9337.98</text:p>
              </table:table-cell>
              <table:table-cell office:value-type="float" office:value="9337.98">
                <text:p>9337.98</text:p>
              </table:table-cell>
              <table:table-cell office:value-type="float" office:value="9337.98">
                <text:p>9337.98</text:p>
              </table:table-cell>
              <table:table-cell office:value-type="float" office:value="9337.98">
                <text:p>9337.98</text:p>
              </table:table-cell>
              <table:table-cell office:value-type="float" office:value="9337.98">
                <text:p>9337.98</text:p>
              </table:table-cell>
              <table:table-cell office:value-type="float" office:value="9337.98">
                <text:p>9337.98</text:p>
              </table:table-cell>
              <table:table-cell office:value-type="float" office:value="9335.2">
                <text:p>9335.2</text:p>
              </table:table-cell>
              <table:table-cell office:value-type="float" office:value="8584.06">
                <text:p>8584.06</text:p>
              </table:table-cell>
              <table:table-cell office:value-type="float" office:value="8584.06">
                <text:p>8584.06</text:p>
              </table:table-cell>
              <table:table-cell office:value-type="float" office:value="8584.06">
                <text:p>8584.06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83.08">
                <text:p>8583.08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  <table:table-cell office:value-type="float" office:value="8548.14">
                <text:p>8548.1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80.1">
                <text:p>24180.1</text:p>
                <draw:g>
                  <svg:desc>Sheet1.A6:Sheet1.LQ6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3661.2">
                <text:p>23661.2</text:p>
              </table:table-cell>
              <table:table-cell office:value-type="float" office:value="22934.2">
                <text:p>22934.2</text:p>
              </table:table-cell>
              <table:table-cell office:value-type="float" office:value="22934.2">
                <text:p>22934.2</text:p>
              </table:table-cell>
              <table:table-cell office:value-type="float" office:value="21896.5">
                <text:p>21896.5</text:p>
              </table:table-cell>
              <table:table-cell office:value-type="float" office:value="21896.5">
                <text:p>21896.5</text:p>
              </table:table-cell>
              <table:table-cell office:value-type="float" office:value="21896.5">
                <text:p>21896.5</text:p>
              </table:table-cell>
              <table:table-cell office:value-type="float" office:value="20396.1">
                <text:p>20396.1</text:p>
              </table:table-cell>
              <table:table-cell office:value-type="float" office:value="20396.1">
                <text:p>20396.1</text:p>
              </table:table-cell>
              <table:table-cell office:value-type="float" office:value="20396.1">
                <text:p>20396.1</text:p>
              </table:table-cell>
              <table:table-cell office:value-type="float" office:value="19125.3">
                <text:p>19125.3</text:p>
              </table:table-cell>
              <table:table-cell office:value-type="float" office:value="19125.3">
                <text:p>19125.3</text:p>
              </table:table-cell>
              <table:table-cell office:value-type="float" office:value="19075.1">
                <text:p>19075.1</text:p>
              </table:table-cell>
              <table:table-cell office:value-type="float" office:value="18914.6">
                <text:p>18914.6</text:p>
              </table:table-cell>
              <table:table-cell office:value-type="float" office:value="18914.6">
                <text:p>18914.6</text:p>
              </table:table-cell>
              <table:table-cell office:value-type="float" office:value="18708.2">
                <text:p>18708.2</text:p>
              </table:table-cell>
              <table:table-cell office:value-type="float" office:value="18708.2">
                <text:p>18708.2</text:p>
              </table:table-cell>
              <table:table-cell office:value-type="float" office:value="18271.4">
                <text:p>18271.4</text:p>
              </table:table-cell>
              <table:table-cell office:value-type="float" office:value="18095.5">
                <text:p>18095.5</text:p>
              </table:table-cell>
              <table:table-cell office:value-type="float" office:value="17919">
                <text:p>17919</text:p>
              </table:table-cell>
              <table:table-cell office:value-type="float" office:value="17755.2">
                <text:p>17755.2</text:p>
              </table:table-cell>
              <table:table-cell office:value-type="float" office:value="17271.9">
                <text:p>17271.9</text:p>
              </table:table-cell>
              <table:table-cell office:value-type="float" office:value="17246.1">
                <text:p>17246.1</text:p>
              </table:table-cell>
              <table:table-cell office:value-type="float" office:value="17088.7">
                <text:p>17088.7</text:p>
              </table:table-cell>
              <table:table-cell office:value-type="float" office:value="16961.3">
                <text:p>16961.3</text:p>
              </table:table-cell>
              <table:table-cell office:value-type="float" office:value="16961.3">
                <text:p>16961.3</text:p>
              </table:table-cell>
              <table:table-cell office:value-type="float" office:value="16961.3">
                <text:p>16961.3</text:p>
              </table:table-cell>
              <table:table-cell office:value-type="float" office:value="16723.1">
                <text:p>16723.1</text:p>
              </table:table-cell>
              <table:table-cell office:value-type="float" office:value="16723.1">
                <text:p>16723.1</text:p>
              </table:table-cell>
              <table:table-cell office:value-type="float" office:value="16649.5">
                <text:p>16649.5</text:p>
              </table:table-cell>
              <table:table-cell office:value-type="float" office:value="16539.1">
                <text:p>16539.1</text:p>
              </table:table-cell>
              <table:table-cell office:value-type="float" office:value="16345.4">
                <text:p>16345.4</text:p>
              </table:table-cell>
              <table:table-cell office:value-type="float" office:value="16284.8">
                <text:p>16284.8</text:p>
              </table:table-cell>
              <table:table-cell office:value-type="float" office:value="16254.4">
                <text:p>16254.4</text:p>
              </table:table-cell>
              <table:table-cell office:value-type="float" office:value="16110.3">
                <text:p>16110.3</text:p>
              </table:table-cell>
              <table:table-cell office:value-type="float" office:value="16110.3">
                <text:p>16110.3</text:p>
              </table:table-cell>
              <table:table-cell office:value-type="float" office:value="15995.6">
                <text:p>15995.6</text:p>
              </table:table-cell>
              <table:table-cell office:value-type="float" office:value="15959.7">
                <text:p>15959.7</text:p>
              </table:table-cell>
              <table:table-cell office:value-type="float" office:value="15959.7">
                <text:p>15959.7</text:p>
              </table:table-cell>
              <table:table-cell office:value-type="float" office:value="15901.7">
                <text:p>15901.7</text:p>
              </table:table-cell>
              <table:table-cell office:value-type="float" office:value="15871.3">
                <text:p>15871.3</text:p>
              </table:table-cell>
              <table:table-cell office:value-type="float" office:value="15871.3">
                <text:p>15871.3</text:p>
              </table:table-cell>
              <table:table-cell office:value-type="float" office:value="15871.3">
                <text:p>15871.3</text:p>
              </table:table-cell>
              <table:table-cell office:value-type="float" office:value="15575.1">
                <text:p>15575.1</text:p>
              </table:table-cell>
              <table:table-cell office:value-type="float" office:value="15575.1">
                <text:p>15575.1</text:p>
              </table:table-cell>
              <table:table-cell office:value-type="float" office:value="15575.1">
                <text:p>15575.1</text:p>
              </table:table-cell>
              <table:table-cell office:value-type="float" office:value="15575.1">
                <text:p>15575.1</text:p>
              </table:table-cell>
              <table:table-cell office:value-type="float" office:value="15478">
                <text:p>15478</text:p>
              </table:table-cell>
              <table:table-cell office:value-type="float" office:value="15305.9">
                <text:p>15305.9</text:p>
              </table:table-cell>
              <table:table-cell office:value-type="float" office:value="15187">
                <text:p>15187</text:p>
              </table:table-cell>
              <table:table-cell office:value-type="float" office:value="15187">
                <text:p>15187</text:p>
              </table:table-cell>
              <table:table-cell office:value-type="float" office:value="15153.6">
                <text:p>15153.6</text:p>
              </table:table-cell>
              <table:table-cell office:value-type="float" office:value="14978">
                <text:p>14978</text:p>
              </table:table-cell>
              <table:table-cell office:value-type="float" office:value="14978">
                <text:p>14978</text:p>
              </table:table-cell>
              <table:table-cell office:value-type="float" office:value="14800.2">
                <text:p>14800.2</text:p>
              </table:table-cell>
              <table:table-cell office:value-type="float" office:value="14800.2">
                <text:p>14800.2</text:p>
              </table:table-cell>
              <table:table-cell office:value-type="float" office:value="14800.2">
                <text:p>14800.2</text:p>
              </table:table-cell>
              <table:table-cell office:value-type="float" office:value="14576.4">
                <text:p>14576.4</text:p>
              </table:table-cell>
              <table:table-cell office:value-type="float" office:value="14576.4">
                <text:p>14576.4</text:p>
              </table:table-cell>
              <table:table-cell office:value-type="float" office:value="14546.1">
                <text:p>14546.1</text:p>
              </table:table-cell>
              <table:table-cell office:value-type="float" office:value="14546.1">
                <text:p>14546.1</text:p>
              </table:table-cell>
              <table:table-cell office:value-type="float" office:value="14387.8">
                <text:p>14387.8</text:p>
              </table:table-cell>
              <table:table-cell office:value-type="float" office:value="14387.8">
                <text:p>14387.8</text:p>
              </table:table-cell>
              <table:table-cell office:value-type="float" office:value="14322.3">
                <text:p>14322.3</text:p>
              </table:table-cell>
              <table:table-cell office:value-type="float" office:value="14128.3">
                <text:p>14128.3</text:p>
              </table:table-cell>
              <table:table-cell office:value-type="float" office:value="13994">
                <text:p>13994</text:p>
              </table:table-cell>
              <table:table-cell office:value-type="float" office:value="13994">
                <text:p>13994</text:p>
              </table:table-cell>
              <table:table-cell office:value-type="float" office:value="13994">
                <text:p>13994</text:p>
              </table:table-cell>
              <table:table-cell office:value-type="float" office:value="13994">
                <text:p>13994</text:p>
              </table:table-cell>
              <table:table-cell office:value-type="float" office:value="13840.5">
                <text:p>13840.5</text:p>
              </table:table-cell>
              <table:table-cell office:value-type="float" office:value="13840.5">
                <text:p>13840.5</text:p>
              </table:table-cell>
              <table:table-cell office:value-type="float" office:value="13840.5">
                <text:p>13840.5</text:p>
              </table:table-cell>
              <table:table-cell office:value-type="float" office:value="13840.5">
                <text:p>13840.5</text:p>
              </table:table-cell>
              <table:table-cell office:value-type="float" office:value="13840.5">
                <text:p>13840.5</text:p>
              </table:table-cell>
              <table:table-cell office:value-type="float" office:value="13840.5">
                <text:p>13840.5</text:p>
              </table:table-cell>
              <table:table-cell office:value-type="float" office:value="13817.5">
                <text:p>13817.5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811.4">
                <text:p>13811.4</text:p>
              </table:table-cell>
              <table:table-cell office:value-type="float" office:value="13552.9">
                <text:p>13552.9</text:p>
              </table:table-cell>
              <table:table-cell office:value-type="float" office:value="13552.9">
                <text:p>13552.9</text:p>
              </table:table-cell>
              <table:table-cell office:value-type="float" office:value="13544.8">
                <text:p>13544.8</text:p>
              </table:table-cell>
              <table:table-cell office:value-type="float" office:value="13538.2">
                <text:p>13538.2</text:p>
              </table:table-cell>
              <table:table-cell office:value-type="float" office:value="13500.4">
                <text:p>13500.4</text:p>
              </table:table-cell>
              <table:table-cell office:value-type="float" office:value="13500.4">
                <text:p>13500.4</text:p>
              </table:table-cell>
              <table:table-cell office:value-type="float" office:value="13443.4">
                <text:p>13443.4</text:p>
              </table:table-cell>
              <table:table-cell office:value-type="float" office:value="13443.4">
                <text:p>13443.4</text:p>
              </table:table-cell>
              <table:table-cell office:value-type="float" office:value="13443.4">
                <text:p>13443.4</text:p>
              </table:table-cell>
              <table:table-cell office:value-type="float" office:value="13404.8">
                <text:p>13404.8</text:p>
              </table:table-cell>
              <table:table-cell office:value-type="float" office:value="13404.8">
                <text:p>13404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23.8">
                <text:p>13223.8</text:p>
              </table:table-cell>
              <table:table-cell office:value-type="float" office:value="13213.6">
                <text:p>13213.6</text:p>
              </table:table-cell>
              <table:table-cell office:value-type="float" office:value="13213.6">
                <text:p>13213.6</text:p>
              </table:table-cell>
              <table:table-cell office:value-type="float" office:value="13213.6">
                <text:p>13213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24.6">
                <text:p>13024.6</text:p>
              </table:table-cell>
              <table:table-cell office:value-type="float" office:value="13018.1">
                <text:p>13018.1</text:p>
              </table:table-cell>
              <table:table-cell office:value-type="float" office:value="13007.4">
                <text:p>13007.4</text:p>
              </table:table-cell>
              <table:table-cell office:value-type="float" office:value="12986.5">
                <text:p>12986.5</text:p>
              </table:table-cell>
              <table:table-cell office:value-type="float" office:value="12666.8">
                <text:p>12666.8</text:p>
              </table:table-cell>
              <table:table-cell office:value-type="float" office:value="12666.8">
                <text:p>12666.8</text:p>
              </table:table-cell>
              <table:table-cell office:value-type="float" office:value="12666.8">
                <text:p>12666.8</text:p>
              </table:table-cell>
              <table:table-cell office:value-type="float" office:value="12666.8">
                <text:p>12666.8</text:p>
              </table:table-cell>
              <table:table-cell office:value-type="float" office:value="12666.8">
                <text:p>12666.8</text:p>
              </table:table-cell>
              <table:table-cell office:value-type="float" office:value="12605.9">
                <text:p>12605.9</text:p>
              </table:table-cell>
              <table:table-cell office:value-type="float" office:value="12605.9">
                <text:p>12605.9</text:p>
              </table:table-cell>
              <table:table-cell office:value-type="float" office:value="12605.9">
                <text:p>12605.9</text:p>
              </table:table-cell>
              <table:table-cell office:value-type="float" office:value="12605.9">
                <text:p>12605.9</text:p>
              </table:table-cell>
              <table:table-cell office:value-type="float" office:value="12605.9">
                <text:p>12605.9</text:p>
              </table:table-cell>
              <table:table-cell office:value-type="float" office:value="12605.9">
                <text:p>12605.9</text:p>
              </table:table-cell>
              <table:table-cell office:value-type="float" office:value="12557.8">
                <text:p>12557.8</text:p>
              </table:table-cell>
              <table:table-cell office:value-type="float" office:value="12557.8">
                <text:p>12557.8</text:p>
              </table:table-cell>
              <table:table-cell office:value-type="float" office:value="12557.8">
                <text:p>12557.8</text:p>
              </table:table-cell>
              <table:table-cell office:value-type="float" office:value="12557.8">
                <text:p>12557.8</text:p>
              </table:table-cell>
              <table:table-cell office:value-type="float" office:value="12543.6">
                <text:p>12543.6</text:p>
              </table:table-cell>
              <table:table-cell office:value-type="float" office:value="12538.5">
                <text:p>12538.5</text:p>
              </table:table-cell>
              <table:table-cell office:value-type="float" office:value="12538.5">
                <text:p>12538.5</text:p>
              </table:table-cell>
              <table:table-cell office:value-type="float" office:value="12538.5">
                <text:p>12538.5</text:p>
              </table:table-cell>
              <table:table-cell office:value-type="float" office:value="12482.7">
                <text:p>12482.7</text:p>
              </table:table-cell>
              <table:table-cell office:value-type="float" office:value="12482.7">
                <text:p>12482.7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63">
                <text:p>12163</text:p>
              </table:table-cell>
              <table:table-cell office:value-type="float" office:value="12135.1">
                <text:p>12135.1</text:p>
              </table:table-cell>
              <table:table-cell office:value-type="float" office:value="12068.9">
                <text:p>12068.9</text:p>
              </table:table-cell>
              <table:table-cell office:value-type="float" office:value="12068.9">
                <text:p>12068.9</text:p>
              </table:table-cell>
              <table:table-cell office:value-type="float" office:value="12014.6">
                <text:p>12014.6</text:p>
              </table:table-cell>
              <table:table-cell office:value-type="float" office:value="12004.6">
                <text:p>12004.6</text:p>
              </table:table-cell>
              <table:table-cell office:value-type="float" office:value="11881.3">
                <text:p>11881.3</text:p>
              </table:table-cell>
              <table:table-cell office:value-type="float" office:value="11623.1">
                <text:p>11623.1</text:p>
              </table:table-cell>
              <table:table-cell office:value-type="float" office:value="11623.1">
                <text:p>11623.1</text:p>
              </table:table-cell>
              <table:table-cell office:value-type="float" office:value="11623.1">
                <text:p>11623.1</text:p>
              </table:table-cell>
              <table:table-cell office:value-type="float" office:value="11621.4">
                <text:p>11621.4</text:p>
              </table:table-cell>
              <table:table-cell office:value-type="float" office:value="11562.2">
                <text:p>11562.2</text:p>
              </table:table-cell>
              <table:table-cell office:value-type="float" office:value="11562.2">
                <text:p>11562.2</text:p>
              </table:table-cell>
              <table:table-cell office:value-type="float" office:value="11562.2">
                <text:p>11562.2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556.6">
                <text:p>11556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227.6">
                <text:p>11227.6</text:p>
              </table:table-cell>
              <table:table-cell office:value-type="float" office:value="11146.7">
                <text:p>11146.7</text:p>
              </table:table-cell>
              <table:table-cell office:value-type="float" office:value="11146.7">
                <text:p>11146.7</text:p>
              </table:table-cell>
              <table:table-cell office:value-type="float" office:value="11085.9">
                <text:p>11085.9</text:p>
              </table:table-cell>
              <table:table-cell office:value-type="float" office:value="11085.9">
                <text:p>11085.9</text:p>
              </table:table-cell>
              <table:table-cell office:value-type="float" office:value="11085.9">
                <text:p>11085.9</text:p>
              </table:table-cell>
              <table:table-cell office:value-type="float" office:value="11085.9">
                <text:p>11085.9</text:p>
              </table:table-cell>
              <table:table-cell office:value-type="float" office:value="10834.6">
                <text:p>10834.6</text:p>
              </table:table-cell>
              <table:table-cell office:value-type="float" office:value="10800.5">
                <text:p>10800.5</text:p>
              </table:table-cell>
              <table:table-cell office:value-type="float" office:value="10800.5">
                <text:p>10800.5</text:p>
              </table:table-cell>
              <table:table-cell office:value-type="float" office:value="10800.5">
                <text:p>10800.5</text:p>
              </table:table-cell>
              <table:table-cell office:value-type="float" office:value="10711.3">
                <text:p>10711.3</text:p>
              </table:table-cell>
              <table:table-cell office:value-type="float" office:value="10711.3">
                <text:p>10711.3</text:p>
              </table:table-cell>
              <table:table-cell office:value-type="float" office:value="10658.5">
                <text:p>10658.5</text:p>
              </table:table-cell>
              <table:table-cell office:value-type="float" office:value="10624.4">
                <text:p>10624.4</text:p>
              </table:table-cell>
              <table:table-cell office:value-type="float" office:value="10534.6">
                <text:p>10534.6</text:p>
              </table:table-cell>
              <table:table-cell office:value-type="float" office:value="10534.6">
                <text:p>10534.6</text:p>
              </table:table-cell>
              <table:table-cell office:value-type="float" office:value="10520.4">
                <text:p>10520.4</text:p>
              </table:table-cell>
              <table:table-cell office:value-type="float" office:value="10505.5">
                <text:p>10505.5</text:p>
              </table:table-cell>
              <table:table-cell office:value-type="float" office:value="10505.5">
                <text:p>10505.5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352.8">
                <text:p>10352.8</text:p>
              </table:table-cell>
              <table:table-cell office:value-type="float" office:value="10252.2">
                <text:p>10252.2</text:p>
              </table:table-cell>
              <table:table-cell office:value-type="float" office:value="10252.2">
                <text:p>10252.2</text:p>
              </table:table-cell>
              <table:table-cell office:value-type="float" office:value="10252.2">
                <text:p>10252.2</text:p>
              </table:table-cell>
              <table:table-cell office:value-type="float" office:value="10245.8">
                <text:p>10245.8</text:p>
              </table:table-cell>
              <table:table-cell office:value-type="float" office:value="10245.8">
                <text:p>10245.8</text:p>
              </table:table-cell>
              <table:table-cell office:value-type="float" office:value="10245.8">
                <text:p>10245.8</text:p>
              </table:table-cell>
              <table:table-cell office:value-type="float" office:value="10236.1">
                <text:p>10236.1</text:p>
              </table:table-cell>
              <table:table-cell office:value-type="float" office:value="10236.1">
                <text:p>10236.1</text:p>
              </table:table-cell>
              <table:table-cell office:value-type="float" office:value="10236.1">
                <text:p>10236.1</text:p>
              </table:table-cell>
              <table:table-cell office:value-type="float" office:value="10236.1">
                <text:p>10236.1</text:p>
              </table:table-cell>
              <table:table-cell office:value-type="float" office:value="10236.1">
                <text:p>10236.1</text:p>
              </table:table-cell>
              <table:table-cell office:value-type="float" office:value="10105.3">
                <text:p>10105.3</text:p>
              </table:table-cell>
              <table:table-cell office:value-type="float" office:value="10105.3">
                <text:p>10105.3</text:p>
              </table:table-cell>
              <table:table-cell office:value-type="float" office:value="10105.3">
                <text:p>10105.3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94.61">
                <text:p>9994.61</text:p>
              </table:table-cell>
              <table:table-cell office:value-type="float" office:value="9913.22">
                <text:p>9913.22</text:p>
              </table:table-cell>
              <table:table-cell office:value-type="float" office:value="9913.22">
                <text:p>9913.22</text:p>
              </table:table-cell>
              <table:table-cell office:value-type="float" office:value="9628.66">
                <text:p>9628.66</text:p>
              </table:table-cell>
              <table:table-cell office:value-type="float" office:value="9628.66">
                <text:p>9628.66</text:p>
              </table:table-cell>
              <table:table-cell office:value-type="float" office:value="9628.66">
                <text:p>9628.66</text:p>
              </table:table-cell>
              <table:table-cell office:value-type="float" office:value="9320.47">
                <text:p>9320.47</text:p>
              </table:table-cell>
              <table:table-cell office:value-type="float" office:value="9320.47">
                <text:p>9320.47</text:p>
              </table:table-cell>
              <table:table-cell office:value-type="float" office:value="9320.47">
                <text:p>9320.47</text:p>
              </table:table-cell>
              <table:table-cell office:value-type="float" office:value="9320.47">
                <text:p>9320.47</text:p>
              </table:table-cell>
              <table:table-cell office:value-type="float" office:value="9223.11">
                <text:p>9223.11</text:p>
              </table:table-cell>
              <table:table-cell office:value-type="float" office:value="9223.11">
                <text:p>9223.11</text:p>
              </table:table-cell>
              <table:table-cell office:value-type="float" office:value="9223.11">
                <text:p>9223.11</text:p>
              </table:table-cell>
              <table:table-cell office:value-type="float" office:value="9223.11">
                <text:p>9223.11</text:p>
              </table:table-cell>
              <table:table-cell office:value-type="float" office:value="9223.11">
                <text:p>9223.11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9063.72">
                <text:p>9063.72</text:p>
              </table:table-cell>
              <table:table-cell office:value-type="float" office:value="8975.94">
                <text:p>8975.94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9.43">
                <text:p>8929.43</text:p>
              </table:table-cell>
              <table:table-cell office:value-type="float" office:value="8923.33">
                <text:p>8923.33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894.9">
                <text:p>8894.9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737.38">
                <text:p>8737.38</text:p>
              </table:table-cell>
              <table:table-cell office:value-type="float" office:value="8681.76">
                <text:p>8681.76</text:p>
              </table:table-cell>
              <table:table-cell office:value-type="float" office:value="8640.92">
                <text:p>8640.92</text:p>
              </table:table-cell>
              <table:table-cell office:value-type="float" office:value="8612.4">
                <text:p>8612.4</text:p>
              </table:table-cell>
              <table:table-cell office:value-type="float" office:value="8556.78">
                <text:p>8556.78</text:p>
              </table:table-cell>
              <table:table-cell office:value-type="float" office:value="8556.78">
                <text:p>8556.78</text:p>
              </table:table-cell>
              <table:table-cell office:value-type="float" office:value="8556.78">
                <text:p>8556.78</text:p>
              </table:table-cell>
              <table:table-cell office:value-type="float" office:value="8544.2">
                <text:p>8544.2</text:p>
              </table:table-cell>
              <table:table-cell office:value-type="float" office:value="8535.61">
                <text:p>8535.61</text:p>
              </table:table-cell>
              <table:table-cell office:value-type="float" office:value="8535.61">
                <text:p>8535.61</text:p>
              </table:table-cell>
              <table:table-cell office:value-type="float" office:value="8535.61">
                <text:p>8535.61</text:p>
              </table:table-cell>
              <table:table-cell office:value-type="float" office:value="8490.39">
                <text:p>8490.39</text:p>
              </table:table-cell>
              <table:table-cell office:value-type="float" office:value="8490.39">
                <text:p>8490.39</text:p>
              </table:table-cell>
              <table:table-cell office:value-type="float" office:value="8413.13">
                <text:p>8413.13</text:p>
              </table:table-cell>
              <table:table-cell office:value-type="float" office:value="8413.13">
                <text:p>8413.13</text:p>
              </table:table-cell>
              <table:table-cell office:value-type="float" office:value="8413.13">
                <text:p>8413.13</text:p>
              </table:table-cell>
              <table:table-cell office:value-type="float" office:value="8413.13">
                <text:p>8413.13</text:p>
              </table:table-cell>
              <table:table-cell office:value-type="float" office:value="8413.13">
                <text:p>8413.13</text:p>
              </table:table-cell>
              <table:table-cell office:value-type="float" office:value="8359.62">
                <text:p>8359.62</text:p>
              </table:table-cell>
              <table:table-cell office:value-type="float" office:value="8359.62">
                <text:p>8359.62</text:p>
              </table:table-cell>
              <table:table-cell office:value-type="float" office:value="8359.62">
                <text:p>8359.62</text:p>
              </table:table-cell>
              <table:table-cell office:value-type="float" office:value="8344.32">
                <text:p>8344.32</text:p>
              </table:table-cell>
              <table:table-cell office:value-type="float" office:value="8344.32">
                <text:p>8344.32</text:p>
              </table:table-cell>
              <table:table-cell office:value-type="float" office:value="8289.98">
                <text:p>8289.98</text:p>
              </table:table-cell>
              <table:table-cell office:value-type="float" office:value="8289.98">
                <text:p>8289.98</text:p>
              </table:table-cell>
              <table:table-cell office:value-type="float" office:value="8289.98">
                <text:p>8289.98</text:p>
              </table:table-cell>
              <table:table-cell office:value-type="float" office:value="8289.98">
                <text:p>8289.98</text:p>
              </table:table-cell>
              <table:table-cell office:value-type="float" office:value="8289.98">
                <text:p>8289.98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  <table:table-cell office:value-type="float" office:value="8281.15">
                <text:p>8281.1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494.1">
                <text:p>25494.1</text:p>
                <draw:g>
                  <svg:desc>Sheet1.A10:Sheet1.JS10</svg:desc>
                </draw:g>
              </table:table-cell>
              <table:table-cell office:value-type="float" office:value="24691">
                <text:p>24691</text:p>
              </table:table-cell>
              <table:table-cell office:value-type="float" office:value="24550.5">
                <text:p>24550.5</text:p>
              </table:table-cell>
              <table:table-cell office:value-type="float" office:value="22782.7">
                <text:p>22782.7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857.5">
                <text:p>21857.5</text:p>
              </table:table-cell>
              <table:table-cell office:value-type="float" office:value="21271.1">
                <text:p>21271.1</text:p>
              </table:table-cell>
              <table:table-cell office:value-type="float" office:value="20952.4">
                <text:p>20952.4</text:p>
              </table:table-cell>
              <table:table-cell office:value-type="float" office:value="20607.8">
                <text:p>20607.8</text:p>
              </table:table-cell>
              <table:table-cell office:value-type="float" office:value="19905">
                <text:p>19905</text:p>
              </table:table-cell>
              <table:table-cell office:value-type="float" office:value="19905">
                <text:p>19905</text:p>
              </table:table-cell>
              <table:table-cell office:value-type="float" office:value="19590">
                <text:p>19590</text:p>
              </table:table-cell>
              <table:table-cell office:value-type="float" office:value="19590">
                <text:p>19590</text:p>
              </table:table-cell>
              <table:table-cell office:value-type="float" office:value="18987.9">
                <text:p>18987.9</text:p>
              </table:table-cell>
              <table:table-cell office:value-type="float" office:value="18710">
                <text:p>18710</text:p>
              </table:table-cell>
              <table:table-cell office:value-type="float" office:value="18710">
                <text:p>18710</text:p>
              </table:table-cell>
              <table:table-cell office:value-type="float" office:value="18333.4">
                <text:p>18333.4</text:p>
              </table:table-cell>
              <table:table-cell office:value-type="float" office:value="18146.9">
                <text:p>18146.9</text:p>
              </table:table-cell>
              <table:table-cell office:value-type="float" office:value="18117.8">
                <text:p>18117.8</text:p>
              </table:table-cell>
              <table:table-cell office:value-type="float" office:value="17859.6">
                <text:p>17859.6</text:p>
              </table:table-cell>
              <table:table-cell office:value-type="float" office:value="17808.4">
                <text:p>17808.4</text:p>
              </table:table-cell>
              <table:table-cell office:value-type="float" office:value="17510.5">
                <text:p>17510.5</text:p>
              </table:table-cell>
              <table:table-cell office:value-type="float" office:value="17091.7">
                <text:p>17091.7</text:p>
              </table:table-cell>
              <table:table-cell office:value-type="float" office:value="16855.6">
                <text:p>16855.6</text:p>
              </table:table-cell>
              <table:table-cell office:value-type="float" office:value="16803.2">
                <text:p>16803.2</text:p>
              </table:table-cell>
              <table:table-cell office:value-type="float" office:value="16252.7">
                <text:p>16252.7</text:p>
              </table:table-cell>
              <table:table-cell office:value-type="float" office:value="16252.7">
                <text:p>16252.7</text:p>
              </table:table-cell>
              <table:table-cell office:value-type="float" office:value="16248.8">
                <text:p>16248.8</text:p>
              </table:table-cell>
              <table:table-cell office:value-type="float" office:value="16056.9">
                <text:p>16056.9</text:p>
              </table:table-cell>
              <table:table-cell office:value-type="float" office:value="16056.9">
                <text:p>16056.9</text:p>
              </table:table-cell>
              <table:table-cell office:value-type="float" office:value="16009.4">
                <text:p>16009.4</text:p>
              </table:table-cell>
              <table:table-cell office:value-type="float" office:value="16000.7">
                <text:p>16000.7</text:p>
              </table:table-cell>
              <table:table-cell office:value-type="float" office:value="16000.6">
                <text:p>16000.6</text:p>
              </table:table-cell>
              <table:table-cell office:value-type="float" office:value="15779">
                <text:p>15779</text:p>
              </table:table-cell>
              <table:table-cell office:value-type="float" office:value="15761.4">
                <text:p>15761.4</text:p>
              </table:table-cell>
              <table:table-cell office:value-type="float" office:value="15761.4">
                <text:p>15761.4</text:p>
              </table:table-cell>
              <table:table-cell office:value-type="float" office:value="15690.8">
                <text:p>15690.8</text:p>
              </table:table-cell>
              <table:table-cell office:value-type="float" office:value="15690.8">
                <text:p>15690.8</text:p>
              </table:table-cell>
              <table:table-cell office:value-type="float" office:value="15460.3">
                <text:p>15460.3</text:p>
              </table:table-cell>
              <table:table-cell office:value-type="float" office:value="15090.9">
                <text:p>15090.9</text:p>
              </table:table-cell>
              <table:table-cell office:value-type="float" office:value="15090.9">
                <text:p>15090.9</text:p>
              </table:table-cell>
              <table:table-cell office:value-type="float" office:value="15090.9">
                <text:p>15090.9</text:p>
              </table:table-cell>
              <table:table-cell office:value-type="float" office:value="15090.9">
                <text:p>15090.9</text:p>
              </table:table-cell>
              <table:table-cell office:value-type="float" office:value="15090.9">
                <text:p>15090.9</text:p>
              </table:table-cell>
              <table:table-cell office:value-type="float" office:value="15003.5">
                <text:p>15003.5</text:p>
              </table:table-cell>
              <table:table-cell office:value-type="float" office:value="14998.9">
                <text:p>14998.9</text:p>
              </table:table-cell>
              <table:table-cell office:value-type="float" office:value="14672.9">
                <text:p>14672.9</text:p>
              </table:table-cell>
              <table:table-cell office:value-type="float" office:value="14672.9">
                <text:p>14672.9</text:p>
              </table:table-cell>
              <table:table-cell office:value-type="float" office:value="14672.9">
                <text:p>14672.9</text:p>
              </table:table-cell>
              <table:table-cell office:value-type="float" office:value="14514.4">
                <text:p>14514.4</text:p>
              </table:table-cell>
              <table:table-cell office:value-type="float" office:value="14514.4">
                <text:p>14514.4</text:p>
              </table:table-cell>
              <table:table-cell office:value-type="float" office:value="14514.4">
                <text:p>14514.4</text:p>
              </table:table-cell>
              <table:table-cell office:value-type="float" office:value="14514.4">
                <text:p>14514.4</text:p>
              </table:table-cell>
              <table:table-cell office:value-type="float" office:value="14514.4">
                <text:p>14514.4</text:p>
              </table:table-cell>
              <table:table-cell office:value-type="float" office:value="14514.4">
                <text:p>14514.4</text:p>
              </table:table-cell>
              <table:table-cell office:value-type="float" office:value="14351.5">
                <text:p>14351.5</text:p>
              </table:table-cell>
              <table:table-cell office:value-type="float" office:value="14281.9">
                <text:p>14281.9</text:p>
              </table:table-cell>
              <table:table-cell office:value-type="float" office:value="14281.9">
                <text:p>14281.9</text:p>
              </table:table-cell>
              <table:table-cell office:value-type="float" office:value="14281.9">
                <text:p>14281.9</text:p>
              </table:table-cell>
              <table:table-cell office:value-type="float" office:value="14281.9">
                <text:p>14281.9</text:p>
              </table:table-cell>
              <table:table-cell office:value-type="float" office:value="14281.9">
                <text:p>14281.9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671">
                <text:p>13671</text:p>
              </table:table-cell>
              <table:table-cell office:value-type="float" office:value="13258.1">
                <text:p>13258.1</text:p>
              </table:table-cell>
              <table:table-cell office:value-type="float" office:value="13258.1">
                <text:p>13258.1</text:p>
              </table:table-cell>
              <table:table-cell office:value-type="float" office:value="13258.1">
                <text:p>13258.1</text:p>
              </table:table-cell>
              <table:table-cell office:value-type="float" office:value="13258.1">
                <text:p>13258.1</text:p>
              </table:table-cell>
              <table:table-cell office:value-type="float" office:value="13258.1">
                <text:p>13258.1</text:p>
              </table:table-cell>
              <table:table-cell office:value-type="float" office:value="13173">
                <text:p>13173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57.8">
                <text:p>13157.8</text:p>
              </table:table-cell>
              <table:table-cell office:value-type="float" office:value="13139.6">
                <text:p>13139.6</text:p>
              </table:table-cell>
              <table:table-cell office:value-type="float" office:value="13139.6">
                <text:p>13139.6</text:p>
              </table:table-cell>
              <table:table-cell office:value-type="float" office:value="13133.3">
                <text:p>13133.3</text:p>
              </table:table-cell>
              <table:table-cell office:value-type="float" office:value="13133.3">
                <text:p>13133.3</text:p>
              </table:table-cell>
              <table:table-cell office:value-type="float" office:value="13065.5">
                <text:p>13065.5</text:p>
              </table:table-cell>
              <table:table-cell office:value-type="float" office:value="13065.5">
                <text:p>13065.5</text:p>
              </table:table-cell>
              <table:table-cell office:value-type="float" office:value="13065.5">
                <text:p>13065.5</text:p>
              </table:table-cell>
              <table:table-cell office:value-type="float" office:value="13065.5">
                <text:p>13065.5</text:p>
              </table:table-cell>
              <table:table-cell office:value-type="float" office:value="13065.5">
                <text:p>13065.5</text:p>
              </table:table-cell>
              <table:table-cell office:value-type="float" office:value="13065.5">
                <text:p>13065.5</text:p>
              </table:table-cell>
              <table:table-cell office:value-type="float" office:value="12711.9">
                <text:p>12711.9</text:p>
              </table:table-cell>
              <table:table-cell office:value-type="float" office:value="12711.9">
                <text:p>12711.9</text:p>
              </table:table-cell>
              <table:table-cell office:value-type="float" office:value="12711.9">
                <text:p>12711.9</text:p>
              </table:table-cell>
              <table:table-cell office:value-type="float" office:value="12647.6">
                <text:p>12647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8.6">
                <text:p>12588.6</text:p>
              </table:table-cell>
              <table:table-cell office:value-type="float" office:value="12582.7">
                <text:p>12582.7</text:p>
              </table:table-cell>
              <table:table-cell office:value-type="float" office:value="12511.6">
                <text:p>12511.6</text:p>
              </table:table-cell>
              <table:table-cell office:value-type="float" office:value="12511.6">
                <text:p>12511.6</text:p>
              </table:table-cell>
              <table:table-cell office:value-type="float" office:value="12511.6">
                <text:p>12511.6</text:p>
              </table:table-cell>
              <table:table-cell office:value-type="float" office:value="12511.6">
                <text:p>12511.6</text:p>
              </table:table-cell>
              <table:table-cell office:value-type="float" office:value="12396.2">
                <text:p>12396.2</text:p>
              </table:table-cell>
              <table:table-cell office:value-type="float" office:value="12396.2">
                <text:p>12396.2</text:p>
              </table:table-cell>
              <table:table-cell office:value-type="float" office:value="12329.6">
                <text:p>12329.6</text:p>
              </table:table-cell>
              <table:table-cell office:value-type="float" office:value="12329.6">
                <text:p>12329.6</text:p>
              </table:table-cell>
              <table:table-cell office:value-type="float" office:value="12329.6">
                <text:p>12329.6</text:p>
              </table:table-cell>
              <table:table-cell office:value-type="float" office:value="12329.6">
                <text:p>12329.6</text:p>
              </table:table-cell>
              <table:table-cell office:value-type="float" office:value="12224.2">
                <text:p>12224.2</text:p>
              </table:table-cell>
              <table:table-cell office:value-type="float" office:value="12224.2">
                <text:p>12224.2</text:p>
              </table:table-cell>
              <table:table-cell office:value-type="float" office:value="11999">
                <text:p>11999</text:p>
              </table:table-cell>
              <table:table-cell office:value-type="float" office:value="11993.1">
                <text:p>11993.1</text:p>
              </table:table-cell>
              <table:table-cell office:value-type="float" office:value="11993.1">
                <text:p>11993.1</text:p>
              </table:table-cell>
              <table:table-cell office:value-type="float" office:value="11993.1">
                <text:p>11993.1</text:p>
              </table:table-cell>
              <table:table-cell office:value-type="float" office:value="11963.5">
                <text:p>11963.5</text:p>
              </table:table-cell>
              <table:table-cell office:value-type="float" office:value="11957.6">
                <text:p>11957.6</text:p>
              </table:table-cell>
              <table:table-cell office:value-type="float" office:value="11957.6">
                <text:p>11957.6</text:p>
              </table:table-cell>
              <table:table-cell office:value-type="float" office:value="11957.6">
                <text:p>11957.6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813.6">
                <text:p>11813.6</text:p>
              </table:table-cell>
              <table:table-cell office:value-type="float" office:value="11779.4">
                <text:p>11779.4</text:p>
              </table:table-cell>
              <table:table-cell office:value-type="float" office:value="11779.4">
                <text:p>11779.4</text:p>
              </table:table-cell>
              <table:table-cell office:value-type="float" office:value="11779.4">
                <text:p>11779.4</text:p>
              </table:table-cell>
              <table:table-cell office:value-type="float" office:value="11779.4">
                <text:p>11779.4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386.8">
                <text:p>11386.8</text:p>
              </table:table-cell>
              <table:table-cell office:value-type="float" office:value="11194.7">
                <text:p>11194.7</text:p>
              </table:table-cell>
              <table:table-cell office:value-type="float" office:value="11159.9">
                <text:p>11159.9</text:p>
              </table:table-cell>
              <table:table-cell office:value-type="float" office:value="11159.9">
                <text:p>11159.9</text:p>
              </table:table-cell>
              <table:table-cell office:value-type="float" office:value="11159.9">
                <text:p>11159.9</text:p>
              </table:table-cell>
              <table:table-cell office:value-type="float" office:value="11159.9">
                <text:p>11159.9</text:p>
              </table:table-cell>
              <table:table-cell office:value-type="float" office:value="11055.5">
                <text:p>11055.5</text:p>
              </table:table-cell>
              <table:table-cell office:value-type="float" office:value="11055.5">
                <text:p>11055.5</text:p>
              </table:table-cell>
              <table:table-cell office:value-type="float" office:value="11055.5">
                <text:p>11055.5</text:p>
              </table:table-cell>
              <table:table-cell office:value-type="float" office:value="11004.7">
                <text:p>11004.7</text:p>
              </table:table-cell>
              <table:table-cell office:value-type="float" office:value="11004.7">
                <text:p>11004.7</text:p>
              </table:table-cell>
              <table:table-cell office:value-type="float" office:value="11004.7">
                <text:p>11004.7</text:p>
              </table:table-cell>
              <table:table-cell office:value-type="float" office:value="11004.7">
                <text:p>11004.7</text:p>
              </table:table-cell>
              <table:table-cell office:value-type="float" office:value="11004.7">
                <text:p>11004.7</text:p>
              </table:table-cell>
              <table:table-cell office:value-type="float" office:value="11004.7">
                <text:p>11004.7</text:p>
              </table:table-cell>
              <table:table-cell office:value-type="float" office:value="10951.9">
                <text:p>10951.9</text:p>
              </table:table-cell>
              <table:table-cell office:value-type="float" office:value="10925.9">
                <text:p>10925.9</text:p>
              </table:table-cell>
              <table:table-cell office:value-type="float" office:value="10885.1">
                <text:p>10885.1</text:p>
              </table:table-cell>
              <table:table-cell office:value-type="float" office:value="10885.1">
                <text:p>10885.1</text:p>
              </table:table-cell>
              <table:table-cell office:value-type="float" office:value="10885.1">
                <text:p>10885.1</text:p>
              </table:table-cell>
              <table:table-cell office:value-type="float" office:value="10885.1">
                <text:p>10885.1</text:p>
              </table:table-cell>
              <table:table-cell office:value-type="float" office:value="10885.1">
                <text:p>10885.1</text:p>
              </table:table-cell>
              <table:table-cell office:value-type="float" office:value="10885.1">
                <text:p>10885.1</text:p>
              </table:table-cell>
              <table:table-cell office:value-type="float" office:value="10841.4">
                <text:p>10841.4</text:p>
              </table:table-cell>
              <table:table-cell office:value-type="float" office:value="10841.4">
                <text:p>10841.4</text:p>
              </table:table-cell>
              <table:table-cell office:value-type="float" office:value="10841.4">
                <text:p>10841.4</text:p>
              </table:table-cell>
              <table:table-cell office:value-type="float" office:value="10841.4">
                <text:p>10841.4</text:p>
              </table:table-cell>
              <table:table-cell office:value-type="float" office:value="10841.4">
                <text:p>10841.4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743.8">
                <text:p>10743.8</text:p>
              </table:table-cell>
              <table:table-cell office:value-type="float" office:value="10673.6">
                <text:p>10673.6</text:p>
              </table:table-cell>
              <table:table-cell office:value-type="float" office:value="10673.6">
                <text:p>10673.6</text:p>
              </table:table-cell>
              <table:table-cell office:value-type="float" office:value="10577.9">
                <text:p>10577.9</text:p>
              </table:table-cell>
              <table:table-cell office:value-type="float" office:value="10518.3">
                <text:p>10518.3</text:p>
              </table:table-cell>
              <table:table-cell office:value-type="float" office:value="10476.1">
                <text:p>10476.1</text:p>
              </table:table-cell>
              <table:table-cell office:value-type="float" office:value="10476.1">
                <text:p>10476.1</text:p>
              </table:table-cell>
              <table:table-cell office:value-type="float" office:value="10431.4">
                <text:p>10431.4</text:p>
              </table:table-cell>
              <table:table-cell office:value-type="float" office:value="10321.9">
                <text:p>10321.9</text:p>
              </table:table-cell>
              <table:table-cell office:value-type="float" office:value="10321.9">
                <text:p>10321.9</text:p>
              </table:table-cell>
              <table:table-cell office:value-type="float" office:value="10321.9">
                <text:p>10321.9</text:p>
              </table:table-cell>
              <table:table-cell office:value-type="float" office:value="10316.5">
                <text:p>10316.5</text:p>
              </table:table-cell>
              <table:table-cell office:value-type="float" office:value="10269.8">
                <text:p>10269.8</text:p>
              </table:table-cell>
              <table:table-cell office:value-type="float" office:value="10264.5">
                <text:p>10264.5</text:p>
              </table:table-cell>
              <table:table-cell office:value-type="float" office:value="10245.9">
                <text:p>10245.9</text:p>
              </table:table-cell>
              <table:table-cell office:value-type="float" office:value="10245.9">
                <text:p>10245.9</text:p>
              </table:table-cell>
              <table:table-cell office:value-type="float" office:value="10245.9">
                <text:p>10245.9</text:p>
              </table:table-cell>
              <table:table-cell office:value-type="float" office:value="10245.9">
                <text:p>10245.9</text:p>
              </table:table-cell>
              <table:table-cell office:value-type="float" office:value="10230.8">
                <text:p>10230.8</text:p>
              </table:table-cell>
              <table:table-cell office:value-type="float" office:value="10122.4">
                <text:p>10122.4</text:p>
              </table:table-cell>
              <table:table-cell office:value-type="float" office:value="10122.4">
                <text:p>10122.4</text:p>
              </table:table-cell>
              <table:table-cell office:value-type="float" office:value="10122.4">
                <text:p>10122.4</text:p>
              </table:table-cell>
              <table:table-cell office:value-type="float" office:value="10122.4">
                <text:p>10122.4</text:p>
              </table:table-cell>
              <table:table-cell office:value-type="float" office:value="10122.4">
                <text:p>10122.4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81.35">
                <text:p>9981.35</text:p>
              </table:table-cell>
              <table:table-cell office:value-type="float" office:value="9949.51">
                <text:p>9949.51</text:p>
              </table:table-cell>
              <table:table-cell office:value-type="float" office:value="9949.51">
                <text:p>9949.51</text:p>
              </table:table-cell>
              <table:table-cell office:value-type="float" office:value="9949.51">
                <text:p>9949.51</text:p>
              </table:table-cell>
              <table:table-cell office:value-type="float" office:value="9742.08">
                <text:p>9742.08</text:p>
              </table:table-cell>
              <table:table-cell office:value-type="float" office:value="9742.08">
                <text:p>9742.08</text:p>
              </table:table-cell>
              <table:table-cell office:value-type="float" office:value="9742.08">
                <text:p>9742.08</text:p>
              </table:table-cell>
              <table:table-cell office:value-type="float" office:value="9742.08">
                <text:p>9742.08</text:p>
              </table:table-cell>
              <table:table-cell office:value-type="float" office:value="9705.06">
                <text:p>9705.06</text:p>
              </table:table-cell>
              <table:table-cell office:value-type="float" office:value="9705.06">
                <text:p>9705.06</text:p>
              </table:table-cell>
              <table:table-cell office:value-type="float" office:value="9705.06">
                <text:p>9705.06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603.62">
                <text:p>9603.62</text:p>
              </table:table-cell>
              <table:table-cell office:value-type="float" office:value="9566.67">
                <text:p>9566.67</text:p>
              </table:table-cell>
              <table:table-cell office:value-type="float" office:value="9566.67">
                <text:p>9566.67</text:p>
              </table:table-cell>
              <table:table-cell office:value-type="float" office:value="9566.67">
                <text:p>9566.67</text:p>
              </table:table-cell>
              <table:table-cell office:value-type="float" office:value="9566.67">
                <text:p>9566.67</text:p>
              </table:table-cell>
              <table:table-cell office:value-type="float" office:value="9556.34">
                <text:p>9556.34</text:p>
              </table:table-cell>
              <table:table-cell office:value-type="float" office:value="9556.34">
                <text:p>9556.34</text:p>
              </table:table-cell>
              <table:table-cell office:value-type="float" office:value="9556.34">
                <text:p>9556.34</text:p>
              </table:table-cell>
              <table:table-cell office:value-type="float" office:value="9556.34">
                <text:p>9556.34</text:p>
              </table:table-cell>
              <table:table-cell office:value-type="float" office:value="9556.34">
                <text:p>9556.34</text:p>
              </table:table-cell>
              <table:table-cell office:value-type="float" office:value="9556.34">
                <text:p>9556.34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26.16">
                <text:p>9526.16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501.64">
                <text:p>9501.64</text:p>
              </table:table-cell>
              <table:table-cell office:value-type="float" office:value="9491.7">
                <text:p>9491.7</text:p>
              </table:table-cell>
              <table:table-cell office:value-type="float" office:value="9491.7">
                <text:p>9491.7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  <table:table-cell office:value-type="float" office:value="9486.71">
                <text:p>9486.7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4928.9">
                <text:p>24928.9</text:p>
                <draw:g>
                  <svg:desc>Sheet1.A14:Sheet1.HE14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507.3">
                <text:p>24507.3</text:p>
              </table:table-cell>
              <table:table-cell office:value-type="float" office:value="22283.2">
                <text:p>22283.2</text:p>
              </table:table-cell>
              <table:table-cell office:value-type="float" office:value="22283.2">
                <text:p>22283.2</text:p>
              </table:table-cell>
              <table:table-cell office:value-type="float" office:value="21403.2">
                <text:p>21403.2</text:p>
              </table:table-cell>
              <table:table-cell office:value-type="float" office:value="21403.2">
                <text:p>21403.2</text:p>
              </table:table-cell>
              <table:table-cell office:value-type="float" office:value="21385.2">
                <text:p>21385.2</text:p>
              </table:table-cell>
              <table:table-cell office:value-type="float" office:value="21230.4">
                <text:p>21230.4</text:p>
              </table:table-cell>
              <table:table-cell office:value-type="float" office:value="20811.6">
                <text:p>20811.6</text:p>
              </table:table-cell>
              <table:table-cell office:value-type="float" office:value="20811.6">
                <text:p>20811.6</text:p>
              </table:table-cell>
              <table:table-cell office:value-type="float" office:value="20356.3">
                <text:p>20356.3</text:p>
              </table:table-cell>
              <table:table-cell office:value-type="float" office:value="20201.6">
                <text:p>20201.6</text:p>
              </table:table-cell>
              <table:table-cell office:value-type="float" office:value="19870.7">
                <text:p>19870.7</text:p>
              </table:table-cell>
              <table:table-cell office:value-type="float" office:value="19870.7">
                <text:p>19870.7</text:p>
              </table:table-cell>
              <table:table-cell office:value-type="float" office:value="19160.7">
                <text:p>19160.7</text:p>
              </table:table-cell>
              <table:table-cell office:value-type="float" office:value="19160.7">
                <text:p>19160.7</text:p>
              </table:table-cell>
              <table:table-cell office:value-type="float" office:value="18640.9">
                <text:p>18640.9</text:p>
              </table:table-cell>
              <table:table-cell office:value-type="float" office:value="18519.4">
                <text:p>18519.4</text:p>
              </table:table-cell>
              <table:table-cell office:value-type="float" office:value="17712.1">
                <text:p>17712.1</text:p>
              </table:table-cell>
              <table:table-cell office:value-type="float" office:value="17712.1">
                <text:p>17712.1</text:p>
              </table:table-cell>
              <table:table-cell office:value-type="float" office:value="16927">
                <text:p>16927</text:p>
              </table:table-cell>
              <table:table-cell office:value-type="float" office:value="16927">
                <text:p>16927</text:p>
              </table:table-cell>
              <table:table-cell office:value-type="float" office:value="16837.9">
                <text:p>16837.9</text:p>
              </table:table-cell>
              <table:table-cell office:value-type="float" office:value="16679">
                <text:p>16679</text:p>
              </table:table-cell>
              <table:table-cell office:value-type="float" office:value="16626.2">
                <text:p>16626.2</text:p>
              </table:table-cell>
              <table:table-cell office:value-type="float" office:value="16507">
                <text:p>16507</text:p>
              </table:table-cell>
              <table:table-cell office:value-type="float" office:value="16507">
                <text:p>16507</text:p>
              </table:table-cell>
              <table:table-cell office:value-type="float" office:value="16367.2">
                <text:p>16367.2</text:p>
              </table:table-cell>
              <table:table-cell office:value-type="float" office:value="16358.3">
                <text:p>16358.3</text:p>
              </table:table-cell>
              <table:table-cell office:value-type="float" office:value="16358.3">
                <text:p>16358.3</text:p>
              </table:table-cell>
              <table:table-cell office:value-type="float" office:value="15836.5">
                <text:p>15836.5</text:p>
              </table:table-cell>
              <table:table-cell office:value-type="float" office:value="15836.5">
                <text:p>15836.5</text:p>
              </table:table-cell>
              <table:table-cell office:value-type="float" office:value="15836.5">
                <text:p>15836.5</text:p>
              </table:table-cell>
              <table:table-cell office:value-type="float" office:value="15836.5">
                <text:p>15836.5</text:p>
              </table:table-cell>
              <table:table-cell office:value-type="float" office:value="15836.5">
                <text:p>15836.5</text:p>
              </table:table-cell>
              <table:table-cell office:value-type="float" office:value="15836.5">
                <text:p>15836.5</text:p>
              </table:table-cell>
              <table:table-cell office:value-type="float" office:value="15616.9">
                <text:p>15616.9</text:p>
              </table:table-cell>
              <table:table-cell office:value-type="float" office:value="15616.9">
                <text:p>15616.9</text:p>
              </table:table-cell>
              <table:table-cell office:value-type="float" office:value="15616.9">
                <text:p>15616.9</text:p>
              </table:table-cell>
              <table:table-cell office:value-type="float" office:value="15616.9">
                <text:p>15616.9</text:p>
              </table:table-cell>
              <table:table-cell office:value-type="float" office:value="15616.9">
                <text:p>15616.9</text:p>
              </table:table-cell>
              <table:table-cell office:value-type="float" office:value="15470.8">
                <text:p>15470.8</text:p>
              </table:table-cell>
              <table:table-cell office:value-type="float" office:value="15335.5">
                <text:p>15335.5</text:p>
              </table:table-cell>
              <table:table-cell office:value-type="float" office:value="15183.4">
                <text:p>15183.4</text:p>
              </table:table-cell>
              <table:table-cell office:value-type="float" office:value="15141.9">
                <text:p>15141.9</text:p>
              </table:table-cell>
              <table:table-cell office:value-type="float" office:value="15113.2">
                <text:p>15113.2</text:p>
              </table:table-cell>
              <table:table-cell office:value-type="float" office:value="14950">
                <text:p>14950</text:p>
              </table:table-cell>
              <table:table-cell office:value-type="float" office:value="14950">
                <text:p>14950</text:p>
              </table:table-cell>
              <table:table-cell office:value-type="float" office:value="14950">
                <text:p>14950</text:p>
              </table:table-cell>
              <table:table-cell office:value-type="float" office:value="14873.9">
                <text:p>14873.9</text:p>
              </table:table-cell>
              <table:table-cell office:value-type="float" office:value="14783">
                <text:p>14783</text:p>
              </table:table-cell>
              <table:table-cell office:value-type="float" office:value="14783">
                <text:p>14783</text:p>
              </table:table-cell>
              <table:table-cell office:value-type="float" office:value="14768">
                <text:p>14768</text:p>
              </table:table-cell>
              <table:table-cell office:value-type="float" office:value="14768">
                <text:p>14768</text:p>
              </table:table-cell>
              <table:table-cell office:value-type="float" office:value="14717">
                <text:p>14717</text:p>
              </table:table-cell>
              <table:table-cell office:value-type="float" office:value="14662.9">
                <text:p>14662.9</text:p>
              </table:table-cell>
              <table:table-cell office:value-type="float" office:value="14647.9">
                <text:p>14647.9</text:p>
              </table:table-cell>
              <table:table-cell office:value-type="float" office:value="14630.4">
                <text:p>14630.4</text:p>
              </table:table-cell>
              <table:table-cell office:value-type="float" office:value="14611.3">
                <text:p>14611.3</text:p>
              </table:table-cell>
              <table:table-cell office:value-type="float" office:value="14593.8">
                <text:p>14593.8</text:p>
              </table:table-cell>
              <table:table-cell office:value-type="float" office:value="14460.7">
                <text:p>14460.7</text:p>
              </table:table-cell>
              <table:table-cell office:value-type="float" office:value="14358.4">
                <text:p>14358.4</text:p>
              </table:table-cell>
              <table:table-cell office:value-type="float" office:value="14358.4">
                <text:p>14358.4</text:p>
              </table:table-cell>
              <table:table-cell office:value-type="float" office:value="14358.4">
                <text:p>14358.4</text:p>
              </table:table-cell>
              <table:table-cell office:value-type="float" office:value="14298.3">
                <text:p>14298.3</text:p>
              </table:table-cell>
              <table:table-cell office:value-type="float" office:value="13433">
                <text:p>13433</text:p>
              </table:table-cell>
              <table:table-cell office:value-type="float" office:value="13433">
                <text:p>13433</text:p>
              </table:table-cell>
              <table:table-cell office:value-type="float" office:value="13433">
                <text:p>13433</text:p>
              </table:table-cell>
              <table:table-cell office:value-type="float" office:value="13411.9">
                <text:p>13411.9</text:p>
              </table:table-cell>
              <table:table-cell office:value-type="float" office:value="13103.1">
                <text:p>13103.1</text:p>
              </table:table-cell>
              <table:table-cell office:value-type="float" office:value="13103.1">
                <text:p>13103.1</text:p>
              </table:table-cell>
              <table:table-cell office:value-type="float" office:value="13018.7">
                <text:p>13018.7</text:p>
              </table:table-cell>
              <table:table-cell office:value-type="float" office:value="12740.5">
                <text:p>12740.5</text:p>
              </table:table-cell>
              <table:table-cell office:value-type="float" office:value="12697.2">
                <text:p>12697.2</text:p>
              </table:table-cell>
              <table:table-cell office:value-type="float" office:value="12688.8">
                <text:p>12688.8</text:p>
              </table:table-cell>
              <table:table-cell office:value-type="float" office:value="12688.8">
                <text:p>12688.8</text:p>
              </table:table-cell>
              <table:table-cell office:value-type="float" office:value="12607.8">
                <text:p>12607.8</text:p>
              </table:table-cell>
              <table:table-cell office:value-type="float" office:value="12550.1">
                <text:p>12550.1</text:p>
              </table:table-cell>
              <table:table-cell office:value-type="float" office:value="12540">
                <text:p>12540</text:p>
              </table:table-cell>
              <table:table-cell office:value-type="float" office:value="12540">
                <text:p>12540</text:p>
              </table:table-cell>
              <table:table-cell office:value-type="float" office:value="12475.8">
                <text:p>12475.8</text:p>
              </table:table-cell>
              <table:table-cell office:value-type="float" office:value="12475.8">
                <text:p>12475.8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292.5">
                <text:p>12292.5</text:p>
              </table:table-cell>
              <table:table-cell office:value-type="float" office:value="12175.5">
                <text:p>12175.5</text:p>
              </table:table-cell>
              <table:table-cell office:value-type="float" office:value="12151.1">
                <text:p>12151.1</text:p>
              </table:table-cell>
              <table:table-cell office:value-type="float" office:value="12151.1">
                <text:p>12151.1</text:p>
              </table:table-cell>
              <table:table-cell office:value-type="float" office:value="12151.1">
                <text:p>12151.1</text:p>
              </table:table-cell>
              <table:table-cell office:value-type="float" office:value="12133.3">
                <text:p>12133.3</text:p>
              </table:table-cell>
              <table:table-cell office:value-type="float" office:value="12002.6">
                <text:p>12002.6</text:p>
              </table:table-cell>
              <table:table-cell office:value-type="float" office:value="11965.8">
                <text:p>11965.8</text:p>
              </table:table-cell>
              <table:table-cell office:value-type="float" office:value="11965.8">
                <text:p>11965.8</text:p>
              </table:table-cell>
              <table:table-cell office:value-type="float" office:value="11965.8">
                <text:p>11965.8</text:p>
              </table:table-cell>
              <table:table-cell office:value-type="float" office:value="11965.8">
                <text:p>11965.8</text:p>
              </table:table-cell>
              <table:table-cell office:value-type="float" office:value="11965.8">
                <text:p>11965.8</text:p>
              </table:table-cell>
              <table:table-cell office:value-type="float" office:value="11965.8">
                <text:p>11965.8</text:p>
              </table:table-cell>
              <table:table-cell office:value-type="float" office:value="11947.1">
                <text:p>11947.1</text:p>
              </table:table-cell>
              <table:table-cell office:value-type="float" office:value="11924.8">
                <text:p>11924.8</text:p>
              </table:table-cell>
              <table:table-cell office:value-type="float" office:value="11924.8">
                <text:p>11924.8</text:p>
              </table:table-cell>
              <table:table-cell office:value-type="float" office:value="11876.8">
                <text:p>11876.8</text:p>
              </table:table-cell>
              <table:table-cell office:value-type="float" office:value="11836.4">
                <text:p>11836.4</text:p>
              </table:table-cell>
              <table:table-cell office:value-type="float" office:value="11836.4">
                <text:p>11836.4</text:p>
              </table:table-cell>
              <table:table-cell office:value-type="float" office:value="11836.4">
                <text:p>11836.4</text:p>
              </table:table-cell>
              <table:table-cell office:value-type="float" office:value="11834.3">
                <text:p>11834.3</text:p>
              </table:table-cell>
              <table:table-cell office:value-type="float" office:value="11811.6">
                <text:p>11811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634.6">
                <text:p>11634.6</text:p>
              </table:table-cell>
              <table:table-cell office:value-type="float" office:value="11595.7">
                <text:p>11595.7</text:p>
              </table:table-cell>
              <table:table-cell office:value-type="float" office:value="11586.2">
                <text:p>11586.2</text:p>
              </table:table-cell>
              <table:table-cell office:value-type="float" office:value="11586.2">
                <text:p>11586.2</text:p>
              </table:table-cell>
              <table:table-cell office:value-type="float" office:value="11586.2">
                <text:p>11586.2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70.6">
                <text:p>11370.6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319.8">
                <text:p>11319.8</text:p>
              </table:table-cell>
              <table:table-cell office:value-type="float" office:value="11230.2">
                <text:p>11230.2</text:p>
              </table:table-cell>
              <table:table-cell office:value-type="float" office:value="11230.2">
                <text:p>11230.2</text:p>
              </table:table-cell>
              <table:table-cell office:value-type="float" office:value="11230.2">
                <text:p>11230.2</text:p>
              </table:table-cell>
              <table:table-cell office:value-type="float" office:value="11179.2">
                <text:p>11179.2</text:p>
              </table:table-cell>
              <table:table-cell office:value-type="float" office:value="11109.2">
                <text:p>11109.2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1098.1">
                <text:p>11098.1</text:p>
              </table:table-cell>
              <table:table-cell office:value-type="float" office:value="10966.5">
                <text:p>10966.5</text:p>
              </table:table-cell>
              <table:table-cell office:value-type="float" office:value="10966.5">
                <text:p>10966.5</text:p>
              </table:table-cell>
              <table:table-cell office:value-type="float" office:value="10966.5">
                <text:p>10966.5</text:p>
              </table:table-cell>
              <table:table-cell office:value-type="float" office:value="10966.5">
                <text:p>10966.5</text:p>
              </table:table-cell>
              <table:table-cell office:value-type="float" office:value="10955.5">
                <text:p>10955.5</text:p>
              </table:table-cell>
              <table:table-cell office:value-type="float" office:value="10904.3">
                <text:p>10904.3</text:p>
              </table:table-cell>
              <table:table-cell office:value-type="float" office:value="10904.3">
                <text:p>10904.3</text:p>
              </table:table-cell>
              <table:table-cell office:value-type="float" office:value="10904.3">
                <text:p>10904.3</text:p>
              </table:table-cell>
              <table:table-cell office:value-type="float" office:value="10904.3">
                <text:p>10904.3</text:p>
              </table:table-cell>
              <table:table-cell office:value-type="float" office:value="10904.3">
                <text:p>10904.3</text:p>
              </table:table-cell>
              <table:table-cell office:value-type="float" office:value="10904.3">
                <text:p>10904.3</text:p>
              </table:table-cell>
              <table:table-cell office:value-type="float" office:value="10844.2">
                <text:p>10844.2</text:p>
              </table:table-cell>
              <table:table-cell office:value-type="float" office:value="10844.2">
                <text:p>10844.2</text:p>
              </table:table-cell>
              <table:table-cell office:value-type="float" office:value="10844.2">
                <text:p>10844.2</text:p>
              </table:table-cell>
              <table:table-cell office:value-type="float" office:value="10842.7">
                <text:p>10842.7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802.9">
                <text:p>10802.9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798.2">
                <text:p>10798.2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  <table:table-cell office:value-type="float" office:value="10692.7">
                <text:p>10692.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5405.4">
                <text:p>25405.4</text:p>
                <draw:g>
                  <svg:desc>Sheet1.A18:Sheet1.JK18</svg:desc>
                </draw:g>
              </table:table-cell>
              <table:table-cell office:value-type="float" office:value="23531.4">
                <text:p>23531.4</text:p>
              </table:table-cell>
              <table:table-cell office:value-type="float" office:value="23531.4">
                <text:p>23531.4</text:p>
              </table:table-cell>
              <table:table-cell office:value-type="float" office:value="23531.4">
                <text:p>23531.4</text:p>
              </table:table-cell>
              <table:table-cell office:value-type="float" office:value="22277">
                <text:p>22277</text:p>
              </table:table-cell>
              <table:table-cell office:value-type="float" office:value="22277">
                <text:p>22277</text:p>
              </table:table-cell>
              <table:table-cell office:value-type="float" office:value="20548.7">
                <text:p>20548.7</text:p>
              </table:table-cell>
              <table:table-cell office:value-type="float" office:value="20548.7">
                <text:p>20548.7</text:p>
              </table:table-cell>
              <table:table-cell office:value-type="float" office:value="20324.4">
                <text:p>20324.4</text:p>
              </table:table-cell>
              <table:table-cell office:value-type="float" office:value="20243.5">
                <text:p>20243.5</text:p>
              </table:table-cell>
              <table:table-cell office:value-type="float" office:value="19746.1">
                <text:p>19746.1</text:p>
              </table:table-cell>
              <table:table-cell office:value-type="float" office:value="19555.1">
                <text:p>19555.1</text:p>
              </table:table-cell>
              <table:table-cell office:value-type="float" office:value="19555.1">
                <text:p>19555.1</text:p>
              </table:table-cell>
              <table:table-cell office:value-type="float" office:value="19284.8">
                <text:p>19284.8</text:p>
              </table:table-cell>
              <table:table-cell office:value-type="float" office:value="17863.2">
                <text:p>17863.2</text:p>
              </table:table-cell>
              <table:table-cell office:value-type="float" office:value="17863.2">
                <text:p>17863.2</text:p>
              </table:table-cell>
              <table:table-cell office:value-type="float" office:value="17278.5">
                <text:p>17278.5</text:p>
              </table:table-cell>
              <table:table-cell office:value-type="float" office:value="17278.5">
                <text:p>17278.5</text:p>
              </table:table-cell>
              <table:table-cell office:value-type="float" office:value="17122.2">
                <text:p>17122.2</text:p>
              </table:table-cell>
              <table:table-cell office:value-type="float" office:value="16980.1">
                <text:p>16980.1</text:p>
              </table:table-cell>
              <table:table-cell office:value-type="float" office:value="16736.4">
                <text:p>16736.4</text:p>
              </table:table-cell>
              <table:table-cell office:value-type="float" office:value="16212.6">
                <text:p>16212.6</text:p>
              </table:table-cell>
              <table:table-cell office:value-type="float" office:value="16129.2">
                <text:p>16129.2</text:p>
              </table:table-cell>
              <table:table-cell office:value-type="float" office:value="16129.2">
                <text:p>16129.2</text:p>
              </table:table-cell>
              <table:table-cell office:value-type="float" office:value="15883">
                <text:p>15883</text:p>
              </table:table-cell>
              <table:table-cell office:value-type="float" office:value="15615.5">
                <text:p>15615.5</text:p>
              </table:table-cell>
              <table:table-cell office:value-type="float" office:value="15100.2">
                <text:p>15100.2</text:p>
              </table:table-cell>
              <table:table-cell office:value-type="float" office:value="14874.2">
                <text:p>14874.2</text:p>
              </table:table-cell>
              <table:table-cell office:value-type="float" office:value="14752.4">
                <text:p>14752.4</text:p>
              </table:table-cell>
              <table:table-cell office:value-type="float" office:value="14752.4">
                <text:p>14752.4</text:p>
              </table:table-cell>
              <table:table-cell office:value-type="float" office:value="14752.4">
                <text:p>14752.4</text:p>
              </table:table-cell>
              <table:table-cell office:value-type="float" office:value="14720.5">
                <text:p>14720.5</text:p>
              </table:table-cell>
              <table:table-cell office:value-type="float" office:value="14720.5">
                <text:p>14720.5</text:p>
              </table:table-cell>
              <table:table-cell office:value-type="float" office:value="14716.8">
                <text:p>14716.8</text:p>
              </table:table-cell>
              <table:table-cell office:value-type="float" office:value="14716.8">
                <text:p>14716.8</text:p>
              </table:table-cell>
              <table:table-cell office:value-type="float" office:value="14716.8">
                <text:p>14716.8</text:p>
              </table:table-cell>
              <table:table-cell office:value-type="float" office:value="14716.8">
                <text:p>14716.8</text:p>
              </table:table-cell>
              <table:table-cell office:value-type="float" office:value="14637.2">
                <text:p>14637.2</text:p>
              </table:table-cell>
              <table:table-cell office:value-type="float" office:value="14637.2">
                <text:p>14637.2</text:p>
              </table:table-cell>
              <table:table-cell office:value-type="float" office:value="14603.4">
                <text:p>14603.4</text:p>
              </table:table-cell>
              <table:table-cell office:value-type="float" office:value="14263.3">
                <text:p>14263.3</text:p>
              </table:table-cell>
              <table:table-cell office:value-type="float" office:value="14263.3">
                <text:p>14263.3</text:p>
              </table:table-cell>
              <table:table-cell office:value-type="float" office:value="14229.5">
                <text:p>14229.5</text:p>
              </table:table-cell>
              <table:table-cell office:value-type="float" office:value="14229.5">
                <text:p>14229.5</text:p>
              </table:table-cell>
              <table:table-cell office:value-type="float" office:value="14165.8">
                <text:p>14165.8</text:p>
              </table:table-cell>
              <table:table-cell office:value-type="float" office:value="14118.3">
                <text:p>14118.3</text:p>
              </table:table-cell>
              <table:table-cell office:value-type="float" office:value="14118.3">
                <text:p>14118.3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81.8">
                <text:p>14081.8</text:p>
              </table:table-cell>
              <table:table-cell office:value-type="float" office:value="14005.9">
                <text:p>14005.9</text:p>
              </table:table-cell>
              <table:table-cell office:value-type="float" office:value="14005.9">
                <text:p>14005.9</text:p>
              </table:table-cell>
              <table:table-cell office:value-type="float" office:value="14005.9">
                <text:p>14005.9</text:p>
              </table:table-cell>
              <table:table-cell office:value-type="float" office:value="14005.9">
                <text:p>14005.9</text:p>
              </table:table-cell>
              <table:table-cell office:value-type="float" office:value="13886.9">
                <text:p>13886.9</text:p>
              </table:table-cell>
              <table:table-cell office:value-type="float" office:value="13886.9">
                <text:p>13886.9</text:p>
              </table:table-cell>
              <table:table-cell office:value-type="float" office:value="13754.8">
                <text:p>13754.8</text:p>
              </table:table-cell>
              <table:table-cell office:value-type="float" office:value="13754.8">
                <text:p>13754.8</text:p>
              </table:table-cell>
              <table:table-cell office:value-type="float" office:value="13616">
                <text:p>13616</text:p>
              </table:table-cell>
              <table:table-cell office:value-type="float" office:value="13505.2">
                <text:p>13505.2</text:p>
              </table:table-cell>
              <table:table-cell office:value-type="float" office:value="13505.2">
                <text:p>13505.2</text:p>
              </table:table-cell>
              <table:table-cell office:value-type="float" office:value="13505.2">
                <text:p>13505.2</text:p>
              </table:table-cell>
              <table:table-cell office:value-type="float" office:value="13505.2">
                <text:p>13505.2</text:p>
              </table:table-cell>
              <table:table-cell office:value-type="float" office:value="13505.2">
                <text:p>13505.2</text:p>
              </table:table-cell>
              <table:table-cell office:value-type="float" office:value="13477.2">
                <text:p>13477.2</text:p>
              </table:table-cell>
              <table:table-cell office:value-type="float" office:value="13477.2">
                <text:p>13477.2</text:p>
              </table:table-cell>
              <table:table-cell office:value-type="float" office:value="13477.2">
                <text:p>13477.2</text:p>
              </table:table-cell>
              <table:table-cell office:value-type="float" office:value="13477.2">
                <text:p>13477.2</text:p>
              </table:table-cell>
              <table:table-cell office:value-type="float" office:value="13458.6">
                <text:p>13458.6</text:p>
              </table:table-cell>
              <table:table-cell office:value-type="float" office:value="13430.9">
                <text:p>13430.9</text:p>
              </table:table-cell>
              <table:table-cell office:value-type="float" office:value="13430.9">
                <text:p>13430.9</text:p>
              </table:table-cell>
              <table:table-cell office:value-type="float" office:value="13430.9">
                <text:p>13430.9</text:p>
              </table:table-cell>
              <table:table-cell office:value-type="float" office:value="13430.9">
                <text:p>13430.9</text:p>
              </table:table-cell>
              <table:table-cell office:value-type="float" office:value="13412.9">
                <text:p>13412.9</text:p>
              </table:table-cell>
              <table:table-cell office:value-type="float" office:value="13393.5">
                <text:p>13393.5</text:p>
              </table:table-cell>
              <table:table-cell office:value-type="float" office:value="13393.5">
                <text:p>13393.5</text:p>
              </table:table-cell>
              <table:table-cell office:value-type="float" office:value="13393.5">
                <text:p>13393.5</text:p>
              </table:table-cell>
              <table:table-cell office:value-type="float" office:value="13302.1">
                <text:p>13302.1</text:p>
              </table:table-cell>
              <table:table-cell office:value-type="float" office:value="13063.5">
                <text:p>13063.5</text:p>
              </table:table-cell>
              <table:table-cell office:value-type="float" office:value="13063.5">
                <text:p>13063.5</text:p>
              </table:table-cell>
              <table:table-cell office:value-type="float" office:value="13063.5">
                <text:p>13063.5</text:p>
              </table:table-cell>
              <table:table-cell office:value-type="float" office:value="12831.7">
                <text:p>12831.7</text:p>
              </table:table-cell>
              <table:table-cell office:value-type="float" office:value="12549.9">
                <text:p>12549.9</text:p>
              </table:table-cell>
              <table:table-cell office:value-type="float" office:value="12549.9">
                <text:p>12549.9</text:p>
              </table:table-cell>
              <table:table-cell office:value-type="float" office:value="12549.9">
                <text:p>12549.9</text:p>
              </table:table-cell>
              <table:table-cell office:value-type="float" office:value="12549.9">
                <text:p>12549.9</text:p>
              </table:table-cell>
              <table:table-cell office:value-type="float" office:value="12457.8">
                <text:p>12457.8</text:p>
              </table:table-cell>
              <table:table-cell office:value-type="float" office:value="12234.8">
                <text:p>12234.8</text:p>
              </table:table-cell>
              <table:table-cell office:value-type="float" office:value="12234.8">
                <text:p>12234.8</text:p>
              </table:table-cell>
              <table:table-cell office:value-type="float" office:value="11857.7">
                <text:p>11857.7</text:p>
              </table:table-cell>
              <table:table-cell office:value-type="float" office:value="11857.7">
                <text:p>11857.7</text:p>
              </table:table-cell>
              <table:table-cell office:value-type="float" office:value="11615.8">
                <text:p>11615.8</text:p>
              </table:table-cell>
              <table:table-cell office:value-type="float" office:value="11615.8">
                <text:p>11615.8</text:p>
              </table:table-cell>
              <table:table-cell office:value-type="float" office:value="11615.8">
                <text:p>11615.8</text:p>
              </table:table-cell>
              <table:table-cell office:value-type="float" office:value="11615.8">
                <text:p>11615.8</text:p>
              </table:table-cell>
              <table:table-cell office:value-type="float" office:value="11583">
                <text:p>11583</text:p>
              </table:table-cell>
              <table:table-cell office:value-type="float" office:value="11514.1">
                <text:p>11514.1</text:p>
              </table:table-cell>
              <table:table-cell office:value-type="float" office:value="11514.1">
                <text:p>11514.1</text:p>
              </table:table-cell>
              <table:table-cell office:value-type="float" office:value="11514.1">
                <text:p>11514.1</text:p>
              </table:table-cell>
              <table:table-cell office:value-type="float" office:value="11478.6">
                <text:p>11478.6</text:p>
              </table:table-cell>
              <table:table-cell office:value-type="float" office:value="11319.4">
                <text:p>11319.4</text:p>
              </table:table-cell>
              <table:table-cell office:value-type="float" office:value="11319.4">
                <text:p>11319.4</text:p>
              </table:table-cell>
              <table:table-cell office:value-type="float" office:value="11319.4">
                <text:p>11319.4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69.4">
                <text:p>11269.4</text:p>
              </table:table-cell>
              <table:table-cell office:value-type="float" office:value="11269.4">
                <text:p>11269.4</text:p>
              </table:table-cell>
              <table:table-cell office:value-type="float" office:value="11257.8">
                <text:p>11257.8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252.9">
                <text:p>11252.9</text:p>
              </table:table-cell>
              <table:table-cell office:value-type="float" office:value="11189.4">
                <text:p>11189.4</text:p>
              </table:table-cell>
              <table:table-cell office:value-type="float" office:value="11189.4">
                <text:p>11189.4</text:p>
              </table:table-cell>
              <table:table-cell office:value-type="float" office:value="11189.4">
                <text:p>11189.4</text:p>
              </table:table-cell>
              <table:table-cell office:value-type="float" office:value="11189.4">
                <text:p>11189.4</text:p>
              </table:table-cell>
              <table:table-cell office:value-type="float" office:value="11189.4">
                <text:p>11189.4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95.8">
                <text:p>10995.8</text:p>
              </table:table-cell>
              <table:table-cell office:value-type="float" office:value="10985.5">
                <text:p>10985.5</text:p>
              </table:table-cell>
              <table:table-cell office:value-type="float" office:value="10985.5">
                <text:p>10985.5</text:p>
              </table:table-cell>
              <table:table-cell office:value-type="float" office:value="10937.1">
                <text:p>10937.1</text:p>
              </table:table-cell>
              <table:table-cell office:value-type="float" office:value="10884.3">
                <text:p>10884.3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824.8">
                <text:p>10824.8</text:p>
              </table:table-cell>
              <table:table-cell office:value-type="float" office:value="10782.5">
                <text:p>10782.5</text:p>
              </table:table-cell>
              <table:table-cell office:value-type="float" office:value="10782.5">
                <text:p>10782.5</text:p>
              </table:table-cell>
              <table:table-cell office:value-type="float" office:value="10782.5">
                <text:p>10782.5</text:p>
              </table:table-cell>
              <table:table-cell office:value-type="float" office:value="10782.5">
                <text:p>10782.5</text:p>
              </table:table-cell>
              <table:table-cell office:value-type="float" office:value="10782.5">
                <text:p>10782.5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50.2">
                <text:p>10650.2</text:p>
              </table:table-cell>
              <table:table-cell office:value-type="float" office:value="10630.1">
                <text:p>10630.1</text:p>
              </table:table-cell>
              <table:table-cell office:value-type="float" office:value="10630.1">
                <text:p>10630.1</text:p>
              </table:table-cell>
              <table:table-cell office:value-type="float" office:value="10630.1">
                <text:p>10630.1</text:p>
              </table:table-cell>
              <table:table-cell office:value-type="float" office:value="10630.1">
                <text:p>10630.1</text:p>
              </table:table-cell>
              <table:table-cell office:value-type="float" office:value="10582.9">
                <text:p>10582.9</text:p>
              </table:table-cell>
              <table:table-cell office:value-type="float" office:value="10582.9">
                <text:p>10582.9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393.5">
                <text:p>10393.5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92.7">
                <text:p>10292.7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276">
                <text:p>10276</text:p>
              </table:table-cell>
              <table:table-cell office:value-type="float" office:value="10163.8">
                <text:p>10163.8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8.4">
                <text:p>10078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7.4">
                <text:p>10077.4</text:p>
              </table:table-cell>
              <table:table-cell office:value-type="float" office:value="10071.3">
                <text:p>10071.3</text:p>
              </table:table-cell>
              <table:table-cell office:value-type="float" office:value="10071.3">
                <text:p>10071.3</text:p>
              </table:table-cell>
              <table:table-cell office:value-type="float" office:value="10071.3">
                <text:p>10071.3</text:p>
              </table:table-cell>
              <table:table-cell office:value-type="float" office:value="10071.3">
                <text:p>10071.3</text:p>
              </table:table-cell>
              <table:table-cell office:value-type="float" office:value="10071.3">
                <text:p>10071.3</text:p>
              </table:table-cell>
              <table:table-cell office:value-type="float" office:value="10022.9">
                <text:p>10022.9</text:p>
              </table:table-cell>
              <table:table-cell office:value-type="float" office:value="10022.9">
                <text:p>10022.9</text:p>
              </table:table-cell>
              <table:table-cell office:value-type="float" office:value="10022.9">
                <text:p>10022.9</text:p>
              </table:table-cell>
              <table:table-cell office:value-type="float" office:value="10022.9">
                <text:p>10022.9</text:p>
              </table:table-cell>
              <table:table-cell office:value-type="float" office:value="10022.9">
                <text:p>10022.9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810.97">
                <text:p>9810.97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793.15">
                <text:p>9793.15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  <table:table-cell office:value-type="float" office:value="9678.71">
                <text:p>9678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91cm" svg:height="9.828cm" xlink:href=".." xlink:type="simple" chart:class="chart:line" chart:style-name="ch1">
        <chart:title svg:x="4.887cm" svg:y="0.332cm" chart:style-name="ch2">
          <text:p>Average Fitness for each Generation</text:p>
        </chart:title>
        <chart:subtitle svg:x="1.87cm" svg:y="1.333cm" chart:style-name="ch3">
          <text:p>Crossover: 80%, Mutation: 10%, Population: 100, K: 5, Dynamic Mutation: Off</text:p>
        </chart:subtitle>
        <chart:legend chart:legend-position="end" svg:x="14.709cm" svg:y="3.619cm" style:legend-expansion="high" chart:style-name="ch4"/>
        <chart:plot-area chart:style-name="ch5" table:cell-range-address="Sheet1.A3:Sheet1.HF3 Sheet1.A7:Sheet1.LQ7 Sheet1.A11:Sheet1.JS11 Sheet1.A15:Sheet1.HE15 Sheet1.A19:Sheet1.JK19" svg:x="1.354cm" svg:y="2.238cm" svg:width="13.012cm" svg:height="6.413cm">
          <chartooo:coordinate-region svg:x="2.531cm" svg:y="2.437cm" svg:width="11.835cm" svg:height="5.29cm"/>
          <chart:axis chart:dimension="x" chart:name="primary-x" chart:style-name="ch6">
            <chart:title svg:x="6.996cm" svg:y="8.847cm" chart:style-name="ch7">
              <text:p>Generation</text:p>
            </chart:title>
          </chart:axis>
          <chart:axis chart:dimension="y" chart:name="primary-y" chart:style-name="ch6">
            <chart:title svg:x="0.451cm" svg:y="6.017cm" chart:style-name="ch8">
              <text:p>Fitness</text:p>
            </chart:title>
            <chart:grid chart:style-name="ch9" chart:class="major"/>
          </chart:axis>
          <chart:series chart:style-name="ch10" chart:values-cell-range-address="Sheet1.A3:Sheet1.HF3" chart:class="chart:line">
            <chart:data-point chart:repeated="214"/>
          </chart:series>
          <chart:series chart:style-name="ch11" chart:values-cell-range-address="Sheet1.A7:Sheet1.LQ7" chart:class="chart:line">
            <chart:data-point chart:repeated="329"/>
          </chart:series>
          <chart:series chart:style-name="ch12" chart:values-cell-range-address="Sheet1.A11:Sheet1.JS11" chart:class="chart:line">
            <chart:data-point chart:repeated="279"/>
          </chart:series>
          <chart:series chart:style-name="ch13" chart:values-cell-range-address="Sheet1.A15:Sheet1.HE15" chart:class="chart:line">
            <chart:data-point chart:repeated="213"/>
          </chart:series>
          <chart:series chart:style-name="ch14" chart:values-cell-range-address="Sheet1.A19:Sheet1.JK19" chart:class="chart:line">
            <chart:data-point chart:repeated="2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9295">
                <text:p>29295</text:p>
                <draw:g>
                  <svg:desc>Sheet1.A3:Sheet1.HF3</svg:desc>
                </draw:g>
              </table:table-cell>
              <table:table-cell office:value-type="float" office:value="28597.9">
                <text:p>28597.9</text:p>
              </table:table-cell>
              <table:table-cell office:value-type="float" office:value="27843.3">
                <text:p>27843.3</text:p>
              </table:table-cell>
              <table:table-cell office:value-type="float" office:value="27545.8">
                <text:p>27545.8</text:p>
              </table:table-cell>
              <table:table-cell office:value-type="float" office:value="27475.6">
                <text:p>27475.6</text:p>
              </table:table-cell>
              <table:table-cell office:value-type="float" office:value="27337.9">
                <text:p>27337.9</text:p>
              </table:table-cell>
              <table:table-cell office:value-type="float" office:value="26851.4">
                <text:p>26851.4</text:p>
              </table:table-cell>
              <table:table-cell office:value-type="float" office:value="25685.6">
                <text:p>25685.6</text:p>
              </table:table-cell>
              <table:table-cell office:value-type="float" office:value="25300.2">
                <text:p>25300.2</text:p>
              </table:table-cell>
              <table:table-cell office:value-type="float" office:value="24763.5">
                <text:p>24763.5</text:p>
              </table:table-cell>
              <table:table-cell office:value-type="float" office:value="23701.3">
                <text:p>23701.3</text:p>
              </table:table-cell>
              <table:table-cell office:value-type="float" office:value="22979.1">
                <text:p>22979.1</text:p>
              </table:table-cell>
              <table:table-cell office:value-type="float" office:value="23454.1">
                <text:p>23454.1</text:p>
              </table:table-cell>
              <table:table-cell office:value-type="float" office:value="23143.2">
                <text:p>23143.2</text:p>
              </table:table-cell>
              <table:table-cell office:value-type="float" office:value="22898.3">
                <text:p>22898.3</text:p>
              </table:table-cell>
              <table:table-cell office:value-type="float" office:value="22193.1">
                <text:p>22193.1</text:p>
              </table:table-cell>
              <table:table-cell office:value-type="float" office:value="21599.6">
                <text:p>21599.6</text:p>
              </table:table-cell>
              <table:table-cell office:value-type="float" office:value="21272.7">
                <text:p>21272.7</text:p>
              </table:table-cell>
              <table:table-cell office:value-type="float" office:value="21473.5">
                <text:p>21473.5</text:p>
              </table:table-cell>
              <table:table-cell office:value-type="float" office:value="20990">
                <text:p>20990</text:p>
              </table:table-cell>
              <table:table-cell office:value-type="float" office:value="21014.9">
                <text:p>21014.9</text:p>
              </table:table-cell>
              <table:table-cell office:value-type="float" office:value="20562.5">
                <text:p>20562.5</text:p>
              </table:table-cell>
              <table:table-cell office:value-type="float" office:value="20275.9">
                <text:p>20275.9</text:p>
              </table:table-cell>
              <table:table-cell office:value-type="float" office:value="19990.5">
                <text:p>19990.5</text:p>
              </table:table-cell>
              <table:table-cell office:value-type="float" office:value="19855.2">
                <text:p>19855.2</text:p>
              </table:table-cell>
              <table:table-cell office:value-type="float" office:value="19723.7">
                <text:p>19723.7</text:p>
              </table:table-cell>
              <table:table-cell office:value-type="float" office:value="19137.5">
                <text:p>19137.5</text:p>
              </table:table-cell>
              <table:table-cell office:value-type="float" office:value="19166.7">
                <text:p>19166.7</text:p>
              </table:table-cell>
              <table:table-cell office:value-type="float" office:value="18929.7">
                <text:p>18929.7</text:p>
              </table:table-cell>
              <table:table-cell office:value-type="float" office:value="18274.6">
                <text:p>18274.6</text:p>
              </table:table-cell>
              <table:table-cell office:value-type="float" office:value="18453.7">
                <text:p>18453.7</text:p>
              </table:table-cell>
              <table:table-cell office:value-type="float" office:value="18421.5">
                <text:p>18421.5</text:p>
              </table:table-cell>
              <table:table-cell office:value-type="float" office:value="18601.2">
                <text:p>18601.2</text:p>
              </table:table-cell>
              <table:table-cell office:value-type="float" office:value="18922.2">
                <text:p>18922.2</text:p>
              </table:table-cell>
              <table:table-cell office:value-type="float" office:value="18813.3">
                <text:p>18813.3</text:p>
              </table:table-cell>
              <table:table-cell office:value-type="float" office:value="19763.2">
                <text:p>19763.2</text:p>
              </table:table-cell>
              <table:table-cell office:value-type="float" office:value="19216.8">
                <text:p>19216.8</text:p>
              </table:table-cell>
              <table:table-cell office:value-type="float" office:value="17466.5">
                <text:p>17466.5</text:p>
              </table:table-cell>
              <table:table-cell office:value-type="float" office:value="17126.8">
                <text:p>17126.8</text:p>
              </table:table-cell>
              <table:table-cell office:value-type="float" office:value="17443.8">
                <text:p>17443.8</text:p>
              </table:table-cell>
              <table:table-cell office:value-type="float" office:value="17693.8">
                <text:p>17693.8</text:p>
              </table:table-cell>
              <table:table-cell office:value-type="float" office:value="17312.4">
                <text:p>17312.4</text:p>
              </table:table-cell>
              <table:table-cell office:value-type="float" office:value="17528.5">
                <text:p>17528.5</text:p>
              </table:table-cell>
              <table:table-cell office:value-type="float" office:value="17369.7">
                <text:p>17369.7</text:p>
              </table:table-cell>
              <table:table-cell office:value-type="float" office:value="16711.3">
                <text:p>16711.3</text:p>
              </table:table-cell>
              <table:table-cell office:value-type="float" office:value="16413.9">
                <text:p>16413.9</text:p>
              </table:table-cell>
              <table:table-cell office:value-type="float" office:value="16301.4">
                <text:p>16301.4</text:p>
              </table:table-cell>
              <table:table-cell office:value-type="float" office:value="16161.5">
                <text:p>16161.5</text:p>
              </table:table-cell>
              <table:table-cell office:value-type="float" office:value="16167">
                <text:p>16167</text:p>
              </table:table-cell>
              <table:table-cell office:value-type="float" office:value="16490">
                <text:p>16490</text:p>
              </table:table-cell>
              <table:table-cell office:value-type="float" office:value="16560.9">
                <text:p>16560.9</text:p>
              </table:table-cell>
              <table:table-cell office:value-type="float" office:value="16883.6">
                <text:p>16883.6</text:p>
              </table:table-cell>
              <table:table-cell office:value-type="float" office:value="17225.4">
                <text:p>17225.4</text:p>
              </table:table-cell>
              <table:table-cell office:value-type="float" office:value="17416.5">
                <text:p>17416.5</text:p>
              </table:table-cell>
              <table:table-cell office:value-type="float" office:value="17227.7">
                <text:p>17227.7</text:p>
              </table:table-cell>
              <table:table-cell office:value-type="float" office:value="16877">
                <text:p>16877</text:p>
              </table:table-cell>
              <table:table-cell office:value-type="float" office:value="16721.4">
                <text:p>16721.4</text:p>
              </table:table-cell>
              <table:table-cell office:value-type="float" office:value="15526.1">
                <text:p>15526.1</text:p>
              </table:table-cell>
              <table:table-cell office:value-type="float" office:value="15419.8">
                <text:p>15419.8</text:p>
              </table:table-cell>
              <table:table-cell office:value-type="float" office:value="15333.5">
                <text:p>15333.5</text:p>
              </table:table-cell>
              <table:table-cell office:value-type="float" office:value="15456.1">
                <text:p>15456.1</text:p>
              </table:table-cell>
              <table:table-cell office:value-type="float" office:value="15618.9">
                <text:p>15618.9</text:p>
              </table:table-cell>
              <table:table-cell office:value-type="float" office:value="15669.9">
                <text:p>15669.9</text:p>
              </table:table-cell>
              <table:table-cell office:value-type="float" office:value="15374.1">
                <text:p>15374.1</text:p>
              </table:table-cell>
              <table:table-cell office:value-type="float" office:value="15331">
                <text:p>15331</text:p>
              </table:table-cell>
              <table:table-cell office:value-type="float" office:value="15097.1">
                <text:p>15097.1</text:p>
              </table:table-cell>
              <table:table-cell office:value-type="float" office:value="14914.7">
                <text:p>14914.7</text:p>
              </table:table-cell>
              <table:table-cell office:value-type="float" office:value="14970.4">
                <text:p>14970.4</text:p>
              </table:table-cell>
              <table:table-cell office:value-type="float" office:value="14624.5">
                <text:p>14624.5</text:p>
              </table:table-cell>
              <table:table-cell office:value-type="float" office:value="14003.9">
                <text:p>14003.9</text:p>
              </table:table-cell>
              <table:table-cell office:value-type="float" office:value="13535.6">
                <text:p>13535.6</text:p>
              </table:table-cell>
              <table:table-cell office:value-type="float" office:value="14298.1">
                <text:p>14298.1</text:p>
              </table:table-cell>
              <table:table-cell office:value-type="float" office:value="13568.7">
                <text:p>13568.7</text:p>
              </table:table-cell>
              <table:table-cell office:value-type="float" office:value="13070.1">
                <text:p>13070.1</text:p>
              </table:table-cell>
              <table:table-cell office:value-type="float" office:value="12625.4">
                <text:p>12625.4</text:p>
              </table:table-cell>
              <table:table-cell office:value-type="float" office:value="12571.1">
                <text:p>12571.1</text:p>
              </table:table-cell>
              <table:table-cell office:value-type="float" office:value="13092.1">
                <text:p>13092.1</text:p>
              </table:table-cell>
              <table:table-cell office:value-type="float" office:value="14240.3">
                <text:p>14240.3</text:p>
              </table:table-cell>
              <table:table-cell office:value-type="float" office:value="13483.9">
                <text:p>13483.9</text:p>
              </table:table-cell>
              <table:table-cell office:value-type="float" office:value="15395.8">
                <text:p>15395.8</text:p>
              </table:table-cell>
              <table:table-cell office:value-type="float" office:value="14768.8">
                <text:p>14768.8</text:p>
              </table:table-cell>
              <table:table-cell office:value-type="float" office:value="13189.8">
                <text:p>13189.8</text:p>
              </table:table-cell>
              <table:table-cell office:value-type="float" office:value="13211.2">
                <text:p>13211.2</text:p>
              </table:table-cell>
              <table:table-cell office:value-type="float" office:value="13166.1">
                <text:p>13166.1</text:p>
              </table:table-cell>
              <table:table-cell office:value-type="float" office:value="12862.5">
                <text:p>12862.5</text:p>
              </table:table-cell>
              <table:table-cell office:value-type="float" office:value="13295.2">
                <text:p>13295.2</text:p>
              </table:table-cell>
              <table:table-cell office:value-type="float" office:value="12791.5">
                <text:p>12791.5</text:p>
              </table:table-cell>
              <table:table-cell office:value-type="float" office:value="12067.6">
                <text:p>12067.6</text:p>
              </table:table-cell>
              <table:table-cell office:value-type="float" office:value="12076.5">
                <text:p>12076.5</text:p>
              </table:table-cell>
              <table:table-cell office:value-type="float" office:value="11986.4">
                <text:p>11986.4</text:p>
              </table:table-cell>
              <table:table-cell office:value-type="float" office:value="12319.3">
                <text:p>12319.3</text:p>
              </table:table-cell>
              <table:table-cell office:value-type="float" office:value="12292.1">
                <text:p>12292.1</text:p>
              </table:table-cell>
              <table:table-cell office:value-type="float" office:value="12594.7">
                <text:p>12594.7</text:p>
              </table:table-cell>
              <table:table-cell office:value-type="float" office:value="12690.6">
                <text:p>12690.6</text:p>
              </table:table-cell>
              <table:table-cell office:value-type="float" office:value="13041.2">
                <text:p>13041.2</text:p>
              </table:table-cell>
              <table:table-cell office:value-type="float" office:value="13183.5">
                <text:p>13183.5</text:p>
              </table:table-cell>
              <table:table-cell office:value-type="float" office:value="12119.2">
                <text:p>12119.2</text:p>
              </table:table-cell>
              <table:table-cell office:value-type="float" office:value="11826">
                <text:p>11826</text:p>
              </table:table-cell>
              <table:table-cell office:value-type="float" office:value="11858.3">
                <text:p>11858.3</text:p>
              </table:table-cell>
              <table:table-cell office:value-type="float" office:value="11870.6">
                <text:p>11870.6</text:p>
              </table:table-cell>
              <table:table-cell office:value-type="float" office:value="11810.1">
                <text:p>11810.1</text:p>
              </table:table-cell>
              <table:table-cell office:value-type="float" office:value="12115.3">
                <text:p>12115.3</text:p>
              </table:table-cell>
              <table:table-cell office:value-type="float" office:value="12222.7">
                <text:p>12222.7</text:p>
              </table:table-cell>
              <table:table-cell office:value-type="float" office:value="12382.4">
                <text:p>12382.4</text:p>
              </table:table-cell>
              <table:table-cell office:value-type="float" office:value="12573.1">
                <text:p>12573.1</text:p>
              </table:table-cell>
              <table:table-cell office:value-type="float" office:value="11998.8">
                <text:p>11998.8</text:p>
              </table:table-cell>
              <table:table-cell office:value-type="float" office:value="12245.9">
                <text:p>12245.9</text:p>
              </table:table-cell>
              <table:table-cell office:value-type="float" office:value="12107.6">
                <text:p>12107.6</text:p>
              </table:table-cell>
              <table:table-cell office:value-type="float" office:value="12196.1">
                <text:p>12196.1</text:p>
              </table:table-cell>
              <table:table-cell office:value-type="float" office:value="11760.1">
                <text:p>11760.1</text:p>
              </table:table-cell>
              <table:table-cell office:value-type="float" office:value="11306.6">
                <text:p>11306.6</text:p>
              </table:table-cell>
              <table:table-cell office:value-type="float" office:value="11211.6">
                <text:p>11211.6</text:p>
              </table:table-cell>
              <table:table-cell office:value-type="float" office:value="11196.1">
                <text:p>11196.1</text:p>
              </table:table-cell>
              <table:table-cell office:value-type="float" office:value="11224.8">
                <text:p>11224.8</text:p>
              </table:table-cell>
              <table:table-cell office:value-type="float" office:value="11165">
                <text:p>11165</text:p>
              </table:table-cell>
              <table:table-cell office:value-type="float" office:value="11120.2">
                <text:p>11120.2</text:p>
              </table:table-cell>
              <table:table-cell office:value-type="float" office:value="11087.8">
                <text:p>11087.8</text:p>
              </table:table-cell>
              <table:table-cell office:value-type="float" office:value="10905.9">
                <text:p>10905.9</text:p>
              </table:table-cell>
              <table:table-cell office:value-type="float" office:value="10837.3">
                <text:p>10837.3</text:p>
              </table:table-cell>
              <table:table-cell office:value-type="float" office:value="10805.3">
                <text:p>10805.3</text:p>
              </table:table-cell>
              <table:table-cell office:value-type="float" office:value="10853">
                <text:p>10853</text:p>
              </table:table-cell>
              <table:table-cell office:value-type="float" office:value="10819">
                <text:p>10819</text:p>
              </table:table-cell>
              <table:table-cell office:value-type="float" office:value="10768.9">
                <text:p>10768.9</text:p>
              </table:table-cell>
              <table:table-cell office:value-type="float" office:value="10781.2">
                <text:p>10781.2</text:p>
              </table:table-cell>
              <table:table-cell office:value-type="float" office:value="10722.8">
                <text:p>10722.8</text:p>
              </table:table-cell>
              <table:table-cell office:value-type="float" office:value="10774.5">
                <text:p>10774.5</text:p>
              </table:table-cell>
              <table:table-cell office:value-type="float" office:value="10756.4">
                <text:p>10756.4</text:p>
              </table:table-cell>
              <table:table-cell office:value-type="float" office:value="10784.2">
                <text:p>10784.2</text:p>
              </table:table-cell>
              <table:table-cell office:value-type="float" office:value="10717.2">
                <text:p>10717.2</text:p>
              </table:table-cell>
              <table:table-cell office:value-type="float" office:value="10753.6">
                <text:p>10753.6</text:p>
              </table:table-cell>
              <table:table-cell office:value-type="float" office:value="10758.6">
                <text:p>10758.6</text:p>
              </table:table-cell>
              <table:table-cell office:value-type="float" office:value="10646">
                <text:p>10646</text:p>
              </table:table-cell>
              <table:table-cell office:value-type="float" office:value="10515.5">
                <text:p>10515.5</text:p>
              </table:table-cell>
              <table:table-cell office:value-type="float" office:value="10567.3">
                <text:p>10567.3</text:p>
              </table:table-cell>
              <table:table-cell office:value-type="float" office:value="10558.4">
                <text:p>10558.4</text:p>
              </table:table-cell>
              <table:table-cell office:value-type="float" office:value="10677.5">
                <text:p>10677.5</text:p>
              </table:table-cell>
              <table:table-cell office:value-type="float" office:value="10915">
                <text:p>10915</text:p>
              </table:table-cell>
              <table:table-cell office:value-type="float" office:value="10710">
                <text:p>10710</text:p>
              </table:table-cell>
              <table:table-cell office:value-type="float" office:value="10928.8">
                <text:p>10928.8</text:p>
              </table:table-cell>
              <table:table-cell office:value-type="float" office:value="10802.4">
                <text:p>10802.4</text:p>
              </table:table-cell>
              <table:table-cell office:value-type="float" office:value="11184.6">
                <text:p>11184.6</text:p>
              </table:table-cell>
              <table:table-cell office:value-type="float" office:value="11238.3">
                <text:p>11238.3</text:p>
              </table:table-cell>
              <table:table-cell office:value-type="float" office:value="11064.3">
                <text:p>11064.3</text:p>
              </table:table-cell>
              <table:table-cell office:value-type="float" office:value="10875">
                <text:p>10875</text:p>
              </table:table-cell>
              <table:table-cell office:value-type="float" office:value="10127.4">
                <text:p>10127.4</text:p>
              </table:table-cell>
              <table:table-cell office:value-type="float" office:value="10212.8">
                <text:p>10212.8</text:p>
              </table:table-cell>
              <table:table-cell office:value-type="float" office:value="10391.9">
                <text:p>10391.9</text:p>
              </table:table-cell>
              <table:table-cell office:value-type="float" office:value="10277.9">
                <text:p>10277.9</text:p>
              </table:table-cell>
              <table:table-cell office:value-type="float" office:value="10991.4">
                <text:p>10991.4</text:p>
              </table:table-cell>
              <table:table-cell office:value-type="float" office:value="10839.8">
                <text:p>10839.8</text:p>
              </table:table-cell>
              <table:table-cell office:value-type="float" office:value="11055">
                <text:p>11055</text:p>
              </table:table-cell>
              <table:table-cell office:value-type="float" office:value="10415.6">
                <text:p>10415.6</text:p>
              </table:table-cell>
              <table:table-cell office:value-type="float" office:value="10106.5">
                <text:p>10106.5</text:p>
              </table:table-cell>
              <table:table-cell office:value-type="float" office:value="10128.4">
                <text:p>10128.4</text:p>
              </table:table-cell>
              <table:table-cell office:value-type="float" office:value="10438.6">
                <text:p>10438.6</text:p>
              </table:table-cell>
              <table:table-cell office:value-type="float" office:value="10534.7">
                <text:p>10534.7</text:p>
              </table:table-cell>
              <table:table-cell office:value-type="float" office:value="10427.1">
                <text:p>10427.1</text:p>
              </table:table-cell>
              <table:table-cell office:value-type="float" office:value="10867.8">
                <text:p>10867.8</text:p>
              </table:table-cell>
              <table:table-cell office:value-type="float" office:value="10761.5">
                <text:p>10761.5</text:p>
              </table:table-cell>
              <table:table-cell office:value-type="float" office:value="10694.3">
                <text:p>10694.3</text:p>
              </table:table-cell>
              <table:table-cell office:value-type="float" office:value="10207.6">
                <text:p>10207.6</text:p>
              </table:table-cell>
              <table:table-cell office:value-type="float" office:value="9967.56">
                <text:p>9967.56</text:p>
              </table:table-cell>
              <table:table-cell office:value-type="float" office:value="9984.38">
                <text:p>9984.38</text:p>
              </table:table-cell>
              <table:table-cell office:value-type="float" office:value="9956.06">
                <text:p>9956.06</text:p>
              </table:table-cell>
              <table:table-cell office:value-type="float" office:value="9960.22">
                <text:p>9960.22</text:p>
              </table:table-cell>
              <table:table-cell office:value-type="float" office:value="9927.15">
                <text:p>9927.15</text:p>
              </table:table-cell>
              <table:table-cell office:value-type="float" office:value="10025.1">
                <text:p>10025.1</text:p>
              </table:table-cell>
              <table:table-cell office:value-type="float" office:value="10103.8">
                <text:p>10103.8</text:p>
              </table:table-cell>
              <table:table-cell office:value-type="float" office:value="9953.47">
                <text:p>9953.47</text:p>
              </table:table-cell>
              <table:table-cell office:value-type="float" office:value="9869.85">
                <text:p>9869.85</text:p>
              </table:table-cell>
              <table:table-cell office:value-type="float" office:value="9950.65">
                <text:p>9950.65</text:p>
              </table:table-cell>
              <table:table-cell office:value-type="float" office:value="9781.9">
                <text:p>9781.9</text:p>
              </table:table-cell>
              <table:table-cell office:value-type="float" office:value="9735.1">
                <text:p>9735.1</text:p>
              </table:table-cell>
              <table:table-cell office:value-type="float" office:value="9716.64">
                <text:p>9716.64</text:p>
              </table:table-cell>
              <table:table-cell office:value-type="float" office:value="9753.58">
                <text:p>9753.58</text:p>
              </table:table-cell>
              <table:table-cell office:value-type="float" office:value="9721.08">
                <text:p>9721.08</text:p>
              </table:table-cell>
              <table:table-cell office:value-type="float" office:value="9812.23">
                <text:p>9812.23</text:p>
              </table:table-cell>
              <table:table-cell office:value-type="float" office:value="9829.61">
                <text:p>9829.61</text:p>
              </table:table-cell>
              <table:table-cell office:value-type="float" office:value="9839.79">
                <text:p>9839.79</text:p>
              </table:table-cell>
              <table:table-cell office:value-type="float" office:value="9898.29">
                <text:p>9898.29</text:p>
              </table:table-cell>
              <table:table-cell office:value-type="float" office:value="9930.89">
                <text:p>9930.89</text:p>
              </table:table-cell>
              <table:table-cell office:value-type="float" office:value="9978.89">
                <text:p>9978.89</text:p>
              </table:table-cell>
              <table:table-cell office:value-type="float" office:value="9887.27">
                <text:p>9887.27</text:p>
              </table:table-cell>
              <table:table-cell office:value-type="float" office:value="9935.53">
                <text:p>9935.53</text:p>
              </table:table-cell>
              <table:table-cell office:value-type="float" office:value="9895.01">
                <text:p>9895.01</text:p>
              </table:table-cell>
              <table:table-cell office:value-type="float" office:value="9658.04">
                <text:p>9658.04</text:p>
              </table:table-cell>
              <table:table-cell office:value-type="float" office:value="9637.68">
                <text:p>9637.68</text:p>
              </table:table-cell>
              <table:table-cell office:value-type="float" office:value="10816.3">
                <text:p>10816.3</text:p>
              </table:table-cell>
              <table:table-cell office:value-type="float" office:value="11440.3">
                <text:p>11440.3</text:p>
              </table:table-cell>
              <table:table-cell office:value-type="float" office:value="12666.4">
                <text:p>12666.4</text:p>
              </table:table-cell>
              <table:table-cell office:value-type="float" office:value="11652">
                <text:p>11652</text:p>
              </table:table-cell>
              <table:table-cell office:value-type="float" office:value="10739.4">
                <text:p>10739.4</text:p>
              </table:table-cell>
              <table:table-cell office:value-type="float" office:value="8772.21">
                <text:p>8772.21</text:p>
              </table:table-cell>
              <table:table-cell office:value-type="float" office:value="8773.31">
                <text:p>8773.31</text:p>
              </table:table-cell>
              <table:table-cell office:value-type="float" office:value="8797.4">
                <text:p>8797.4</text:p>
              </table:table-cell>
              <table:table-cell office:value-type="float" office:value="8731.95">
                <text:p>8731.95</text:p>
              </table:table-cell>
              <table:table-cell office:value-type="float" office:value="8740.43">
                <text:p>8740.43</text:p>
              </table:table-cell>
              <table:table-cell office:value-type="float" office:value="8768.21">
                <text:p>8768.21</text:p>
              </table:table-cell>
              <table:table-cell office:value-type="float" office:value="8762.69">
                <text:p>8762.69</text:p>
              </table:table-cell>
              <table:table-cell office:value-type="float" office:value="8794.68">
                <text:p>8794.68</text:p>
              </table:table-cell>
              <table:table-cell office:value-type="float" office:value="8800.12">
                <text:p>8800.12</text:p>
              </table:table-cell>
              <table:table-cell office:value-type="float" office:value="8761.91">
                <text:p>8761.91</text:p>
              </table:table-cell>
              <table:table-cell office:value-type="float" office:value="8811.87">
                <text:p>8811.87</text:p>
              </table:table-cell>
              <table:table-cell office:value-type="float" office:value="8725.67">
                <text:p>8725.67</text:p>
              </table:table-cell>
              <table:table-cell office:value-type="float" office:value="8681.6">
                <text:p>8681.6</text:p>
              </table:table-cell>
              <table:table-cell office:value-type="float" office:value="8720.97">
                <text:p>8720.97</text:p>
              </table:table-cell>
              <table:table-cell office:value-type="float" office:value="8682.15">
                <text:p>8682.15</text:p>
              </table:table-cell>
              <table:table-cell office:value-type="float" office:value="8745.2">
                <text:p>8745.2</text:p>
              </table:table-cell>
              <table:table-cell office:value-type="float" office:value="8772.89">
                <text:p>8772.89</text:p>
              </table:table-cell>
              <table:table-cell office:value-type="float" office:value="8687.53">
                <text:p>8687.53</text:p>
              </table:table-cell>
              <table:table-cell office:value-type="float" office:value="8723.82">
                <text:p>8723.82</text:p>
              </table:table-cell>
              <table:table-cell office:value-type="float" office:value="8842.9">
                <text:p>8842.9</text:p>
              </table:table-cell>
              <table:table-cell office:value-type="float" office:value="8733.66">
                <text:p>8733.66</text:p>
              </table:table-cell>
              <table:table-cell office:value-type="float" office:value="8747.62">
                <text:p>8747.6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9319.2">
                <text:p>29319.2</text:p>
                <draw:g>
                  <svg:desc>Sheet1.A7:Sheet1.LQ7</svg:desc>
                </draw:g>
              </table:table-cell>
              <table:table-cell office:value-type="float" office:value="28601.2">
                <text:p>28601.2</text:p>
              </table:table-cell>
              <table:table-cell office:value-type="float" office:value="28125.8">
                <text:p>28125.8</text:p>
              </table:table-cell>
              <table:table-cell office:value-type="float" office:value="27424.4">
                <text:p>27424.4</text:p>
              </table:table-cell>
              <table:table-cell office:value-type="float" office:value="27297.3">
                <text:p>27297.3</text:p>
              </table:table-cell>
              <table:table-cell office:value-type="float" office:value="27039.3">
                <text:p>27039.3</text:p>
              </table:table-cell>
              <table:table-cell office:value-type="float" office:value="27224.5">
                <text:p>27224.5</text:p>
              </table:table-cell>
              <table:table-cell office:value-type="float" office:value="26131.4">
                <text:p>26131.4</text:p>
              </table:table-cell>
              <table:table-cell office:value-type="float" office:value="25430.2">
                <text:p>25430.2</text:p>
              </table:table-cell>
              <table:table-cell office:value-type="float" office:value="23712.4">
                <text:p>23712.4</text:p>
              </table:table-cell>
              <table:table-cell office:value-type="float" office:value="22591.3">
                <text:p>22591.3</text:p>
              </table:table-cell>
              <table:table-cell office:value-type="float" office:value="22990.3">
                <text:p>22990.3</text:p>
              </table:table-cell>
              <table:table-cell office:value-type="float" office:value="22738.6">
                <text:p>22738.6</text:p>
              </table:table-cell>
              <table:table-cell office:value-type="float" office:value="22447.6">
                <text:p>22447.6</text:p>
              </table:table-cell>
              <table:table-cell office:value-type="float" office:value="22015.9">
                <text:p>22015.9</text:p>
              </table:table-cell>
              <table:table-cell office:value-type="float" office:value="22107.7">
                <text:p>22107.7</text:p>
              </table:table-cell>
              <table:table-cell office:value-type="float" office:value="21746.5">
                <text:p>21746.5</text:p>
              </table:table-cell>
              <table:table-cell office:value-type="float" office:value="21507.9">
                <text:p>21507.9</text:p>
              </table:table-cell>
              <table:table-cell office:value-type="float" office:value="21088.3">
                <text:p>21088.3</text:p>
              </table:table-cell>
              <table:table-cell office:value-type="float" office:value="20836.1">
                <text:p>20836.1</text:p>
              </table:table-cell>
              <table:table-cell office:value-type="float" office:value="19736.3">
                <text:p>19736.3</text:p>
              </table:table-cell>
              <table:table-cell office:value-type="float" office:value="19333.2">
                <text:p>19333.2</text:p>
              </table:table-cell>
              <table:table-cell office:value-type="float" office:value="18797.5">
                <text:p>18797.5</text:p>
              </table:table-cell>
              <table:table-cell office:value-type="float" office:value="18608.5">
                <text:p>18608.5</text:p>
              </table:table-cell>
              <table:table-cell office:value-type="float" office:value="18286.9">
                <text:p>18286.9</text:p>
              </table:table-cell>
              <table:table-cell office:value-type="float" office:value="18725.7">
                <text:p>18725.7</text:p>
              </table:table-cell>
              <table:table-cell office:value-type="float" office:value="18356.2">
                <text:p>18356.2</text:p>
              </table:table-cell>
              <table:table-cell office:value-type="float" office:value="17772.8">
                <text:p>17772.8</text:p>
              </table:table-cell>
              <table:table-cell office:value-type="float" office:value="17385.9">
                <text:p>17385.9</text:p>
              </table:table-cell>
              <table:table-cell office:value-type="float" office:value="17644.9">
                <text:p>17644.9</text:p>
              </table:table-cell>
              <table:table-cell office:value-type="float" office:value="17464.7">
                <text:p>17464.7</text:p>
              </table:table-cell>
              <table:table-cell office:value-type="float" office:value="17359.2">
                <text:p>17359.2</text:p>
              </table:table-cell>
              <table:table-cell office:value-type="float" office:value="17182.5">
                <text:p>17182.5</text:p>
              </table:table-cell>
              <table:table-cell office:value-type="float" office:value="17089.8">
                <text:p>17089.8</text:p>
              </table:table-cell>
              <table:table-cell office:value-type="float" office:value="17300.9">
                <text:p>17300.9</text:p>
              </table:table-cell>
              <table:table-cell office:value-type="float" office:value="17208.9">
                <text:p>17208.9</text:p>
              </table:table-cell>
              <table:table-cell office:value-type="float" office:value="17746.9">
                <text:p>17746.9</text:p>
              </table:table-cell>
              <table:table-cell office:value-type="float" office:value="16621.5">
                <text:p>16621.5</text:p>
              </table:table-cell>
              <table:table-cell office:value-type="float" office:value="16779.6">
                <text:p>16779.6</text:p>
              </table:table-cell>
              <table:table-cell office:value-type="float" office:value="16438.5">
                <text:p>16438.5</text:p>
              </table:table-cell>
              <table:table-cell office:value-type="float" office:value="16413.5">
                <text:p>16413.5</text:p>
              </table:table-cell>
              <table:table-cell office:value-type="float" office:value="16393.3">
                <text:p>16393.3</text:p>
              </table:table-cell>
              <table:table-cell office:value-type="float" office:value="16282.3">
                <text:p>16282.3</text:p>
              </table:table-cell>
              <table:table-cell office:value-type="float" office:value="16199.3">
                <text:p>16199.3</text:p>
              </table:table-cell>
              <table:table-cell office:value-type="float" office:value="16493.7">
                <text:p>16493.7</text:p>
              </table:table-cell>
              <table:table-cell office:value-type="float" office:value="16156">
                <text:p>16156</text:p>
              </table:table-cell>
              <table:table-cell office:value-type="float" office:value="16291.1">
                <text:p>16291.1</text:p>
              </table:table-cell>
              <table:table-cell office:value-type="float" office:value="16359.5">
                <text:p>16359.5</text:p>
              </table:table-cell>
              <table:table-cell office:value-type="float" office:value="16265.2">
                <text:p>16265.2</text:p>
              </table:table-cell>
              <table:table-cell office:value-type="float" office:value="16219.3">
                <text:p>16219.3</text:p>
              </table:table-cell>
              <table:table-cell office:value-type="float" office:value="15994.3">
                <text:p>15994.3</text:p>
              </table:table-cell>
              <table:table-cell office:value-type="float" office:value="16407.8">
                <text:p>16407.8</text:p>
              </table:table-cell>
              <table:table-cell office:value-type="float" office:value="16550.8">
                <text:p>16550.8</text:p>
              </table:table-cell>
              <table:table-cell office:value-type="float" office:value="16138.9">
                <text:p>16138.9</text:p>
              </table:table-cell>
              <table:table-cell office:value-type="float" office:value="15940.9">
                <text:p>15940.9</text:p>
              </table:table-cell>
              <table:table-cell office:value-type="float" office:value="15555.7">
                <text:p>15555.7</text:p>
              </table:table-cell>
              <table:table-cell office:value-type="float" office:value="15649.4">
                <text:p>15649.4</text:p>
              </table:table-cell>
              <table:table-cell office:value-type="float" office:value="15490">
                <text:p>15490</text:p>
              </table:table-cell>
              <table:table-cell office:value-type="float" office:value="15575.3">
                <text:p>15575.3</text:p>
              </table:table-cell>
              <table:table-cell office:value-type="float" office:value="15127.6">
                <text:p>15127.6</text:p>
              </table:table-cell>
              <table:table-cell office:value-type="float" office:value="15254.2">
                <text:p>15254.2</text:p>
              </table:table-cell>
              <table:table-cell office:value-type="float" office:value="15911.8">
                <text:p>15911.8</text:p>
              </table:table-cell>
              <table:table-cell office:value-type="float" office:value="15578.5">
                <text:p>15578.5</text:p>
              </table:table-cell>
              <table:table-cell office:value-type="float" office:value="15242.9">
                <text:p>15242.9</text:p>
              </table:table-cell>
              <table:table-cell office:value-type="float" office:value="15155.8">
                <text:p>15155.8</text:p>
              </table:table-cell>
              <table:table-cell office:value-type="float" office:value="15357.1">
                <text:p>15357.1</text:p>
              </table:table-cell>
              <table:table-cell office:value-type="float" office:value="15210.9">
                <text:p>15210.9</text:p>
              </table:table-cell>
              <table:table-cell office:value-type="float" office:value="15582.6">
                <text:p>15582.6</text:p>
              </table:table-cell>
              <table:table-cell office:value-type="float" office:value="16666.5">
                <text:p>16666.5</text:p>
              </table:table-cell>
              <table:table-cell office:value-type="float" office:value="16746.1">
                <text:p>16746.1</text:p>
              </table:table-cell>
              <table:table-cell office:value-type="float" office:value="16195.3">
                <text:p>16195.3</text:p>
              </table:table-cell>
              <table:table-cell office:value-type="float" office:value="15877.7">
                <text:p>15877.7</text:p>
              </table:table-cell>
              <table:table-cell office:value-type="float" office:value="15899.2">
                <text:p>15899.2</text:p>
              </table:table-cell>
              <table:table-cell office:value-type="float" office:value="15914.3">
                <text:p>15914.3</text:p>
              </table:table-cell>
              <table:table-cell office:value-type="float" office:value="15464.8">
                <text:p>15464.8</text:p>
              </table:table-cell>
              <table:table-cell office:value-type="float" office:value="14910">
                <text:p>14910</text:p>
              </table:table-cell>
              <table:table-cell office:value-type="float" office:value="14016.8">
                <text:p>14016.8</text:p>
              </table:table-cell>
              <table:table-cell office:value-type="float" office:value="14284.1">
                <text:p>14284.1</text:p>
              </table:table-cell>
              <table:table-cell office:value-type="float" office:value="14491.9">
                <text:p>14491.9</text:p>
              </table:table-cell>
              <table:table-cell office:value-type="float" office:value="14491.7">
                <text:p>14491.7</text:p>
              </table:table-cell>
              <table:table-cell office:value-type="float" office:value="14818.3">
                <text:p>14818.3</text:p>
              </table:table-cell>
              <table:table-cell office:value-type="float" office:value="15021.7">
                <text:p>15021.7</text:p>
              </table:table-cell>
              <table:table-cell office:value-type="float" office:value="14737.2">
                <text:p>14737.2</text:p>
              </table:table-cell>
              <table:table-cell office:value-type="float" office:value="14755.4">
                <text:p>14755.4</text:p>
              </table:table-cell>
              <table:table-cell office:value-type="float" office:value="14341.4">
                <text:p>14341.4</text:p>
              </table:table-cell>
              <table:table-cell office:value-type="float" office:value="13977.1">
                <text:p>13977.1</text:p>
              </table:table-cell>
              <table:table-cell office:value-type="float" office:value="14216.3">
                <text:p>14216.3</text:p>
              </table:table-cell>
              <table:table-cell office:value-type="float" office:value="14508.6">
                <text:p>14508.6</text:p>
              </table:table-cell>
              <table:table-cell office:value-type="float" office:value="14838">
                <text:p>14838</text:p>
              </table:table-cell>
              <table:table-cell office:value-type="float" office:value="14281.3">
                <text:p>14281.3</text:p>
              </table:table-cell>
              <table:table-cell office:value-type="float" office:value="14057.1">
                <text:p>14057.1</text:p>
              </table:table-cell>
              <table:table-cell office:value-type="float" office:value="13798.4">
                <text:p>13798.4</text:p>
              </table:table-cell>
              <table:table-cell office:value-type="float" office:value="13851.7">
                <text:p>13851.7</text:p>
              </table:table-cell>
              <table:table-cell office:value-type="float" office:value="14039.4">
                <text:p>14039.4</text:p>
              </table:table-cell>
              <table:table-cell office:value-type="float" office:value="13750.2">
                <text:p>13750.2</text:p>
              </table:table-cell>
              <table:table-cell office:value-type="float" office:value="14072">
                <text:p>14072</text:p>
              </table:table-cell>
              <table:table-cell office:value-type="float" office:value="14220">
                <text:p>14220</text:p>
              </table:table-cell>
              <table:table-cell office:value-type="float" office:value="14630.6">
                <text:p>14630.6</text:p>
              </table:table-cell>
              <table:table-cell office:value-type="float" office:value="14955.5">
                <text:p>14955.5</text:p>
              </table:table-cell>
              <table:table-cell office:value-type="float" office:value="15184.5">
                <text:p>15184.5</text:p>
              </table:table-cell>
              <table:table-cell office:value-type="float" office:value="14784.7">
                <text:p>14784.7</text:p>
              </table:table-cell>
              <table:table-cell office:value-type="float" office:value="14233.4">
                <text:p>14233.4</text:p>
              </table:table-cell>
              <table:table-cell office:value-type="float" office:value="13417.7">
                <text:p>13417.7</text:p>
              </table:table-cell>
              <table:table-cell office:value-type="float" office:value="13459.6">
                <text:p>13459.6</text:p>
              </table:table-cell>
              <table:table-cell office:value-type="float" office:value="13463.9">
                <text:p>13463.9</text:p>
              </table:table-cell>
              <table:table-cell office:value-type="float" office:value="13519.6">
                <text:p>13519.6</text:p>
              </table:table-cell>
              <table:table-cell office:value-type="float" office:value="13518.8">
                <text:p>13518.8</text:p>
              </table:table-cell>
              <table:table-cell office:value-type="float" office:value="13891.8">
                <text:p>13891.8</text:p>
              </table:table-cell>
              <table:table-cell office:value-type="float" office:value="14021.7">
                <text:p>14021.7</text:p>
              </table:table-cell>
              <table:table-cell office:value-type="float" office:value="14312.8">
                <text:p>14312.8</text:p>
              </table:table-cell>
              <table:table-cell office:value-type="float" office:value="14471.2">
                <text:p>14471.2</text:p>
              </table:table-cell>
              <table:table-cell office:value-type="float" office:value="14694.6">
                <text:p>14694.6</text:p>
              </table:table-cell>
              <table:table-cell office:value-type="float" office:value="14357.6">
                <text:p>14357.6</text:p>
              </table:table-cell>
              <table:table-cell office:value-type="float" office:value="13482.5">
                <text:p>13482.5</text:p>
              </table:table-cell>
              <table:table-cell office:value-type="float" office:value="13530.2">
                <text:p>13530.2</text:p>
              </table:table-cell>
              <table:table-cell office:value-type="float" office:value="13366.7">
                <text:p>13366.7</text:p>
              </table:table-cell>
              <table:table-cell office:value-type="float" office:value="13270.6">
                <text:p>13270.6</text:p>
              </table:table-cell>
              <table:table-cell office:value-type="float" office:value="13489.9">
                <text:p>13489.9</text:p>
              </table:table-cell>
              <table:table-cell office:value-type="float" office:value="13876.7">
                <text:p>13876.7</text:p>
              </table:table-cell>
              <table:table-cell office:value-type="float" office:value="14239.7">
                <text:p>14239.7</text:p>
              </table:table-cell>
              <table:table-cell office:value-type="float" office:value="14006.4">
                <text:p>14006.4</text:p>
              </table:table-cell>
              <table:table-cell office:value-type="float" office:value="13801.9">
                <text:p>13801.9</text:p>
              </table:table-cell>
              <table:table-cell office:value-type="float" office:value="13838.8">
                <text:p>13838.8</text:p>
              </table:table-cell>
              <table:table-cell office:value-type="float" office:value="13333.5">
                <text:p>13333.5</text:p>
              </table:table-cell>
              <table:table-cell office:value-type="float" office:value="13122.6">
                <text:p>13122.6</text:p>
              </table:table-cell>
              <table:table-cell office:value-type="float" office:value="13056.4">
                <text:p>13056.4</text:p>
              </table:table-cell>
              <table:table-cell office:value-type="float" office:value="13222.3">
                <text:p>13222.3</text:p>
              </table:table-cell>
              <table:table-cell office:value-type="float" office:value="13222.8">
                <text:p>13222.8</text:p>
              </table:table-cell>
              <table:table-cell office:value-type="float" office:value="13698.2">
                <text:p>13698.2</text:p>
              </table:table-cell>
              <table:table-cell office:value-type="float" office:value="13440.3">
                <text:p>13440.3</text:p>
              </table:table-cell>
              <table:table-cell office:value-type="float" office:value="13576.9">
                <text:p>13576.9</text:p>
              </table:table-cell>
              <table:table-cell office:value-type="float" office:value="13792.2">
                <text:p>13792.2</text:p>
              </table:table-cell>
              <table:table-cell office:value-type="float" office:value="14453.8">
                <text:p>14453.8</text:p>
              </table:table-cell>
              <table:table-cell office:value-type="float" office:value="14689.1">
                <text:p>14689.1</text:p>
              </table:table-cell>
              <table:table-cell office:value-type="float" office:value="13718">
                <text:p>13718</text:p>
              </table:table-cell>
              <table:table-cell office:value-type="float" office:value="12915.3">
                <text:p>12915.3</text:p>
              </table:table-cell>
              <table:table-cell office:value-type="float" office:value="12937.7">
                <text:p>12937.7</text:p>
              </table:table-cell>
              <table:table-cell office:value-type="float" office:value="12986.9">
                <text:p>12986.9</text:p>
              </table:table-cell>
              <table:table-cell office:value-type="float" office:value="13309.3">
                <text:p>13309.3</text:p>
              </table:table-cell>
              <table:table-cell office:value-type="float" office:value="13193.8">
                <text:p>13193.8</text:p>
              </table:table-cell>
              <table:table-cell office:value-type="float" office:value="13453.1">
                <text:p>13453.1</text:p>
              </table:table-cell>
              <table:table-cell office:value-type="float" office:value="13491.1">
                <text:p>13491.1</text:p>
              </table:table-cell>
              <table:table-cell office:value-type="float" office:value="13523.5">
                <text:p>13523.5</text:p>
              </table:table-cell>
              <table:table-cell office:value-type="float" office:value="12844.1">
                <text:p>12844.1</text:p>
              </table:table-cell>
              <table:table-cell office:value-type="float" office:value="12426.7">
                <text:p>12426.7</text:p>
              </table:table-cell>
              <table:table-cell office:value-type="float" office:value="12590.7">
                <text:p>12590.7</text:p>
              </table:table-cell>
              <table:table-cell office:value-type="float" office:value="12580.9">
                <text:p>12580.9</text:p>
              </table:table-cell>
              <table:table-cell office:value-type="float" office:value="13018.3">
                <text:p>13018.3</text:p>
              </table:table-cell>
              <table:table-cell office:value-type="float" office:value="12983.8">
                <text:p>12983.8</text:p>
              </table:table-cell>
              <table:table-cell office:value-type="float" office:value="12686.4">
                <text:p>12686.4</text:p>
              </table:table-cell>
              <table:table-cell office:value-type="float" office:value="12812.7">
                <text:p>12812.7</text:p>
              </table:table-cell>
              <table:table-cell office:value-type="float" office:value="12761">
                <text:p>12761</text:p>
              </table:table-cell>
              <table:table-cell office:value-type="float" office:value="12784.2">
                <text:p>12784.2</text:p>
              </table:table-cell>
              <table:table-cell office:value-type="float" office:value="13322.9">
                <text:p>13322.9</text:p>
              </table:table-cell>
              <table:table-cell office:value-type="float" office:value="13121.8">
                <text:p>13121.8</text:p>
              </table:table-cell>
              <table:table-cell office:value-type="float" office:value="13618.1">
                <text:p>13618.1</text:p>
              </table:table-cell>
              <table:table-cell office:value-type="float" office:value="13560.3">
                <text:p>13560.3</text:p>
              </table:table-cell>
              <table:table-cell office:value-type="float" office:value="13854.3">
                <text:p>13854.3</text:p>
              </table:table-cell>
              <table:table-cell office:value-type="float" office:value="14444.7">
                <text:p>14444.7</text:p>
              </table:table-cell>
              <table:table-cell office:value-type="float" office:value="14279">
                <text:p>14279</text:p>
              </table:table-cell>
              <table:table-cell office:value-type="float" office:value="14341.9">
                <text:p>14341.9</text:p>
              </table:table-cell>
              <table:table-cell office:value-type="float" office:value="15427.5">
                <text:p>15427.5</text:p>
              </table:table-cell>
              <table:table-cell office:value-type="float" office:value="14196.4">
                <text:p>14196.4</text:p>
              </table:table-cell>
              <table:table-cell office:value-type="float" office:value="12074.2">
                <text:p>12074.2</text:p>
              </table:table-cell>
              <table:table-cell office:value-type="float" office:value="11751.7">
                <text:p>11751.7</text:p>
              </table:table-cell>
              <table:table-cell office:value-type="float" office:value="11727">
                <text:p>11727</text:p>
              </table:table-cell>
              <table:table-cell office:value-type="float" office:value="11710.5">
                <text:p>11710.5</text:p>
              </table:table-cell>
              <table:table-cell office:value-type="float" office:value="11720.2">
                <text:p>11720.2</text:p>
              </table:table-cell>
              <table:table-cell office:value-type="float" office:value="11837.4">
                <text:p>11837.4</text:p>
              </table:table-cell>
              <table:table-cell office:value-type="float" office:value="12676">
                <text:p>12676</text:p>
              </table:table-cell>
              <table:table-cell office:value-type="float" office:value="12651.9">
                <text:p>12651.9</text:p>
              </table:table-cell>
              <table:table-cell office:value-type="float" office:value="12556">
                <text:p>12556</text:p>
              </table:table-cell>
              <table:table-cell office:value-type="float" office:value="11583.8">
                <text:p>11583.8</text:p>
              </table:table-cell>
              <table:table-cell office:value-type="float" office:value="11372.5">
                <text:p>11372.5</text:p>
              </table:table-cell>
              <table:table-cell office:value-type="float" office:value="11427.7">
                <text:p>11427.7</text:p>
              </table:table-cell>
              <table:table-cell office:value-type="float" office:value="11401.2">
                <text:p>11401.2</text:p>
              </table:table-cell>
              <table:table-cell office:value-type="float" office:value="11363.9">
                <text:p>11363.9</text:p>
              </table:table-cell>
              <table:table-cell office:value-type="float" office:value="11476.1">
                <text:p>11476.1</text:p>
              </table:table-cell>
              <table:table-cell office:value-type="float" office:value="11581.5">
                <text:p>11581.5</text:p>
              </table:table-cell>
              <table:table-cell office:value-type="float" office:value="11923.1">
                <text:p>11923.1</text:p>
              </table:table-cell>
              <table:table-cell office:value-type="float" office:value="11793">
                <text:p>11793</text:p>
              </table:table-cell>
              <table:table-cell office:value-type="float" office:value="11833.1">
                <text:p>11833.1</text:p>
              </table:table-cell>
              <table:table-cell office:value-type="float" office:value="11307.3">
                <text:p>11307.3</text:p>
              </table:table-cell>
              <table:table-cell office:value-type="float" office:value="11231">
                <text:p>11231</text:p>
              </table:table-cell>
              <table:table-cell office:value-type="float" office:value="11260.7">
                <text:p>11260.7</text:p>
              </table:table-cell>
              <table:table-cell office:value-type="float" office:value="11210.6">
                <text:p>11210.6</text:p>
              </table:table-cell>
              <table:table-cell office:value-type="float" office:value="11041">
                <text:p>11041</text:p>
              </table:table-cell>
              <table:table-cell office:value-type="float" office:value="10974.3">
                <text:p>10974.3</text:p>
              </table:table-cell>
              <table:table-cell office:value-type="float" office:value="11063.5">
                <text:p>11063.5</text:p>
              </table:table-cell>
              <table:table-cell office:value-type="float" office:value="10907.5">
                <text:p>10907.5</text:p>
              </table:table-cell>
              <table:table-cell office:value-type="float" office:value="11011.4">
                <text:p>11011.4</text:p>
              </table:table-cell>
              <table:table-cell office:value-type="float" office:value="10866.6">
                <text:p>10866.6</text:p>
              </table:table-cell>
              <table:table-cell office:value-type="float" office:value="10824.1">
                <text:p>10824.1</text:p>
              </table:table-cell>
              <table:table-cell office:value-type="float" office:value="10695.7">
                <text:p>10695.7</text:p>
              </table:table-cell>
              <table:table-cell office:value-type="float" office:value="10836.7">
                <text:p>10836.7</text:p>
              </table:table-cell>
              <table:table-cell office:value-type="float" office:value="11063.3">
                <text:p>11063.3</text:p>
              </table:table-cell>
              <table:table-cell office:value-type="float" office:value="11537.8">
                <text:p>11537.8</text:p>
              </table:table-cell>
              <table:table-cell office:value-type="float" office:value="11576.9">
                <text:p>11576.9</text:p>
              </table:table-cell>
              <table:table-cell office:value-type="float" office:value="11601">
                <text:p>11601</text:p>
              </table:table-cell>
              <table:table-cell office:value-type="float" office:value="11665.2">
                <text:p>11665.2</text:p>
              </table:table-cell>
              <table:table-cell office:value-type="float" office:value="10863.2">
                <text:p>10863.2</text:p>
              </table:table-cell>
              <table:table-cell office:value-type="float" office:value="10547.2">
                <text:p>10547.2</text:p>
              </table:table-cell>
              <table:table-cell office:value-type="float" office:value="10541.3">
                <text:p>10541.3</text:p>
              </table:table-cell>
              <table:table-cell office:value-type="float" office:value="10649">
                <text:p>10649</text:p>
              </table:table-cell>
              <table:table-cell office:value-type="float" office:value="11067.7">
                <text:p>11067.7</text:p>
              </table:table-cell>
              <table:table-cell office:value-type="float" office:value="11081.6">
                <text:p>11081.6</text:p>
              </table:table-cell>
              <table:table-cell office:value-type="float" office:value="11520">
                <text:p>11520</text:p>
              </table:table-cell>
              <table:table-cell office:value-type="float" office:value="11518.4">
                <text:p>11518.4</text:p>
              </table:table-cell>
              <table:table-cell office:value-type="float" office:value="10856.7">
                <text:p>10856.7</text:p>
              </table:table-cell>
              <table:table-cell office:value-type="float" office:value="10816.3">
                <text:p>10816.3</text:p>
              </table:table-cell>
              <table:table-cell office:value-type="float" office:value="11303.5">
                <text:p>11303.5</text:p>
              </table:table-cell>
              <table:table-cell office:value-type="float" office:value="11187.9">
                <text:p>11187.9</text:p>
              </table:table-cell>
              <table:table-cell office:value-type="float" office:value="11363.2">
                <text:p>11363.2</text:p>
              </table:table-cell>
              <table:table-cell office:value-type="float" office:value="11644">
                <text:p>11644</text:p>
              </table:table-cell>
              <table:table-cell office:value-type="float" office:value="11557.9">
                <text:p>11557.9</text:p>
              </table:table-cell>
              <table:table-cell office:value-type="float" office:value="10934">
                <text:p>10934</text:p>
              </table:table-cell>
              <table:table-cell office:value-type="float" office:value="10973.9">
                <text:p>10973.9</text:p>
              </table:table-cell>
              <table:table-cell office:value-type="float" office:value="11009.5">
                <text:p>11009.5</text:p>
              </table:table-cell>
              <table:table-cell office:value-type="float" office:value="10529">
                <text:p>10529</text:p>
              </table:table-cell>
              <table:table-cell office:value-type="float" office:value="10241.8">
                <text:p>10241.8</text:p>
              </table:table-cell>
              <table:table-cell office:value-type="float" office:value="10171.9">
                <text:p>10171.9</text:p>
              </table:table-cell>
              <table:table-cell office:value-type="float" office:value="10192.6">
                <text:p>10192.6</text:p>
              </table:table-cell>
              <table:table-cell office:value-type="float" office:value="10181.9">
                <text:p>10181.9</text:p>
              </table:table-cell>
              <table:table-cell office:value-type="float" office:value="10159.3">
                <text:p>10159.3</text:p>
              </table:table-cell>
              <table:table-cell office:value-type="float" office:value="10232.1">
                <text:p>10232.1</text:p>
              </table:table-cell>
              <table:table-cell office:value-type="float" office:value="10215.8">
                <text:p>10215.8</text:p>
              </table:table-cell>
              <table:table-cell office:value-type="float" office:value="10488.2">
                <text:p>10488.2</text:p>
              </table:table-cell>
              <table:table-cell office:value-type="float" office:value="10314.1">
                <text:p>10314.1</text:p>
              </table:table-cell>
              <table:table-cell office:value-type="float" office:value="10172.7">
                <text:p>10172.7</text:p>
              </table:table-cell>
              <table:table-cell office:value-type="float" office:value="9935.83">
                <text:p>9935.83</text:p>
              </table:table-cell>
              <table:table-cell office:value-type="float" office:value="10300.5">
                <text:p>10300.5</text:p>
              </table:table-cell>
              <table:table-cell office:value-type="float" office:value="10158.2">
                <text:p>10158.2</text:p>
              </table:table-cell>
              <table:table-cell office:value-type="float" office:value="10225.1">
                <text:p>10225.1</text:p>
              </table:table-cell>
              <table:table-cell office:value-type="float" office:value="9528.94">
                <text:p>9528.94</text:p>
              </table:table-cell>
              <table:table-cell office:value-type="float" office:value="9460.62">
                <text:p>9460.62</text:p>
              </table:table-cell>
              <table:table-cell office:value-type="float" office:value="9392.75">
                <text:p>9392.75</text:p>
              </table:table-cell>
              <table:table-cell office:value-type="float" office:value="9409.3">
                <text:p>9409.3</text:p>
              </table:table-cell>
              <table:table-cell office:value-type="float" office:value="9389.23">
                <text:p>9389.23</text:p>
              </table:table-cell>
              <table:table-cell office:value-type="float" office:value="9429.35">
                <text:p>9429.35</text:p>
              </table:table-cell>
              <table:table-cell office:value-type="float" office:value="9697.94">
                <text:p>9697.94</text:p>
              </table:table-cell>
              <table:table-cell office:value-type="float" office:value="9400.66">
                <text:p>9400.66</text:p>
              </table:table-cell>
              <table:table-cell office:value-type="float" office:value="9336.63">
                <text:p>9336.63</text:p>
              </table:table-cell>
              <table:table-cell office:value-type="float" office:value="9221.36">
                <text:p>9221.36</text:p>
              </table:table-cell>
              <table:table-cell office:value-type="float" office:value="9242.25">
                <text:p>9242.25</text:p>
              </table:table-cell>
              <table:table-cell office:value-type="float" office:value="9224.18">
                <text:p>9224.18</text:p>
              </table:table-cell>
              <table:table-cell office:value-type="float" office:value="9203.55">
                <text:p>9203.55</text:p>
              </table:table-cell>
              <table:table-cell office:value-type="float" office:value="9232.92">
                <text:p>9232.92</text:p>
              </table:table-cell>
              <table:table-cell office:value-type="float" office:value="9251.9">
                <text:p>9251.9</text:p>
              </table:table-cell>
              <table:table-cell office:value-type="float" office:value="9192.25">
                <text:p>9192.25</text:p>
              </table:table-cell>
              <table:table-cell office:value-type="float" office:value="9251.11">
                <text:p>9251.11</text:p>
              </table:table-cell>
              <table:table-cell office:value-type="float" office:value="9336.14">
                <text:p>9336.14</text:p>
              </table:table-cell>
              <table:table-cell office:value-type="float" office:value="9644.67">
                <text:p>9644.67</text:p>
              </table:table-cell>
              <table:table-cell office:value-type="float" office:value="9871.3">
                <text:p>9871.3</text:p>
              </table:table-cell>
              <table:table-cell office:value-type="float" office:value="9929.63">
                <text:p>9929.63</text:p>
              </table:table-cell>
              <table:table-cell office:value-type="float" office:value="9911.14">
                <text:p>9911.14</text:p>
              </table:table-cell>
              <table:table-cell office:value-type="float" office:value="9313.11">
                <text:p>9313.11</text:p>
              </table:table-cell>
              <table:table-cell office:value-type="float" office:value="9157.3">
                <text:p>9157.3</text:p>
              </table:table-cell>
              <table:table-cell office:value-type="float" office:value="9095.95">
                <text:p>9095.95</text:p>
              </table:table-cell>
              <table:table-cell office:value-type="float" office:value="9086.95">
                <text:p>9086.95</text:p>
              </table:table-cell>
              <table:table-cell office:value-type="float" office:value="9077.56">
                <text:p>9077.56</text:p>
              </table:table-cell>
              <table:table-cell office:value-type="float" office:value="9108.82">
                <text:p>9108.82</text:p>
              </table:table-cell>
              <table:table-cell office:value-type="float" office:value="9059.05">
                <text:p>9059.05</text:p>
              </table:table-cell>
              <table:table-cell office:value-type="float" office:value="9077.63">
                <text:p>9077.63</text:p>
              </table:table-cell>
              <table:table-cell office:value-type="float" office:value="9098.84">
                <text:p>9098.84</text:p>
              </table:table-cell>
              <table:table-cell office:value-type="float" office:value="9054.37">
                <text:p>9054.37</text:p>
              </table:table-cell>
              <table:table-cell office:value-type="float" office:value="9197.1">
                <text:p>9197.1</text:p>
              </table:table-cell>
              <table:table-cell office:value-type="float" office:value="9278.89">
                <text:p>9278.89</text:p>
              </table:table-cell>
              <table:table-cell office:value-type="float" office:value="9899.23">
                <text:p>9899.23</text:p>
              </table:table-cell>
              <table:table-cell office:value-type="float" office:value="10498.9">
                <text:p>10498.9</text:p>
              </table:table-cell>
              <table:table-cell office:value-type="float" office:value="10838">
                <text:p>10838</text:p>
              </table:table-cell>
              <table:table-cell office:value-type="float" office:value="9723.65">
                <text:p>9723.65</text:p>
              </table:table-cell>
              <table:table-cell office:value-type="float" office:value="9048.13">
                <text:p>9048.13</text:p>
              </table:table-cell>
              <table:table-cell office:value-type="float" office:value="9079.73">
                <text:p>9079.73</text:p>
              </table:table-cell>
              <table:table-cell office:value-type="float" office:value="9008.3">
                <text:p>9008.3</text:p>
              </table:table-cell>
              <table:table-cell office:value-type="float" office:value="9060.08">
                <text:p>9060.08</text:p>
              </table:table-cell>
              <table:table-cell office:value-type="float" office:value="9060.4">
                <text:p>9060.4</text:p>
              </table:table-cell>
              <table:table-cell office:value-type="float" office:value="9081.49">
                <text:p>9081.49</text:p>
              </table:table-cell>
              <table:table-cell office:value-type="float" office:value="9059.35">
                <text:p>9059.35</text:p>
              </table:table-cell>
              <table:table-cell office:value-type="float" office:value="9014.9">
                <text:p>9014.9</text:p>
              </table:table-cell>
              <table:table-cell office:value-type="float" office:value="9008">
                <text:p>9008</text:p>
              </table:table-cell>
              <table:table-cell office:value-type="float" office:value="9038.67">
                <text:p>9038.67</text:p>
              </table:table-cell>
              <table:table-cell office:value-type="float" office:value="8979.56">
                <text:p>8979.56</text:p>
              </table:table-cell>
              <table:table-cell office:value-type="float" office:value="8905.07">
                <text:p>8905.07</text:p>
              </table:table-cell>
              <table:table-cell office:value-type="float" office:value="8869.83">
                <text:p>8869.83</text:p>
              </table:table-cell>
              <table:table-cell office:value-type="float" office:value="8894.55">
                <text:p>8894.55</text:p>
              </table:table-cell>
              <table:table-cell office:value-type="float" office:value="8851.55">
                <text:p>8851.55</text:p>
              </table:table-cell>
              <table:table-cell office:value-type="float" office:value="8869.68">
                <text:p>8869.68</text:p>
              </table:table-cell>
              <table:table-cell office:value-type="float" office:value="8886.23">
                <text:p>8886.23</text:p>
              </table:table-cell>
              <table:table-cell office:value-type="float" office:value="8856.8">
                <text:p>8856.8</text:p>
              </table:table-cell>
              <table:table-cell office:value-type="float" office:value="8811.11">
                <text:p>8811.11</text:p>
              </table:table-cell>
              <table:table-cell office:value-type="float" office:value="8811.03">
                <text:p>8811.03</text:p>
              </table:table-cell>
              <table:table-cell office:value-type="float" office:value="8734.1">
                <text:p>8734.1</text:p>
              </table:table-cell>
              <table:table-cell office:value-type="float" office:value="8704.25">
                <text:p>8704.25</text:p>
              </table:table-cell>
              <table:table-cell office:value-type="float" office:value="8674.68">
                <text:p>8674.68</text:p>
              </table:table-cell>
              <table:table-cell office:value-type="float" office:value="8720.14">
                <text:p>8720.14</text:p>
              </table:table-cell>
              <table:table-cell office:value-type="float" office:value="8752.05">
                <text:p>8752.05</text:p>
              </table:table-cell>
              <table:table-cell office:value-type="float" office:value="8787.2">
                <text:p>8787.2</text:p>
              </table:table-cell>
              <table:table-cell office:value-type="float" office:value="8847.17">
                <text:p>8847.17</text:p>
              </table:table-cell>
              <table:table-cell office:value-type="float" office:value="8809.03">
                <text:p>8809.03</text:p>
              </table:table-cell>
              <table:table-cell office:value-type="float" office:value="8785.04">
                <text:p>8785.04</text:p>
              </table:table-cell>
              <table:table-cell office:value-type="float" office:value="8801.37">
                <text:p>8801.37</text:p>
              </table:table-cell>
              <table:table-cell office:value-type="float" office:value="8843.18">
                <text:p>8843.18</text:p>
              </table:table-cell>
              <table:table-cell office:value-type="float" office:value="8717.51">
                <text:p>8717.51</text:p>
              </table:table-cell>
              <table:table-cell office:value-type="float" office:value="8571.95">
                <text:p>8571.95</text:p>
              </table:table-cell>
              <table:table-cell office:value-type="float" office:value="8580.74">
                <text:p>8580.74</text:p>
              </table:table-cell>
              <table:table-cell office:value-type="float" office:value="8529.84">
                <text:p>8529.84</text:p>
              </table:table-cell>
              <table:table-cell office:value-type="float" office:value="8630.66">
                <text:p>8630.66</text:p>
              </table:table-cell>
              <table:table-cell office:value-type="float" office:value="8559.79">
                <text:p>8559.79</text:p>
              </table:table-cell>
              <table:table-cell office:value-type="float" office:value="8525.14">
                <text:p>8525.14</text:p>
              </table:table-cell>
              <table:table-cell office:value-type="float" office:value="8519.92">
                <text:p>8519.92</text:p>
              </table:table-cell>
              <table:table-cell office:value-type="float" office:value="8526.57">
                <text:p>8526.57</text:p>
              </table:table-cell>
              <table:table-cell office:value-type="float" office:value="8492.66">
                <text:p>8492.66</text:p>
              </table:table-cell>
              <table:table-cell office:value-type="float" office:value="8480.3">
                <text:p>8480.3</text:p>
              </table:table-cell>
              <table:table-cell office:value-type="float" office:value="8421.92">
                <text:p>8421.92</text:p>
              </table:table-cell>
              <table:table-cell office:value-type="float" office:value="8438.28">
                <text:p>8438.28</text:p>
              </table:table-cell>
              <table:table-cell office:value-type="float" office:value="8456.45">
                <text:p>8456.45</text:p>
              </table:table-cell>
              <table:table-cell office:value-type="float" office:value="8418.6">
                <text:p>8418.6</text:p>
              </table:table-cell>
              <table:table-cell office:value-type="float" office:value="8450.17">
                <text:p>8450.17</text:p>
              </table:table-cell>
              <table:table-cell office:value-type="float" office:value="8484.1">
                <text:p>8484.1</text:p>
              </table:table-cell>
              <table:table-cell office:value-type="float" office:value="8496.39">
                <text:p>8496.39</text:p>
              </table:table-cell>
              <table:table-cell office:value-type="float" office:value="8518.98">
                <text:p>8518.98</text:p>
              </table:table-cell>
              <table:table-cell office:value-type="float" office:value="8441.89">
                <text:p>8441.89</text:p>
              </table:table-cell>
              <table:table-cell office:value-type="float" office:value="8563.56">
                <text:p>8563.56</text:p>
              </table:table-cell>
              <table:table-cell office:value-type="float" office:value="8432.4">
                <text:p>8432.4</text:p>
              </table:table-cell>
              <table:table-cell office:value-type="float" office:value="8403.09">
                <text:p>8403.09</text:p>
              </table:table-cell>
              <table:table-cell office:value-type="float" office:value="8497.74">
                <text:p>8497.74</text:p>
              </table:table-cell>
              <table:table-cell office:value-type="float" office:value="8416.21">
                <text:p>8416.21</text:p>
              </table:table-cell>
              <table:table-cell office:value-type="float" office:value="8409.3">
                <text:p>8409.3</text:p>
              </table:table-cell>
              <table:table-cell office:value-type="float" office:value="8449.88">
                <text:p>8449.8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9202.2">
                <text:p>29202.2</text:p>
                <draw:g>
                  <svg:desc>Sheet1.A11:Sheet1.JS11</svg:desc>
                </draw:g>
              </table:table-cell>
              <table:table-cell office:value-type="float" office:value="28380.7">
                <text:p>28380.7</text:p>
              </table:table-cell>
              <table:table-cell office:value-type="float" office:value="27964.8">
                <text:p>27964.8</text:p>
              </table:table-cell>
              <table:table-cell office:value-type="float" office:value="27479.3">
                <text:p>27479.3</text:p>
              </table:table-cell>
              <table:table-cell office:value-type="float" office:value="27308.5">
                <text:p>27308.5</text:p>
              </table:table-cell>
              <table:table-cell office:value-type="float" office:value="26870.1">
                <text:p>26870.1</text:p>
              </table:table-cell>
              <table:table-cell office:value-type="float" office:value="26599.9">
                <text:p>26599.9</text:p>
              </table:table-cell>
              <table:table-cell office:value-type="float" office:value="26110.6">
                <text:p>26110.6</text:p>
              </table:table-cell>
              <table:table-cell office:value-type="float" office:value="25815.3">
                <text:p>25815.3</text:p>
              </table:table-cell>
              <table:table-cell office:value-type="float" office:value="24562">
                <text:p>24562</text:p>
              </table:table-cell>
              <table:table-cell office:value-type="float" office:value="22790.6">
                <text:p>22790.6</text:p>
              </table:table-cell>
              <table:table-cell office:value-type="float" office:value="21946">
                <text:p>21946</text:p>
              </table:table-cell>
              <table:table-cell office:value-type="float" office:value="21984.4">
                <text:p>21984.4</text:p>
              </table:table-cell>
              <table:table-cell office:value-type="float" office:value="21585.7">
                <text:p>21585.7</text:p>
              </table:table-cell>
              <table:table-cell office:value-type="float" office:value="21283.2">
                <text:p>21283.2</text:p>
              </table:table-cell>
              <table:table-cell office:value-type="float" office:value="21133.2">
                <text:p>21133.2</text:p>
              </table:table-cell>
              <table:table-cell office:value-type="float" office:value="20799.7">
                <text:p>20799.7</text:p>
              </table:table-cell>
              <table:table-cell office:value-type="float" office:value="20787.9">
                <text:p>20787.9</text:p>
              </table:table-cell>
              <table:table-cell office:value-type="float" office:value="20372.5">
                <text:p>20372.5</text:p>
              </table:table-cell>
              <table:table-cell office:value-type="float" office:value="19815.8">
                <text:p>19815.8</text:p>
              </table:table-cell>
              <table:table-cell office:value-type="float" office:value="19542.9">
                <text:p>19542.9</text:p>
              </table:table-cell>
              <table:table-cell office:value-type="float" office:value="19188.4">
                <text:p>19188.4</text:p>
              </table:table-cell>
              <table:table-cell office:value-type="float" office:value="18760.5">
                <text:p>18760.5</text:p>
              </table:table-cell>
              <table:table-cell office:value-type="float" office:value="18466.7">
                <text:p>18466.7</text:p>
              </table:table-cell>
              <table:table-cell office:value-type="float" office:value="18246.6">
                <text:p>18246.6</text:p>
              </table:table-cell>
              <table:table-cell office:value-type="float" office:value="18440.7">
                <text:p>18440.7</text:p>
              </table:table-cell>
              <table:table-cell office:value-type="float" office:value="18197.6">
                <text:p>18197.6</text:p>
              </table:table-cell>
              <table:table-cell office:value-type="float" office:value="17985">
                <text:p>17985</text:p>
              </table:table-cell>
              <table:table-cell office:value-type="float" office:value="17267.3">
                <text:p>17267.3</text:p>
              </table:table-cell>
              <table:table-cell office:value-type="float" office:value="17123.9">
                <text:p>17123.9</text:p>
              </table:table-cell>
              <table:table-cell office:value-type="float" office:value="16829.8">
                <text:p>16829.8</text:p>
              </table:table-cell>
              <table:table-cell office:value-type="float" office:value="16676.3">
                <text:p>16676.3</text:p>
              </table:table-cell>
              <table:table-cell office:value-type="float" office:value="16711.1">
                <text:p>16711.1</text:p>
              </table:table-cell>
              <table:table-cell office:value-type="float" office:value="16663.3">
                <text:p>16663.3</text:p>
              </table:table-cell>
              <table:table-cell office:value-type="float" office:value="16530.3">
                <text:p>16530.3</text:p>
              </table:table-cell>
              <table:table-cell office:value-type="float" office:value="16399.5">
                <text:p>16399.5</text:p>
              </table:table-cell>
              <table:table-cell office:value-type="float" office:value="16297">
                <text:p>16297</text:p>
              </table:table-cell>
              <table:table-cell office:value-type="float" office:value="16154.4">
                <text:p>16154.4</text:p>
              </table:table-cell>
              <table:table-cell office:value-type="float" office:value="16340.3">
                <text:p>16340.3</text:p>
              </table:table-cell>
              <table:table-cell office:value-type="float" office:value="16043.4">
                <text:p>16043.4</text:p>
              </table:table-cell>
              <table:table-cell office:value-type="float" office:value="16323">
                <text:p>16323</text:p>
              </table:table-cell>
              <table:table-cell office:value-type="float" office:value="16439.7">
                <text:p>16439.7</text:p>
              </table:table-cell>
              <table:table-cell office:value-type="float" office:value="16065.1">
                <text:p>16065.1</text:p>
              </table:table-cell>
              <table:table-cell office:value-type="float" office:value="16178.3">
                <text:p>16178.3</text:p>
              </table:table-cell>
              <table:table-cell office:value-type="float" office:value="16045.7">
                <text:p>16045.7</text:p>
              </table:table-cell>
              <table:table-cell office:value-type="float" office:value="16738.6">
                <text:p>16738.6</text:p>
              </table:table-cell>
              <table:table-cell office:value-type="float" office:value="16562.3">
                <text:p>16562.3</text:p>
              </table:table-cell>
              <table:table-cell office:value-type="float" office:value="16656.5">
                <text:p>16656.5</text:p>
              </table:table-cell>
              <table:table-cell office:value-type="float" office:value="16036.4">
                <text:p>16036.4</text:p>
              </table:table-cell>
              <table:table-cell office:value-type="float" office:value="16125.1">
                <text:p>16125.1</text:p>
              </table:table-cell>
              <table:table-cell office:value-type="float" office:value="15871.5">
                <text:p>15871.5</text:p>
              </table:table-cell>
              <table:table-cell office:value-type="float" office:value="15160.7">
                <text:p>15160.7</text:p>
              </table:table-cell>
              <table:table-cell office:value-type="float" office:value="15664.1">
                <text:p>15664.1</text:p>
              </table:table-cell>
              <table:table-cell office:value-type="float" office:value="15351">
                <text:p>15351</text:p>
              </table:table-cell>
              <table:table-cell office:value-type="float" office:value="15640.8">
                <text:p>15640.8</text:p>
              </table:table-cell>
              <table:table-cell office:value-type="float" office:value="15731">
                <text:p>15731</text:p>
              </table:table-cell>
              <table:table-cell office:value-type="float" office:value="15572.3">
                <text:p>15572.3</text:p>
              </table:table-cell>
              <table:table-cell office:value-type="float" office:value="15175">
                <text:p>15175</text:p>
              </table:table-cell>
              <table:table-cell office:value-type="float" office:value="14752.6">
                <text:p>14752.6</text:p>
              </table:table-cell>
              <table:table-cell office:value-type="float" office:value="15130.5">
                <text:p>15130.5</text:p>
              </table:table-cell>
              <table:table-cell office:value-type="float" office:value="15131">
                <text:p>15131</text:p>
              </table:table-cell>
              <table:table-cell office:value-type="float" office:value="15622.7">
                <text:p>15622.7</text:p>
              </table:table-cell>
              <table:table-cell office:value-type="float" office:value="15281.8">
                <text:p>15281.8</text:p>
              </table:table-cell>
              <table:table-cell office:value-type="float" office:value="15687.6">
                <text:p>15687.6</text:p>
              </table:table-cell>
              <table:table-cell office:value-type="float" office:value="15146.5">
                <text:p>15146.5</text:p>
              </table:table-cell>
              <table:table-cell office:value-type="float" office:value="14963.6">
                <text:p>14963.6</text:p>
              </table:table-cell>
              <table:table-cell office:value-type="float" office:value="14506.1">
                <text:p>14506.1</text:p>
              </table:table-cell>
              <table:table-cell office:value-type="float" office:value="14558.3">
                <text:p>14558.3</text:p>
              </table:table-cell>
              <table:table-cell office:value-type="float" office:value="14875.8">
                <text:p>14875.8</text:p>
              </table:table-cell>
              <table:table-cell office:value-type="float" office:value="15124.9">
                <text:p>15124.9</text:p>
              </table:table-cell>
              <table:table-cell office:value-type="float" office:value="15015.8">
                <text:p>15015.8</text:p>
              </table:table-cell>
              <table:table-cell office:value-type="float" office:value="15563.8">
                <text:p>15563.8</text:p>
              </table:table-cell>
              <table:table-cell office:value-type="float" office:value="14604.7">
                <text:p>14604.7</text:p>
              </table:table-cell>
              <table:table-cell office:value-type="float" office:value="14246.1">
                <text:p>14246.1</text:p>
              </table:table-cell>
              <table:table-cell office:value-type="float" office:value="13966">
                <text:p>13966</text:p>
              </table:table-cell>
              <table:table-cell office:value-type="float" office:value="13860.5">
                <text:p>13860.5</text:p>
              </table:table-cell>
              <table:table-cell office:value-type="float" office:value="13822.1">
                <text:p>13822.1</text:p>
              </table:table-cell>
              <table:table-cell office:value-type="float" office:value="14487.3">
                <text:p>14487.3</text:p>
              </table:table-cell>
              <table:table-cell office:value-type="float" office:value="14107">
                <text:p>14107</text:p>
              </table:table-cell>
              <table:table-cell office:value-type="float" office:value="14856.9">
                <text:p>14856.9</text:p>
              </table:table-cell>
              <table:table-cell office:value-type="float" office:value="14493.3">
                <text:p>14493.3</text:p>
              </table:table-cell>
              <table:table-cell office:value-type="float" office:value="13612">
                <text:p>13612</text:p>
              </table:table-cell>
              <table:table-cell office:value-type="float" office:value="13629">
                <text:p>13629</text:p>
              </table:table-cell>
              <table:table-cell office:value-type="float" office:value="13775.9">
                <text:p>13775.9</text:p>
              </table:table-cell>
              <table:table-cell office:value-type="float" office:value="13792.7">
                <text:p>13792.7</text:p>
              </table:table-cell>
              <table:table-cell office:value-type="float" office:value="13630.2">
                <text:p>13630.2</text:p>
              </table:table-cell>
              <table:table-cell office:value-type="float" office:value="13874.1">
                <text:p>13874.1</text:p>
              </table:table-cell>
              <table:table-cell office:value-type="float" office:value="14246.7">
                <text:p>14246.7</text:p>
              </table:table-cell>
              <table:table-cell office:value-type="float" office:value="14184.1">
                <text:p>14184.1</text:p>
              </table:table-cell>
              <table:table-cell office:value-type="float" office:value="14270.3">
                <text:p>14270.3</text:p>
              </table:table-cell>
              <table:table-cell office:value-type="float" office:value="13530.5">
                <text:p>13530.5</text:p>
              </table:table-cell>
              <table:table-cell office:value-type="float" office:value="13383.9">
                <text:p>13383.9</text:p>
              </table:table-cell>
              <table:table-cell office:value-type="float" office:value="13370.7">
                <text:p>13370.7</text:p>
              </table:table-cell>
              <table:table-cell office:value-type="float" office:value="13537.1">
                <text:p>13537.1</text:p>
              </table:table-cell>
              <table:table-cell office:value-type="float" office:value="13984.1">
                <text:p>13984.1</text:p>
              </table:table-cell>
              <table:table-cell office:value-type="float" office:value="13850.8">
                <text:p>13850.8</text:p>
              </table:table-cell>
              <table:table-cell office:value-type="float" office:value="13738.8">
                <text:p>13738.8</text:p>
              </table:table-cell>
              <table:table-cell office:value-type="float" office:value="13993.1">
                <text:p>13993.1</text:p>
              </table:table-cell>
              <table:table-cell office:value-type="float" office:value="14079.4">
                <text:p>14079.4</text:p>
              </table:table-cell>
              <table:table-cell office:value-type="float" office:value="14277.2">
                <text:p>14277.2</text:p>
              </table:table-cell>
              <table:table-cell office:value-type="float" office:value="13702">
                <text:p>13702</text:p>
              </table:table-cell>
              <table:table-cell office:value-type="float" office:value="13362.1">
                <text:p>13362.1</text:p>
              </table:table-cell>
              <table:table-cell office:value-type="float" office:value="13202.6">
                <text:p>13202.6</text:p>
              </table:table-cell>
              <table:table-cell office:value-type="float" office:value="13501.7">
                <text:p>13501.7</text:p>
              </table:table-cell>
              <table:table-cell office:value-type="float" office:value="13129.9">
                <text:p>13129.9</text:p>
              </table:table-cell>
              <table:table-cell office:value-type="float" office:value="13063.2">
                <text:p>13063.2</text:p>
              </table:table-cell>
              <table:table-cell office:value-type="float" office:value="13411">
                <text:p>13411</text:p>
              </table:table-cell>
              <table:table-cell office:value-type="float" office:value="13815.1">
                <text:p>13815.1</text:p>
              </table:table-cell>
              <table:table-cell office:value-type="float" office:value="13675.5">
                <text:p>13675.5</text:p>
              </table:table-cell>
              <table:table-cell office:value-type="float" office:value="13460.8">
                <text:p>13460.8</text:p>
              </table:table-cell>
              <table:table-cell office:value-type="float" office:value="12954.5">
                <text:p>12954.5</text:p>
              </table:table-cell>
              <table:table-cell office:value-type="float" office:value="12810.9">
                <text:p>12810.9</text:p>
              </table:table-cell>
              <table:table-cell office:value-type="float" office:value="12827.3">
                <text:p>12827.3</text:p>
              </table:table-cell>
              <table:table-cell office:value-type="float" office:value="12810.7">
                <text:p>12810.7</text:p>
              </table:table-cell>
              <table:table-cell office:value-type="float" office:value="12791.5">
                <text:p>12791.5</text:p>
              </table:table-cell>
              <table:table-cell office:value-type="float" office:value="12981.9">
                <text:p>12981.9</text:p>
              </table:table-cell>
              <table:table-cell office:value-type="float" office:value="13860.7">
                <text:p>13860.7</text:p>
              </table:table-cell>
              <table:table-cell office:value-type="float" office:value="14368.9">
                <text:p>14368.9</text:p>
              </table:table-cell>
              <table:table-cell office:value-type="float" office:value="13808.3">
                <text:p>13808.3</text:p>
              </table:table-cell>
              <table:table-cell office:value-type="float" office:value="12821.1">
                <text:p>12821.1</text:p>
              </table:table-cell>
              <table:table-cell office:value-type="float" office:value="12815">
                <text:p>12815</text:p>
              </table:table-cell>
              <table:table-cell office:value-type="float" office:value="13069.1">
                <text:p>13069.1</text:p>
              </table:table-cell>
              <table:table-cell office:value-type="float" office:value="13575.7">
                <text:p>13575.7</text:p>
              </table:table-cell>
              <table:table-cell office:value-type="float" office:value="13608.6">
                <text:p>13608.6</text:p>
              </table:table-cell>
              <table:table-cell office:value-type="float" office:value="13557.7">
                <text:p>13557.7</text:p>
              </table:table-cell>
              <table:table-cell office:value-type="float" office:value="13847.1">
                <text:p>13847.1</text:p>
              </table:table-cell>
              <table:table-cell office:value-type="float" office:value="13835.4">
                <text:p>13835.4</text:p>
              </table:table-cell>
              <table:table-cell office:value-type="float" office:value="13763.5">
                <text:p>13763.5</text:p>
              </table:table-cell>
              <table:table-cell office:value-type="float" office:value="12893.2">
                <text:p>12893.2</text:p>
              </table:table-cell>
              <table:table-cell office:value-type="float" office:value="12799.8">
                <text:p>12799.8</text:p>
              </table:table-cell>
              <table:table-cell office:value-type="float" office:value="12360.7">
                <text:p>12360.7</text:p>
              </table:table-cell>
              <table:table-cell office:value-type="float" office:value="12209.8">
                <text:p>12209.8</text:p>
              </table:table-cell>
              <table:table-cell office:value-type="float" office:value="12183.7">
                <text:p>12183.7</text:p>
              </table:table-cell>
              <table:table-cell office:value-type="float" office:value="12142.4">
                <text:p>12142.4</text:p>
              </table:table-cell>
              <table:table-cell office:value-type="float" office:value="12148.4">
                <text:p>12148.4</text:p>
              </table:table-cell>
              <table:table-cell office:value-type="float" office:value="12199.6">
                <text:p>12199.6</text:p>
              </table:table-cell>
              <table:table-cell office:value-type="float" office:value="12627">
                <text:p>12627</text:p>
              </table:table-cell>
              <table:table-cell office:value-type="float" office:value="12648.2">
                <text:p>12648.2</text:p>
              </table:table-cell>
              <table:table-cell office:value-type="float" office:value="12463">
                <text:p>12463</text:p>
              </table:table-cell>
              <table:table-cell office:value-type="float" office:value="12830.3">
                <text:p>12830.3</text:p>
              </table:table-cell>
              <table:table-cell office:value-type="float" office:value="12651.3">
                <text:p>12651.3</text:p>
              </table:table-cell>
              <table:table-cell office:value-type="float" office:value="12549.6">
                <text:p>12549.6</text:p>
              </table:table-cell>
              <table:table-cell office:value-type="float" office:value="13326">
                <text:p>13326</text:p>
              </table:table-cell>
              <table:table-cell office:value-type="float" office:value="13348.9">
                <text:p>13348.9</text:p>
              </table:table-cell>
              <table:table-cell office:value-type="float" office:value="13314.3">
                <text:p>13314.3</text:p>
              </table:table-cell>
              <table:table-cell office:value-type="float" office:value="13379.8">
                <text:p>13379.8</text:p>
              </table:table-cell>
              <table:table-cell office:value-type="float" office:value="13406.5">
                <text:p>13406.5</text:p>
              </table:table-cell>
              <table:table-cell office:value-type="float" office:value="13674.5">
                <text:p>13674.5</text:p>
              </table:table-cell>
              <table:table-cell office:value-type="float" office:value="13662.9">
                <text:p>13662.9</text:p>
              </table:table-cell>
              <table:table-cell office:value-type="float" office:value="13227.2">
                <text:p>13227.2</text:p>
              </table:table-cell>
              <table:table-cell office:value-type="float" office:value="12051.2">
                <text:p>12051.2</text:p>
              </table:table-cell>
              <table:table-cell office:value-type="float" office:value="11921.4">
                <text:p>11921.4</text:p>
              </table:table-cell>
              <table:table-cell office:value-type="float" office:value="12162.5">
                <text:p>12162.5</text:p>
              </table:table-cell>
              <table:table-cell office:value-type="float" office:value="12857.7">
                <text:p>12857.7</text:p>
              </table:table-cell>
              <table:table-cell office:value-type="float" office:value="12990.3">
                <text:p>12990.3</text:p>
              </table:table-cell>
              <table:table-cell office:value-type="float" office:value="12946.5">
                <text:p>12946.5</text:p>
              </table:table-cell>
              <table:table-cell office:value-type="float" office:value="13157.2">
                <text:p>13157.2</text:p>
              </table:table-cell>
              <table:table-cell office:value-type="float" office:value="12746.8">
                <text:p>12746.8</text:p>
              </table:table-cell>
              <table:table-cell office:value-type="float" office:value="13345.9">
                <text:p>13345.9</text:p>
              </table:table-cell>
              <table:table-cell office:value-type="float" office:value="13049.9">
                <text:p>13049.9</text:p>
              </table:table-cell>
              <table:table-cell office:value-type="float" office:value="12679.5">
                <text:p>12679.5</text:p>
              </table:table-cell>
              <table:table-cell office:value-type="float" office:value="12134.6">
                <text:p>12134.6</text:p>
              </table:table-cell>
              <table:table-cell office:value-type="float" office:value="11195.5">
                <text:p>11195.5</text:p>
              </table:table-cell>
              <table:table-cell office:value-type="float" office:value="11153.1">
                <text:p>11153.1</text:p>
              </table:table-cell>
              <table:table-cell office:value-type="float" office:value="11401.5">
                <text:p>11401.5</text:p>
              </table:table-cell>
              <table:table-cell office:value-type="float" office:value="11321.9">
                <text:p>11321.9</text:p>
              </table:table-cell>
              <table:table-cell office:value-type="float" office:value="12240.5">
                <text:p>12240.5</text:p>
              </table:table-cell>
              <table:table-cell office:value-type="float" office:value="12349.7">
                <text:p>12349.7</text:p>
              </table:table-cell>
              <table:table-cell office:value-type="float" office:value="12597.7">
                <text:p>12597.7</text:p>
              </table:table-cell>
              <table:table-cell office:value-type="float" office:value="12078.2">
                <text:p>12078.2</text:p>
              </table:table-cell>
              <table:table-cell office:value-type="float" office:value="12384.5">
                <text:p>12384.5</text:p>
              </table:table-cell>
              <table:table-cell office:value-type="float" office:value="12456.9">
                <text:p>12456.9</text:p>
              </table:table-cell>
              <table:table-cell office:value-type="float" office:value="12647.5">
                <text:p>12647.5</text:p>
              </table:table-cell>
              <table:table-cell office:value-type="float" office:value="12281.3">
                <text:p>12281.3</text:p>
              </table:table-cell>
              <table:table-cell office:value-type="float" office:value="12029">
                <text:p>12029</text:p>
              </table:table-cell>
              <table:table-cell office:value-type="float" office:value="11611.1">
                <text:p>11611.1</text:p>
              </table:table-cell>
              <table:table-cell office:value-type="float" office:value="12006.7">
                <text:p>12006.7</text:p>
              </table:table-cell>
              <table:table-cell office:value-type="float" office:value="11844.3">
                <text:p>11844.3</text:p>
              </table:table-cell>
              <table:table-cell office:value-type="float" office:value="12111">
                <text:p>12111</text:p>
              </table:table-cell>
              <table:table-cell office:value-type="float" office:value="12953.5">
                <text:p>12953.5</text:p>
              </table:table-cell>
              <table:table-cell office:value-type="float" office:value="13267.9">
                <text:p>13267.9</text:p>
              </table:table-cell>
              <table:table-cell office:value-type="float" office:value="12952.9">
                <text:p>12952.9</text:p>
              </table:table-cell>
              <table:table-cell office:value-type="float" office:value="12652.6">
                <text:p>12652.6</text:p>
              </table:table-cell>
              <table:table-cell office:value-type="float" office:value="12468">
                <text:p>12468</text:p>
              </table:table-cell>
              <table:table-cell office:value-type="float" office:value="11469.6">
                <text:p>11469.6</text:p>
              </table:table-cell>
              <table:table-cell office:value-type="float" office:value="11005.8">
                <text:p>11005.8</text:p>
              </table:table-cell>
              <table:table-cell office:value-type="float" office:value="11445.9">
                <text:p>11445.9</text:p>
              </table:table-cell>
              <table:table-cell office:value-type="float" office:value="11214.7">
                <text:p>11214.7</text:p>
              </table:table-cell>
              <table:table-cell office:value-type="float" office:value="11728.6">
                <text:p>11728.6</text:p>
              </table:table-cell>
              <table:table-cell office:value-type="float" office:value="11735.8">
                <text:p>11735.8</text:p>
              </table:table-cell>
              <table:table-cell office:value-type="float" office:value="11607.9">
                <text:p>11607.9</text:p>
              </table:table-cell>
              <table:table-cell office:value-type="float" office:value="12279.5">
                <text:p>12279.5</text:p>
              </table:table-cell>
              <table:table-cell office:value-type="float" office:value="12373.9">
                <text:p>12373.9</text:p>
              </table:table-cell>
              <table:table-cell office:value-type="float" office:value="12314.6">
                <text:p>12314.6</text:p>
              </table:table-cell>
              <table:table-cell office:value-type="float" office:value="11331.1">
                <text:p>11331.1</text:p>
              </table:table-cell>
              <table:table-cell office:value-type="float" office:value="10551.7">
                <text:p>10551.7</text:p>
              </table:table-cell>
              <table:table-cell office:value-type="float" office:value="10455.9">
                <text:p>10455.9</text:p>
              </table:table-cell>
              <table:table-cell office:value-type="float" office:value="10533.9">
                <text:p>10533.9</text:p>
              </table:table-cell>
              <table:table-cell office:value-type="float" office:value="10546.1">
                <text:p>10546.1</text:p>
              </table:table-cell>
              <table:table-cell office:value-type="float" office:value="10451.4">
                <text:p>10451.4</text:p>
              </table:table-cell>
              <table:table-cell office:value-type="float" office:value="10417.3">
                <text:p>10417.3</text:p>
              </table:table-cell>
              <table:table-cell office:value-type="float" office:value="10427.3">
                <text:p>10427.3</text:p>
              </table:table-cell>
              <table:table-cell office:value-type="float" office:value="10510.8">
                <text:p>10510.8</text:p>
              </table:table-cell>
              <table:table-cell office:value-type="float" office:value="10919.7">
                <text:p>10919.7</text:p>
              </table:table-cell>
              <table:table-cell office:value-type="float" office:value="11014.8">
                <text:p>11014.8</text:p>
              </table:table-cell>
              <table:table-cell office:value-type="float" office:value="10829">
                <text:p>10829</text:p>
              </table:table-cell>
              <table:table-cell office:value-type="float" office:value="11079.8">
                <text:p>11079.8</text:p>
              </table:table-cell>
              <table:table-cell office:value-type="float" office:value="11048.4">
                <text:p>11048.4</text:p>
              </table:table-cell>
              <table:table-cell office:value-type="float" office:value="11176">
                <text:p>11176</text:p>
              </table:table-cell>
              <table:table-cell office:value-type="float" office:value="10771.8">
                <text:p>10771.8</text:p>
              </table:table-cell>
              <table:table-cell office:value-type="float" office:value="10907.9">
                <text:p>10907.9</text:p>
              </table:table-cell>
              <table:table-cell office:value-type="float" office:value="11053">
                <text:p>11053</text:p>
              </table:table-cell>
              <table:table-cell office:value-type="float" office:value="11321.9">
                <text:p>11321.9</text:p>
              </table:table-cell>
              <table:table-cell office:value-type="float" office:value="11517.6">
                <text:p>11517.6</text:p>
              </table:table-cell>
              <table:table-cell office:value-type="float" office:value="11193.1">
                <text:p>11193.1</text:p>
              </table:table-cell>
              <table:table-cell office:value-type="float" office:value="10421.4">
                <text:p>10421.4</text:p>
              </table:table-cell>
              <table:table-cell office:value-type="float" office:value="10248.3">
                <text:p>10248.3</text:p>
              </table:table-cell>
              <table:table-cell office:value-type="float" office:value="10379.9">
                <text:p>10379.9</text:p>
              </table:table-cell>
              <table:table-cell office:value-type="float" office:value="10291.5">
                <text:p>10291.5</text:p>
              </table:table-cell>
              <table:table-cell office:value-type="float" office:value="10194.6">
                <text:p>10194.6</text:p>
              </table:table-cell>
              <table:table-cell office:value-type="float" office:value="10115.9">
                <text:p>10115.9</text:p>
              </table:table-cell>
              <table:table-cell office:value-type="float" office:value="10003.7">
                <text:p>10003.7</text:p>
              </table:table-cell>
              <table:table-cell office:value-type="float" office:value="9882.23">
                <text:p>9882.23</text:p>
              </table:table-cell>
              <table:table-cell office:value-type="float" office:value="10223.1">
                <text:p>10223.1</text:p>
              </table:table-cell>
              <table:table-cell office:value-type="float" office:value="10849.8">
                <text:p>10849.8</text:p>
              </table:table-cell>
              <table:table-cell office:value-type="float" office:value="10772.6">
                <text:p>10772.6</text:p>
              </table:table-cell>
              <table:table-cell office:value-type="float" office:value="11672.1">
                <text:p>11672.1</text:p>
              </table:table-cell>
              <table:table-cell office:value-type="float" office:value="10756.8">
                <text:p>10756.8</text:p>
              </table:table-cell>
              <table:table-cell office:value-type="float" office:value="10005.1">
                <text:p>10005.1</text:p>
              </table:table-cell>
              <table:table-cell office:value-type="float" office:value="10097.6">
                <text:p>10097.6</text:p>
              </table:table-cell>
              <table:table-cell office:value-type="float" office:value="10985.3">
                <text:p>10985.3</text:p>
              </table:table-cell>
              <table:table-cell office:value-type="float" office:value="11192.6">
                <text:p>11192.6</text:p>
              </table:table-cell>
              <table:table-cell office:value-type="float" office:value="10436.4">
                <text:p>10436.4</text:p>
              </table:table-cell>
              <table:table-cell office:value-type="float" office:value="9757.38">
                <text:p>9757.38</text:p>
              </table:table-cell>
              <table:table-cell office:value-type="float" office:value="9773.81">
                <text:p>9773.81</text:p>
              </table:table-cell>
              <table:table-cell office:value-type="float" office:value="9816.15">
                <text:p>9816.15</text:p>
              </table:table-cell>
              <table:table-cell office:value-type="float" office:value="9739.77">
                <text:p>9739.77</text:p>
              </table:table-cell>
              <table:table-cell office:value-type="float" office:value="9740.13">
                <text:p>9740.13</text:p>
              </table:table-cell>
              <table:table-cell office:value-type="float" office:value="9882.96">
                <text:p>9882.96</text:p>
              </table:table-cell>
              <table:table-cell office:value-type="float" office:value="10412">
                <text:p>10412</text:p>
              </table:table-cell>
              <table:table-cell office:value-type="float" office:value="10951">
                <text:p>10951</text:p>
              </table:table-cell>
              <table:table-cell office:value-type="float" office:value="11509">
                <text:p>11509</text:p>
              </table:table-cell>
              <table:table-cell office:value-type="float" office:value="11568.4">
                <text:p>11568.4</text:p>
              </table:table-cell>
              <table:table-cell office:value-type="float" office:value="10159.4">
                <text:p>10159.4</text:p>
              </table:table-cell>
              <table:table-cell office:value-type="float" office:value="9974.47">
                <text:p>9974.47</text:p>
              </table:table-cell>
              <table:table-cell office:value-type="float" office:value="10155.1">
                <text:p>10155.1</text:p>
              </table:table-cell>
              <table:table-cell office:value-type="float" office:value="10791">
                <text:p>10791</text:p>
              </table:table-cell>
              <table:table-cell office:value-type="float" office:value="11141">
                <text:p>11141</text:p>
              </table:table-cell>
              <table:table-cell office:value-type="float" office:value="10720.7">
                <text:p>10720.7</text:p>
              </table:table-cell>
              <table:table-cell office:value-type="float" office:value="9701.44">
                <text:p>9701.44</text:p>
              </table:table-cell>
              <table:table-cell office:value-type="float" office:value="9645.58">
                <text:p>9645.58</text:p>
              </table:table-cell>
              <table:table-cell office:value-type="float" office:value="9734.54">
                <text:p>9734.54</text:p>
              </table:table-cell>
              <table:table-cell office:value-type="float" office:value="9699.15">
                <text:p>9699.15</text:p>
              </table:table-cell>
              <table:table-cell office:value-type="float" office:value="9712.93">
                <text:p>9712.93</text:p>
              </table:table-cell>
              <table:table-cell office:value-type="float" office:value="9708.24">
                <text:p>9708.24</text:p>
              </table:table-cell>
              <table:table-cell office:value-type="float" office:value="9727.86">
                <text:p>9727.86</text:p>
              </table:table-cell>
              <table:table-cell office:value-type="float" office:value="9725.26">
                <text:p>9725.26</text:p>
              </table:table-cell>
              <table:table-cell office:value-type="float" office:value="9781.32">
                <text:p>9781.32</text:p>
              </table:table-cell>
              <table:table-cell office:value-type="float" office:value="9787.11">
                <text:p>9787.11</text:p>
              </table:table-cell>
              <table:table-cell office:value-type="float" office:value="9956.61">
                <text:p>9956.61</text:p>
              </table:table-cell>
              <table:table-cell office:value-type="float" office:value="9896.57">
                <text:p>9896.57</text:p>
              </table:table-cell>
              <table:table-cell office:value-type="float" office:value="9874.28">
                <text:p>9874.28</text:p>
              </table:table-cell>
              <table:table-cell office:value-type="float" office:value="9629.33">
                <text:p>9629.33</text:p>
              </table:table-cell>
              <table:table-cell office:value-type="float" office:value="9675.61">
                <text:p>9675.61</text:p>
              </table:table-cell>
              <table:table-cell office:value-type="float" office:value="9779.58">
                <text:p>9779.58</text:p>
              </table:table-cell>
              <table:table-cell office:value-type="float" office:value="9669.74">
                <text:p>9669.74</text:p>
              </table:table-cell>
              <table:table-cell office:value-type="float" office:value="9637.33">
                <text:p>9637.33</text:p>
              </table:table-cell>
              <table:table-cell office:value-type="float" office:value="9683.94">
                <text:p>9683.94</text:p>
              </table:table-cell>
              <table:table-cell office:value-type="float" office:value="9625.91">
                <text:p>9625.91</text:p>
              </table:table-cell>
              <table:table-cell office:value-type="float" office:value="9678.24">
                <text:p>9678.24</text:p>
              </table:table-cell>
              <table:table-cell office:value-type="float" office:value="9625.77">
                <text:p>9625.77</text:p>
              </table:table-cell>
              <table:table-cell office:value-type="float" office:value="9646.17">
                <text:p>9646.17</text:p>
              </table:table-cell>
              <table:table-cell office:value-type="float" office:value="9653.08">
                <text:p>9653.08</text:p>
              </table:table-cell>
              <table:table-cell office:value-type="float" office:value="9674.95">
                <text:p>9674.95</text:p>
              </table:table-cell>
              <table:table-cell office:value-type="float" office:value="9669">
                <text:p>9669</text:p>
              </table:table-cell>
              <table:table-cell office:value-type="float" office:value="9672.27">
                <text:p>9672.27</text:p>
              </table:table-cell>
              <table:table-cell office:value-type="float" office:value="9667.59">
                <text:p>9667.59</text:p>
              </table:table-cell>
              <table:table-cell office:value-type="float" office:value="9685.13">
                <text:p>9685.13</text:p>
              </table:table-cell>
              <table:table-cell office:value-type="float" office:value="9660.09">
                <text:p>9660.09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9553.2">
                <text:p>29553.2</text:p>
                <draw:g>
                  <svg:desc>Sheet1.A15:Sheet1.HE15</svg:desc>
                </draw:g>
              </table:table-cell>
              <table:table-cell office:value-type="float" office:value="28428.2">
                <text:p>28428.2</text:p>
              </table:table-cell>
              <table:table-cell office:value-type="float" office:value="27978.2">
                <text:p>27978.2</text:p>
              </table:table-cell>
              <table:table-cell office:value-type="float" office:value="27633.9">
                <text:p>27633.9</text:p>
              </table:table-cell>
              <table:table-cell office:value-type="float" office:value="26980.5">
                <text:p>26980.5</text:p>
              </table:table-cell>
              <table:table-cell office:value-type="float" office:value="26271.3">
                <text:p>26271.3</text:p>
              </table:table-cell>
              <table:table-cell office:value-type="float" office:value="25760.4">
                <text:p>25760.4</text:p>
              </table:table-cell>
              <table:table-cell office:value-type="float" office:value="24907.7">
                <text:p>24907.7</text:p>
              </table:table-cell>
              <table:table-cell office:value-type="float" office:value="24776">
                <text:p>24776</text:p>
              </table:table-cell>
              <table:table-cell office:value-type="float" office:value="24530.5">
                <text:p>24530.5</text:p>
              </table:table-cell>
              <table:table-cell office:value-type="float" office:value="24405.1">
                <text:p>24405.1</text:p>
              </table:table-cell>
              <table:table-cell office:value-type="float" office:value="24184.1">
                <text:p>24184.1</text:p>
              </table:table-cell>
              <table:table-cell office:value-type="float" office:value="23635.4">
                <text:p>23635.4</text:p>
              </table:table-cell>
              <table:table-cell office:value-type="float" office:value="22847.2">
                <text:p>22847.2</text:p>
              </table:table-cell>
              <table:table-cell office:value-type="float" office:value="22340.7">
                <text:p>22340.7</text:p>
              </table:table-cell>
              <table:table-cell office:value-type="float" office:value="21799.4">
                <text:p>21799.4</text:p>
              </table:table-cell>
              <table:table-cell office:value-type="float" office:value="21854.7">
                <text:p>21854.7</text:p>
              </table:table-cell>
              <table:table-cell office:value-type="float" office:value="21710.3">
                <text:p>21710.3</text:p>
              </table:table-cell>
              <table:table-cell office:value-type="float" office:value="21515.1">
                <text:p>21515.1</text:p>
              </table:table-cell>
              <table:table-cell office:value-type="float" office:value="21319.7">
                <text:p>21319.7</text:p>
              </table:table-cell>
              <table:table-cell office:value-type="float" office:value="21092.1">
                <text:p>21092.1</text:p>
              </table:table-cell>
              <table:table-cell office:value-type="float" office:value="20675.9">
                <text:p>20675.9</text:p>
              </table:table-cell>
              <table:table-cell office:value-type="float" office:value="19685.5">
                <text:p>19685.5</text:p>
              </table:table-cell>
              <table:table-cell office:value-type="float" office:value="18747.1">
                <text:p>18747.1</text:p>
              </table:table-cell>
              <table:table-cell office:value-type="float" office:value="18464.9">
                <text:p>18464.9</text:p>
              </table:table-cell>
              <table:table-cell office:value-type="float" office:value="17814.3">
                <text:p>17814.3</text:p>
              </table:table-cell>
              <table:table-cell office:value-type="float" office:value="17307.2">
                <text:p>17307.2</text:p>
              </table:table-cell>
              <table:table-cell office:value-type="float" office:value="17228.9">
                <text:p>17228.9</text:p>
              </table:table-cell>
              <table:table-cell office:value-type="float" office:value="17226.4">
                <text:p>17226.4</text:p>
              </table:table-cell>
              <table:table-cell office:value-type="float" office:value="17046.5">
                <text:p>17046.5</text:p>
              </table:table-cell>
              <table:table-cell office:value-type="float" office:value="16894">
                <text:p>16894</text:p>
              </table:table-cell>
              <table:table-cell office:value-type="float" office:value="16957.9">
                <text:p>16957.9</text:p>
              </table:table-cell>
              <table:table-cell office:value-type="float" office:value="17320.9">
                <text:p>17320.9</text:p>
              </table:table-cell>
              <table:table-cell office:value-type="float" office:value="17618.4">
                <text:p>17618.4</text:p>
              </table:table-cell>
              <table:table-cell office:value-type="float" office:value="18082.3">
                <text:p>18082.3</text:p>
              </table:table-cell>
              <table:table-cell office:value-type="float" office:value="18983.4">
                <text:p>18983.4</text:p>
              </table:table-cell>
              <table:table-cell office:value-type="float" office:value="18368.8">
                <text:p>18368.8</text:p>
              </table:table-cell>
              <table:table-cell office:value-type="float" office:value="18014.8">
                <text:p>18014.8</text:p>
              </table:table-cell>
              <table:table-cell office:value-type="float" office:value="17489.3">
                <text:p>17489.3</text:p>
              </table:table-cell>
              <table:table-cell office:value-type="float" office:value="16428.2">
                <text:p>16428.2</text:p>
              </table:table-cell>
              <table:table-cell office:value-type="float" office:value="17218.6">
                <text:p>17218.6</text:p>
              </table:table-cell>
              <table:table-cell office:value-type="float" office:value="17259.5">
                <text:p>17259.5</text:p>
              </table:table-cell>
              <table:table-cell office:value-type="float" office:value="16864.8">
                <text:p>16864.8</text:p>
              </table:table-cell>
              <table:table-cell office:value-type="float" office:value="15864.4">
                <text:p>15864.4</text:p>
              </table:table-cell>
              <table:table-cell office:value-type="float" office:value="15823.7">
                <text:p>15823.7</text:p>
              </table:table-cell>
              <table:table-cell office:value-type="float" office:value="15778.4">
                <text:p>15778.4</text:p>
              </table:table-cell>
              <table:table-cell office:value-type="float" office:value="15663.5">
                <text:p>15663.5</text:p>
              </table:table-cell>
              <table:table-cell office:value-type="float" office:value="15527.6">
                <text:p>15527.6</text:p>
              </table:table-cell>
              <table:table-cell office:value-type="float" office:value="15632.1">
                <text:p>15632.1</text:p>
              </table:table-cell>
              <table:table-cell office:value-type="float" office:value="15349.8">
                <text:p>15349.8</text:p>
              </table:table-cell>
              <table:table-cell office:value-type="float" office:value="15780.8">
                <text:p>15780.8</text:p>
              </table:table-cell>
              <table:table-cell office:value-type="float" office:value="15872.7">
                <text:p>15872.7</text:p>
              </table:table-cell>
              <table:table-cell office:value-type="float" office:value="15491.4">
                <text:p>15491.4</text:p>
              </table:table-cell>
              <table:table-cell office:value-type="float" office:value="15282.3">
                <text:p>15282.3</text:p>
              </table:table-cell>
              <table:table-cell office:value-type="float" office:value="15582.9">
                <text:p>15582.9</text:p>
              </table:table-cell>
              <table:table-cell office:value-type="float" office:value="15658.2">
                <text:p>15658.2</text:p>
              </table:table-cell>
              <table:table-cell office:value-type="float" office:value="15398.9">
                <text:p>15398.9</text:p>
              </table:table-cell>
              <table:table-cell office:value-type="float" office:value="15222.8">
                <text:p>15222.8</text:p>
              </table:table-cell>
              <table:table-cell office:value-type="float" office:value="15175.6">
                <text:p>15175.6</text:p>
              </table:table-cell>
              <table:table-cell office:value-type="float" office:value="14891">
                <text:p>14891</text:p>
              </table:table-cell>
              <table:table-cell office:value-type="float" office:value="14860.1">
                <text:p>14860.1</text:p>
              </table:table-cell>
              <table:table-cell office:value-type="float" office:value="14843.5">
                <text:p>14843.5</text:p>
              </table:table-cell>
              <table:table-cell office:value-type="float" office:value="14837.8">
                <text:p>14837.8</text:p>
              </table:table-cell>
              <table:table-cell office:value-type="float" office:value="15441.6">
                <text:p>15441.6</text:p>
              </table:table-cell>
              <table:table-cell office:value-type="float" office:value="15535">
                <text:p>15535</text:p>
              </table:table-cell>
              <table:table-cell office:value-type="float" office:value="15480.3">
                <text:p>15480.3</text:p>
              </table:table-cell>
              <table:table-cell office:value-type="float" office:value="15373.9">
                <text:p>15373.9</text:p>
              </table:table-cell>
              <table:table-cell office:value-type="float" office:value="15427.9">
                <text:p>15427.9</text:p>
              </table:table-cell>
              <table:table-cell office:value-type="float" office:value="15768.5">
                <text:p>15768.5</text:p>
              </table:table-cell>
              <table:table-cell office:value-type="float" office:value="15246.6">
                <text:p>15246.6</text:p>
              </table:table-cell>
              <table:table-cell office:value-type="float" office:value="14383.3">
                <text:p>14383.3</text:p>
              </table:table-cell>
              <table:table-cell office:value-type="float" office:value="13977.5">
                <text:p>13977.5</text:p>
              </table:table-cell>
              <table:table-cell office:value-type="float" office:value="13676.3">
                <text:p>13676.3</text:p>
              </table:table-cell>
              <table:table-cell office:value-type="float" office:value="13633.1">
                <text:p>13633.1</text:p>
              </table:table-cell>
              <table:table-cell office:value-type="float" office:value="13735.2">
                <text:p>13735.2</text:p>
              </table:table-cell>
              <table:table-cell office:value-type="float" office:value="13656.5">
                <text:p>13656.5</text:p>
              </table:table-cell>
              <table:table-cell office:value-type="float" office:value="13985.3">
                <text:p>13985.3</text:p>
              </table:table-cell>
              <table:table-cell office:value-type="float" office:value="14278.3">
                <text:p>14278.3</text:p>
              </table:table-cell>
              <table:table-cell office:value-type="float" office:value="14281.3">
                <text:p>14281.3</text:p>
              </table:table-cell>
              <table:table-cell office:value-type="float" office:value="14031.1">
                <text:p>14031.1</text:p>
              </table:table-cell>
              <table:table-cell office:value-type="float" office:value="13258.3">
                <text:p>13258.3</text:p>
              </table:table-cell>
              <table:table-cell office:value-type="float" office:value="13206.4">
                <text:p>13206.4</text:p>
              </table:table-cell>
              <table:table-cell office:value-type="float" office:value="13371.6">
                <text:p>13371.6</text:p>
              </table:table-cell>
              <table:table-cell office:value-type="float" office:value="13883.2">
                <text:p>13883.2</text:p>
              </table:table-cell>
              <table:table-cell office:value-type="float" office:value="14017.4">
                <text:p>14017.4</text:p>
              </table:table-cell>
              <table:table-cell office:value-type="float" office:value="14006.9">
                <text:p>14006.9</text:p>
              </table:table-cell>
              <table:table-cell office:value-type="float" office:value="13525.2">
                <text:p>13525.2</text:p>
              </table:table-cell>
              <table:table-cell office:value-type="float" office:value="13682.2">
                <text:p>13682.2</text:p>
              </table:table-cell>
              <table:table-cell office:value-type="float" office:value="13269">
                <text:p>13269</text:p>
              </table:table-cell>
              <table:table-cell office:value-type="float" office:value="13458.8">
                <text:p>13458.8</text:p>
              </table:table-cell>
              <table:table-cell office:value-type="float" office:value="13503.3">
                <text:p>13503.3</text:p>
              </table:table-cell>
              <table:table-cell office:value-type="float" office:value="13187.4">
                <text:p>13187.4</text:p>
              </table:table-cell>
              <table:table-cell office:value-type="float" office:value="12859.5">
                <text:p>12859.5</text:p>
              </table:table-cell>
              <table:table-cell office:value-type="float" office:value="12496.5">
                <text:p>12496.5</text:p>
              </table:table-cell>
              <table:table-cell office:value-type="float" office:value="12487.4">
                <text:p>12487.4</text:p>
              </table:table-cell>
              <table:table-cell office:value-type="float" office:value="12709.7">
                <text:p>12709.7</text:p>
              </table:table-cell>
              <table:table-cell office:value-type="float" office:value="12749.6">
                <text:p>12749.6</text:p>
              </table:table-cell>
              <table:table-cell office:value-type="float" office:value="12616.4">
                <text:p>12616.4</text:p>
              </table:table-cell>
              <table:table-cell office:value-type="float" office:value="12473.8">
                <text:p>12473.8</text:p>
              </table:table-cell>
              <table:table-cell office:value-type="float" office:value="12371">
                <text:p>12371</text:p>
              </table:table-cell>
              <table:table-cell office:value-type="float" office:value="12446.5">
                <text:p>12446.5</text:p>
              </table:table-cell>
              <table:table-cell office:value-type="float" office:value="12838.9">
                <text:p>12838.9</text:p>
              </table:table-cell>
              <table:table-cell office:value-type="float" office:value="13819.5">
                <text:p>13819.5</text:p>
              </table:table-cell>
              <table:table-cell office:value-type="float" office:value="13536.5">
                <text:p>13536.5</text:p>
              </table:table-cell>
              <table:table-cell office:value-type="float" office:value="13758.9">
                <text:p>13758.9</text:p>
              </table:table-cell>
              <table:table-cell office:value-type="float" office:value="13344.5">
                <text:p>13344.5</text:p>
              </table:table-cell>
              <table:table-cell office:value-type="float" office:value="12216.6">
                <text:p>12216.6</text:p>
              </table:table-cell>
              <table:table-cell office:value-type="float" office:value="12174.3">
                <text:p>12174.3</text:p>
              </table:table-cell>
              <table:table-cell office:value-type="float" office:value="12236.3">
                <text:p>12236.3</text:p>
              </table:table-cell>
              <table:table-cell office:value-type="float" office:value="12159.6">
                <text:p>12159.6</text:p>
              </table:table-cell>
              <table:table-cell office:value-type="float" office:value="12146.5">
                <text:p>12146.5</text:p>
              </table:table-cell>
              <table:table-cell office:value-type="float" office:value="12278.4">
                <text:p>12278.4</text:p>
              </table:table-cell>
              <table:table-cell office:value-type="float" office:value="12516.9">
                <text:p>12516.9</text:p>
              </table:table-cell>
              <table:table-cell office:value-type="float" office:value="12719.1">
                <text:p>12719.1</text:p>
              </table:table-cell>
              <table:table-cell office:value-type="float" office:value="12712.4">
                <text:p>12712.4</text:p>
              </table:table-cell>
              <table:table-cell office:value-type="float" office:value="12876.2">
                <text:p>12876.2</text:p>
              </table:table-cell>
              <table:table-cell office:value-type="float" office:value="12947.8">
                <text:p>12947.8</text:p>
              </table:table-cell>
              <table:table-cell office:value-type="float" office:value="12888.9">
                <text:p>12888.9</text:p>
              </table:table-cell>
              <table:table-cell office:value-type="float" office:value="12916.8">
                <text:p>12916.8</text:p>
              </table:table-cell>
              <table:table-cell office:value-type="float" office:value="13167.8">
                <text:p>13167.8</text:p>
              </table:table-cell>
              <table:table-cell office:value-type="float" office:value="12951.4">
                <text:p>12951.4</text:p>
              </table:table-cell>
              <table:table-cell office:value-type="float" office:value="12598.6">
                <text:p>12598.6</text:p>
              </table:table-cell>
              <table:table-cell office:value-type="float" office:value="11848">
                <text:p>11848</text:p>
              </table:table-cell>
              <table:table-cell office:value-type="float" office:value="11779.5">
                <text:p>11779.5</text:p>
              </table:table-cell>
              <table:table-cell office:value-type="float" office:value="11869.5">
                <text:p>11869.5</text:p>
              </table:table-cell>
              <table:table-cell office:value-type="float" office:value="11891.1">
                <text:p>11891.1</text:p>
              </table:table-cell>
              <table:table-cell office:value-type="float" office:value="12001.7">
                <text:p>12001.7</text:p>
              </table:table-cell>
              <table:table-cell office:value-type="float" office:value="12702.7">
                <text:p>12702.7</text:p>
              </table:table-cell>
              <table:table-cell office:value-type="float" office:value="12323.3">
                <text:p>12323.3</text:p>
              </table:table-cell>
              <table:table-cell office:value-type="float" office:value="12754.6">
                <text:p>12754.6</text:p>
              </table:table-cell>
              <table:table-cell office:value-type="float" office:value="12966.7">
                <text:p>12966.7</text:p>
              </table:table-cell>
              <table:table-cell office:value-type="float" office:value="12902">
                <text:p>12902</text:p>
              </table:table-cell>
              <table:table-cell office:value-type="float" office:value="12984.1">
                <text:p>12984.1</text:p>
              </table:table-cell>
              <table:table-cell office:value-type="float" office:value="13114.3">
                <text:p>13114.3</text:p>
              </table:table-cell>
              <table:table-cell office:value-type="float" office:value="13560.2">
                <text:p>13560.2</text:p>
              </table:table-cell>
              <table:table-cell office:value-type="float" office:value="14043">
                <text:p>14043</text:p>
              </table:table-cell>
              <table:table-cell office:value-type="float" office:value="13832.2">
                <text:p>13832.2</text:p>
              </table:table-cell>
              <table:table-cell office:value-type="float" office:value="11980.7">
                <text:p>11980.7</text:p>
              </table:table-cell>
              <table:table-cell office:value-type="float" office:value="11567.9">
                <text:p>11567.9</text:p>
              </table:table-cell>
              <table:table-cell office:value-type="float" office:value="11567.6">
                <text:p>11567.6</text:p>
              </table:table-cell>
              <table:table-cell office:value-type="float" office:value="11544.6">
                <text:p>11544.6</text:p>
              </table:table-cell>
              <table:table-cell office:value-type="float" office:value="11600">
                <text:p>11600</text:p>
              </table:table-cell>
              <table:table-cell office:value-type="float" office:value="11574.5">
                <text:p>11574.5</text:p>
              </table:table-cell>
              <table:table-cell office:value-type="float" office:value="11617">
                <text:p>11617</text:p>
              </table:table-cell>
              <table:table-cell office:value-type="float" office:value="11549.2">
                <text:p>11549.2</text:p>
              </table:table-cell>
              <table:table-cell office:value-type="float" office:value="11596.4">
                <text:p>11596.4</text:p>
              </table:table-cell>
              <table:table-cell office:value-type="float" office:value="11628.3">
                <text:p>11628.3</text:p>
              </table:table-cell>
              <table:table-cell office:value-type="float" office:value="11495.7">
                <text:p>11495.7</text:p>
              </table:table-cell>
              <table:table-cell office:value-type="float" office:value="11499.1">
                <text:p>11499.1</text:p>
              </table:table-cell>
              <table:table-cell office:value-type="float" office:value="11712.6">
                <text:p>11712.6</text:p>
              </table:table-cell>
              <table:table-cell office:value-type="float" office:value="11481.7">
                <text:p>11481.7</text:p>
              </table:table-cell>
              <table:table-cell office:value-type="float" office:value="11430.7">
                <text:p>11430.7</text:p>
              </table:table-cell>
              <table:table-cell office:value-type="float" office:value="11446.3">
                <text:p>11446.3</text:p>
              </table:table-cell>
              <table:table-cell office:value-type="float" office:value="11438.7">
                <text:p>11438.7</text:p>
              </table:table-cell>
              <table:table-cell office:value-type="float" office:value="11350.5">
                <text:p>11350.5</text:p>
              </table:table-cell>
              <table:table-cell office:value-type="float" office:value="11306.3">
                <text:p>11306.3</text:p>
              </table:table-cell>
              <table:table-cell office:value-type="float" office:value="11303.8">
                <text:p>11303.8</text:p>
              </table:table-cell>
              <table:table-cell office:value-type="float" office:value="11304.8">
                <text:p>11304.8</text:p>
              </table:table-cell>
              <table:table-cell office:value-type="float" office:value="11259.4">
                <text:p>11259.4</text:p>
              </table:table-cell>
              <table:table-cell office:value-type="float" office:value="11236.3">
                <text:p>11236.3</text:p>
              </table:table-cell>
              <table:table-cell office:value-type="float" office:value="11273.9">
                <text:p>11273.9</text:p>
              </table:table-cell>
              <table:table-cell office:value-type="float" office:value="11380.2">
                <text:p>11380.2</text:p>
              </table:table-cell>
              <table:table-cell office:value-type="float" office:value="11265.7">
                <text:p>11265.7</text:p>
              </table:table-cell>
              <table:table-cell office:value-type="float" office:value="11223.3">
                <text:p>11223.3</text:p>
              </table:table-cell>
              <table:table-cell office:value-type="float" office:value="11198.7">
                <text:p>11198.7</text:p>
              </table:table-cell>
              <table:table-cell office:value-type="float" office:value="11160.2">
                <text:p>11160.2</text:p>
              </table:table-cell>
              <table:table-cell office:value-type="float" office:value="11154.4">
                <text:p>11154.4</text:p>
              </table:table-cell>
              <table:table-cell office:value-type="float" office:value="11148.9">
                <text:p>11148.9</text:p>
              </table:table-cell>
              <table:table-cell office:value-type="float" office:value="11185.2">
                <text:p>11185.2</text:p>
              </table:table-cell>
              <table:table-cell office:value-type="float" office:value="11080.9">
                <text:p>11080.9</text:p>
              </table:table-cell>
              <table:table-cell office:value-type="float" office:value="11092.8">
                <text:p>11092.8</text:p>
              </table:table-cell>
              <table:table-cell office:value-type="float" office:value="11092.6">
                <text:p>11092.6</text:p>
              </table:table-cell>
              <table:table-cell office:value-type="float" office:value="11080.7">
                <text:p>11080.7</text:p>
              </table:table-cell>
              <table:table-cell office:value-type="float" office:value="11092.4">
                <text:p>11092.4</text:p>
              </table:table-cell>
              <table:table-cell office:value-type="float" office:value="11215.7">
                <text:p>11215.7</text:p>
              </table:table-cell>
              <table:table-cell office:value-type="float" office:value="11185.2">
                <text:p>11185.2</text:p>
              </table:table-cell>
              <table:table-cell office:value-type="float" office:value="11016.3">
                <text:p>11016.3</text:p>
              </table:table-cell>
              <table:table-cell office:value-type="float" office:value="11036.9">
                <text:p>11036.9</text:p>
              </table:table-cell>
              <table:table-cell office:value-type="float" office:value="11046.1">
                <text:p>11046.1</text:p>
              </table:table-cell>
              <table:table-cell office:value-type="float" office:value="11077">
                <text:p>11077</text:p>
              </table:table-cell>
              <table:table-cell office:value-type="float" office:value="10975.2">
                <text:p>10975.2</text:p>
              </table:table-cell>
              <table:table-cell office:value-type="float" office:value="11000.3">
                <text:p>11000.3</text:p>
              </table:table-cell>
              <table:table-cell office:value-type="float" office:value="10974.7">
                <text:p>10974.7</text:p>
              </table:table-cell>
              <table:table-cell office:value-type="float" office:value="10941.2">
                <text:p>10941.2</text:p>
              </table:table-cell>
              <table:table-cell office:value-type="float" office:value="11140.5">
                <text:p>11140.5</text:p>
              </table:table-cell>
              <table:table-cell office:value-type="float" office:value="11814.2">
                <text:p>11814.2</text:p>
              </table:table-cell>
              <table:table-cell office:value-type="float" office:value="13172.3">
                <text:p>13172.3</text:p>
              </table:table-cell>
              <table:table-cell office:value-type="float" office:value="13112.2">
                <text:p>13112.2</text:p>
              </table:table-cell>
              <table:table-cell office:value-type="float" office:value="12227.8">
                <text:p>12227.8</text:p>
              </table:table-cell>
              <table:table-cell office:value-type="float" office:value="13133">
                <text:p>13133</text:p>
              </table:table-cell>
              <table:table-cell office:value-type="float" office:value="12623.2">
                <text:p>12623.2</text:p>
              </table:table-cell>
              <table:table-cell office:value-type="float" office:value="13820.3">
                <text:p>13820.3</text:p>
              </table:table-cell>
              <table:table-cell office:value-type="float" office:value="13760.5">
                <text:p>13760.5</text:p>
              </table:table-cell>
              <table:table-cell office:value-type="float" office:value="11433.2">
                <text:p>11433.2</text:p>
              </table:table-cell>
              <table:table-cell office:value-type="float" office:value="10997.1">
                <text:p>10997.1</text:p>
              </table:table-cell>
              <table:table-cell office:value-type="float" office:value="11013.9">
                <text:p>11013.9</text:p>
              </table:table-cell>
              <table:table-cell office:value-type="float" office:value="10945.9">
                <text:p>10945.9</text:p>
              </table:table-cell>
              <table:table-cell office:value-type="float" office:value="10988.7">
                <text:p>10988.7</text:p>
              </table:table-cell>
              <table:table-cell office:value-type="float" office:value="11298.2">
                <text:p>11298.2</text:p>
              </table:table-cell>
              <table:table-cell office:value-type="float" office:value="11629">
                <text:p>11629</text:p>
              </table:table-cell>
              <table:table-cell office:value-type="float" office:value="12151.5">
                <text:p>12151.5</text:p>
              </table:table-cell>
              <table:table-cell office:value-type="float" office:value="12060.6">
                <text:p>12060.6</text:p>
              </table:table-cell>
              <table:table-cell office:value-type="float" office:value="10997.9">
                <text:p>10997.9</text:p>
              </table:table-cell>
              <table:table-cell office:value-type="float" office:value="10862.2">
                <text:p>10862.2</text:p>
              </table:table-cell>
              <table:table-cell office:value-type="float" office:value="10915">
                <text:p>10915</text:p>
              </table:table-cell>
              <table:table-cell office:value-type="float" office:value="10928.7">
                <text:p>10928.7</text:p>
              </table:table-cell>
              <table:table-cell office:value-type="float" office:value="10874.3">
                <text:p>10874.3</text:p>
              </table:table-cell>
              <table:table-cell office:value-type="float" office:value="10860.4">
                <text:p>10860.4</text:p>
              </table:table-cell>
              <table:table-cell office:value-type="float" office:value="10918.7">
                <text:p>10918.7</text:p>
              </table:table-cell>
              <table:table-cell office:value-type="float" office:value="10850.2">
                <text:p>10850.2</text:p>
              </table:table-cell>
              <table:table-cell office:value-type="float" office:value="10851.5">
                <text:p>10851.5</text:p>
              </table:table-cell>
              <table:table-cell office:value-type="float" office:value="10864.3">
                <text:p>10864.3</text:p>
              </table:table-cell>
              <table:table-cell office:value-type="float" office:value="10926.1">
                <text:p>10926.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9011.4">
                <text:p>29011.4</text:p>
                <draw:g>
                  <svg:desc>Sheet1.A19:Sheet1.JK19</svg:desc>
                </draw:g>
              </table:table-cell>
              <table:table-cell office:value-type="float" office:value="28411.7">
                <text:p>28411.7</text:p>
              </table:table-cell>
              <table:table-cell office:value-type="float" office:value="28021.4">
                <text:p>28021.4</text:p>
              </table:table-cell>
              <table:table-cell office:value-type="float" office:value="27133.6">
                <text:p>27133.6</text:p>
              </table:table-cell>
              <table:table-cell office:value-type="float" office:value="26864.8">
                <text:p>26864.8</text:p>
              </table:table-cell>
              <table:table-cell office:value-type="float" office:value="25300.5">
                <text:p>25300.5</text:p>
              </table:table-cell>
              <table:table-cell office:value-type="float" office:value="24456">
                <text:p>24456</text:p>
              </table:table-cell>
              <table:table-cell office:value-type="float" office:value="24207.2">
                <text:p>24207.2</text:p>
              </table:table-cell>
              <table:table-cell office:value-type="float" office:value="24072.6">
                <text:p>24072.6</text:p>
              </table:table-cell>
              <table:table-cell office:value-type="float" office:value="23350.7">
                <text:p>23350.7</text:p>
              </table:table-cell>
              <table:table-cell office:value-type="float" office:value="23120.5">
                <text:p>23120.5</text:p>
              </table:table-cell>
              <table:table-cell office:value-type="float" office:value="22335.1">
                <text:p>22335.1</text:p>
              </table:table-cell>
              <table:table-cell office:value-type="float" office:value="21670.8">
                <text:p>21670.8</text:p>
              </table:table-cell>
              <table:table-cell office:value-type="float" office:value="21264.9">
                <text:p>21264.9</text:p>
              </table:table-cell>
              <table:table-cell office:value-type="float" office:value="20416.7">
                <text:p>20416.7</text:p>
              </table:table-cell>
              <table:table-cell office:value-type="float" office:value="19886.3">
                <text:p>19886.3</text:p>
              </table:table-cell>
              <table:table-cell office:value-type="float" office:value="19892.1">
                <text:p>19892.1</text:p>
              </table:table-cell>
              <table:table-cell office:value-type="float" office:value="19747.1">
                <text:p>19747.1</text:p>
              </table:table-cell>
              <table:table-cell office:value-type="float" office:value="19484.5">
                <text:p>19484.5</text:p>
              </table:table-cell>
              <table:table-cell office:value-type="float" office:value="19244">
                <text:p>19244</text:p>
              </table:table-cell>
              <table:table-cell office:value-type="float" office:value="18081.1">
                <text:p>18081.1</text:p>
              </table:table-cell>
              <table:table-cell office:value-type="float" office:value="17794.6">
                <text:p>17794.6</text:p>
              </table:table-cell>
              <table:table-cell office:value-type="float" office:value="17557.2">
                <text:p>17557.2</text:p>
              </table:table-cell>
              <table:table-cell office:value-type="float" office:value="17368.8">
                <text:p>17368.8</text:p>
              </table:table-cell>
              <table:table-cell office:value-type="float" office:value="17027.2">
                <text:p>17027.2</text:p>
              </table:table-cell>
              <table:table-cell office:value-type="float" office:value="16861.1">
                <text:p>16861.1</text:p>
              </table:table-cell>
              <table:table-cell office:value-type="float" office:value="16380.7">
                <text:p>16380.7</text:p>
              </table:table-cell>
              <table:table-cell office:value-type="float" office:value="16398">
                <text:p>16398</text:p>
              </table:table-cell>
              <table:table-cell office:value-type="float" office:value="15580.6">
                <text:p>15580.6</text:p>
              </table:table-cell>
              <table:table-cell office:value-type="float" office:value="15302.9">
                <text:p>15302.9</text:p>
              </table:table-cell>
              <table:table-cell office:value-type="float" office:value="15153.3">
                <text:p>15153.3</text:p>
              </table:table-cell>
              <table:table-cell office:value-type="float" office:value="15064.3">
                <text:p>15064.3</text:p>
              </table:table-cell>
              <table:table-cell office:value-type="float" office:value="15153.8">
                <text:p>15153.8</text:p>
              </table:table-cell>
              <table:table-cell office:value-type="float" office:value="15285.6">
                <text:p>15285.6</text:p>
              </table:table-cell>
              <table:table-cell office:value-type="float" office:value="15450.6">
                <text:p>15450.6</text:p>
              </table:table-cell>
              <table:table-cell office:value-type="float" office:value="15598.2">
                <text:p>15598.2</text:p>
              </table:table-cell>
              <table:table-cell office:value-type="float" office:value="16362.6">
                <text:p>16362.6</text:p>
              </table:table-cell>
              <table:table-cell office:value-type="float" office:value="16087.7">
                <text:p>16087.7</text:p>
              </table:table-cell>
              <table:table-cell office:value-type="float" office:value="15138.3">
                <text:p>15138.3</text:p>
              </table:table-cell>
              <table:table-cell office:value-type="float" office:value="15167.7">
                <text:p>15167.7</text:p>
              </table:table-cell>
              <table:table-cell office:value-type="float" office:value="14852">
                <text:p>14852</text:p>
              </table:table-cell>
              <table:table-cell office:value-type="float" office:value="14898.5">
                <text:p>14898.5</text:p>
              </table:table-cell>
              <table:table-cell office:value-type="float" office:value="14748">
                <text:p>14748</text:p>
              </table:table-cell>
              <table:table-cell office:value-type="float" office:value="14556.9">
                <text:p>14556.9</text:p>
              </table:table-cell>
              <table:table-cell office:value-type="float" office:value="14422.3">
                <text:p>14422.3</text:p>
              </table:table-cell>
              <table:table-cell office:value-type="float" office:value="14548">
                <text:p>14548</text:p>
              </table:table-cell>
              <table:table-cell office:value-type="float" office:value="14739.2">
                <text:p>14739.2</text:p>
              </table:table-cell>
              <table:table-cell office:value-type="float" office:value="15191.4">
                <text:p>15191.4</text:p>
              </table:table-cell>
              <table:table-cell office:value-type="float" office:value="15465">
                <text:p>15465</text:p>
              </table:table-cell>
              <table:table-cell office:value-type="float" office:value="15242.4">
                <text:p>15242.4</text:p>
              </table:table-cell>
              <table:table-cell office:value-type="float" office:value="15649.3">
                <text:p>15649.3</text:p>
              </table:table-cell>
              <table:table-cell office:value-type="float" office:value="16739.6">
                <text:p>16739.6</text:p>
              </table:table-cell>
              <table:table-cell office:value-type="float" office:value="16930.6">
                <text:p>16930.6</text:p>
              </table:table-cell>
              <table:table-cell office:value-type="float" office:value="16188.7">
                <text:p>16188.7</text:p>
              </table:table-cell>
              <table:table-cell office:value-type="float" office:value="14657.5">
                <text:p>14657.5</text:p>
              </table:table-cell>
              <table:table-cell office:value-type="float" office:value="14980.8">
                <text:p>14980.8</text:p>
              </table:table-cell>
              <table:table-cell office:value-type="float" office:value="14578">
                <text:p>14578</text:p>
              </table:table-cell>
              <table:table-cell office:value-type="float" office:value="14563.3">
                <text:p>14563.3</text:p>
              </table:table-cell>
              <table:table-cell office:value-type="float" office:value="14811">
                <text:p>14811</text:p>
              </table:table-cell>
              <table:table-cell office:value-type="float" office:value="15025">
                <text:p>15025</text:p>
              </table:table-cell>
              <table:table-cell office:value-type="float" office:value="14630.7">
                <text:p>14630.7</text:p>
              </table:table-cell>
              <table:table-cell office:value-type="float" office:value="14181.3">
                <text:p>14181.3</text:p>
              </table:table-cell>
              <table:table-cell office:value-type="float" office:value="14013.9">
                <text:p>14013.9</text:p>
              </table:table-cell>
              <table:table-cell office:value-type="float" office:value="14061">
                <text:p>14061</text:p>
              </table:table-cell>
              <table:table-cell office:value-type="float" office:value="14508.4">
                <text:p>14508.4</text:p>
              </table:table-cell>
              <table:table-cell office:value-type="float" office:value="14628.7">
                <text:p>14628.7</text:p>
              </table:table-cell>
              <table:table-cell office:value-type="float" office:value="14177.6">
                <text:p>14177.6</text:p>
              </table:table-cell>
              <table:table-cell office:value-type="float" office:value="14038.2">
                <text:p>14038.2</text:p>
              </table:table-cell>
              <table:table-cell office:value-type="float" office:value="14594.1">
                <text:p>14594.1</text:p>
              </table:table-cell>
              <table:table-cell office:value-type="float" office:value="14708.4">
                <text:p>14708.4</text:p>
              </table:table-cell>
              <table:table-cell office:value-type="float" office:value="15114.1">
                <text:p>15114.1</text:p>
              </table:table-cell>
              <table:table-cell office:value-type="float" office:value="15607.4">
                <text:p>15607.4</text:p>
              </table:table-cell>
              <table:table-cell office:value-type="float" office:value="15097.3">
                <text:p>15097.3</text:p>
              </table:table-cell>
              <table:table-cell office:value-type="float" office:value="14820.3">
                <text:p>14820.3</text:p>
              </table:table-cell>
              <table:table-cell office:value-type="float" office:value="15320.8">
                <text:p>15320.8</text:p>
              </table:table-cell>
              <table:table-cell office:value-type="float" office:value="15535.4">
                <text:p>15535.4</text:p>
              </table:table-cell>
              <table:table-cell office:value-type="float" office:value="15380.5">
                <text:p>15380.5</text:p>
              </table:table-cell>
              <table:table-cell office:value-type="float" office:value="15158.4">
                <text:p>15158.4</text:p>
              </table:table-cell>
              <table:table-cell office:value-type="float" office:value="14199.3">
                <text:p>14199.3</text:p>
              </table:table-cell>
              <table:table-cell office:value-type="float" office:value="14412.7">
                <text:p>14412.7</text:p>
              </table:table-cell>
              <table:table-cell office:value-type="float" office:value="14451.8">
                <text:p>14451.8</text:p>
              </table:table-cell>
              <table:table-cell office:value-type="float" office:value="14881.8">
                <text:p>14881.8</text:p>
              </table:table-cell>
              <table:table-cell office:value-type="float" office:value="14287.6">
                <text:p>14287.6</text:p>
              </table:table-cell>
              <table:table-cell office:value-type="float" office:value="14815.9">
                <text:p>14815.9</text:p>
              </table:table-cell>
              <table:table-cell office:value-type="float" office:value="15092.6">
                <text:p>15092.6</text:p>
              </table:table-cell>
              <table:table-cell office:value-type="float" office:value="16312.8">
                <text:p>16312.8</text:p>
              </table:table-cell>
              <table:table-cell office:value-type="float" office:value="16913.4">
                <text:p>16913.4</text:p>
              </table:table-cell>
              <table:table-cell office:value-type="float" office:value="15268.4">
                <text:p>15268.4</text:p>
              </table:table-cell>
              <table:table-cell office:value-type="float" office:value="14856.9">
                <text:p>14856.9</text:p>
              </table:table-cell>
              <table:table-cell office:value-type="float" office:value="14785.5">
                <text:p>14785.5</text:p>
              </table:table-cell>
              <table:table-cell office:value-type="float" office:value="12968.5">
                <text:p>12968.5</text:p>
              </table:table-cell>
              <table:table-cell office:value-type="float" office:value="12731.6">
                <text:p>12731.6</text:p>
              </table:table-cell>
              <table:table-cell office:value-type="float" office:value="12683.6">
                <text:p>12683.6</text:p>
              </table:table-cell>
              <table:table-cell office:value-type="float" office:value="12544.7">
                <text:p>12544.7</text:p>
              </table:table-cell>
              <table:table-cell office:value-type="float" office:value="12561.2">
                <text:p>12561.2</text:p>
              </table:table-cell>
              <table:table-cell office:value-type="float" office:value="12244.4">
                <text:p>12244.4</text:p>
              </table:table-cell>
              <table:table-cell office:value-type="float" office:value="12129">
                <text:p>12129</text:p>
              </table:table-cell>
              <table:table-cell office:value-type="float" office:value="12241.3">
                <text:p>12241.3</text:p>
              </table:table-cell>
              <table:table-cell office:value-type="float" office:value="12302.2">
                <text:p>12302.2</text:p>
              </table:table-cell>
              <table:table-cell office:value-type="float" office:value="12525.5">
                <text:p>12525.5</text:p>
              </table:table-cell>
              <table:table-cell office:value-type="float" office:value="12496.6">
                <text:p>12496.6</text:p>
              </table:table-cell>
              <table:table-cell office:value-type="float" office:value="12124.8">
                <text:p>12124.8</text:p>
              </table:table-cell>
              <table:table-cell office:value-type="float" office:value="12359.4">
                <text:p>12359.4</text:p>
              </table:table-cell>
              <table:table-cell office:value-type="float" office:value="12174.2">
                <text:p>12174.2</text:p>
              </table:table-cell>
              <table:table-cell office:value-type="float" office:value="11829.9">
                <text:p>11829.9</text:p>
              </table:table-cell>
              <table:table-cell office:value-type="float" office:value="11875.4">
                <text:p>11875.4</text:p>
              </table:table-cell>
              <table:table-cell office:value-type="float" office:value="12195.7">
                <text:p>12195.7</text:p>
              </table:table-cell>
              <table:table-cell office:value-type="float" office:value="12062.9">
                <text:p>12062.9</text:p>
              </table:table-cell>
              <table:table-cell office:value-type="float" office:value="11908.4">
                <text:p>11908.4</text:p>
              </table:table-cell>
              <table:table-cell office:value-type="float" office:value="12605.4">
                <text:p>12605.4</text:p>
              </table:table-cell>
              <table:table-cell office:value-type="float" office:value="12487">
                <text:p>12487</text:p>
              </table:table-cell>
              <table:table-cell office:value-type="float" office:value="12166.4">
                <text:p>12166.4</text:p>
              </table:table-cell>
              <table:table-cell office:value-type="float" office:value="12176.6">
                <text:p>12176.6</text:p>
              </table:table-cell>
              <table:table-cell office:value-type="float" office:value="11540.9">
                <text:p>11540.9</text:p>
              </table:table-cell>
              <table:table-cell office:value-type="float" office:value="11447.1">
                <text:p>11447.1</text:p>
              </table:table-cell>
              <table:table-cell office:value-type="float" office:value="11464.8">
                <text:p>11464.8</text:p>
              </table:table-cell>
              <table:table-cell office:value-type="float" office:value="11473.7">
                <text:p>11473.7</text:p>
              </table:table-cell>
              <table:table-cell office:value-type="float" office:value="11418.8">
                <text:p>11418.8</text:p>
              </table:table-cell>
              <table:table-cell office:value-type="float" office:value="12093.1">
                <text:p>12093.1</text:p>
              </table:table-cell>
              <table:table-cell office:value-type="float" office:value="12716.2">
                <text:p>12716.2</text:p>
              </table:table-cell>
              <table:table-cell office:value-type="float" office:value="11997.1">
                <text:p>11997.1</text:p>
              </table:table-cell>
              <table:table-cell office:value-type="float" office:value="12151.3">
                <text:p>12151.3</text:p>
              </table:table-cell>
              <table:table-cell office:value-type="float" office:value="12743.9">
                <text:p>12743.9</text:p>
              </table:table-cell>
              <table:table-cell office:value-type="float" office:value="13377.8">
                <text:p>13377.8</text:p>
              </table:table-cell>
              <table:table-cell office:value-type="float" office:value="12433.3">
                <text:p>12433.3</text:p>
              </table:table-cell>
              <table:table-cell office:value-type="float" office:value="11616.7">
                <text:p>11616.7</text:p>
              </table:table-cell>
              <table:table-cell office:value-type="float" office:value="12183.9">
                <text:p>12183.9</text:p>
              </table:table-cell>
              <table:table-cell office:value-type="float" office:value="12162.4">
                <text:p>12162.4</text:p>
              </table:table-cell>
              <table:table-cell office:value-type="float" office:value="12752.3">
                <text:p>12752.3</text:p>
              </table:table-cell>
              <table:table-cell office:value-type="float" office:value="12755">
                <text:p>12755</text:p>
              </table:table-cell>
              <table:table-cell office:value-type="float" office:value="13383.8">
                <text:p>13383.8</text:p>
              </table:table-cell>
              <table:table-cell office:value-type="float" office:value="12465.7">
                <text:p>12465.7</text:p>
              </table:table-cell>
              <table:table-cell office:value-type="float" office:value="12564.7">
                <text:p>12564.7</text:p>
              </table:table-cell>
              <table:table-cell office:value-type="float" office:value="13049.9">
                <text:p>13049.9</text:p>
              </table:table-cell>
              <table:table-cell office:value-type="float" office:value="13494.8">
                <text:p>13494.8</text:p>
              </table:table-cell>
              <table:table-cell office:value-type="float" office:value="12030.6">
                <text:p>12030.6</text:p>
              </table:table-cell>
              <table:table-cell office:value-type="float" office:value="11180">
                <text:p>11180</text:p>
              </table:table-cell>
              <table:table-cell office:value-type="float" office:value="11209.6">
                <text:p>11209.6</text:p>
              </table:table-cell>
              <table:table-cell office:value-type="float" office:value="11260.6">
                <text:p>11260.6</text:p>
              </table:table-cell>
              <table:table-cell office:value-type="float" office:value="11430.2">
                <text:p>11430.2</text:p>
              </table:table-cell>
              <table:table-cell office:value-type="float" office:value="11341.5">
                <text:p>11341.5</text:p>
              </table:table-cell>
              <table:table-cell office:value-type="float" office:value="11448.4">
                <text:p>11448.4</text:p>
              </table:table-cell>
              <table:table-cell office:value-type="float" office:value="12033.6">
                <text:p>12033.6</text:p>
              </table:table-cell>
              <table:table-cell office:value-type="float" office:value="11919.8">
                <text:p>11919.8</text:p>
              </table:table-cell>
              <table:table-cell office:value-type="float" office:value="11491.2">
                <text:p>11491.2</text:p>
              </table:table-cell>
              <table:table-cell office:value-type="float" office:value="11051.8">
                <text:p>11051.8</text:p>
              </table:table-cell>
              <table:table-cell office:value-type="float" office:value="10982.6">
                <text:p>10982.6</text:p>
              </table:table-cell>
              <table:table-cell office:value-type="float" office:value="11058.1">
                <text:p>11058.1</text:p>
              </table:table-cell>
              <table:table-cell office:value-type="float" office:value="10995.2">
                <text:p>10995.2</text:p>
              </table:table-cell>
              <table:table-cell office:value-type="float" office:value="10960.9">
                <text:p>10960.9</text:p>
              </table:table-cell>
              <table:table-cell office:value-type="float" office:value="11338.6">
                <text:p>11338.6</text:p>
              </table:table-cell>
              <table:table-cell office:value-type="float" office:value="11628.5">
                <text:p>11628.5</text:p>
              </table:table-cell>
              <table:table-cell office:value-type="float" office:value="12035.8">
                <text:p>12035.8</text:p>
              </table:table-cell>
              <table:table-cell office:value-type="float" office:value="11854.6">
                <text:p>11854.6</text:p>
              </table:table-cell>
              <table:table-cell office:value-type="float" office:value="11929">
                <text:p>11929</text:p>
              </table:table-cell>
              <table:table-cell office:value-type="float" office:value="11656.5">
                <text:p>11656.5</text:p>
              </table:table-cell>
              <table:table-cell office:value-type="float" office:value="12592.9">
                <text:p>12592.9</text:p>
              </table:table-cell>
              <table:table-cell office:value-type="float" office:value="12188.2">
                <text:p>12188.2</text:p>
              </table:table-cell>
              <table:table-cell office:value-type="float" office:value="12917.5">
                <text:p>12917.5</text:p>
              </table:table-cell>
              <table:table-cell office:value-type="float" office:value="12798.9">
                <text:p>12798.9</text:p>
              </table:table-cell>
              <table:table-cell office:value-type="float" office:value="12669.7">
                <text:p>12669.7</text:p>
              </table:table-cell>
              <table:table-cell office:value-type="float" office:value="12816">
                <text:p>12816</text:p>
              </table:table-cell>
              <table:table-cell office:value-type="float" office:value="13615">
                <text:p>13615</text:p>
              </table:table-cell>
              <table:table-cell office:value-type="float" office:value="13397.2">
                <text:p>13397.2</text:p>
              </table:table-cell>
              <table:table-cell office:value-type="float" office:value="11863.6">
                <text:p>11863.6</text:p>
              </table:table-cell>
              <table:table-cell office:value-type="float" office:value="11030.1">
                <text:p>11030.1</text:p>
              </table:table-cell>
              <table:table-cell office:value-type="float" office:value="10988.8">
                <text:p>10988.8</text:p>
              </table:table-cell>
              <table:table-cell office:value-type="float" office:value="11092.4">
                <text:p>11092.4</text:p>
              </table:table-cell>
              <table:table-cell office:value-type="float" office:value="11087.7">
                <text:p>11087.7</text:p>
              </table:table-cell>
              <table:table-cell office:value-type="float" office:value="11086.3">
                <text:p>11086.3</text:p>
              </table:table-cell>
              <table:table-cell office:value-type="float" office:value="11617">
                <text:p>11617</text:p>
              </table:table-cell>
              <table:table-cell office:value-type="float" office:value="11758">
                <text:p>11758</text:p>
              </table:table-cell>
              <table:table-cell office:value-type="float" office:value="11920.2">
                <text:p>11920.2</text:p>
              </table:table-cell>
              <table:table-cell office:value-type="float" office:value="11803.9">
                <text:p>11803.9</text:p>
              </table:table-cell>
              <table:table-cell office:value-type="float" office:value="10837.6">
                <text:p>10837.6</text:p>
              </table:table-cell>
              <table:table-cell office:value-type="float" office:value="10575.6">
                <text:p>10575.6</text:p>
              </table:table-cell>
              <table:table-cell office:value-type="float" office:value="10575.4">
                <text:p>10575.4</text:p>
              </table:table-cell>
              <table:table-cell office:value-type="float" office:value="11184.8">
                <text:p>11184.8</text:p>
              </table:table-cell>
              <table:table-cell office:value-type="float" office:value="10828.5">
                <text:p>10828.5</text:p>
              </table:table-cell>
              <table:table-cell office:value-type="float" office:value="11156.2">
                <text:p>11156.2</text:p>
              </table:table-cell>
              <table:table-cell office:value-type="float" office:value="11033.8">
                <text:p>11033.8</text:p>
              </table:table-cell>
              <table:table-cell office:value-type="float" office:value="12580">
                <text:p>12580</text:p>
              </table:table-cell>
              <table:table-cell office:value-type="float" office:value="12993.6">
                <text:p>12993.6</text:p>
              </table:table-cell>
              <table:table-cell office:value-type="float" office:value="12287">
                <text:p>12287</text:p>
              </table:table-cell>
              <table:table-cell office:value-type="float" office:value="12532.8">
                <text:p>12532.8</text:p>
              </table:table-cell>
              <table:table-cell office:value-type="float" office:value="11486.4">
                <text:p>11486.4</text:p>
              </table:table-cell>
              <table:table-cell office:value-type="float" office:value="10624.4">
                <text:p>10624.4</text:p>
              </table:table-cell>
              <table:table-cell office:value-type="float" office:value="10801.7">
                <text:p>10801.7</text:p>
              </table:table-cell>
              <table:table-cell office:value-type="float" office:value="10701.6">
                <text:p>10701.6</text:p>
              </table:table-cell>
              <table:table-cell office:value-type="float" office:value="10685.7">
                <text:p>10685.7</text:p>
              </table:table-cell>
              <table:table-cell office:value-type="float" office:value="10918.2">
                <text:p>10918.2</text:p>
              </table:table-cell>
              <table:table-cell office:value-type="float" office:value="10833.9">
                <text:p>10833.9</text:p>
              </table:table-cell>
              <table:table-cell office:value-type="float" office:value="11081">
                <text:p>11081</text:p>
              </table:table-cell>
              <table:table-cell office:value-type="float" office:value="11108">
                <text:p>11108</text:p>
              </table:table-cell>
              <table:table-cell office:value-type="float" office:value="10606">
                <text:p>10606</text:p>
              </table:table-cell>
              <table:table-cell office:value-type="float" office:value="10450.7">
                <text:p>10450.7</text:p>
              </table:table-cell>
              <table:table-cell office:value-type="float" office:value="10528">
                <text:p>10528</text:p>
              </table:table-cell>
              <table:table-cell office:value-type="float" office:value="10457.2">
                <text:p>10457.2</text:p>
              </table:table-cell>
              <table:table-cell office:value-type="float" office:value="10462.9">
                <text:p>10462.9</text:p>
              </table:table-cell>
              <table:table-cell office:value-type="float" office:value="10486.6">
                <text:p>10486.6</text:p>
              </table:table-cell>
              <table:table-cell office:value-type="float" office:value="10870.8">
                <text:p>10870.8</text:p>
              </table:table-cell>
              <table:table-cell office:value-type="float" office:value="10647.5">
                <text:p>10647.5</text:p>
              </table:table-cell>
              <table:table-cell office:value-type="float" office:value="10373.8">
                <text:p>10373.8</text:p>
              </table:table-cell>
              <table:table-cell office:value-type="float" office:value="10282.7">
                <text:p>10282.7</text:p>
              </table:table-cell>
              <table:table-cell office:value-type="float" office:value="10231.2">
                <text:p>10231.2</text:p>
              </table:table-cell>
              <table:table-cell office:value-type="float" office:value="10275.2">
                <text:p>10275.2</text:p>
              </table:table-cell>
              <table:table-cell office:value-type="float" office:value="10243.2">
                <text:p>10243.2</text:p>
              </table:table-cell>
              <table:table-cell office:value-type="float" office:value="10215.7">
                <text:p>10215.7</text:p>
              </table:table-cell>
              <table:table-cell office:value-type="float" office:value="10251.1">
                <text:p>10251.1</text:p>
              </table:table-cell>
              <table:table-cell office:value-type="float" office:value="10265.9">
                <text:p>10265.9</text:p>
              </table:table-cell>
              <table:table-cell office:value-type="float" office:value="10235.5">
                <text:p>10235.5</text:p>
              </table:table-cell>
              <table:table-cell office:value-type="float" office:value="10201.7">
                <text:p>10201.7</text:p>
              </table:table-cell>
              <table:table-cell office:value-type="float" office:value="10247.4">
                <text:p>10247.4</text:p>
              </table:table-cell>
              <table:table-cell office:value-type="float" office:value="10291.4">
                <text:p>10291.4</text:p>
              </table:table-cell>
              <table:table-cell office:value-type="float" office:value="10273.1">
                <text:p>10273.1</text:p>
              </table:table-cell>
              <table:table-cell office:value-type="float" office:value="10255.1">
                <text:p>10255.1</text:p>
              </table:table-cell>
              <table:table-cell office:value-type="float" office:value="10292.7">
                <text:p>10292.7</text:p>
              </table:table-cell>
              <table:table-cell office:value-type="float" office:value="10223.6">
                <text:p>10223.6</text:p>
              </table:table-cell>
              <table:table-cell office:value-type="float" office:value="10284.2">
                <text:p>10284.2</text:p>
              </table:table-cell>
              <table:table-cell office:value-type="float" office:value="10235">
                <text:p>10235</text:p>
              </table:table-cell>
              <table:table-cell office:value-type="float" office:value="10230.6">
                <text:p>10230.6</text:p>
              </table:table-cell>
              <table:table-cell office:value-type="float" office:value="10308">
                <text:p>10308</text:p>
              </table:table-cell>
              <table:table-cell office:value-type="float" office:value="10276.8">
                <text:p>10276.8</text:p>
              </table:table-cell>
              <table:table-cell office:value-type="float" office:value="10243">
                <text:p>10243</text:p>
              </table:table-cell>
              <table:table-cell office:value-type="float" office:value="10270.2">
                <text:p>10270.2</text:p>
              </table:table-cell>
              <table:table-cell office:value-type="float" office:value="10294.6">
                <text:p>10294.6</text:p>
              </table:table-cell>
              <table:table-cell office:value-type="float" office:value="10302.6">
                <text:p>10302.6</text:p>
              </table:table-cell>
              <table:table-cell office:value-type="float" office:value="10332.3">
                <text:p>10332.3</text:p>
              </table:table-cell>
              <table:table-cell office:value-type="float" office:value="10241.8">
                <text:p>10241.8</text:p>
              </table:table-cell>
              <table:table-cell office:value-type="float" office:value="10245">
                <text:p>10245</text:p>
              </table:table-cell>
              <table:table-cell office:value-type="float" office:value="10193.7">
                <text:p>10193.7</text:p>
              </table:table-cell>
              <table:table-cell office:value-type="float" office:value="10195.2">
                <text:p>10195.2</text:p>
              </table:table-cell>
              <table:table-cell office:value-type="float" office:value="10234.4">
                <text:p>10234.4</text:p>
              </table:table-cell>
              <table:table-cell office:value-type="float" office:value="10893.9">
                <text:p>10893.9</text:p>
              </table:table-cell>
              <table:table-cell office:value-type="float" office:value="10622.4">
                <text:p>10622.4</text:p>
              </table:table-cell>
              <table:table-cell office:value-type="float" office:value="10647.8">
                <text:p>10647.8</text:p>
              </table:table-cell>
              <table:table-cell office:value-type="float" office:value="11540.8">
                <text:p>11540.8</text:p>
              </table:table-cell>
              <table:table-cell office:value-type="float" office:value="11215">
                <text:p>11215</text:p>
              </table:table-cell>
              <table:table-cell office:value-type="float" office:value="10210">
                <text:p>10210</text:p>
              </table:table-cell>
              <table:table-cell office:value-type="float" office:value="9978.5">
                <text:p>9978.5</text:p>
              </table:table-cell>
              <table:table-cell office:value-type="float" office:value="9978.19">
                <text:p>9978.19</text:p>
              </table:table-cell>
              <table:table-cell office:value-type="float" office:value="10030.4">
                <text:p>10030.4</text:p>
              </table:table-cell>
              <table:table-cell office:value-type="float" office:value="10046.2">
                <text:p>10046.2</text:p>
              </table:table-cell>
              <table:table-cell office:value-type="float" office:value="10122.6">
                <text:p>10122.6</text:p>
              </table:table-cell>
              <table:table-cell office:value-type="float" office:value="10106.7">
                <text:p>10106.7</text:p>
              </table:table-cell>
              <table:table-cell office:value-type="float" office:value="10138.2">
                <text:p>10138.2</text:p>
              </table:table-cell>
              <table:table-cell office:value-type="float" office:value="10043.5">
                <text:p>10043.5</text:p>
              </table:table-cell>
              <table:table-cell office:value-type="float" office:value="10116.8">
                <text:p>10116.8</text:p>
              </table:table-cell>
              <table:table-cell office:value-type="float" office:value="10005.9">
                <text:p>10005.9</text:p>
              </table:table-cell>
              <table:table-cell office:value-type="float" office:value="10004.7">
                <text:p>10004.7</text:p>
              </table:table-cell>
              <table:table-cell office:value-type="float" office:value="9932.72">
                <text:p>9932.72</text:p>
              </table:table-cell>
              <table:table-cell office:value-type="float" office:value="9961.29">
                <text:p>9961.29</text:p>
              </table:table-cell>
              <table:table-cell office:value-type="float" office:value="9941.21">
                <text:p>9941.21</text:p>
              </table:table-cell>
              <table:table-cell office:value-type="float" office:value="9960.66">
                <text:p>9960.66</text:p>
              </table:table-cell>
              <table:table-cell office:value-type="float" office:value="9979.76">
                <text:p>9979.76</text:p>
              </table:table-cell>
              <table:table-cell office:value-type="float" office:value="9960.74">
                <text:p>9960.74</text:p>
              </table:table-cell>
              <table:table-cell office:value-type="float" office:value="10173.7">
                <text:p>10173.7</text:p>
              </table:table-cell>
              <table:table-cell office:value-type="float" office:value="10139.7">
                <text:p>10139.7</text:p>
              </table:table-cell>
              <table:table-cell office:value-type="float" office:value="10482">
                <text:p>10482</text:p>
              </table:table-cell>
              <table:table-cell office:value-type="float" office:value="10017.9">
                <text:p>10017.9</text:p>
              </table:table-cell>
              <table:table-cell office:value-type="float" office:value="10926.2">
                <text:p>10926.2</text:p>
              </table:table-cell>
              <table:table-cell office:value-type="float" office:value="11967.4">
                <text:p>11967.4</text:p>
              </table:table-cell>
              <table:table-cell office:value-type="float" office:value="10773.6">
                <text:p>10773.6</text:p>
              </table:table-cell>
              <table:table-cell office:value-type="float" office:value="9833.13">
                <text:p>9833.13</text:p>
              </table:table-cell>
              <table:table-cell office:value-type="float" office:value="9846.49">
                <text:p>9846.49</text:p>
              </table:table-cell>
              <table:table-cell office:value-type="float" office:value="9820.88">
                <text:p>9820.88</text:p>
              </table:table-cell>
              <table:table-cell office:value-type="float" office:value="9855.63">
                <text:p>9855.63</text:p>
              </table:table-cell>
              <table:table-cell office:value-type="float" office:value="9813.97">
                <text:p>9813.97</text:p>
              </table:table-cell>
              <table:table-cell office:value-type="float" office:value="9849.82">
                <text:p>9849.82</text:p>
              </table:table-cell>
              <table:table-cell office:value-type="float" office:value="9827.17">
                <text:p>9827.17</text:p>
              </table:table-cell>
              <table:table-cell office:value-type="float" office:value="9824.07">
                <text:p>9824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